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" svg:font-family="Aptos" style:font-family-generic="swiss"/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5799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Normal_20_2">
      <style:table-cell-properties fo:background-color="#ccd4d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dark2" loext:color-type="theme">
          <loext:transformation loext:type="lummod" loext:value="2500"/>
          <loext:transformation loext:type="lumoff" loext:value="74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Normal_20_2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ptos" fo:font-size="10pt" fo:font-style="normal" fo:text-shadow="none" style:text-underline-style="none" fo:font-weight="normal" style:font-size-asian="10pt" style:font-style-asian="normal" style:font-weight-asian="normal" style:font-name-complex="Aptos" style:font-size-complex="10pt" style:font-style-complex="normal" style:font-weight-complex="normal"/>
    </style:style>
    <style:style style:name="ce3" style:family="table-cell" style:parent-style-name="Normal_20_2" style:data-style-name="N1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ptos" fo:font-size="10pt" fo:font-style="normal" fo:text-shadow="none" style:text-underline-style="none" fo:font-weight="normal" style:font-size-asian="10pt" style:font-style-asian="normal" style:font-weight-asian="normal" style:font-name-complex="Aptos" style:font-size-complex="10pt" style:font-style-complex="normal" style:font-weight-complex="normal"/>
    </style:style>
    <style:style style:name="ce4" style:family="table-cell" style:parent-style-name="Normal_20_2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ptos" fo:font-size="10pt" fo:font-style="normal" fo:text-shadow="none" style:text-underline-style="none" fo:font-weight="normal" style:font-size-asian="10pt" style:font-style-asian="normal" style:font-weight-asian="normal" style:font-name-complex="Aptos" style:font-size-complex="10pt" style:font-style-complex="normal" style:font-weight-complex="normal"/>
    </style:style>
    <style:style style:name="ce5" style:family="table-cell" style:parent-style-name="Normal_20_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Normal_20_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Normal_20_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Normal_20_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Normal_20_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Normal_20_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Normal_20_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Normal_20_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Normal_20_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Normal_20_2">
      <style:table-cell-properties fo:background-color="#ccd4d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dark2" loext:color-type="theme">
          <loext:transformation loext:type="lummod" loext:value="2500"/>
          <loext:transformation loext:type="lumoff" loext:value="74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5" style:family="table-cell" style:parent-style-name="Normal_20_2" style:data-style-name="N1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ptos" fo:font-size="10pt" fo:font-style="normal" fo:text-shadow="none" style:text-underline-style="none" fo:font-weight="normal" style:font-size-asian="10pt" style:font-style-asian="normal" style:font-weight-asian="normal" style:font-name-complex="Aptos" style:font-size-complex="10pt" style:font-style-complex="normal" style:font-weight-complex="normal"/>
    </style:style>
    <style:style style:name="ce16" style:family="table-cell" style:parent-style-name="Normal_20_2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Normal_20_2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Normal_20_2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Normal_20_2" style:data-style-name="N1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Normal_20_2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Normal_20_2" style:data-style-name="N1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Normal_20_2">
      <style:table-cell-properties fo:background-color="#ccd4d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dark2" loext:color-type="theme">
          <loext:transformation loext:type="lummod" loext:value="2500"/>
          <loext:transformation loext:type="lumoff" loext:value="74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3" style:family="table-cell" style:parent-style-name="Normal_20_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ptos" fo:font-size="10pt" fo:font-style="normal" fo:text-shadow="none" style:text-underline-style="none" fo:font-weight="normal" style:font-size-asian="10pt" style:font-style-asian="normal" style:font-weight-asian="normal" style:font-name-complex="Aptos" style:font-size-complex="10pt" style:font-style-complex="normal" style:font-weight-complex="normal"/>
    </style:style>
    <style:style style:name="ce24" style:family="table-cell" style:parent-style-name="Normal_20_2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ptos" fo:font-size="10pt" fo:font-style="normal" fo:text-shadow="none" style:text-underline-style="none" fo:font-weight="normal" style:font-size-asian="10pt" style:font-style-asian="normal" style:font-weight-asian="normal" style:font-name-complex="Aptos" style:font-size-complex="10pt" style:font-style-complex="normal" style:font-weight-complex="normal"/>
    </style:style>
    <style:style style:name="ce25" style:family="table-cell" style:parent-style-name="Normal_20_2" style:data-style-name="N1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6" style:family="table-cell" style:parent-style-name="Normal_20_2">
      <style:table-cell-properties fo:border-bottom="0.74pt solid #000000" fo:background-color="#ccd4d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dark2" loext:color-type="theme">
          <loext:transformation loext:type="lummod" loext:value="2500"/>
          <loext:transformation loext:type="lumoff" loext:value="74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7" style:family="table-cell" style:parent-style-name="Normal_20_2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ptos" fo:font-size="10pt" fo:font-style="normal" fo:text-shadow="none" style:text-underline-style="none" fo:font-weight="normal" style:font-size-asian="10pt" style:font-style-asian="normal" style:font-weight-asian="normal" style:font-name-complex="Aptos" style:font-size-complex="10pt" style:font-style-complex="normal" style:font-weight-complex="normal"/>
    </style:style>
    <style:style style:name="ce28" style:family="table-cell" style:parent-style-name="Normal_20_2">
      <style:table-cell-properties fo:border-bottom="0.74pt solid #000000" fo:background-color="#ffff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ptos" fo:font-size="10pt" fo:font-style="normal" fo:text-shadow="none" style:text-underline-style="none" fo:font-weight="normal" style:font-size-asian="10pt" style:font-style-asian="normal" style:font-weight-asian="normal" style:font-name-complex="Aptos" style:font-size-complex="10pt" style:font-style-complex="normal" style:font-weight-complex="normal"/>
    </style:style>
    <style:style style:name="ce29" style:family="table-cell" style:parent-style-name="Normal_20_2">
      <style:table-cell-properties fo:border-bottom="0.74pt solid #000000" fo:background-color="#ff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ptos" fo:font-size="10pt" fo:font-style="normal" fo:text-shadow="none" style:text-underline-style="none" fo:font-weight="normal" style:font-size-asian="10pt" style:font-style-asian="normal" style:font-weight-asian="normal" style:font-name-complex="Aptos" style:font-size-complex="10pt" style:font-style-complex="normal" style:font-weight-complex="normal"/>
    </style:style>
    <style:style style:name="ce30" style:family="table-cell" style:parent-style-name="Normal_20_2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ptos" fo:font-size="10pt" fo:font-style="normal" fo:text-shadow="none" style:text-underline-style="none" fo:font-weight="normal" style:font-size-asian="10pt" style:font-style-asian="normal" style:font-weight-asian="normal" style:font-name-complex="Aptos" style:font-size-complex="10pt" style:font-style-complex="normal" style:font-weight-complex="normal"/>
    </style:style>
    <style:style style:name="ce32" style:family="table-cell" style:parent-style-name="Normal_20_2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ptos" fo:font-size="10pt" fo:font-style="normal" fo:text-shadow="none" style:text-underline-style="none" fo:font-weight="normal" style:font-size-asian="10pt" style:font-style-asian="normal" style:font-weight-asian="normal" style:font-name-complex="Aptos" style:font-size-complex="10pt" style:font-style-complex="normal" style:font-weight-complex="normal"/>
    </style:style>
    <style:style style:name="ce33" style:family="table-cell" style:parent-style-name="Normal_20_2">
      <style:table-cell-properties fo:border-bottom="0.74pt solid #000000" fo:background-color="#ff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ptos" fo:font-size="10pt" fo:font-style="normal" fo:text-shadow="none" style:text-underline-style="none" fo:font-weight="normal" style:font-size-asian="10pt" style:font-style-asian="normal" style:font-weight-asian="normal" style:font-name-complex="Aptos" style:font-size-complex="10pt" style:font-style-complex="normal" style:font-weight-complex="normal"/>
    </style:style>
    <style:style style:name="ce34" style:family="table-cell" style:parent-style-name="Normal_20_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35" style:family="table-cell" style:parent-style-name="Default">
      <style:table-cell-properties fo:background-color="#92d05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36" style:family="table-cell" style:parent-style-name="Normal_20_2" style:data-style-name="N13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ptos" fo:font-size="10pt" fo:font-style="normal" fo:text-shadow="none" style:text-underline-style="none" fo:font-weight="normal" style:font-size-asian="10pt" style:font-style-asian="normal" style:font-weight-asian="normal" style:font-name-complex="Aptos" style:font-size-complex="10pt" style:font-style-complex="normal" style:font-weight-complex="normal"/>
    </style:style>
    <style:style style:name="ce37" style:family="table-cell" style:parent-style-name="Normal_20_2" style:data-style-name="N134">
      <style:table-cell-properties fo:border-bottom="0.74pt solid #000000" fo:background-color="#ff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ptos" fo:font-size="10pt" fo:font-style="normal" fo:text-shadow="none" style:text-underline-style="none" fo:font-weight="normal" style:font-size-asian="10pt" style:font-style-asian="normal" style:font-weight-asian="normal" style:font-name-complex="Aptos" style:font-size-complex="10pt" style:font-style-complex="normal" style:font-weight-complex="normal"/>
    </style:style>
    <style:style style:name="ce38" style:family="table-cell" style:parent-style-name="Normal_20_2" style:data-style-name="N13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Sheet1.F35">
          <table:help-message table:display="true"/>
          <table:error-message table:message-type="stop" table:display="true"/>
        </table:content-validation>
        <table:content-validation table:name="val2" table:condition="of:cell-content-is-in-list(&quot;On sale&quot;;&quot;Combo&quot;;&quot;Mix combo&quot;;&quot;Free gift&quot;;&quot;Buy 1 get 1 free&quot;;&quot;Buy 2 get 1 free&quot;;&quot;Buy 3 get 1 free&quot;;&quot;Buy 4 get 1 free&quot;;&quot;Buy 5 get 1 free&quot;;&quot;Buy 2 get 2 free&quot;)" table:allow-empty-cell="true" table:display-list="unsorted" table:base-cell-address="Sheet1.N68">
          <table:help-message table:display="true"/>
          <table:error-message table:message-type="stop" table:display="true"/>
        </table:content-validation>
        <table:content-validation table:name="val3" table:condition="of:cell-content-is-in-list(&quot;On Sale&quot;;&quot;Combo&quot;;&quot;Free gift&quot;;&quot;Buy 1 get 1 free&quot;;&quot;Buy 2 get 1 free&quot;;&quot;Buy 3 get 1 free&quot;;&quot;Buy 4 get 1 free&quot;;&quot;Buy 5 get 1 free&quot;;&quot;Buy 2 get 2 free&quot;)" table:allow-empty-cell="true" table:display-list="unsorted" table:base-cell-address="Sheet1.N116">
          <table:help-message table:display="true"/>
          <table:error-message table:message-type="stop" table:display="true"/>
        </table:content-validation>
        <table:content-validation table:name="val4" table:condition="of:cell-content-is-in-list(&quot;On sale&quot;;&quot;Combo&quot;;&quot;Free gift&quot;;&quot;Buy 1 get 1 free&quot;;&quot;Buy 2 get 1 free&quot;;&quot;Buy 3 get 1 free&quot;;&quot;Mix Combo&quot;)" table:allow-empty-cell="true" table:display-list="unsorted" table:base-cell-address="Sheet1.N136">
          <table:help-message table:display="true"/>
          <table:error-message table:message-type="stop" table:display="true"/>
        </table:content-validation>
        <table:content-validation table:name="val5" table:condition="of:cell-content-is-in-list(&quot;On Sale&quot;;&quot;Combo&quot;;&quot;Free gift&quot;;&quot;Buy 1 get 1 free&quot;;&quot;Buy 2 get 1 free&quot;;&quot;Buy 3 get 1 free&quot;)" table:allow-empty-cell="true" table:display-list="unsorted" table:base-cell-address="Sheet1.N207">
          <table:help-message table:display="true"/>
          <table:error-message table:message-type="stop" table:display="true"/>
        </table:content-validation>
        <table:content-validation table:name="val6" table:condition="of:cell-content-is-in-list(&quot;On sale&quot;;&quot;Combo&quot;;&quot;Free gift&quot;;&quot;Buy 1 get 1 free&quot;;&quot;Buy 2 get 1 free&quot;;&quot;Buy 3 get 1 free&quot;)" table:allow-empty-cell="true" table:display-list="unsorted" table:base-cell-address="Sheet1.N72">
          <table:help-message table:display="true"/>
          <table:error-message table:message-type="stop" table:display="true"/>
        </table:content-validation>
        <table:content-validation table:name="val7" table:condition="of:cell-content-is-in-list(&quot;On sale&quot;;&quot;Combo&quot;;&quot;Mix combo&quot;;&quot;Free gift&quot;;&quot;Buy 1 get 1 free&quot;;&quot;Buy 2 get 1 free&quot;;&quot;Buy 3 get 1 free&quot;;&quot;Buy 4 get 1 free&quot;;&quot;Buy 5 get 1 free&quot;;&quot;Buy 2 get 2 free&quot;)" table:allow-empty-cell="true" table:display-list="unsorted" table:base-cell-address="Sheet1.N120">
          <table:help-message table:display="true"/>
          <table:error-message table:message-type="stop" table:display="true"/>
        </table:content-validation>
        <table:content-validation table:name="val8" table:condition="of:cell-content-is-in-list(&quot;On sale&quot;;&quot;Combo&quot;;&quot;Free gift&quot;;&quot;Buy 1 get 1 free&quot;;&quot;Buy 2 get 1 free&quot;;&quot;Buy 3 get 1 free&quot;;&quot;Mix Combo&quot;)" table:allow-empty-cell="true" table:display-list="unsorted" table:base-cell-address="Sheet1.N130">
          <table:help-message table:display="true"/>
          <table:error-message table:message-type="stop" table:display="true"/>
        </table:content-validation>
        <table:content-validation table:name="val9" table:condition="of:cell-content-is-in-list(&quot;On sale&quot;;&quot;Combo&quot;;&quot;Free gift&quot;;&quot;Buy 1 get 1 free&quot;;&quot;Buy 2 get 1 free&quot;;&quot;Buy 3 get 1 free&quot;;&quot;Mix Combo&quot;)" table:allow-empty-cell="true" table:display-list="unsorted" table:base-cell-address="Sheet1.N31">
          <table:help-message table:display="true"/>
          <table:error-message table:message-type="stop" table:display="true"/>
        </table:content-validation>
        <table:content-validation table:name="val10" table:condition="of:cell-content-is-in-list(&quot;On Sale&quot;;&quot;Combo&quot;;&quot;Free gift&quot;;&quot;Buy 1 get 1 free&quot;;&quot;Buy 2 get 1 free&quot;;&quot;Buy 3 get 1 free&quot;)" table:allow-empty-cell="true" table:display-list="unsorted" table:base-cell-address="Sheet1.N82">
          <table:help-message table:display="true"/>
          <table:error-message table:message-type="stop" table:display="true"/>
        </table:content-validation>
        <table:content-validation table:name="val11" table:condition="of:cell-content-is-in-list(&quot;On sale&quot;;&quot;Combo&quot;;&quot;Mix combo&quot;;&quot;Free gift&quot;;&quot;Buy 1 get 1 free&quot;;&quot;Buy 2 get 1 free&quot;;&quot;Buy 3 get 1 free&quot;;&quot;Buy 4 get 1 free&quot;;&quot;Buy 5 get 1 free&quot;;&quot;Buy 2 get 2 free&quot;)" table:allow-empty-cell="true" table:display-list="unsorted" table:base-cell-address="Sheet1.N30">
          <table:help-message table:display="true"/>
          <table:error-message table:message-type="stop" table:display="true"/>
        </table:content-validation>
        <table:content-validation table:name="val12" table:condition="of:cell-content-is-in-list(&quot;On sale&quot;;&quot;Combo&quot;;&quot;Free gift&quot;;&quot;Buy 1 get 1 free&quot;;&quot;Buy 2 get 1 free&quot;;&quot;Buy 3 get 1 free&quot;;&quot;Mix Combo&quot;)" table:allow-empty-cell="true" table:display-list="unsorted" table:base-cell-address="Sheet1.N52">
          <table:help-message table:display="true"/>
          <table:error-message table:message-type="stop" table:display="true"/>
        </table:content-validation>
        <table:content-validation table:name="val13" table:condition="of:cell-content-is-in-list(&quot;On Sale&quot;;&quot;Combo&quot;;&quot;Free gift&quot;;&quot;Buy 1 get 1 free&quot;;&quot;Buy 2 get 1 free&quot;;&quot;Buy 3 get 1 free&quot;)" table:allow-empty-cell="true" table:display-list="unsorted" table:base-cell-address="Sheet1.N86">
          <table:help-message table:display="true"/>
          <table:error-message table:message-type="stop" table:display="true"/>
        </table:content-validation>
        <table:content-validation table:name="val14" table:condition="of:cell-content-is-in-list(&quot;Yes&quot;;&quot;No&quot;)" table:allow-empty-cell="true" table:display-list="unsorted" table:base-cell-address="Sheet1.S12">
          <table:help-message table:display="true"/>
          <table:error-message table:message-type="stop" table:display="true"/>
        </table:content-validation>
        <table:content-validation table:name="val15" table:condition="of:cell-content-is-in-list(&quot;Yes&quot;;&quot;No&quot;)" table:allow-empty-cell="true" table:display-list="unsorted" table:base-cell-address="Sheet1.S58">
          <table:help-message table:display="true"/>
          <table:error-message table:message-type="stop" table:display="true"/>
        </table:content-validation>
        <table:content-validation table:name="val16" table:condition="of:cell-content-is-in-list(&quot;Yes&quot;;&quot;No&quot;)" table:allow-empty-cell="true" table:display-list="unsorted" table:base-cell-address="Sheet1.S36">
          <table:help-message table:display="true"/>
          <table:error-message table:message-type="stop" table:display="true"/>
        </table:content-validation>
        <table:content-validation table:name="val17" table:condition="of:cell-content-is-in-list(&quot;Yes&quot;;&quot;No&quot;)" table:allow-empty-cell="true" table:display-list="unsorted" table:base-cell-address="Sheet1.S17">
          <table:help-message table:display="true"/>
          <table:error-message table:message-type="stop" table:display="true"/>
        </table:content-validation>
      </table:content-validations>
      <table:table table:name="Sheet1" table:style-name="ta1">
        <table:table-column table:style-name="co1" table:number-columns-repeated="2" table:default-cell-style-name="ce2"/>
        <table:table-column table:style-name="co1" table:default-cell-style-name="ce25"/>
        <table:table-column table:style-name="co1" table:default-cell-style-name="ce30"/>
        <table:table-column table:style-name="co1" table:default-cell-style-name="ce34"/>
        <table:table-column table:style-name="co1" table:number-columns-repeated="2" table:default-cell-style-name="ce38"/>
        <table:table-row table:style-name="ro1">
          <table:table-cell table:style-name="ce1" office:value-type="string" calcext:value-type="string">
            <text:p>Item code</text:p>
          </table:table-cell>
          <table:table-cell table:style-name="ce14" office:value-type="string" calcext:value-type="string">
            <text:p>Barcode </text:p>
          </table:table-cell>
          <table:table-cell table:style-name="ce22" office:value-type="string" calcext:value-type="string">
            <text:p>Product Description "VN"</text:p>
          </table:table-cell>
          <table:table-cell table:style-name="ce26" office:value-type="string" calcext:value-type="string">
            <text:p>Type</text:p>
          </table:table-cell>
          <table:table-cell table:style-name="ce22" office:value-type="string" calcext:value-type="string">
            <text:p>VN</text:p>
          </table:table-cell>
          <table:table-cell table:style-name="ce35" office:value-type="string" calcext:value-type="string">
            <text:p>Start Date</text:p>
          </table:table-cell>
          <table:table-cell table:style-name="ce35" office:value-type="string" calcext:value-type="string">
            <text:p>End Date</text:p>
          </table:table-cell>
        </table:table-row>
        <table:table-row table:style-name="ro2">
          <table:table-cell office:value-type="string" calcext:value-type="string">
            <text:p>307856</text:p>
          </table:table-cell>
          <table:table-cell office:value-type="float" office:value="8850124041920" calcext:value-type="float">
            <text:p>8850124041920</text:p>
          </table:table-cell>
          <table:table-cell table:style-name="ce23" office:value-type="string" calcext:value-type="string">
            <text:p>KITKAT Kem 48g/1 Hop</text:p>
          </table:table-cell>
          <table:table-cell table:style-name="ce27" office:value-type="string" calcext:value-type="string">
            <text:p>Buy 1 get 1 free</text:p>
          </table:table-cell>
          <table:table-cell table:style-name="ce31" office:value-type="string" calcext:value-type="string">
            <text:p>Mua 1 tặng 1</text:p>
          </table:table-cell>
          <table:table-cell table:style-name="ce36" office:value-type="date" office:date-value="2025-11-28" calcext:value-type="date">
            <text:p>28-Nov-25</text:p>
          </table:table-cell>
          <table:table-cell table:style-name="ce36" office:value-type="date" office:date-value="2025-12-25" calcext:value-type="date">
            <text:p>25-Dec-25</text:p>
          </table:table-cell>
        </table:table-row>
        <table:table-row table:style-name="ro2">
          <table:table-cell office:value-type="float" office:value="107779" calcext:value-type="float">
            <text:p>107779</text:p>
          </table:table-cell>
          <table:table-cell office:value-type="float" office:value="8801104190718" calcext:value-type="float">
            <text:p>8801104190718</text:p>
          </table:table-cell>
          <table:table-cell table:style-name="ce23" office:value-type="string" calcext:value-type="string">
            <text:p>ICE SANDWICH Kem Dau Do 150ml/1 Goi</text:p>
          </table:table-cell>
          <table:table-cell table:style-name="ce27" office:value-type="string" calcext:value-type="string">
            <text:p>Buy 2 get 1 free</text:p>
          </table:table-cell>
          <table:table-cell table:style-name="ce31" office:value-type="string" calcext:value-type="string">
            <text:p>Mua 2 tặng 1 bất kỳ</text:p>
          </table:table-cell>
          <table:table-cell table:style-name="ce36" office:value-type="date" office:date-value="2025-11-28" calcext:value-type="date">
            <text:p>28-Nov-25</text:p>
          </table:table-cell>
          <table:table-cell table:style-name="ce36" office:value-type="date" office:date-value="2025-12-25" calcext:value-type="date">
            <text:p>25-Dec-25</text:p>
          </table:table-cell>
        </table:table-row>
        <table:table-row table:style-name="ro2">
          <table:table-cell office:value-type="float" office:value="213093" calcext:value-type="float">
            <text:p>213093</text:p>
          </table:table-cell>
          <table:table-cell office:value-type="float" office:value="8801104305136" calcext:value-type="float">
            <text:p>8801104305136</text:p>
          </table:table-cell>
          <table:table-cell table:style-name="ce23" office:value-type="string" calcext:value-type="string">
            <text:p>ICE SANDWICH Kem Tra Xanh 150ml/1 Goi</text:p>
          </table:table-cell>
          <table:table-cell table:style-name="ce27" office:value-type="string" calcext:value-type="string">
            <text:p>Buy 2 get 1 free</text:p>
          </table:table-cell>
          <table:table-cell table:style-name="ce31" office:value-type="string" calcext:value-type="string">
            <text:p>Mua 2 tặng 1 bất kỳ</text:p>
          </table:table-cell>
          <table:table-cell table:style-name="ce36" office:value-type="date" office:date-value="2025-11-28" calcext:value-type="date">
            <text:p>28-Nov-25</text:p>
          </table:table-cell>
          <table:table-cell table:style-name="ce36" office:value-type="date" office:date-value="2025-12-25" calcext:value-type="date">
            <text:p>25-Dec-25</text:p>
          </table:table-cell>
        </table:table-row>
        <table:table-row table:style-name="ro2">
          <table:table-cell office:value-type="float" office:value="107781" calcext:value-type="float">
            <text:p>107781</text:p>
          </table:table-cell>
          <table:table-cell office:value-type="float" office:value="8801104170116" calcext:value-type="float">
            <text:p>8801104170116</text:p>
          </table:table-cell>
          <table:table-cell table:style-name="ce23" office:value-type="string" calcext:value-type="string">
            <text:p>ICE SANDWICH Kem Vani So Co La 150ml/1 Goi</text:p>
          </table:table-cell>
          <table:table-cell table:style-name="ce27" office:value-type="string" calcext:value-type="string">
            <text:p>Buy 2 get 1 free</text:p>
          </table:table-cell>
          <table:table-cell table:style-name="ce31" office:value-type="string" calcext:value-type="string">
            <text:p>Mua 2 tặng 1 bất kỳ</text:p>
          </table:table-cell>
          <table:table-cell table:style-name="ce36" office:value-type="date" office:date-value="2025-11-28" calcext:value-type="date">
            <text:p>28-Nov-25</text:p>
          </table:table-cell>
          <table:table-cell table:style-name="ce36" office:value-type="date" office:date-value="2025-12-25" calcext:value-type="date">
            <text:p>25-Dec-25</text:p>
          </table:table-cell>
        </table:table-row>
        <table:table-row table:style-name="ro2">
          <table:table-cell office:value-type="float" office:value="306728" calcext:value-type="float">
            <text:p>306728</text:p>
          </table:table-cell>
          <table:table-cell office:value-type="float" office:value="8936011771023" calcext:value-type="float">
            <text:p>8936011771023</text:p>
          </table:table-cell>
          <table:table-cell table:style-name="ce23" office:value-type="string" calcext:value-type="string">
            <text:p>CELANO Kem Vani 66g/1 Cay</text:p>
          </table:table-cell>
          <table:table-cell table:style-name="ce27" office:value-type="string" calcext:value-type="string">
            <text:p>Buy 2 get 1 free</text:p>
          </table:table-cell>
          <table:table-cell table:style-name="ce31" office:value-type="string" calcext:value-type="string">
            <text:p>Mua 2 tặng 1 bất kỳ</text:p>
          </table:table-cell>
          <table:table-cell table:style-name="ce36" office:value-type="date" office:date-value="2025-11-28" calcext:value-type="date">
            <text:p>28-Nov-25</text:p>
          </table:table-cell>
          <table:table-cell table:style-name="ce36" office:value-type="date" office:date-value="2025-12-25" calcext:value-type="date">
            <text:p>25-Dec-25</text:p>
          </table:table-cell>
        </table:table-row>
        <table:table-row table:style-name="ro2">
          <table:table-cell office:value-type="float" office:value="306729" calcext:value-type="float">
            <text:p>306729</text:p>
          </table:table-cell>
          <table:table-cell office:value-type="float" office:value="8936011771177" calcext:value-type="float">
            <text:p>8936011771177</text:p>
          </table:table-cell>
          <table:table-cell table:style-name="ce23" office:value-type="string" calcext:value-type="string">
            <text:p>CELANO Kem So Co La Vani 66g/1 Cay</text:p>
          </table:table-cell>
          <table:table-cell table:style-name="ce27" office:value-type="string" calcext:value-type="string">
            <text:p>Buy 2 get 1 free</text:p>
          </table:table-cell>
          <table:table-cell table:style-name="ce31" office:value-type="string" calcext:value-type="string">
            <text:p>Mua 2 tặng 1 bất kỳ</text:p>
          </table:table-cell>
          <table:table-cell table:style-name="ce36" office:value-type="date" office:date-value="2025-11-28" calcext:value-type="date">
            <text:p>28-Nov-25</text:p>
          </table:table-cell>
          <table:table-cell table:style-name="ce36" office:value-type="date" office:date-value="2025-12-25" calcext:value-type="date">
            <text:p>25-Dec-25</text:p>
          </table:table-cell>
        </table:table-row>
        <table:table-row table:style-name="ro2">
          <table:table-cell office:value-type="float" office:value="307188" calcext:value-type="float">
            <text:p>307188</text:p>
          </table:table-cell>
          <table:table-cell office:value-type="float" office:value="8936011772198" calcext:value-type="float">
            <text:p>8936011772198</text:p>
          </table:table-cell>
          <table:table-cell table:style-name="ce23" office:value-type="string" calcext:value-type="string">
            <text:p>CELANO Kem Ca Ra Men Pho Mai 66g/1 Cay</text:p>
          </table:table-cell>
          <table:table-cell table:style-name="ce27" office:value-type="string" calcext:value-type="string">
            <text:p>Buy 2 get 1 free</text:p>
          </table:table-cell>
          <table:table-cell table:style-name="ce31" office:value-type="string" calcext:value-type="string">
            <text:p>Mua 2 tặng 1 bất kỳ</text:p>
          </table:table-cell>
          <table:table-cell table:style-name="ce36" office:value-type="date" office:date-value="2025-11-28" calcext:value-type="date">
            <text:p>28-Nov-25</text:p>
          </table:table-cell>
          <table:table-cell table:style-name="ce36" office:value-type="date" office:date-value="2025-12-25" calcext:value-type="date">
            <text:p>25-Dec-25</text:p>
          </table:table-cell>
        </table:table-row>
        <table:table-row table:style-name="ro2">
          <table:table-cell office:value-type="string" calcext:value-type="string">
            <text:p>307860</text:p>
          </table:table-cell>
          <table:table-cell office:value-type="float" office:value="8936011771153" calcext:value-type="float">
            <text:p>8936011771153</text:p>
          </table:table-cell>
          <table:table-cell table:style-name="ce23" office:value-type="string" calcext:value-type="string">
            <text:p>CELANO Kem Dau 66g/1 Cay</text:p>
          </table:table-cell>
          <table:table-cell table:style-name="ce27" office:value-type="string" calcext:value-type="string">
            <text:p>Buy 2 get 1 free</text:p>
          </table:table-cell>
          <table:table-cell table:style-name="ce31" office:value-type="string" calcext:value-type="string">
            <text:p>Mua 2 tặng 1 bất kỳ</text:p>
          </table:table-cell>
          <table:table-cell table:style-name="ce36" office:value-type="date" office:date-value="2025-11-28" calcext:value-type="date">
            <text:p>28-Nov-25</text:p>
          </table:table-cell>
          <table:table-cell table:style-name="ce36" office:value-type="date" office:date-value="2025-12-25" calcext:value-type="date">
            <text:p>25-Dec-25</text:p>
          </table:table-cell>
        </table:table-row>
        <table:table-row table:style-name="ro2">
          <table:table-cell office:value-type="float" office:value="303918" calcext:value-type="float">
            <text:p>303918</text:p>
          </table:table-cell>
          <table:table-cell office:value-type="float" office:value="8999999005689" calcext:value-type="float">
            <text:p>8999999005689</text:p>
          </table:table-cell>
          <table:table-cell table:style-name="ce23" office:value-type="string" calcext:value-type="string">
            <text:p>MAGNUM Kem So Co La 80ml/1 Que</text:p>
          </table:table-cell>
          <table:table-cell table:style-name="ce28" office:value-type="string" calcext:value-type="string">
            <text:p>Buy 2 get 1 free</text:p>
          </table:table-cell>
          <table:table-cell table:style-name="ce32" office:value-type="string" calcext:value-type="string">
            <text:p>Mua 2 tặng 1 que kem Magnum sô cô la/hạnh nhân/dâu pana/matcha 80ml bất kỳ</text:p>
          </table:table-cell>
          <table:table-cell table:style-name="ce36" office:value-type="date" office:date-value="2025-11-28" calcext:value-type="date">
            <text:p>28-Nov-25</text:p>
          </table:table-cell>
          <table:table-cell table:style-name="ce36" office:value-type="date" office:date-value="2025-12-25" calcext:value-type="date">
            <text:p>25-Dec-25</text:p>
          </table:table-cell>
        </table:table-row>
        <table:table-row table:style-name="ro2">
          <table:table-cell office:value-type="float" office:value="303919" calcext:value-type="float">
            <text:p>303919</text:p>
          </table:table-cell>
          <table:table-cell office:value-type="float" office:value="8999999005610" calcext:value-type="float">
            <text:p>8999999005610</text:p>
          </table:table-cell>
          <table:table-cell table:style-name="ce23" office:value-type="string" calcext:value-type="string">
            <text:p>MAGNUM Kem So Co La Hanh Nhan 80ml/1 Que</text:p>
          </table:table-cell>
          <table:table-cell table:style-name="ce28" office:value-type="string" calcext:value-type="string">
            <text:p>Buy 2 get 1 free</text:p>
          </table:table-cell>
          <table:table-cell table:style-name="ce32" office:value-type="string" calcext:value-type="string">
            <text:p>Mua 2 tặng 1 que kem Magnum sô cô la/hạnh nhân/dâu pana/matcha 80ml bất kỳ</text:p>
          </table:table-cell>
          <table:table-cell table:style-name="ce36" office:value-type="date" office:date-value="2025-11-28" calcext:value-type="date">
            <text:p>28-Nov-25</text:p>
          </table:table-cell>
          <table:table-cell table:style-name="ce36" office:value-type="date" office:date-value="2025-12-25" calcext:value-type="date">
            <text:p>25-Dec-25</text:p>
          </table:table-cell>
        </table:table-row>
        <table:table-row table:style-name="ro2">
          <table:table-cell office:value-type="float" office:value="307246" calcext:value-type="float">
            <text:p>307246</text:p>
          </table:table-cell>
          <table:table-cell office:value-type="float" office:value="8851932479110" calcext:value-type="float">
            <text:p>8851932479110</text:p>
          </table:table-cell>
          <table:table-cell table:style-name="ce23" office:value-type="string" calcext:value-type="string">
            <text:p>MAGNUM Kem Dau Tay Pana 80ml/1 Que</text:p>
          </table:table-cell>
          <table:table-cell table:style-name="ce28" office:value-type="string" calcext:value-type="string">
            <text:p>Buy 2 get 1 free</text:p>
          </table:table-cell>
          <table:table-cell table:style-name="ce32" office:value-type="string" calcext:value-type="string">
            <text:p>Mua 2 tặng 1 que kem Magnum sô cô la/hạnh nhân/dâu pana/matcha 80ml bất kỳ</text:p>
          </table:table-cell>
          <table:table-cell table:style-name="ce36" office:value-type="date" office:date-value="2025-11-28" calcext:value-type="date">
            <text:p>28-Nov-25</text:p>
          </table:table-cell>
          <table:table-cell table:style-name="ce36" office:value-type="date" office:date-value="2025-12-25" calcext:value-type="date">
            <text:p>25-Dec-25</text:p>
          </table:table-cell>
        </table:table-row>
        <table:table-row table:style-name="ro2">
          <table:table-cell office:value-type="float" office:value="307593" calcext:value-type="float">
            <text:p>307593</text:p>
          </table:table-cell>
          <table:table-cell office:value-type="float" office:value="8851932463805" calcext:value-type="float">
            <text:p>8851932463805</text:p>
          </table:table-cell>
          <table:table-cell table:style-name="ce23" office:value-type="string" calcext:value-type="string">
            <text:p>MAGNUM Kem Matcha So Co La 80ml/1 Que</text:p>
          </table:table-cell>
          <table:table-cell table:style-name="ce28" office:value-type="string" calcext:value-type="string">
            <text:p>Buy 2 get 1 free</text:p>
          </table:table-cell>
          <table:table-cell table:style-name="ce32" office:value-type="string" calcext:value-type="string">
            <text:p>Mua 2 tặng 1 que kem Magnum sô cô la/hạnh nhân/dâu pana/matcha 80ml bất kỳ</text:p>
          </table:table-cell>
          <table:table-cell table:style-name="ce36" office:value-type="date" office:date-value="2025-11-28" calcext:value-type="date">
            <text:p>28-Nov-25</text:p>
          </table:table-cell>
          <table:table-cell table:style-name="ce36" office:value-type="date" office:date-value="2025-12-25" calcext:value-type="date">
            <text:p>25-Dec-25</text:p>
          </table:table-cell>
        </table:table-row>
        <table:table-row table:style-name="ro3">
          <table:table-cell table:style-name="ce3" office:value-type="string" calcext:value-type="string">
            <text:p>307865</text:p>
          </table:table-cell>
          <table:table-cell table:style-name="ce3" office:value-type="string" calcext:value-type="string">
            <text:p>9780201379778</text:p>
          </table:table-cell>
          <table:table-cell table:style-name="ce24" office:value-type="string" calcext:value-type="string">
            <text:p>MAGNUM Ly Giu Nhiet/1 Cai</text:p>
          </table:table-cell>
          <table:table-cell table:style-name="ce29" office:value-type="string" calcext:value-type="string">
            <text:p>Free gift</text:p>
          </table:table-cell>
          <table:table-cell table:style-name="ce33" office:value-type="string" calcext:value-type="string">
            <text:p>Tặng 1 Ly giữ nhiệt khi mua 4 que kem Magnum 80ml bất kỳ</text:p>
          </table:table-cell>
          <table:table-cell table:style-name="ce37" office:value-type="date" office:date-value="2025-11-28" calcext:value-type="date">
            <text:p>28-Nov-25</text:p>
          </table:table-cell>
          <table:table-cell table:style-name="ce37" office:value-type="date" office:date-value="2025-12-25" calcext:value-type="date">
            <text:p>25-Dec-25</text:p>
          </table:table-cell>
        </table:table-row>
        <table:table-row table:style-name="ro2">
          <table:table-cell office:value-type="string" calcext:value-type="string">
            <text:p>307862</text:p>
          </table:table-cell>
          <table:table-cell office:value-type="float" office:value="8934673600644" calcext:value-type="float">
            <text:p>8934673600644</text:p>
          </table:table-cell>
          <table:table-cell table:style-name="ce23" office:value-type="string" calcext:value-type="string">
            <text:p>VINAMILK Kem Gelato Matcha 60g/1 Hop</text:p>
          </table:table-cell>
          <table:table-cell table:style-name="ce27" office:value-type="string" calcext:value-type="string">
            <text:p>Buy 2 get 1 free</text:p>
          </table:table-cell>
          <table:table-cell table:style-name="ce31" office:value-type="string" calcext:value-type="string">
            <text:p>Mua 2 tặng 1 cùng loại</text:p>
          </table:table-cell>
          <table:table-cell table:style-name="ce36" table:content-validation-name="val14" office:value-type="date" office:date-value="2025-11-28" calcext:value-type="date">
            <text:p>28-Nov-25</text:p>
          </table:table-cell>
          <table:table-cell table:style-name="ce36" table:content-validation-name="val14" office:value-type="date" office:date-value="2025-12-25" calcext:value-type="date">
            <text:p>25-Dec-25</text:p>
          </table:table-cell>
        </table:table-row>
        <table:table-row table:style-name="ro2">
          <table:table-cell office:value-type="string" calcext:value-type="string">
            <text:p>307854</text:p>
          </table:table-cell>
          <table:table-cell office:value-type="float" office:value="8934673301053" calcext:value-type="float">
            <text:p>8934673301053</text:p>
          </table:table-cell>
          <table:table-cell table:style-name="ce23" office:value-type="string" calcext:value-type="string">
            <text:p>VINAMILK PROBI Sua Chua Uong Dao 130ml/1 Chai</text:p>
          </table:table-cell>
          <table:table-cell table:style-name="ce27" office:value-type="string" calcext:value-type="string">
            <text:p>Buy 2 get 1 free</text:p>
          </table:table-cell>
          <table:table-cell table:style-name="ce31" office:value-type="string" calcext:value-type="string">
            <text:p>Mua 2 tặng 1 cùng loại</text:p>
          </table:table-cell>
          <table:table-cell table:style-name="ce36" office:value-type="date" office:date-value="2025-11-28" calcext:value-type="date">
            <text:p>28-Nov-25</text:p>
          </table:table-cell>
          <table:table-cell table:style-name="ce36" office:value-type="date" office:date-value="2025-12-25" calcext:value-type="date">
            <text:p>25-Dec-25</text:p>
          </table:table-cell>
        </table:table-row>
        <table:table-row table:style-name="ro2">
          <table:table-cell office:value-type="float" office:value="210118" calcext:value-type="float">
            <text:p>210118</text:p>
          </table:table-cell>
          <table:table-cell office:value-type="float" office:value="2900012101185" calcext:value-type="float">
            <text:p>2900012101185</text:p>
          </table:table-cell>
          <table:table-cell table:style-name="ce23" office:value-type="string" calcext:value-type="string">
            <text:p>VINAMILK PROBI Sua Chua Uong It Duong 130ml/1 Chai</text:p>
          </table:table-cell>
          <table:table-cell table:style-name="ce27" office:value-type="string" calcext:value-type="string">
            <text:p>Buy 2 get 1 free</text:p>
          </table:table-cell>
          <table:table-cell table:style-name="ce31" office:value-type="string" calcext:value-type="string">
            <text:p>Mua 2 tặng 1 cùng loại</text:p>
          </table:table-cell>
          <table:table-cell table:style-name="ce36" office:value-type="date" office:date-value="2025-11-28" calcext:value-type="date">
            <text:p>28-Nov-25</text:p>
          </table:table-cell>
          <table:table-cell table:style-name="ce36" office:value-type="date" office:date-value="2025-12-25" calcext:value-type="date">
            <text:p>25-Dec-25</text:p>
          </table:table-cell>
        </table:table-row>
        <table:table-row table:style-name="ro2">
          <table:table-cell office:value-type="float" office:value="300791" calcext:value-type="float">
            <text:p>300791</text:p>
          </table:table-cell>
          <table:table-cell office:value-type="float" office:value="8934673581349" calcext:value-type="float">
            <text:p>8934673581349</text:p>
          </table:table-cell>
          <table:table-cell table:style-name="ce23" office:value-type="string" calcext:value-type="string">
            <text:p>VINAMILK Sua Tiet Trung It Duong 180ml/1 Hop</text:p>
          </table:table-cell>
          <table:table-cell table:style-name="ce27" office:value-type="string" calcext:value-type="string">
            <text:p>Buy 2 get 1 free</text:p>
          </table:table-cell>
          <table:table-cell table:style-name="ce31" office:value-type="string" calcext:value-type="string">
            <text:p>Mua 2 tặng 1 cùng loại</text:p>
          </table:table-cell>
          <table:table-cell table:style-name="ce36" office:value-type="date" office:date-value="2025-11-28" calcext:value-type="date">
            <text:p>28-Nov-25</text:p>
          </table:table-cell>
          <table:table-cell table:style-name="ce36" office:value-type="date" office:date-value="2025-12-25" calcext:value-type="date">
            <text:p>25-Dec-25</text:p>
          </table:table-cell>
        </table:table-row>
        <table:table-row table:style-name="ro2">
          <table:table-cell office:value-type="string" calcext:value-type="string">
            <text:p>307855</text:p>
          </table:table-cell>
          <table:table-cell office:value-type="float" office:value="8935217400966" calcext:value-type="float">
            <text:p>8935217400966</text:p>
          </table:table-cell>
          <table:table-cell table:style-name="ce23" office:value-type="string" calcext:value-type="string">
            <text:p>TH TRUE YOGURT Sua Chua An Kem Ngay 100g/1 Hop</text:p>
          </table:table-cell>
          <table:table-cell table:style-name="ce27" office:value-type="string" calcext:value-type="string">
            <text:p>Buy 2 get 1 free</text:p>
          </table:table-cell>
          <table:table-cell table:style-name="ce31" office:value-type="string" calcext:value-type="string">
            <text:p>Mua 2 tặng 1</text:p>
          </table:table-cell>
          <table:table-cell table:style-name="ce36" office:value-type="date" office:date-value="2025-11-28" calcext:value-type="date">
            <text:p>28-Nov-25</text:p>
          </table:table-cell>
          <table:table-cell table:style-name="ce36" office:value-type="date" office:date-value="2025-12-25" calcext:value-type="date">
            <text:p>25-Dec-25</text:p>
          </table:table-cell>
        </table:table-row>
        <table:table-row table:style-name="ro3">
          <table:table-cell office:value-type="float" office:value="244882" calcext:value-type="float">
            <text:p>244882</text:p>
          </table:table-cell>
          <table:table-cell office:value-type="float" office:value="8934804034058" calcext:value-type="float">
            <text:p>8934804034058</text:p>
          </table:table-cell>
          <table:table-cell table:style-name="ce23" office:value-type="string" calcext:value-type="string">
            <text:p>MILO Sua Lua Mach It duong 180ml/1 Hop</text:p>
          </table:table-cell>
          <table:table-cell table:style-name="ce27" office:value-type="string" calcext:value-type="string">
            <text:p>Combo</text:p>
          </table:table-cell>
          <table:table-cell table:style-name="ce31" office:value-type="string" calcext:value-type="string">
            <text:p>Tiết kiệm 6k - 2 hộp</text:p>
          </table:table-cell>
          <table:table-cell table:style-name="ce36" office:value-type="date" office:date-value="2025-11-28" calcext:value-type="date">
            <text:p>28-Nov-25</text:p>
          </table:table-cell>
          <table:table-cell table:style-name="ce36" office:value-type="date" office:date-value="2025-12-25" calcext:value-type="date">
            <text:p>25-Dec-25</text:p>
          </table:table-cell>
        </table:table-row>
        <table:table-row table:style-name="ro3">
          <table:table-cell office:value-type="float" office:value="120123" calcext:value-type="float">
            <text:p>120123</text:p>
          </table:table-cell>
          <table:table-cell office:value-type="float" office:value="8934804025766" calcext:value-type="float">
            <text:p>8934804025766</text:p>
          </table:table-cell>
          <table:table-cell table:style-name="ce23" office:value-type="string" calcext:value-type="string">
            <text:p>MILO Sua Lua Mach 180ml/1 Hop</text:p>
          </table:table-cell>
          <table:table-cell table:style-name="ce27" office:value-type="string" calcext:value-type="string">
            <text:p>Combo</text:p>
          </table:table-cell>
          <table:table-cell table:style-name="ce31" office:value-type="string" calcext:value-type="string">
            <text:p>Tiết kiệm 6k - 2 hộp</text:p>
          </table:table-cell>
          <table:table-cell table:style-name="ce36" office:value-type="date" office:date-value="2025-11-28" calcext:value-type="date">
            <text:p>28-Nov-25</text:p>
          </table:table-cell>
          <table:table-cell table:style-name="ce36" office:value-type="date" office:date-value="2025-12-25" calcext:value-type="date">
            <text:p>25-Dec-25</text:p>
          </table:table-cell>
        </table:table-row>
        <table:table-row table:style-name="ro2">
          <table:table-cell office:value-type="float" office:value="204727" calcext:value-type="float">
            <text:p>204727</text:p>
          </table:table-cell>
          <table:table-cell office:value-type="float" office:value="8934841901641" calcext:value-type="float">
            <text:p>8934841901641</text:p>
          </table:table-cell>
          <table:table-cell table:style-name="ce23" office:value-type="string" calcext:value-type="string">
            <text:p>YOMOST Sua Chua Uong Bac Ha&amp;Viet Quat 170ml/1 Hop</text:p>
          </table:table-cell>
          <table:table-cell table:style-name="ce27" office:value-type="string" calcext:value-type="string">
            <text:p>Buy 2 get 1 free</text:p>
          </table:table-cell>
          <table:table-cell table:style-name="ce31" office:value-type="string" calcext:value-type="string">
            <text:p>Mua 2 tặng 1 bất kỳ</text:p>
          </table:table-cell>
          <table:table-cell table:style-name="ce36" table:content-validation-name="val14" office:value-type="date" office:date-value="2025-11-28" calcext:value-type="date">
            <text:p>28-Nov-25</text:p>
          </table:table-cell>
          <table:table-cell table:style-name="ce36" table:content-validation-name="val14" office:value-type="date" office:date-value="2025-12-25" calcext:value-type="date">
            <text:p>25-Dec-25</text:p>
          </table:table-cell>
        </table:table-row>
        <table:table-row table:style-name="ro2">
          <table:table-cell office:value-type="float" office:value="120783" calcext:value-type="float">
            <text:p>120783</text:p>
          </table:table-cell>
          <table:table-cell office:value-type="float" office:value="8934841900446" calcext:value-type="float">
            <text:p>8934841900446</text:p>
          </table:table-cell>
          <table:table-cell table:style-name="ce23" office:value-type="string" calcext:value-type="string">
            <text:p>YOMOST Sua Chua Uong Luu&amp;Dau Rung 170ml/1 Hop</text:p>
          </table:table-cell>
          <table:table-cell table:style-name="ce27" office:value-type="string" calcext:value-type="string">
            <text:p>Buy 2 get 1 free</text:p>
          </table:table-cell>
          <table:table-cell table:style-name="ce31" office:value-type="string" calcext:value-type="string">
            <text:p>Mua 2 tặng 1 bất kỳ</text:p>
          </table:table-cell>
          <table:table-cell table:style-name="ce36" table:content-validation-name="val14" office:value-type="date" office:date-value="2025-11-28" calcext:value-type="date">
            <text:p>28-Nov-25</text:p>
          </table:table-cell>
          <table:table-cell table:style-name="ce36" table:content-validation-name="val14" office:value-type="date" office:date-value="2025-12-25" calcext:value-type="date">
            <text:p>25-Dec-25</text:p>
          </table:table-cell>
        </table:table-row>
        <table:table-row table:style-name="ro2">
          <table:table-cell office:value-type="float" office:value="120800" calcext:value-type="float">
            <text:p>120800</text:p>
          </table:table-cell>
          <table:table-cell office:value-type="float" office:value="8934841900293" calcext:value-type="float">
            <text:p>8934841900293</text:p>
          </table:table-cell>
          <table:table-cell table:style-name="ce23" office:value-type="string" calcext:value-type="string">
            <text:p>YOMOST Sua Chua Uong Vi Dau 170ml/1 Hop</text:p>
          </table:table-cell>
          <table:table-cell table:style-name="ce27" office:value-type="string" calcext:value-type="string">
            <text:p>Buy 2 get 1 free</text:p>
          </table:table-cell>
          <table:table-cell table:style-name="ce31" office:value-type="string" calcext:value-type="string">
            <text:p>Mua 2 tặng 1 bất kỳ</text:p>
          </table:table-cell>
          <table:table-cell table:style-name="ce36" table:content-validation-name="val14" office:value-type="date" office:date-value="2025-11-28" calcext:value-type="date">
            <text:p>28-Nov-25</text:p>
          </table:table-cell>
          <table:table-cell table:style-name="ce36" table:content-validation-name="val14" office:value-type="date" office:date-value="2025-12-25" calcext:value-type="date">
            <text:p>25-Dec-25</text:p>
          </table:table-cell>
        </table:table-row>
        <table:table-row table:style-name="ro2">
          <table:table-cell office:value-type="float" office:value="120757" calcext:value-type="float">
            <text:p>120757</text:p>
          </table:table-cell>
          <table:table-cell office:value-type="float" office:value="8934841900286" calcext:value-type="float">
            <text:p>8934841900286</text:p>
          </table:table-cell>
          <table:table-cell table:style-name="ce23" office:value-type="string" calcext:value-type="string">
            <text:p>YOMOST Sua Chua Uong Vi Cam 170ml /1 Hop</text:p>
          </table:table-cell>
          <table:table-cell table:style-name="ce27" office:value-type="string" calcext:value-type="string">
            <text:p>Buy 2 get 1 free</text:p>
          </table:table-cell>
          <table:table-cell table:style-name="ce31" office:value-type="string" calcext:value-type="string">
            <text:p>Mua 2 tặng 1 bất kỳ</text:p>
          </table:table-cell>
          <table:table-cell table:style-name="ce36" table:content-validation-name="val14" office:value-type="date" office:date-value="2025-11-28" calcext:value-type="date">
            <text:p>28-Nov-25</text:p>
          </table:table-cell>
          <table:table-cell table:style-name="ce36" table:content-validation-name="val14" office:value-type="date" office:date-value="2025-12-25" calcext:value-type="date">
            <text:p>25-Dec-25</text:p>
          </table:table-cell>
        </table:table-row>
        <table:table-row table:style-name="ro2">
          <table:table-cell office:value-type="string" calcext:value-type="string">
            <text:p>307849</text:p>
          </table:table-cell>
          <table:table-cell office:value-type="float" office:value="8934563169183" calcext:value-type="float">
            <text:p>8934563169183</text:p>
          </table:table-cell>
          <table:table-cell table:style-name="ce23" office:value-type="string" calcext:value-type="string">
            <text:p>HAO HAO Premium Mi Tron Bo Sate 88g/1 Goi</text:p>
          </table:table-cell>
          <table:table-cell table:style-name="ce27" office:value-type="string" calcext:value-type="string">
            <text:p>Buy 2 get 1 free</text:p>
          </table:table-cell>
          <table:table-cell table:style-name="ce31" office:value-type="string" calcext:value-type="string">
            <text:p>Mua 2 tặng 1 bất kỳ</text:p>
          </table:table-cell>
          <table:table-cell table:style-name="ce36" office:value-type="date" office:date-value="2025-11-28" calcext:value-type="date">
            <text:p>28-Nov-25</text:p>
          </table:table-cell>
          <table:table-cell table:style-name="ce36" office:value-type="date" office:date-value="2025-12-25" calcext:value-type="date">
            <text:p>25-Dec-25</text:p>
          </table:table-cell>
        </table:table-row>
        <table:table-row table:style-name="ro2">
          <table:table-cell office:value-type="string" calcext:value-type="string">
            <text:p>307848</text:p>
          </table:table-cell>
          <table:table-cell office:value-type="float" office:value="8934563169179" calcext:value-type="float">
            <text:p>8934563169179</text:p>
          </table:table-cell>
          <table:table-cell table:style-name="ce23" office:value-type="string" calcext:value-type="string">
            <text:p>HAO HAO Premium Mi Tom Chua Cay 86g/1 Goi</text:p>
          </table:table-cell>
          <table:table-cell table:style-name="ce27" office:value-type="string" calcext:value-type="string">
            <text:p>Buy 2 get 1 free</text:p>
          </table:table-cell>
          <table:table-cell table:style-name="ce31" office:value-type="string" calcext:value-type="string">
            <text:p>Mua 2 tặng 1 bất kỳ</text:p>
          </table:table-cell>
          <table:table-cell table:style-name="ce36" office:value-type="date" office:date-value="2025-11-28" calcext:value-type="date">
            <text:p>28-Nov-25</text:p>
          </table:table-cell>
          <table:table-cell table:style-name="ce36" office:value-type="date" office:date-value="2025-12-25" calcext:value-type="date">
            <text:p>25-Dec-25</text:p>
          </table:table-cell>
        </table:table-row>
        <table:table-row table:style-name="ro2">
          <table:table-cell office:value-type="float" office:value="307735" calcext:value-type="float">
            <text:p>307735</text:p>
          </table:table-cell>
          <table:table-cell office:value-type="float" office:value="8936221043781" calcext:value-type="float">
            <text:p>8936221043781</text:p>
          </table:table-cell>
          <table:table-cell table:style-name="ce23" office:value-type="string" calcext:value-type="string">
            <text:p>OMACHI Mi Bo Ham 69g/1 Ly</text:p>
          </table:table-cell>
          <table:table-cell table:style-name="ce27" office:value-type="string" calcext:value-type="string">
            <text:p>Buy 2 get 1 free</text:p>
          </table:table-cell>
          <table:table-cell table:style-name="ce31" office:value-type="string" calcext:value-type="string">
            <text:p>Mua 2 tặng 1 bất kỳ</text:p>
          </table:table-cell>
          <table:table-cell table:style-name="ce36" office:value-type="date" office:date-value="2025-11-28" calcext:value-type="date">
            <text:p>28-Nov-25</text:p>
          </table:table-cell>
          <table:table-cell table:style-name="ce36" office:value-type="date" office:date-value="2025-12-25" calcext:value-type="date">
            <text:p>25-Dec-25</text:p>
          </table:table-cell>
        </table:table-row>
        <table:table-row table:style-name="ro2">
          <table:table-cell office:value-type="float" office:value="307740" calcext:value-type="float">
            <text:p>307740</text:p>
          </table:table-cell>
          <table:table-cell office:value-type="float" office:value="8936221043804" calcext:value-type="float">
            <text:p>8936221043804</text:p>
          </table:table-cell>
          <table:table-cell table:style-name="ce23" office:value-type="string" calcext:value-type="string">
            <text:p>OMACHI Mi Tom Cang 67g/1 Ly</text:p>
          </table:table-cell>
          <table:table-cell table:style-name="ce27" office:value-type="string" calcext:value-type="string">
            <text:p>Buy 2 get 1 free</text:p>
          </table:table-cell>
          <table:table-cell table:style-name="ce31" office:value-type="string" calcext:value-type="string">
            <text:p>Mua 2 tặng 1 bất kỳ</text:p>
          </table:table-cell>
          <table:table-cell table:style-name="ce36" office:value-type="date" office:date-value="2025-11-28" calcext:value-type="date">
            <text:p>28-Nov-25</text:p>
          </table:table-cell>
          <table:table-cell table:style-name="ce36" office:value-type="date" office:date-value="2025-12-25" calcext:value-type="date">
            <text:p>25-Dec-25</text:p>
          </table:table-cell>
        </table:table-row>
        <table:table-row table:style-name="ro3">
          <table:table-cell office:value-type="float" office:value="236198" calcext:value-type="float">
            <text:p>236198</text:p>
          </table:table-cell>
          <table:table-cell office:value-type="float" office:value="8934839133689" calcext:value-type="float">
            <text:p>8934839133689</text:p>
          </table:table-cell>
          <table:table-cell table:style-name="ce23" office:value-type="string" calcext:value-type="string">
            <text:p>CLOSE UP Ban Chai Danh Rang Pre Clean/1 Cay</text:p>
          </table:table-cell>
          <table:table-cell table:style-name="ce27" office:value-type="string" calcext:value-type="string">
            <text:p>Free gift</text:p>
          </table:table-cell>
          <table:table-cell table:style-name="ce31" office:value-type="string" calcext:value-type="string">
            <text:p>Tặng 1 thú bông Noel khi mua 2 kem đánh răng Closeup White Now/ bàn chải Closeup Pre Clean bất kỳ</text:p>
          </table:table-cell>
          <table:table-cell table:style-name="ce36" table:content-validation-name="val14" office:value-type="date" office:date-value="2025-11-28" calcext:value-type="date">
            <text:p>28-Nov-25</text:p>
          </table:table-cell>
          <table:table-cell table:style-name="ce36" table:content-validation-name="val14" office:value-type="date" office:date-value="2025-12-25" calcext:value-type="date">
            <text:p>25-Dec-25</text:p>
          </table:table-cell>
        </table:table-row>
        <table:table-row table:style-name="ro3">
          <table:table-cell office:value-type="float" office:value="305013" calcext:value-type="float">
            <text:p>305013</text:p>
          </table:table-cell>
          <table:table-cell office:value-type="float" office:value="8934839134075" calcext:value-type="float">
            <text:p>8934839134075</text:p>
          </table:table-cell>
          <table:table-cell table:style-name="ce23" office:value-type="string" calcext:value-type="string">
            <text:p>CLOSE UP Kem Danh Rang Khoang Tu Nhien 100g/1 Hop</text:p>
          </table:table-cell>
          <table:table-cell table:style-name="ce27" office:value-type="string" calcext:value-type="string">
            <text:p>Free gift</text:p>
          </table:table-cell>
          <table:table-cell table:style-name="ce31" office:value-type="string" calcext:value-type="string">
            <text:p>Tặng 1 thú bông Noel khi mua 2 kem đánh răng Closeup White Now/ bàn chải Closeup Pre Clean bất kỳ</text:p>
          </table:table-cell>
          <table:table-cell table:style-name="ce36" table:content-validation-name="val14" office:value-type="date" office:date-value="2025-11-28" calcext:value-type="date">
            <text:p>28-Nov-25</text:p>
          </table:table-cell>
          <table:table-cell table:style-name="ce36" table:content-validation-name="val14" office:value-type="date" office:date-value="2025-12-25" calcext:value-type="date">
            <text:p>25-Dec-25</text:p>
          </table:table-cell>
        </table:table-row>
        <table:table-row table:style-name="ro3">
          <table:table-cell office:value-type="float" office:value="304931" calcext:value-type="float">
            <text:p>304931</text:p>
          </table:table-cell>
          <table:table-cell office:value-type="float" office:value="8934839134068" calcext:value-type="float">
            <text:p>8934839134068</text:p>
          </table:table-cell>
          <table:table-cell table:style-name="ce23" office:value-type="string" calcext:value-type="string">
            <text:p>CLOSE UP Kem Danh Rang Blue Sapphire 100g/1 Hop</text:p>
          </table:table-cell>
          <table:table-cell table:style-name="ce27" office:value-type="string" calcext:value-type="string">
            <text:p>Free gift</text:p>
          </table:table-cell>
          <table:table-cell table:style-name="ce31" office:value-type="string" calcext:value-type="string">
            <text:p>Tặng 1 thú bông Noel khi mua 2 kem đánh răng Closeup White Now/ bàn chải Closeup Pre Clean bất kỳ</text:p>
          </table:table-cell>
          <table:table-cell table:style-name="ce36" table:content-validation-name="val14" office:value-type="date" office:date-value="2025-11-28" calcext:value-type="date">
            <text:p>28-Nov-25</text:p>
          </table:table-cell>
          <table:table-cell table:style-name="ce36" table:content-validation-name="val14" office:value-type="date" office:date-value="2025-12-25" calcext:value-type="date">
            <text:p>25-Dec-25</text:p>
          </table:table-cell>
        </table:table-row>
        <table:table-row table:style-name="ro3">
          <table:table-cell office:value-type="float" office:value="307592" calcext:value-type="float">
            <text:p>307592</text:p>
          </table:table-cell>
          <table:table-cell office:value-type="float" office:value="8934868195788" calcext:value-type="float">
            <text:p>8934868195788</text:p>
          </table:table-cell>
          <table:table-cell table:style-name="ce23" office:value-type="string" calcext:value-type="string">
            <text:p>CLOSE UP Kem Danh Rang WN Morning Kiss 100g/1 Hop</text:p>
          </table:table-cell>
          <table:table-cell table:style-name="ce27" office:value-type="string" calcext:value-type="string">
            <text:p>Free gift</text:p>
          </table:table-cell>
          <table:table-cell table:style-name="ce31" office:value-type="string" calcext:value-type="string">
            <text:p>Tặng 1 thú bông Noel khi mua 2 kem đánh răng Closeup White Now/ bàn chải Closeup Pre Clean bất kỳ</text:p>
          </table:table-cell>
          <table:table-cell table:style-name="ce36" table:content-validation-name="val14" office:value-type="date" office:date-value="2025-11-28" calcext:value-type="date">
            <text:p>28-Nov-25</text:p>
          </table:table-cell>
          <table:table-cell table:style-name="ce36" table:content-validation-name="val14" office:value-type="date" office:date-value="2025-12-25" calcext:value-type="date">
            <text:p>25-Dec-25</text:p>
          </table:table-cell>
        </table:table-row>
        <table:table-row table:style-name="ro3">
          <table:table-cell office:value-type="float" office:value="307591" calcext:value-type="float">
            <text:p>307591</text:p>
          </table:table-cell>
          <table:table-cell office:value-type="float" office:value="8934868195771" calcext:value-type="float">
            <text:p>8934868195771</text:p>
          </table:table-cell>
          <table:table-cell table:style-name="ce23" office:value-type="string" calcext:value-type="string">
            <text:p>CLOSE UP Kem Danh Rang WN Beauty Glow 100g/1 Hop</text:p>
          </table:table-cell>
          <table:table-cell table:style-name="ce27" office:value-type="string" calcext:value-type="string">
            <text:p>Free gift</text:p>
          </table:table-cell>
          <table:table-cell table:style-name="ce31" office:value-type="string" calcext:value-type="string">
            <text:p>Tặng 1 thú bông Noel khi mua 2 kem đánh răng Closeup White Now/ bàn chải Closeup Pre Clean bất kỳ</text:p>
          </table:table-cell>
          <table:table-cell table:style-name="ce36" table:content-validation-name="val14" office:value-type="date" office:date-value="2025-11-28" calcext:value-type="date">
            <text:p>28-Nov-25</text:p>
          </table:table-cell>
          <table:table-cell table:style-name="ce36" table:content-validation-name="val14" office:value-type="date" office:date-value="2025-12-25" calcext:value-type="date">
            <text:p>25-Dec-25</text:p>
          </table:table-cell>
        </table:table-row>
        <table:table-row table:style-name="ro3">
          <table:table-cell office:value-type="float" office:value="307882" calcext:value-type="float">
            <text:p>307882</text:p>
          </table:table-cell>
          <table:table-cell table:style-name="ce15" office:value-type="float" office:value="8936228450841" calcext:value-type="float">
            <text:p>8936228450841</text:p>
          </table:table-cell>
          <table:table-cell table:style-name="ce23" office:value-type="string" calcext:value-type="string">
            <text:p>CLOSE UP Gau Bong Noel/1 Cai</text:p>
          </table:table-cell>
          <table:table-cell table:style-name="ce27" office:value-type="string" calcext:value-type="string">
            <text:p>Free gift</text:p>
          </table:table-cell>
          <table:table-cell table:style-name="ce31" office:value-type="string" calcext:value-type="string">
            <text:p>Tặng 1 thú bông Noel khi mua hóa đơn kem đánh răng Closeup White Now/ bàn chải Closeup Pre Clean bất kỳ từ 133K</text:p>
          </table:table-cell>
          <table:table-cell table:style-name="ce36" table:content-validation-name="val14" office:value-type="date" office:date-value="2025-11-28" calcext:value-type="date">
            <text:p>28-Nov-25</text:p>
          </table:table-cell>
          <table:table-cell table:style-name="ce36" table:content-validation-name="val14" office:value-type="date" office:date-value="2025-12-25" calcext:value-type="date">
            <text:p>25-Dec-25</text:p>
          </table:table-cell>
        </table:table-row>
        <table:table-row table:style-name="ro3">
          <table:table-cell office:value-type="float" office:value="243608" calcext:value-type="float">
            <text:p>243608</text:p>
          </table:table-cell>
          <table:table-cell office:value-type="float" office:value="6928820030226" calcext:value-type="float">
            <text:p>6928820030226</text:p>
          </table:table-cell>
          <table:table-cell table:style-name="ce23" office:value-type="string" calcext:value-type="string">
            <text:p>LOREAL Nuoc Tay Trang Tuoi Mat 400ml/1 Chai</text:p>
          </table:table-cell>
          <table:table-cell table:style-name="ce27" office:value-type="string" calcext:value-type="string">
            <text:p>Free gift</text:p>
          </table:table-cell>
          <table:table-cell table:style-name="ce31" office:value-type="string" calcext:value-type="string">
            <text:p>Tiết kiệm 50K &amp; tặng 1 hộp bông tẩy trang Silcot khi mua 1 chai nước tẩy trang L'Oréal 400ml</text:p>
          </table:table-cell>
          <table:table-cell table:style-name="ce36" table:content-validation-name="val14" office:value-type="date" office:date-value="2025-11-28" calcext:value-type="date">
            <text:p>28-Nov-25</text:p>
          </table:table-cell>
          <table:table-cell table:style-name="ce36" table:content-validation-name="val14" office:value-type="date" office:date-value="2025-12-25" calcext:value-type="date">
            <text:p>25-Dec-25</text:p>
          </table:table-cell>
        </table:table-row>
        <table:table-row table:style-name="ro3">
          <table:table-cell office:value-type="float" office:value="196704" calcext:value-type="float">
            <text:p>196704</text:p>
          </table:table-cell>
          <table:table-cell office:value-type="float" office:value="4903111424283" calcext:value-type="float">
            <text:p>4903111424283</text:p>
          </table:table-cell>
          <table:table-cell table:style-name="ce23" office:value-type="string" calcext:value-type="string">
            <text:p>SILCOT Bong Trang Diem 66pcs/1 Hop</text:p>
          </table:table-cell>
          <table:table-cell table:style-name="ce27" office:value-type="string" calcext:value-type="string">
            <text:p>Free gift</text:p>
          </table:table-cell>
          <table:table-cell table:style-name="ce31" office:value-type="string" calcext:value-type="string">
            <text:p>Tiết kiệm 50K &amp; tặng 1 hộp bông tẩy trang Silcot khi mua 1 chai nước tẩy trang L'Oréal 400ml</text:p>
          </table:table-cell>
          <table:table-cell table:style-name="ce36" table:content-validation-name="val14" office:value-type="date" office:date-value="2025-11-28" calcext:value-type="date">
            <text:p>28-Nov-25</text:p>
          </table:table-cell>
          <table:table-cell table:style-name="ce36" table:content-validation-name="val14" office:value-type="date" office:date-value="2025-12-25" calcext:value-type="date">
            <text:p>25-Dec-25</text:p>
          </table:table-cell>
        </table:table-row>
        <table:table-row table:style-name="ro3">
          <table:table-cell office:value-type="float" office:value="304784" calcext:value-type="float">
            <text:p>304784</text:p>
          </table:table-cell>
          <table:table-cell office:value-type="float" office:value="8935212813495" calcext:value-type="float">
            <text:p>8935212813495</text:p>
          </table:table-cell>
          <table:table-cell table:style-name="ce23" office:value-type="string" calcext:value-type="string">
            <text:p>ROMANO Xit Ngan Mui Grandiose 150ml/1 Chai</text:p>
          </table:table-cell>
          <table:table-cell table:style-name="ce27" office:value-type="string" calcext:value-type="string">
            <text:p>Free gift</text:p>
          </table:table-cell>
          <table:table-cell table:style-name="ce31" office:value-type="string" calcext:value-type="string">
            <text:p>Tặng 1 chai tắm gội Romano gen Z khi mua 1 chai Xịt ngăn mùi Romano bất kỳ</text:p>
          </table:table-cell>
          <table:table-cell table:style-name="ce36" table:content-validation-name="val14" office:value-type="date" office:date-value="2025-11-28" calcext:value-type="date">
            <text:p>28-Nov-25</text:p>
          </table:table-cell>
          <table:table-cell table:style-name="ce36" table:content-validation-name="val14" office:value-type="date" office:date-value="2025-12-25" calcext:value-type="date">
            <text:p>25-Dec-25</text:p>
          </table:table-cell>
        </table:table-row>
        <table:table-row table:style-name="ro3">
          <table:table-cell office:value-type="float" office:value="304785" calcext:value-type="float">
            <text:p>304785</text:p>
          </table:table-cell>
          <table:table-cell office:value-type="float" office:value="8935212813501" calcext:value-type="float">
            <text:p>8935212813501</text:p>
          </table:table-cell>
          <table:table-cell table:style-name="ce23" office:value-type="string" calcext:value-type="string">
            <text:p>ROMANO Xit Ngan Mui Urbane Spirit 150ml/1 Chai</text:p>
          </table:table-cell>
          <table:table-cell table:style-name="ce27" office:value-type="string" calcext:value-type="string">
            <text:p>Free gift</text:p>
          </table:table-cell>
          <table:table-cell table:style-name="ce31" office:value-type="string" calcext:value-type="string">
            <text:p>Tặng 1 chai tắm gội Romano gen Z khi mua 1 chai Xịt ngăn mùi Romano bất kỳ</text:p>
          </table:table-cell>
          <table:table-cell table:style-name="ce36" table:content-validation-name="val14" office:value-type="date" office:date-value="2025-11-28" calcext:value-type="date">
            <text:p>28-Nov-25</text:p>
          </table:table-cell>
          <table:table-cell table:style-name="ce36" table:content-validation-name="val14" office:value-type="date" office:date-value="2025-12-25" calcext:value-type="date">
            <text:p>25-Dec-25</text:p>
          </table:table-cell>
        </table:table-row>
        <table:table-row table:style-name="ro3">
          <table:table-cell office:value-type="float" office:value="304194" calcext:value-type="float">
            <text:p>304194</text:p>
          </table:table-cell>
          <table:table-cell office:value-type="float" office:value="8935212813488" calcext:value-type="float">
            <text:p>8935212813488</text:p>
          </table:table-cell>
          <table:table-cell table:style-name="ce23" office:value-type="string" calcext:value-type="string">
            <text:p>ROMANO Tam Goi GenZ Sea 150g/1 Chai</text:p>
          </table:table-cell>
          <table:table-cell table:style-name="ce27" office:value-type="string" calcext:value-type="string">
            <text:p>Free gift</text:p>
          </table:table-cell>
          <table:table-cell table:style-name="ce31" office:value-type="string" calcext:value-type="string">
            <text:p>Hàng tặng</text:p>
          </table:table-cell>
          <table:table-cell table:style-name="ce36" table:content-validation-name="val14" office:value-type="date" office:date-value="2025-11-28" calcext:value-type="date">
            <text:p>28-Nov-25</text:p>
          </table:table-cell>
          <table:table-cell table:style-name="ce36" table:content-validation-name="val14" office:value-type="date" office:date-value="2025-12-25" calcext:value-type="date">
            <text:p>25-Dec-25</text:p>
          </table:table-cell>
        </table:table-row>
        <table:table-row table:style-name="ro2">
          <table:table-cell office:value-type="float" office:value="189333" calcext:value-type="float">
            <text:p>189333</text:p>
          </table:table-cell>
          <table:table-cell office:value-type="float" office:value="8934822212339" calcext:value-type="float">
            <text:p>8934822212339</text:p>
          </table:table-cell>
          <table:table-cell table:style-name="ce23" office:value-type="string" calcext:value-type="string">
            <text:p>HEINEKEN Bia Sleek 330ml/1 Lon</text:p>
          </table:table-cell>
          <table:table-cell table:style-name="ce27" table:content-validation-name="val2" office:value-type="string" calcext:value-type="string">
            <text:p>Buy 3 get 1 free</text:p>
          </table:table-cell>
          <table:table-cell table:style-name="ce31" office:value-type="string" calcext:value-type="string">
            <text:p>Mua 3 bất kỳ tặng 1</text:p>
          </table:table-cell>
          <table:table-cell table:style-name="ce36" table:content-validation-name="val14" office:value-type="date" office:date-value="2025-11-28" calcext:value-type="date">
            <text:p>28-Nov-25</text:p>
          </table:table-cell>
          <table:table-cell table:style-name="ce36" table:content-validation-name="val14" office:value-type="date" office:date-value="2025-12-25" calcext:value-type="date">
            <text:p>25-Dec-25</text:p>
          </table:table-cell>
        </table:table-row>
        <table:table-row table:style-name="ro2">
          <table:table-cell office:value-type="float" office:value="240888" calcext:value-type="float">
            <text:p>240888</text:p>
          </table:table-cell>
          <table:table-cell office:value-type="float" office:value="8934822201210" calcext:value-type="float">
            <text:p>8934822201210</text:p>
          </table:table-cell>
          <table:table-cell table:style-name="ce23" office:value-type="string" calcext:value-type="string">
            <text:p>HEINEKEN Bia Silver 330ml/1 Lon</text:p>
          </table:table-cell>
          <table:table-cell table:style-name="ce27" table:content-validation-name="val2" office:value-type="string" calcext:value-type="string">
            <text:p>Buy 3 get 1 free</text:p>
          </table:table-cell>
          <table:table-cell table:style-name="ce31" office:value-type="string" calcext:value-type="string">
            <text:p>Mua 3 bất kỳ tặng 1</text:p>
          </table:table-cell>
          <table:table-cell table:style-name="ce36" table:content-validation-name="val14" office:value-type="date" office:date-value="2025-11-28" calcext:value-type="date">
            <text:p>28-Nov-25</text:p>
          </table:table-cell>
          <table:table-cell table:style-name="ce36" table:content-validation-name="val14" office:value-type="date" office:date-value="2025-12-25" calcext:value-type="date">
            <text:p>25-Dec-25</text:p>
          </table:table-cell>
        </table:table-row>
        <table:table-row table:style-name="ro2">
          <table:table-cell office:value-type="float" office:value="303257" calcext:value-type="float">
            <text:p>303257</text:p>
          </table:table-cell>
          <table:table-cell office:value-type="float" office:value="8934692020218" calcext:value-type="float">
            <text:p>8934692020218</text:p>
          </table:table-cell>
          <table:table-cell table:style-name="ce23" office:value-type="string" calcext:value-type="string">
            <text:p>CARLSBERG Bia Pilsner 330ml/1 Lon</text:p>
          </table:table-cell>
          <table:table-cell table:style-name="ce27" table:content-validation-name="val2" office:value-type="string" calcext:value-type="string">
            <text:p>Buy 2 get 1 free</text:p>
          </table:table-cell>
          <table:table-cell table:style-name="ce31" office:value-type="string" calcext:value-type="string">
            <text:p>Mua 2 tặng 1</text:p>
          </table:table-cell>
          <table:table-cell table:style-name="ce36" table:content-validation-name="val14" office:value-type="date" office:date-value="2025-11-28" calcext:value-type="date">
            <text:p>28-Nov-25</text:p>
          </table:table-cell>
          <table:table-cell table:style-name="ce36" table:content-validation-name="val14" office:value-type="date" office:date-value="2025-12-25" calcext:value-type="date">
            <text:p>25-Dec-25</text:p>
          </table:table-cell>
        </table:table-row>
        <table:table-row table:style-name="ro3">
          <table:table-cell office:value-type="float" office:value="301945" calcext:value-type="float">
            <text:p>301945</text:p>
          </table:table-cell>
          <table:table-cell office:value-type="float" office:value="8935001715535" calcext:value-type="float">
            <text:p>8935001715535</text:p>
          </table:table-cell>
          <table:table-cell table:style-name="ce23" office:value-type="string" calcext:value-type="string">
            <text:p>CHUPA CHUPS Kẹo Dẻo Trái Cây Tổng Hợp 90g/1 Gói</text:p>
          </table:table-cell>
          <table:table-cell table:style-name="ce27" office:value-type="string" calcext:value-type="string">
            <text:p>Combo</text:p>
          </table:table-cell>
          <table:table-cell table:style-name="ce31" office:value-type="string" calcext:value-type="string">
            <text:p>Tiết kiệm 50% cho sản phẩm thứ 2</text:p>
          </table:table-cell>
          <table:table-cell table:style-name="ce36" table:content-validation-name="val14" office:value-type="date" office:date-value="2025-11-28" calcext:value-type="date">
            <text:p>28-Nov-25</text:p>
          </table:table-cell>
          <table:table-cell table:style-name="ce36" table:content-validation-name="val14" office:value-type="date" office:date-value="2025-12-25" calcext:value-type="date">
            <text:p>25-Dec-25</text:p>
          </table:table-cell>
        </table:table-row>
        <table:table-row table:style-name="ro3">
          <table:table-cell office:value-type="float" office:value="223226" calcext:value-type="float">
            <text:p>223226</text:p>
          </table:table-cell>
          <table:table-cell office:value-type="float" office:value="8935001713128" calcext:value-type="float">
            <text:p>8935001713128</text:p>
          </table:table-cell>
          <table:table-cell table:style-name="ce23" office:value-type="string" calcext:value-type="string">
            <text:p>CHUPA CHUPS Kẹo Dẻo Gấu 90g/1 Gói</text:p>
          </table:table-cell>
          <table:table-cell table:style-name="ce27" office:value-type="string" calcext:value-type="string">
            <text:p>Combo</text:p>
          </table:table-cell>
          <table:table-cell table:style-name="ce31" office:value-type="string" calcext:value-type="string">
            <text:p>Tiết kiệm 50% cho sản phẩm thứ 2</text:p>
          </table:table-cell>
          <table:table-cell table:style-name="ce36" table:content-validation-name="val14" office:value-type="date" office:date-value="2025-11-28" calcext:value-type="date">
            <text:p>28-Nov-25</text:p>
          </table:table-cell>
          <table:table-cell table:style-name="ce36" table:content-validation-name="val14" office:value-type="date" office:date-value="2025-12-25" calcext:value-type="date">
            <text:p>25-Dec-25</text:p>
          </table:table-cell>
        </table:table-row>
        <table:table-row table:style-name="ro3">
          <table:table-cell office:value-type="string" calcext:value-type="string">
            <text:p><text:s/>307827</text:p>
          </table:table-cell>
          <table:table-cell office:value-type="float" office:value="8935001718260" calcext:value-type="float">
            <text:p>8935001718260</text:p>
          </table:table-cell>
          <table:table-cell table:style-name="ce23" office:value-type="string" calcext:value-type="string">
            <text:p>CHUPA CHUPS Kẹo Dẻo Hương Hỗn Hợp 90g/1 Gói</text:p>
          </table:table-cell>
          <table:table-cell table:style-name="ce27" table:content-validation-name="val2" office:value-type="string" calcext:value-type="string">
            <text:p>Combo</text:p>
          </table:table-cell>
          <table:table-cell table:style-name="ce31" office:value-type="string" calcext:value-type="string">
            <text:p>Tiết kiệm 50% cho sản phẩm thứ 2</text:p>
          </table:table-cell>
          <table:table-cell table:style-name="ce36" table:content-validation-name="val14" office:value-type="date" office:date-value="2025-11-28" calcext:value-type="date">
            <text:p>28-Nov-25</text:p>
          </table:table-cell>
          <table:table-cell table:style-name="ce36" table:content-validation-name="val14" office:value-type="date" office:date-value="2025-12-25" calcext:value-type="date">
            <text:p>25-Dec-25</text:p>
          </table:table-cell>
        </table:table-row>
        <table:table-row table:style-name="ro3">
          <table:table-cell office:value-type="float" office:value="177661" calcext:value-type="float">
            <text:p>177661</text:p>
          </table:table-cell>
          <table:table-cell office:value-type="float" office:value="4902777090603" calcext:value-type="float">
            <text:p>4902777090603</text:p>
          </table:table-cell>
          <table:table-cell table:style-name="ce23" office:value-type="string" calcext:value-type="string">
            <text:p>MEIJI Sô Cô La Đen 50g/1 Thanh</text:p>
          </table:table-cell>
          <table:table-cell table:style-name="ce27" table:content-validation-name="val2" office:value-type="string" calcext:value-type="string">
            <text:p>Combo</text:p>
          </table:table-cell>
          <table:table-cell table:style-name="ce31" office:value-type="string" calcext:value-type="string">
            <text:p>Tiết kiệm 50% cho sản phẩm thứ 2</text:p>
          </table:table-cell>
          <table:table-cell table:style-name="ce36" table:content-validation-name="val14" office:value-type="date" office:date-value="2025-11-28" calcext:value-type="date">
            <text:p>28-Nov-25</text:p>
          </table:table-cell>
          <table:table-cell table:style-name="ce36" table:content-validation-name="val14" office:value-type="date" office:date-value="2025-12-25" calcext:value-type="date">
            <text:p>25-Dec-25</text:p>
          </table:table-cell>
        </table:table-row>
        <table:table-row table:style-name="ro3">
          <table:table-cell office:value-type="float" office:value="177653" calcext:value-type="float">
            <text:p>177653</text:p>
          </table:table-cell>
          <table:table-cell office:value-type="float" office:value="4902777015927" calcext:value-type="float">
            <text:p>4902777015927</text:p>
          </table:table-cell>
          <table:table-cell table:style-name="ce23" office:value-type="string" calcext:value-type="string">
            <text:p>MEIJI Sô Cô La Sữa 50g/1 Thanh</text:p>
          </table:table-cell>
          <table:table-cell table:style-name="ce27" table:content-validation-name="val2" office:value-type="string" calcext:value-type="string">
            <text:p>Combo</text:p>
          </table:table-cell>
          <table:table-cell table:style-name="ce31" office:value-type="string" calcext:value-type="string">
            <text:p>Tiết kiệm 50% cho sản phẩm thứ 2</text:p>
          </table:table-cell>
          <table:table-cell table:style-name="ce36" table:content-validation-name="val14" office:value-type="date" office:date-value="2025-11-28" calcext:value-type="date">
            <text:p>28-Nov-25</text:p>
          </table:table-cell>
          <table:table-cell table:style-name="ce36" table:content-validation-name="val14" office:value-type="date" office:date-value="2025-12-25" calcext:value-type="date">
            <text:p>25-Dec-25</text:p>
          </table:table-cell>
        </table:table-row>
        <table:table-row table:style-name="ro2">
          <table:table-cell office:value-type="float" office:value="307280" calcext:value-type="float">
            <text:p>307280</text:p>
          </table:table-cell>
          <table:table-cell office:value-type="float" office:value="8936117791178" calcext:value-type="float">
            <text:p>8936117791178</text:p>
          </table:table-cell>
          <table:table-cell table:style-name="ce23" office:value-type="string" calcext:value-type="string">
            <text:p>EIKODO Kẹo Bổ Sung Vitamin Vị Mật Ong Chanh 15g/1 Gói</text:p>
          </table:table-cell>
          <table:table-cell table:style-name="ce27" table:content-validation-name="val2" office:value-type="string" calcext:value-type="string">
            <text:p>Buy 2 get 1 free</text:p>
          </table:table-cell>
          <table:table-cell table:style-name="ce31" office:value-type="string" calcext:value-type="string">
            <text:p>Mua 2 tặng 1 bất kì</text:p>
          </table:table-cell>
          <table:table-cell table:style-name="ce36" table:content-validation-name="val14" office:value-type="date" office:date-value="2025-11-28" calcext:value-type="date">
            <text:p>28-Nov-25</text:p>
          </table:table-cell>
          <table:table-cell table:style-name="ce36" table:content-validation-name="val14" office:value-type="date" office:date-value="2025-12-25" calcext:value-type="date">
            <text:p>25-Dec-25</text:p>
          </table:table-cell>
        </table:table-row>
        <table:table-row table:style-name="ro2">
          <table:table-cell office:value-type="float" office:value="307378" calcext:value-type="float">
            <text:p>307378</text:p>
          </table:table-cell>
          <table:table-cell office:value-type="float" office:value="8936117790928" calcext:value-type="float">
            <text:p>8936117790928</text:p>
          </table:table-cell>
          <table:table-cell table:style-name="ce23" office:value-type="string" calcext:value-type="string">
            <text:p>EIKODO Kẹo Ngậm Habu La Hán Quả 15g/1 Gói</text:p>
          </table:table-cell>
          <table:table-cell table:style-name="ce27" table:content-validation-name="val2" office:value-type="string" calcext:value-type="string">
            <text:p>Buy 2 get 1 free</text:p>
          </table:table-cell>
          <table:table-cell table:style-name="ce31" office:value-type="string" calcext:value-type="string">
            <text:p>Mua 2 tặng 1 bất kì</text:p>
          </table:table-cell>
          <table:table-cell table:style-name="ce36" table:content-validation-name="val14" office:value-type="date" office:date-value="2025-11-28" calcext:value-type="date">
            <text:p>28-Nov-25</text:p>
          </table:table-cell>
          <table:table-cell table:style-name="ce36" table:content-validation-name="val14" office:value-type="date" office:date-value="2025-12-25" calcext:value-type="date">
            <text:p>25-Dec-25</text:p>
          </table:table-cell>
        </table:table-row>
        <table:table-row table:style-name="ro2">
          <table:table-cell office:value-type="float" office:value="307279" calcext:value-type="float">
            <text:p>307279</text:p>
          </table:table-cell>
          <table:table-cell office:value-type="float" office:value="8936117790904" calcext:value-type="float">
            <text:p>8936117790904</text:p>
          </table:table-cell>
          <table:table-cell table:style-name="ce23" office:value-type="string" calcext:value-type="string">
            <text:p>EIKODO Kẹo Chanh Muối 15g/1 Gói</text:p>
          </table:table-cell>
          <table:table-cell table:style-name="ce27" table:content-validation-name="val2" office:value-type="string" calcext:value-type="string">
            <text:p>Buy 2 get 1 free</text:p>
          </table:table-cell>
          <table:table-cell table:style-name="ce31" office:value-type="string" calcext:value-type="string">
            <text:p>Mua 2 tặng 1 bất kì</text:p>
          </table:table-cell>
          <table:table-cell table:style-name="ce36" table:content-validation-name="val14" office:value-type="date" office:date-value="2025-11-28" calcext:value-type="date">
            <text:p>28-Nov-25</text:p>
          </table:table-cell>
          <table:table-cell table:style-name="ce36" table:content-validation-name="val14" office:value-type="date" office:date-value="2025-12-25" calcext:value-type="date">
            <text:p>25-Dec-25</text:p>
          </table:table-cell>
        </table:table-row>
        <table:table-row table:style-name="ro2">
          <table:table-cell office:value-type="float" office:value="101907" calcext:value-type="float">
            <text:p>101907</text:p>
          </table:table-cell>
          <table:table-cell office:value-type="float" office:value="95506500" calcext:value-type="float">
            <text:p>95506500</text:p>
          </table:table-cell>
          <table:table-cell table:style-name="ce23" office:value-type="string" calcext:value-type="string">
            <text:p>KITKAT Sô Cô La Bánh Xốp 17g/1 Thanh</text:p>
          </table:table-cell>
          <table:table-cell table:style-name="ce27" table:content-validation-name="val2" office:value-type="string" calcext:value-type="string">
            <text:p>Buy 2 get 1 free</text:p>
          </table:table-cell>
          <table:table-cell table:style-name="ce31" office:value-type="string" calcext:value-type="string">
            <text:p>Mua 2 tặng 1</text:p>
          </table:table-cell>
          <table:table-cell table:style-name="ce36" table:content-validation-name="val14" office:value-type="date" office:date-value="2025-11-28" calcext:value-type="date">
            <text:p>28-Nov-25</text:p>
          </table:table-cell>
          <table:table-cell table:style-name="ce36" table:content-validation-name="val14" office:value-type="date" office:date-value="2025-12-25" calcext:value-type="date">
            <text:p>25-Dec-25</text:p>
          </table:table-cell>
        </table:table-row>
        <table:table-row table:style-name="ro2">
          <table:table-cell office:value-type="float" office:value="101074" calcext:value-type="float">
            <text:p>101074</text:p>
          </table:table-cell>
          <table:table-cell office:value-type="float" office:value="50854011" calcext:value-type="float">
            <text:p>50854011</text:p>
          </table:table-cell>
          <table:table-cell table:style-name="ce23" office:value-type="string" calcext:value-type="string">
            <text:p>FISHERMAN'S FRIEND Kẹo Ngậm Bạc Hà 25g/1 Gói</text:p>
          </table:table-cell>
          <table:table-cell table:style-name="ce27" table:content-validation-name="val2" office:value-type="string" calcext:value-type="string">
            <text:p>Buy 2 get 1 free</text:p>
          </table:table-cell>
          <table:table-cell table:style-name="ce31" office:value-type="string" calcext:value-type="string">
            <text:p>Mua 2 tặng 1 bất kì</text:p>
          </table:table-cell>
          <table:table-cell table:style-name="ce36" table:content-validation-name="val14" office:value-type="date" office:date-value="2025-11-28" calcext:value-type="date">
            <text:p>28-Nov-25</text:p>
          </table:table-cell>
          <table:table-cell table:style-name="ce36" table:content-validation-name="val14" office:value-type="date" office:date-value="2025-12-25" calcext:value-type="date">
            <text:p>25-Dec-25</text:p>
          </table:table-cell>
        </table:table-row>
        <table:table-row table:style-name="ro2">
          <table:table-cell office:value-type="float" office:value="101098" calcext:value-type="float">
            <text:p>101098</text:p>
          </table:table-cell>
          <table:table-cell office:value-type="float" office:value="96118511" calcext:value-type="float">
            <text:p>96118511</text:p>
          </table:table-cell>
          <table:table-cell table:style-name="ce23" office:value-type="string" calcext:value-type="string">
            <text:p>FISHERMAN'S FRIEND Kẹo ngậm Bạc Hà và Cherry 25g/1 Gói</text:p>
          </table:table-cell>
          <table:table-cell table:style-name="ce27" table:content-validation-name="val2" office:value-type="string" calcext:value-type="string">
            <text:p>Buy 2 get 1 free</text:p>
          </table:table-cell>
          <table:table-cell table:style-name="ce31" office:value-type="string" calcext:value-type="string">
            <text:p>Mua 2 tặng 1 bất kì</text:p>
          </table:table-cell>
          <table:table-cell table:style-name="ce36" table:content-validation-name="val14" office:value-type="date" office:date-value="2025-11-28" calcext:value-type="date">
            <text:p>28-Nov-25</text:p>
          </table:table-cell>
          <table:table-cell table:style-name="ce36" table:content-validation-name="val14" office:value-type="date" office:date-value="2025-12-25" calcext:value-type="date">
            <text:p>25-Dec-25</text:p>
          </table:table-cell>
        </table:table-row>
        <table:table-row table:style-name="ro2">
          <table:table-cell office:value-type="float" office:value="273213" calcext:value-type="float">
            <text:p>273213</text:p>
          </table:table-cell>
          <table:table-cell office:value-type="float" office:value="96183519" calcext:value-type="float">
            <text:p>96183519</text:p>
          </table:table-cell>
          <table:table-cell table:style-name="ce23" office:value-type="string" calcext:value-type="string">
            <text:p>FISHERMAN'S FRIEND Kẹo ngậm Táo và Quế 25g/1 Gói</text:p>
          </table:table-cell>
          <table:table-cell table:style-name="ce27" table:content-validation-name="val2" office:value-type="string" calcext:value-type="string">
            <text:p>Buy 2 get 1 free</text:p>
          </table:table-cell>
          <table:table-cell table:style-name="ce31" office:value-type="string" calcext:value-type="string">
            <text:p>Mua 2 tặng 1 bất kì</text:p>
          </table:table-cell>
          <table:table-cell table:style-name="ce36" table:content-validation-name="val14" office:value-type="date" office:date-value="2025-11-28" calcext:value-type="date">
            <text:p>28-Nov-25</text:p>
          </table:table-cell>
          <table:table-cell table:style-name="ce36" table:content-validation-name="val14" office:value-type="date" office:date-value="2025-12-25" calcext:value-type="date">
            <text:p>25-Dec-25</text:p>
          </table:table-cell>
        </table:table-row>
        <table:table-row table:style-name="ro2">
          <table:table-cell office:value-type="float" office:value="101103" calcext:value-type="float">
            <text:p>101103</text:p>
          </table:table-cell>
          <table:table-cell office:value-type="float" office:value="96118504" calcext:value-type="float">
            <text:p>96118504</text:p>
          </table:table-cell>
          <table:table-cell table:style-name="ce23" office:value-type="string" calcext:value-type="string">
            <text:p>FISHERMAN'S FRIEND Kẹo ngậm Quýt Bạc Hà 25g/1 Gói</text:p>
          </table:table-cell>
          <table:table-cell table:style-name="ce27" table:content-validation-name="val2" office:value-type="string" calcext:value-type="string">
            <text:p>Buy 2 get 1 free</text:p>
          </table:table-cell>
          <table:table-cell table:style-name="ce31" office:value-type="string" calcext:value-type="string">
            <text:p>Mua 2 tặng 1 bất kì</text:p>
          </table:table-cell>
          <table:table-cell table:style-name="ce36" table:content-validation-name="val14" office:value-type="date" office:date-value="2025-11-28" calcext:value-type="date">
            <text:p>28-Nov-25</text:p>
          </table:table-cell>
          <table:table-cell table:style-name="ce36" table:content-validation-name="val14" office:value-type="date" office:date-value="2025-12-25" calcext:value-type="date">
            <text:p>25-Dec-25</text:p>
          </table:table-cell>
        </table:table-row>
        <table:table-row table:style-name="ro2">
          <table:table-cell office:value-type="float" office:value="198251" calcext:value-type="float">
            <text:p>198251</text:p>
          </table:table-cell>
          <table:table-cell office:value-type="float" office:value="96104033" calcext:value-type="float">
            <text:p>96104033</text:p>
          </table:table-cell>
          <table:table-cell table:style-name="ce23" office:value-type="string" calcext:value-type="string">
            <text:p>FISHERMAN'S FRIEND Kẹo Ngậm Cam &amp; Bạc Hà 25g/1 Gói</text:p>
          </table:table-cell>
          <table:table-cell table:style-name="ce27" table:content-validation-name="val2" office:value-type="string" calcext:value-type="string">
            <text:p>Buy 2 get 1 free</text:p>
          </table:table-cell>
          <table:table-cell table:style-name="ce31" office:value-type="string" calcext:value-type="string">
            <text:p>Mua 2 tặng 1 bất kì</text:p>
          </table:table-cell>
          <table:table-cell table:style-name="ce36" table:content-validation-name="val14" office:value-type="date" office:date-value="2025-11-28" calcext:value-type="date">
            <text:p>28-Nov-25</text:p>
          </table:table-cell>
          <table:table-cell table:style-name="ce36" table:content-validation-name="val14" office:value-type="date" office:date-value="2025-12-25" calcext:value-type="date">
            <text:p>25-Dec-25</text:p>
          </table:table-cell>
        </table:table-row>
        <table:table-row table:style-name="ro2">
          <table:table-cell office:value-type="float" office:value="302342" calcext:value-type="float">
            <text:p>302342</text:p>
          </table:table-cell>
          <table:table-cell office:value-type="float" office:value="8691216098091" calcext:value-type="float">
            <text:p>8691216098091</text:p>
          </table:table-cell>
          <table:table-cell table:style-name="ce23" office:value-type="string" calcext:value-type="string">
            <text:p>HARIBO Kẹo Dẻo Nho 80g/ 1 Gói</text:p>
          </table:table-cell>
          <table:table-cell table:style-name="ce27" office:value-type="string" calcext:value-type="string">
            <text:p>Buy 2 get 1 free</text:p>
          </table:table-cell>
          <table:table-cell table:style-name="ce31" office:value-type="string" calcext:value-type="string">
            <text:p>Mua 2 tặng 1 bất kì</text:p>
          </table:table-cell>
          <table:table-cell table:style-name="ce36" office:value-type="date" office:date-value="2025-11-28" calcext:value-type="date">
            <text:p>28-Nov-25</text:p>
          </table:table-cell>
          <table:table-cell table:style-name="ce36" office:value-type="date" office:date-value="2025-12-25" calcext:value-type="date">
            <text:p>25-Dec-25</text:p>
          </table:table-cell>
        </table:table-row>
        <table:table-row table:style-name="ro2">
          <table:table-cell office:value-type="float" office:value="305894" calcext:value-type="float">
            <text:p>305894</text:p>
          </table:table-cell>
          <table:table-cell office:value-type="float" office:value="8691216101746" calcext:value-type="float">
            <text:p>8691216101746</text:p>
          </table:table-cell>
          <table:table-cell table:style-name="ce23" office:value-type="string" calcext:value-type="string">
            <text:p>HARIBO Kẹo Dẻo Happy Monster 80g/1 Gói</text:p>
          </table:table-cell>
          <table:table-cell table:style-name="ce27" office:value-type="string" calcext:value-type="string">
            <text:p>Buy 2 get 1 free</text:p>
          </table:table-cell>
          <table:table-cell table:style-name="ce31" office:value-type="string" calcext:value-type="string">
            <text:p>Mua 2 tặng 1 bất kì</text:p>
          </table:table-cell>
          <table:table-cell table:style-name="ce36" office:value-type="date" office:date-value="2025-11-28" calcext:value-type="date">
            <text:p>28-Nov-25</text:p>
          </table:table-cell>
          <table:table-cell table:style-name="ce36" office:value-type="date" office:date-value="2025-12-25" calcext:value-type="date">
            <text:p>25-Dec-25</text:p>
          </table:table-cell>
        </table:table-row>
        <table:table-row table:style-name="ro2">
          <table:table-cell office:value-type="float" office:value="303343" calcext:value-type="float">
            <text:p>303343</text:p>
          </table:table-cell>
          <table:table-cell office:value-type="float" office:value="8936036029178" calcext:value-type="float">
            <text:p>8936036029178</text:p>
          </table:table-cell>
          <table:table-cell table:style-name="ce23" office:value-type="string" calcext:value-type="string">
            <text:p>O'STAR Khoai Tay Chien Pho Mai Trung Muoi 90g/1 Goi</text:p>
          </table:table-cell>
          <table:table-cell table:style-name="ce27" office:value-type="string" calcext:value-type="string">
            <text:p>Buy 2 get 1 free</text:p>
          </table:table-cell>
          <table:table-cell table:style-name="ce31" office:value-type="string" calcext:value-type="string">
            <text:p>Mua 2 tặng 1 </text:p>
          </table:table-cell>
          <table:table-cell table:style-name="ce36" table:content-validation-name="val14" office:value-type="date" office:date-value="2025-11-28" calcext:value-type="date">
            <text:p>28-Nov-25</text:p>
          </table:table-cell>
          <table:table-cell table:style-name="ce36" table:content-validation-name="val14" office:value-type="date" office:date-value="2025-12-25" calcext:value-type="date">
            <text:p>25-Dec-25</text:p>
          </table:table-cell>
        </table:table-row>
        <table:table-row table:style-name="ro2">
          <table:table-cell office:value-type="float" office:value="307639" calcext:value-type="float">
            <text:p>307639</text:p>
          </table:table-cell>
          <table:table-cell office:value-type="float" office:value="8936029424416" calcext:value-type="float">
            <text:p>8936029424416</text:p>
          </table:table-cell>
          <table:table-cell table:style-name="ce23" office:value-type="string" calcext:value-type="string">
            <text:p>O'STAR Vi Suon Nuong Tang 90g/1 Goi</text:p>
          </table:table-cell>
          <table:table-cell table:style-name="ce27" office:value-type="string" calcext:value-type="string">
            <text:p>Buy 2 get 1 free</text:p>
          </table:table-cell>
          <table:table-cell table:style-name="ce31" office:value-type="string" calcext:value-type="string">
            <text:p>Mua 2 tặng 1 </text:p>
          </table:table-cell>
          <table:table-cell table:style-name="ce36" table:content-validation-name="val14" office:value-type="date" office:date-value="2025-11-28" calcext:value-type="date">
            <text:p>28-Nov-25</text:p>
          </table:table-cell>
          <table:table-cell table:style-name="ce36" table:content-validation-name="val14" office:value-type="date" office:date-value="2025-12-25" calcext:value-type="date">
            <text:p>25-Dec-25</text:p>
          </table:table-cell>
        </table:table-row>
        <table:table-row table:style-name="ro2">
          <table:table-cell office:value-type="float" office:value="307638" calcext:value-type="float">
            <text:p>307638</text:p>
          </table:table-cell>
          <table:table-cell office:value-type="float" office:value="8936029424393" calcext:value-type="float">
            <text:p>8936029424393</text:p>
          </table:table-cell>
          <table:table-cell table:style-name="ce23" office:value-type="string" calcext:value-type="string">
            <text:p>O'STAR Khoai Tay Chien Vi Tao Bien Ngot 90g/1 Goi</text:p>
          </table:table-cell>
          <table:table-cell table:style-name="ce27" office:value-type="string" calcext:value-type="string">
            <text:p>Buy 2 get 1 free</text:p>
          </table:table-cell>
          <table:table-cell table:style-name="ce31" office:value-type="string" calcext:value-type="string">
            <text:p>Mua 2 tặng 1 </text:p>
          </table:table-cell>
          <table:table-cell table:style-name="ce36" table:content-validation-name="val14" office:value-type="date" office:date-value="2025-11-28" calcext:value-type="date">
            <text:p>28-Nov-25</text:p>
          </table:table-cell>
          <table:table-cell table:style-name="ce36" table:content-validation-name="val14" office:value-type="date" office:date-value="2025-12-25" calcext:value-type="date">
            <text:p>25-Dec-25</text:p>
          </table:table-cell>
        </table:table-row>
        <table:table-row table:style-name="ro2">
          <table:table-cell office:value-type="float" office:value="301544" calcext:value-type="float">
            <text:p>301544</text:p>
          </table:table-cell>
          <table:table-cell office:value-type="float" office:value="8936036027099" calcext:value-type="float">
            <text:p>8936036027099</text:p>
          </table:table-cell>
          <table:table-cell table:style-name="ce23" office:value-type="string" calcext:value-type="string">
            <text:p>O'STAR Khoai Tay Chien Vi Tu Nhien 95g/1 Goi</text:p>
          </table:table-cell>
          <table:table-cell table:style-name="ce27" office:value-type="string" calcext:value-type="string">
            <text:p>Buy 2 get 1 free</text:p>
          </table:table-cell>
          <table:table-cell table:style-name="ce31" office:value-type="string" calcext:value-type="string">
            <text:p>Mua 2 tặng 1 </text:p>
          </table:table-cell>
          <table:table-cell table:style-name="ce36" table:content-validation-name="val14" office:value-type="date" office:date-value="2025-11-28" calcext:value-type="date">
            <text:p>28-Nov-25</text:p>
          </table:table-cell>
          <table:table-cell table:style-name="ce36" table:content-validation-name="val14" office:value-type="date" office:date-value="2025-12-25" calcext:value-type="date">
            <text:p>25-Dec-25</text:p>
          </table:table-cell>
        </table:table-row>
        <table:table-row table:style-name="ro2">
          <table:table-cell office:value-type="float" office:value="178730" calcext:value-type="float">
            <text:p>178730</text:p>
          </table:table-cell>
          <table:table-cell office:value-type="float" office:value="8936036021738" calcext:value-type="float">
            <text:p>8936036021738</text:p>
          </table:table-cell>
          <table:table-cell table:style-name="ce23" office:value-type="string" calcext:value-type="string">
            <text:p>O'STAR Khoai Tay Chien Vi Kimchi 95g/1 Goi</text:p>
          </table:table-cell>
          <table:table-cell table:style-name="ce27" office:value-type="string" calcext:value-type="string">
            <text:p>Buy 2 get 1 free</text:p>
          </table:table-cell>
          <table:table-cell table:style-name="ce31" office:value-type="string" calcext:value-type="string">
            <text:p>Mua 2 tặng 1 </text:p>
          </table:table-cell>
          <table:table-cell table:style-name="ce36" table:content-validation-name="val14" office:value-type="date" office:date-value="2025-11-28" calcext:value-type="date">
            <text:p>28-Nov-25</text:p>
          </table:table-cell>
          <table:table-cell table:style-name="ce36" table:content-validation-name="val14" office:value-type="date" office:date-value="2025-12-25" calcext:value-type="date">
            <text:p>25-Dec-25</text:p>
          </table:table-cell>
        </table:table-row>
        <table:table-row table:style-name="ro2">
          <table:table-cell office:value-type="float" office:value="178722" calcext:value-type="float">
            <text:p>178722</text:p>
          </table:table-cell>
          <table:table-cell office:value-type="float" office:value="8936036021721" calcext:value-type="float">
            <text:p>8936036021721</text:p>
          </table:table-cell>
          <table:table-cell table:style-name="ce23" office:value-type="string" calcext:value-type="string">
            <text:p>O'STAR Khoai Tay Chien Vi Rong Bien 95g/1PK</text:p>
          </table:table-cell>
          <table:table-cell table:style-name="ce27" office:value-type="string" calcext:value-type="string">
            <text:p>Buy 2 get 1 free</text:p>
          </table:table-cell>
          <table:table-cell table:style-name="ce31" office:value-type="string" calcext:value-type="string">
            <text:p>Mua 2 tặng 1 </text:p>
          </table:table-cell>
          <table:table-cell table:style-name="ce36" table:content-validation-name="val14" office:value-type="date" office:date-value="2025-11-28" calcext:value-type="date">
            <text:p>28-Nov-25</text:p>
          </table:table-cell>
          <table:table-cell table:style-name="ce36" table:content-validation-name="val14" office:value-type="date" office:date-value="2025-12-25" calcext:value-type="date">
            <text:p>25-Dec-25</text:p>
          </table:table-cell>
        </table:table-row>
        <table:table-row table:style-name="ro3">
          <table:table-cell office:value-type="float" office:value="304450" calcext:value-type="float">
            <text:p>304450</text:p>
          </table:table-cell>
          <table:table-cell office:value-type="float" office:value="8936079124236" calcext:value-type="float">
            <text:p>8936079124236</text:p>
          </table:table-cell>
          <table:table-cell table:style-name="ce23" office:value-type="string" calcext:value-type="string">
            <text:p>LAY'S Khoai Tay Chien Tom Cang Dut Lo Pho Mai Tan Chay 90g/1 Goi</text:p>
          </table:table-cell>
          <table:table-cell table:style-name="ce27" office:value-type="string" calcext:value-type="string">
            <text:p>Combo</text:p>
          </table:table-cell>
          <table:table-cell table:style-name="ce31" office:value-type="string" calcext:value-type="string">
            <text:p>Giảm 50% khi mua sản phẩm thứ 2</text:p>
          </table:table-cell>
          <table:table-cell table:style-name="ce36" table:content-validation-name="val14" office:value-type="date" office:date-value="2025-11-28" calcext:value-type="date">
            <text:p>28-Nov-25</text:p>
          </table:table-cell>
          <table:table-cell table:style-name="ce36" table:content-validation-name="val14" office:value-type="date" office:date-value="2025-12-25" calcext:value-type="date">
            <text:p>25-Dec-25</text:p>
          </table:table-cell>
        </table:table-row>
        <table:table-row table:style-name="ro3">
          <table:table-cell office:value-type="float" office:value="208030" calcext:value-type="float">
            <text:p>208030</text:p>
          </table:table-cell>
          <table:table-cell office:value-type="float" office:value="8936079121013" calcext:value-type="float">
            <text:p>8936079121013</text:p>
          </table:table-cell>
          <table:table-cell table:style-name="ce23" office:value-type="string" calcext:value-type="string">
            <text:p>LAY'S Khoai Tay Chien Vi Suon Nuong 90g/1 Goi </text:p>
          </table:table-cell>
          <table:table-cell table:style-name="ce27" office:value-type="string" calcext:value-type="string">
            <text:p>Combo</text:p>
          </table:table-cell>
          <table:table-cell table:style-name="ce31" office:value-type="string" calcext:value-type="string">
            <text:p>Giảm 50% khi mua sản phẩm thứ 2</text:p>
          </table:table-cell>
          <table:table-cell table:style-name="ce36" table:content-validation-name="val14" office:value-type="date" office:date-value="2025-11-28" calcext:value-type="date">
            <text:p>28-Nov-25</text:p>
          </table:table-cell>
          <table:table-cell table:style-name="ce36" table:content-validation-name="val14" office:value-type="date" office:date-value="2025-12-25" calcext:value-type="date">
            <text:p>25-Dec-25</text:p>
          </table:table-cell>
        </table:table-row>
        <table:table-row table:style-name="ro3">
          <table:table-cell office:value-type="float" office:value="244507" calcext:value-type="float">
            <text:p>244507</text:p>
          </table:table-cell>
          <table:table-cell office:value-type="float" office:value="8936079121167" calcext:value-type="float">
            <text:p>8936079121167</text:p>
          </table:table-cell>
          <table:table-cell table:style-name="ce23" office:value-type="string" calcext:value-type="string">
            <text:p>LAY'S Khoai Tay Chien Pho Mai Cheddar 90g/1 Goi </text:p>
          </table:table-cell>
          <table:table-cell table:style-name="ce27" office:value-type="string" calcext:value-type="string">
            <text:p>Combo</text:p>
          </table:table-cell>
          <table:table-cell table:style-name="ce31" office:value-type="string" calcext:value-type="string">
            <text:p>Giảm 50% khi mua sản phẩm thứ 2</text:p>
          </table:table-cell>
          <table:table-cell table:style-name="ce36" table:content-validation-name="val14" office:value-type="date" office:date-value="2025-11-28" calcext:value-type="date">
            <text:p>28-Nov-25</text:p>
          </table:table-cell>
          <table:table-cell table:style-name="ce36" table:content-validation-name="val14" office:value-type="date" office:date-value="2025-12-25" calcext:value-type="date">
            <text:p>25-Dec-25</text:p>
          </table:table-cell>
        </table:table-row>
        <table:table-row table:style-name="ro3">
          <table:table-cell office:value-type="float" office:value="187658" calcext:value-type="float">
            <text:p>187658</text:p>
          </table:table-cell>
          <table:table-cell office:value-type="float" office:value="8936079120139" calcext:value-type="float">
            <text:p>8936079120139</text:p>
          </table:table-cell>
          <table:table-cell table:style-name="ce23" office:value-type="string" calcext:value-type="string">
            <text:p>LAY'S Khoai Tay Chien Vi Tu Nhien 90g/1 Goi </text:p>
          </table:table-cell>
          <table:table-cell table:style-name="ce27" office:value-type="string" calcext:value-type="string">
            <text:p>Combo</text:p>
          </table:table-cell>
          <table:table-cell table:style-name="ce31" office:value-type="string" calcext:value-type="string">
            <text:p>Giảm 50% khi mua sản phẩm thứ 2</text:p>
          </table:table-cell>
          <table:table-cell table:style-name="ce36" table:content-validation-name="val14" office:value-type="date" office:date-value="2025-11-28" calcext:value-type="date">
            <text:p>28-Nov-25</text:p>
          </table:table-cell>
          <table:table-cell table:style-name="ce36" table:content-validation-name="val14" office:value-type="date" office:date-value="2025-12-25" calcext:value-type="date">
            <text:p>25-Dec-25</text:p>
          </table:table-cell>
        </table:table-row>
        <table:table-row table:style-name="ro3">
          <table:table-cell office:value-type="float" office:value="305746" calcext:value-type="float">
            <text:p>305746</text:p>
          </table:table-cell>
          <table:table-cell office:value-type="float" office:value="8936079124991" calcext:value-type="float">
            <text:p>8936079124991</text:p>
          </table:table-cell>
          <table:table-cell table:style-name="ce23" office:value-type="string" calcext:value-type="string">
            <text:p>LAY'S Khoai Tay Chien Vi Muc Gion Dai Loan 88g/1 Goi</text:p>
          </table:table-cell>
          <table:table-cell table:style-name="ce27" office:value-type="string" calcext:value-type="string">
            <text:p>Combo</text:p>
          </table:table-cell>
          <table:table-cell table:style-name="ce31" office:value-type="string" calcext:value-type="string">
            <text:p>Giảm 50% khi mua sản phẩm thứ 2</text:p>
          </table:table-cell>
          <table:table-cell table:style-name="ce36" table:content-validation-name="val14" office:value-type="date" office:date-value="2025-11-28" calcext:value-type="date">
            <text:p>28-Nov-25</text:p>
          </table:table-cell>
          <table:table-cell table:style-name="ce36" table:content-validation-name="val14" office:value-type="date" office:date-value="2025-12-25" calcext:value-type="date">
            <text:p>25-Dec-25</text:p>
          </table:table-cell>
        </table:table-row>
        <table:table-row table:style-name="ro3">
          <table:table-cell office:value-type="float" office:value="304924" calcext:value-type="float">
            <text:p>304924</text:p>
          </table:table-cell>
          <table:table-cell office:value-type="float" office:value="8936079124472" calcext:value-type="float">
            <text:p>8936079124472</text:p>
          </table:table-cell>
          <table:table-cell table:style-name="ce23" office:value-type="string" calcext:value-type="string">
            <text:p>LAY'S Khoai Tay Chien Vi Pho Bo Ha Noi 88g</text:p>
          </table:table-cell>
          <table:table-cell table:style-name="ce27" office:value-type="string" calcext:value-type="string">
            <text:p>Combo</text:p>
          </table:table-cell>
          <table:table-cell table:style-name="ce31" office:value-type="string" calcext:value-type="string">
            <text:p>Giảm 50% khi mua sản phẩm thứ 2</text:p>
          </table:table-cell>
          <table:table-cell table:style-name="ce36" table:content-validation-name="val14" office:value-type="date" office:date-value="2025-11-28" calcext:value-type="date">
            <text:p>28-Nov-25</text:p>
          </table:table-cell>
          <table:table-cell table:style-name="ce36" table:content-validation-name="val14" office:value-type="date" office:date-value="2025-12-25" calcext:value-type="date">
            <text:p>25-Dec-25</text:p>
          </table:table-cell>
        </table:table-row>
        <table:table-row table:style-name="ro3">
          <table:table-cell office:value-type="float" office:value="208048" calcext:value-type="float">
            <text:p>208048</text:p>
          </table:table-cell>
          <table:table-cell office:value-type="float" office:value="8936079121020" calcext:value-type="float">
            <text:p>8936079121020</text:p>
          </table:table-cell>
          <table:table-cell table:style-name="ce23" office:value-type="string" calcext:value-type="string">
            <text:p>LAY'S Khoai Tay Chien Tao Bien 90g/1 Goi </text:p>
          </table:table-cell>
          <table:table-cell table:style-name="ce27" office:value-type="string" calcext:value-type="string">
            <text:p>Combo</text:p>
          </table:table-cell>
          <table:table-cell table:style-name="ce31" office:value-type="string" calcext:value-type="string">
            <text:p>Giảm 50% khi mua sản phẩm thứ 2</text:p>
          </table:table-cell>
          <table:table-cell table:style-name="ce36" table:content-validation-name="val14" office:value-type="date" office:date-value="2025-11-28" calcext:value-type="date">
            <text:p>28-Nov-25</text:p>
          </table:table-cell>
          <table:table-cell table:style-name="ce36" table:content-validation-name="val14" office:value-type="date" office:date-value="2025-12-25" calcext:value-type="date">
            <text:p>25-Dec-25</text:p>
          </table:table-cell>
        </table:table-row>
        <table:table-row table:style-name="ro3">
          <table:table-cell office:value-type="float" office:value="272631" calcext:value-type="float">
            <text:p>272631</text:p>
          </table:table-cell>
          <table:table-cell office:value-type="float" office:value="8936079121778" calcext:value-type="float">
            <text:p>8936079121778</text:p>
          </table:table-cell>
          <table:table-cell table:style-name="ce23" office:value-type="string" calcext:value-type="string">
            <text:p>LAY'S Khoai Tay Chien Bo Texas 90g/1 Goi</text:p>
          </table:table-cell>
          <table:table-cell table:style-name="ce27" office:value-type="string" calcext:value-type="string">
            <text:p>Combo</text:p>
          </table:table-cell>
          <table:table-cell table:style-name="ce31" office:value-type="string" calcext:value-type="string">
            <text:p>Giảm 50% khi mua sản phẩm thứ 2</text:p>
          </table:table-cell>
          <table:table-cell table:style-name="ce36" table:content-validation-name="val14" office:value-type="date" office:date-value="2025-11-28" calcext:value-type="date">
            <text:p>28-Nov-25</text:p>
          </table:table-cell>
          <table:table-cell table:style-name="ce36" table:content-validation-name="val14" office:value-type="date" office:date-value="2025-12-25" calcext:value-type="date">
            <text:p>25-Dec-25</text:p>
          </table:table-cell>
        </table:table-row>
        <table:table-row table:style-name="ro3">
          <table:table-cell office:value-type="string" calcext:value-type="string">
            <text:p>307867</text:p>
          </table:table-cell>
          <table:table-cell office:value-type="float" office:value="8936192421779" calcext:value-type="float">
            <text:p>8936192421779</text:p>
          </table:table-cell>
          <table:table-cell table:style-name="ce23" office:value-type="string" calcext:value-type="string">
            <text:p>SON GUZTO Banh Quy Bo Hanh Nhan 45g/1 Goi</text:p>
          </table:table-cell>
          <table:table-cell table:style-name="ce27" office:value-type="string" calcext:value-type="string">
            <text:p>On Sale</text:p>
          </table:table-cell>
          <table:table-cell table:style-name="ce31" office:value-type="string" calcext:value-type="string">
            <text:p>Giá dùng thử 35k</text:p>
          </table:table-cell>
          <table:table-cell table:style-name="ce36" table:content-validation-name="val14" office:value-type="date" office:date-value="2025-11-28" calcext:value-type="date">
            <text:p>28-Nov-25</text:p>
          </table:table-cell>
          <table:table-cell table:style-name="ce36" table:content-validation-name="val14" office:value-type="date" office:date-value="2025-12-25" calcext:value-type="date">
            <text:p>25-Dec-25</text:p>
          </table:table-cell>
        </table:table-row>
        <table:table-row table:style-name="ro3">
          <table:table-cell office:value-type="string" calcext:value-type="string">
            <text:p>307866</text:p>
          </table:table-cell>
          <table:table-cell office:value-type="float" office:value="8936192421847" calcext:value-type="float">
            <text:p>8936192421847</text:p>
          </table:table-cell>
          <table:table-cell table:style-name="ce23" office:value-type="string" calcext:value-type="string">
            <text:p>SON GUZTO Banh Quy Matcha Hanh Nhan 45g/1 Goi</text:p>
          </table:table-cell>
          <table:table-cell table:style-name="ce27" office:value-type="string" calcext:value-type="string">
            <text:p>On Sale</text:p>
          </table:table-cell>
          <table:table-cell table:style-name="ce31" office:value-type="string" calcext:value-type="string">
            <text:p>Giá dùng thử 35k</text:p>
          </table:table-cell>
          <table:table-cell table:style-name="ce36" table:content-validation-name="val14" office:value-type="date" office:date-value="2025-11-28" calcext:value-type="date">
            <text:p>28-Nov-25</text:p>
          </table:table-cell>
          <table:table-cell table:style-name="ce36" table:content-validation-name="val14" office:value-type="date" office:date-value="2025-12-25" calcext:value-type="date">
            <text:p>25-Dec-25</text:p>
          </table:table-cell>
        </table:table-row>
        <table:table-row table:style-name="ro3">
          <table:table-cell office:value-type="string" calcext:value-type="string">
            <text:p>307868</text:p>
          </table:table-cell>
          <table:table-cell office:value-type="float" office:value="8936192421816" calcext:value-type="float">
            <text:p>8936192421816</text:p>
          </table:table-cell>
          <table:table-cell table:style-name="ce23" office:value-type="string" calcext:value-type="string">
            <text:p>SON GUZTO Banh Quy Moka Hanh Nhan 45g/1 Goi</text:p>
          </table:table-cell>
          <table:table-cell table:style-name="ce27" office:value-type="string" calcext:value-type="string">
            <text:p>On Sale</text:p>
          </table:table-cell>
          <table:table-cell table:style-name="ce31" office:value-type="string" calcext:value-type="string">
            <text:p>Giá dùng thử 35k</text:p>
          </table:table-cell>
          <table:table-cell table:style-name="ce36" table:content-validation-name="val14" office:value-type="date" office:date-value="2025-11-28" calcext:value-type="date">
            <text:p>28-Nov-25</text:p>
          </table:table-cell>
          <table:table-cell table:style-name="ce36" table:content-validation-name="val14" office:value-type="date" office:date-value="2025-12-25" calcext:value-type="date">
            <text:p>25-Dec-25</text:p>
          </table:table-cell>
        </table:table-row>
        <table:table-row table:style-name="ro2">
          <table:table-cell office:value-type="float" office:value="303583" calcext:value-type="float">
            <text:p>303583</text:p>
          </table:table-cell>
          <table:table-cell office:value-type="float" office:value="8936235440064" calcext:value-type="float">
            <text:p>8936235440064</text:p>
          </table:table-cell>
          <table:table-cell table:style-name="ce23" office:value-type="string" calcext:value-type="string">
            <text:p>COUNTRY MA'AM Banh Quy So Co La 44g/1 Hop</text:p>
          </table:table-cell>
          <table:table-cell table:style-name="ce27" office:value-type="string" calcext:value-type="string">
            <text:p>Buy 1 get 1 free</text:p>
          </table:table-cell>
          <table:table-cell table:style-name="ce31" office:value-type="string" calcext:value-type="string">
            <text:p>Mua 1 tặng 1 bất kỳ</text:p>
          </table:table-cell>
          <table:table-cell table:style-name="ce36" table:content-validation-name="val14" office:value-type="date" office:date-value="2025-11-28" calcext:value-type="date">
            <text:p>28-Nov-25</text:p>
          </table:table-cell>
          <table:table-cell table:style-name="ce36" table:content-validation-name="val14" office:value-type="date" office:date-value="2025-12-25" calcext:value-type="date">
            <text:p>25-Dec-25</text:p>
          </table:table-cell>
        </table:table-row>
        <table:table-row table:style-name="ro2">
          <table:table-cell office:value-type="float" office:value="306994" calcext:value-type="float">
            <text:p>306994</text:p>
          </table:table-cell>
          <table:table-cell office:value-type="float" office:value="8936235440118" calcext:value-type="float">
            <text:p>8936235440118</text:p>
          </table:table-cell>
          <table:table-cell table:style-name="ce23" office:value-type="string" calcext:value-type="string">
            <text:p>COUNTRY MA'AM Banh Quy So Co La Dau 44g/1 Hop</text:p>
          </table:table-cell>
          <table:table-cell table:style-name="ce27" office:value-type="string" calcext:value-type="string">
            <text:p>Buy 1 get 1 free</text:p>
          </table:table-cell>
          <table:table-cell table:style-name="ce31" office:value-type="string" calcext:value-type="string">
            <text:p>Mua 1 tặng 1 bất kỳ</text:p>
          </table:table-cell>
          <table:table-cell table:style-name="ce36" table:content-validation-name="val14" office:value-type="date" office:date-value="2025-11-28" calcext:value-type="date">
            <text:p>28-Nov-25</text:p>
          </table:table-cell>
          <table:table-cell table:style-name="ce36" table:content-validation-name="val14" office:value-type="date" office:date-value="2025-12-25" calcext:value-type="date">
            <text:p>25-Dec-25</text:p>
          </table:table-cell>
        </table:table-row>
        <table:table-row table:style-name="ro2">
          <table:table-cell office:value-type="string" calcext:value-type="string">
            <text:p>307869</text:p>
          </table:table-cell>
          <table:table-cell office:value-type="float" office:value="8936235440019" calcext:value-type="float">
            <text:p>8936235440019</text:p>
          </table:table-cell>
          <table:table-cell table:style-name="ce23" office:value-type="string" calcext:value-type="string">
            <text:p>COUNTRY MA'AM Banh Quy Vani Va Socola Chip 44g/1 Hop</text:p>
          </table:table-cell>
          <table:table-cell table:style-name="ce27" office:value-type="string" calcext:value-type="string">
            <text:p>Buy 1 get 1 free</text:p>
          </table:table-cell>
          <table:table-cell table:style-name="ce31" office:value-type="string" calcext:value-type="string">
            <text:p>Mua 1 tặng 1 bất kỳ</text:p>
          </table:table-cell>
          <table:table-cell table:style-name="ce36" table:content-validation-name="val14" office:value-type="date" office:date-value="2025-11-28" calcext:value-type="date">
            <text:p>28-Nov-25</text:p>
          </table:table-cell>
          <table:table-cell table:style-name="ce36" table:content-validation-name="val14" office:value-type="date" office:date-value="2025-12-25" calcext:value-type="date">
            <text:p>25-Dec-25</text:p>
          </table:table-cell>
        </table:table-row>
        <table:table-row table:style-name="ro3">
          <table:table-cell office:value-type="string" calcext:value-type="string">
            <text:p>307778</text:p>
          </table:table-cell>
          <table:table-cell office:value-type="float" office:value="8934564302916" calcext:value-type="float">
            <text:p>8934564302916</text:p>
          </table:table-cell>
          <table:table-cell table:style-name="ce23" office:value-type="string" calcext:value-type="string">
            <text:p>CREAM-O Banh Quy 7 Vi Kem Charm BT21 280g/1 Hop</text:p>
          </table:table-cell>
          <table:table-cell table:style-name="ce27" table:content-validation-name="val3" office:value-type="string" calcext:value-type="string">
            <text:p>Free gift</text:p>
          </table:table-cell>
          <table:table-cell table:style-name="ce31" office:value-type="string" calcext:value-type="string">
            <text:p>Mua 1 Cream-O 7 vị tặng 1 Cream-O 3 vị</text:p>
          </table:table-cell>
          <table:table-cell table:style-name="ce36" table:content-validation-name="val14" office:value-type="date" office:date-value="2025-11-28" calcext:value-type="date">
            <text:p>28-Nov-25</text:p>
          </table:table-cell>
          <table:table-cell table:style-name="ce36" table:content-validation-name="val14" office:value-type="date" office:date-value="2025-12-25" calcext:value-type="date">
            <text:p>25-Dec-25</text:p>
          </table:table-cell>
        </table:table-row>
        <table:table-row table:style-name="ro3">
          <table:table-cell office:value-type="string" calcext:value-type="string">
            <text:p>307850</text:p>
          </table:table-cell>
          <table:table-cell office:value-type="float" office:value="8934564302954" calcext:value-type="float">
            <text:p>8934564302954</text:p>
          </table:table-cell>
          <table:table-cell table:style-name="ce23" office:value-type="string" calcext:value-type="string">
            <text:p>CREAM-O Banh Quy 3 Vi Kem Sticker BT21 120g/1 Goi</text:p>
          </table:table-cell>
          <table:table-cell table:style-name="ce27" table:content-validation-name="val3" office:value-type="string" calcext:value-type="string">
            <text:p>Free gift</text:p>
          </table:table-cell>
          <table:table-cell table:style-name="ce31" office:value-type="string" calcext:value-type="string">
            <text:p>Mua 1 Cream-O 7 vị tặng 1 Cream-O 3 vị</text:p>
          </table:table-cell>
          <table:table-cell table:style-name="ce36" table:content-validation-name="val14" office:value-type="date" office:date-value="2025-11-28" calcext:value-type="date">
            <text:p>28-Nov-25</text:p>
          </table:table-cell>
          <table:table-cell table:style-name="ce36" table:content-validation-name="val14" office:value-type="date" office:date-value="2025-12-25" calcext:value-type="date">
            <text:p>25-Dec-25</text:p>
          </table:table-cell>
        </table:table-row>
        <table:table-row table:style-name="ro2">
          <table:table-cell office:value-type="float" office:value="226680" calcext:value-type="float">
            <text:p>226680</text:p>
          </table:table-cell>
          <table:table-cell office:value-type="float" office:value="8934822121211" calcext:value-type="float">
            <text:p>8934822121211</text:p>
          </table:table-cell>
          <table:table-cell table:style-name="ce23" office:value-type="string" calcext:value-type="string">
            <text:p>STRONGBOW Nuoc Tao Len Men Vi Dau 320ml/ 1 Lon</text:p>
          </table:table-cell>
          <table:table-cell table:style-name="ce27" table:content-validation-name="val2" office:value-type="string" calcext:value-type="string">
            <text:p>Buy 3 get 1 free</text:p>
          </table:table-cell>
          <table:table-cell table:style-name="ce31" office:value-type="string" calcext:value-type="string">
            <text:p>Mua 3 tặng 1 bất kì</text:p>
          </table:table-cell>
          <table:table-cell table:style-name="ce36" table:content-validation-name="val14" office:value-type="date" office:date-value="2025-11-28" calcext:value-type="date">
            <text:p>28-Nov-25</text:p>
          </table:table-cell>
          <table:table-cell table:style-name="ce36" table:content-validation-name="val14" office:value-type="date" office:date-value="2025-12-25" calcext:value-type="date">
            <text:p>25-Dec-25</text:p>
          </table:table-cell>
        </table:table-row>
        <table:table-row table:style-name="ro2">
          <table:table-cell office:value-type="float" office:value="226698" calcext:value-type="float">
            <text:p>226698</text:p>
          </table:table-cell>
          <table:table-cell office:value-type="float" office:value="8934822111212" calcext:value-type="float">
            <text:p>8934822111212</text:p>
          </table:table-cell>
          <table:table-cell table:style-name="ce23" office:value-type="string" calcext:value-type="string">
            <text:p>STRONGBOW Nuoc Tao Len Men Vi Tao 320ml/1 Lon</text:p>
          </table:table-cell>
          <table:table-cell table:style-name="ce27" table:content-validation-name="val2" office:value-type="string" calcext:value-type="string">
            <text:p>Buy 3 get 1 free</text:p>
          </table:table-cell>
          <table:table-cell table:style-name="ce31" office:value-type="string" calcext:value-type="string">
            <text:p>Mua 3 tặng 1 bất kì</text:p>
          </table:table-cell>
          <table:table-cell table:style-name="ce36" table:content-validation-name="val14" office:value-type="date" office:date-value="2025-11-28" calcext:value-type="date">
            <text:p>28-Nov-25</text:p>
          </table:table-cell>
          <table:table-cell table:style-name="ce36" table:content-validation-name="val14" office:value-type="date" office:date-value="2025-12-25" calcext:value-type="date">
            <text:p>25-Dec-25</text:p>
          </table:table-cell>
        </table:table-row>
        <table:table-row table:style-name="ro2">
          <table:table-cell office:value-type="float" office:value="231033" calcext:value-type="float">
            <text:p>231033</text:p>
          </table:table-cell>
          <table:table-cell office:value-type="float" office:value="8934822171216" calcext:value-type="float">
            <text:p>8934822171216</text:p>
          </table:table-cell>
          <table:table-cell table:style-name="ce23" office:value-type="string" calcext:value-type="string">
            <text:p>STRONGBOW Nuoc Tao Len Men Vi Dau Den 320ml/ 1 Lon</text:p>
          </table:table-cell>
          <table:table-cell table:style-name="ce27" table:content-validation-name="val2" office:value-type="string" calcext:value-type="string">
            <text:p>Buy 3 get 1 free</text:p>
          </table:table-cell>
          <table:table-cell table:style-name="ce31" office:value-type="string" calcext:value-type="string">
            <text:p>Mua 3 tặng 1 bất kì</text:p>
          </table:table-cell>
          <table:table-cell table:style-name="ce36" table:content-validation-name="val14" office:value-type="date" office:date-value="2025-11-28" calcext:value-type="date">
            <text:p>28-Nov-25</text:p>
          </table:table-cell>
          <table:table-cell table:style-name="ce36" table:content-validation-name="val14" office:value-type="date" office:date-value="2025-12-25" calcext:value-type="date">
            <text:p>25-Dec-25</text:p>
          </table:table-cell>
        </table:table-row>
        <table:table-row table:style-name="ro2">
          <table:table-cell office:value-type="float" office:value="305628" calcext:value-type="float">
            <text:p>305628</text:p>
          </table:table-cell>
          <table:table-cell office:value-type="float" office:value="8934822461294" calcext:value-type="float">
            <text:p>8934822461294</text:p>
          </table:table-cell>
          <table:table-cell table:style-name="ce23" office:value-type="string" calcext:value-type="string">
            <text:p>STRONGBOW Nuoc Tao Len Kiwi&amp; Thanh Long 320ml/1 Lon</text:p>
          </table:table-cell>
          <table:table-cell table:style-name="ce27" table:content-validation-name="val2" office:value-type="string" calcext:value-type="string">
            <text:p>Buy 3 get 1 free</text:p>
          </table:table-cell>
          <table:table-cell table:style-name="ce31" office:value-type="string" calcext:value-type="string">
            <text:p>Mua 3 tặng 1 bất kì</text:p>
          </table:table-cell>
          <table:table-cell table:style-name="ce36" table:content-validation-name="val14" office:value-type="date" office:date-value="2025-11-28" calcext:value-type="date">
            <text:p>28-Nov-25</text:p>
          </table:table-cell>
          <table:table-cell table:style-name="ce36" table:content-validation-name="val14" office:value-type="date" office:date-value="2025-12-25" calcext:value-type="date">
            <text:p>25-Dec-25</text:p>
          </table:table-cell>
        </table:table-row>
        <table:table-row table:style-name="ro2">
          <table:table-cell office:value-type="float" office:value="305629" calcext:value-type="float">
            <text:p>305629</text:p>
          </table:table-cell>
          <table:table-cell office:value-type="float" office:value="8934822451295" calcext:value-type="float">
            <text:p>8934822451295</text:p>
          </table:table-cell>
          <table:table-cell table:style-name="ce23" office:value-type="string" calcext:value-type="string">
            <text:p>STRONGBOW Nuoc Tao Len Men Dua&amp;Luu 320ml/1 Lon</text:p>
          </table:table-cell>
          <table:table-cell table:style-name="ce27" table:content-validation-name="val2" office:value-type="string" calcext:value-type="string">
            <text:p>Buy 3 get 1 free</text:p>
          </table:table-cell>
          <table:table-cell table:style-name="ce31" office:value-type="string" calcext:value-type="string">
            <text:p>Mua 3 tặng 1 bất kì</text:p>
          </table:table-cell>
          <table:table-cell table:style-name="ce36" table:content-validation-name="val14" office:value-type="date" office:date-value="2025-11-28" calcext:value-type="date">
            <text:p>28-Nov-25</text:p>
          </table:table-cell>
          <table:table-cell table:style-name="ce36" table:content-validation-name="val14" office:value-type="date" office:date-value="2025-12-25" calcext:value-type="date">
            <text:p>25-Dec-25</text:p>
          </table:table-cell>
        </table:table-row>
        <table:table-row table:style-name="ro3">
          <table:table-cell office:value-type="float" office:value="303870" calcext:value-type="float">
            <text:p>303870</text:p>
          </table:table-cell>
          <table:table-cell office:value-type="float" office:value="8936185351823" calcext:value-type="float">
            <text:p>8936185351823</text:p>
          </table:table-cell>
          <table:table-cell table:style-name="ce23" office:value-type="string" calcext:value-type="string">
            <text:p>CHILL Nươc Cocktail Vi Vai Sake 250ml/ 1 Lon</text:p>
          </table:table-cell>
          <table:table-cell table:style-name="ce27" office:value-type="string" calcext:value-type="string">
            <text:p>Combo</text:p>
          </table:table-cell>
          <table:table-cell table:style-name="ce31" office:value-type="string" calcext:value-type="string">
            <text:p>Mua 2 giá 40k CHILL 250ml/320ml bất kỳ</text:p>
          </table:table-cell>
          <table:table-cell table:style-name="ce36" table:content-validation-name="val14" office:value-type="date" office:date-value="2025-11-28" calcext:value-type="date">
            <text:p>28-Nov-25</text:p>
          </table:table-cell>
          <table:table-cell table:style-name="ce36" table:content-validation-name="val14" office:value-type="date" office:date-value="2025-12-25" calcext:value-type="date">
            <text:p>25-Dec-25</text:p>
          </table:table-cell>
        </table:table-row>
        <table:table-row table:style-name="ro3">
          <table:table-cell office:value-type="float" office:value="303871" calcext:value-type="float">
            <text:p>303871</text:p>
          </table:table-cell>
          <table:table-cell office:value-type="float" office:value="8936185351816" calcext:value-type="float">
            <text:p>8936185351816</text:p>
          </table:table-cell>
          <table:table-cell table:style-name="ce23" office:value-type="string" calcext:value-type="string">
            <text:p>CHILL Nuoc Cocktail Vi Dua Hau Sake 250ml/ 1 Lon </text:p>
          </table:table-cell>
          <table:table-cell table:style-name="ce27" office:value-type="string" calcext:value-type="string">
            <text:p>Combo</text:p>
          </table:table-cell>
          <table:table-cell table:style-name="ce31" office:value-type="string" calcext:value-type="string">
            <text:p>Mua 2 giá 40k CHILL 250ml/320ml bất kỳ</text:p>
          </table:table-cell>
          <table:table-cell table:style-name="ce36" table:content-validation-name="val14" office:value-type="date" office:date-value="2025-11-28" calcext:value-type="date">
            <text:p>28-Nov-25</text:p>
          </table:table-cell>
          <table:table-cell table:style-name="ce36" table:content-validation-name="val14" office:value-type="date" office:date-value="2025-12-25" calcext:value-type="date">
            <text:p>25-Dec-25</text:p>
          </table:table-cell>
        </table:table-row>
        <table:table-row table:style-name="ro3">
          <table:table-cell office:value-type="float" office:value="304903" calcext:value-type="float">
            <text:p>304903</text:p>
          </table:table-cell>
          <table:table-cell office:value-type="float" office:value="8936185352233" calcext:value-type="float">
            <text:p>8936185352233</text:p>
          </table:table-cell>
          <table:table-cell table:style-name="ce23" office:value-type="string" calcext:value-type="string">
            <text:p>CHILL Nuoc Cocktail Vi Cam Yuzu 250ml/ 1 Lon</text:p>
          </table:table-cell>
          <table:table-cell table:style-name="ce27" office:value-type="string" calcext:value-type="string">
            <text:p>Combo</text:p>
          </table:table-cell>
          <table:table-cell table:style-name="ce31" office:value-type="string" calcext:value-type="string">
            <text:p>Mua 2 giá 40k CHILL 250ml/320ml bất kỳ</text:p>
          </table:table-cell>
          <table:table-cell table:style-name="ce36" table:content-validation-name="val14" office:value-type="date" office:date-value="2025-11-28" calcext:value-type="date">
            <text:p>28-Nov-25</text:p>
          </table:table-cell>
          <table:table-cell table:style-name="ce36" table:content-validation-name="val14" office:value-type="date" office:date-value="2025-12-25" calcext:value-type="date">
            <text:p>25-Dec-25</text:p>
          </table:table-cell>
        </table:table-row>
        <table:table-row table:style-name="ro3">
          <table:table-cell office:value-type="float" office:value="305303" calcext:value-type="float">
            <text:p>305303</text:p>
          </table:table-cell>
          <table:table-cell office:value-type="float" office:value="8936185351397" calcext:value-type="float">
            <text:p>8936185351397</text:p>
          </table:table-cell>
          <table:table-cell table:style-name="ce23" office:value-type="string" calcext:value-type="string">
            <text:p>Chill Light <text:s/>Viet Quat &amp; Vodka 320ml/1 Lon</text:p>
          </table:table-cell>
          <table:table-cell table:style-name="ce27" office:value-type="string" calcext:value-type="string">
            <text:p>Combo</text:p>
          </table:table-cell>
          <table:table-cell table:style-name="ce31" office:value-type="string" calcext:value-type="string">
            <text:p>Mua 2 giá 40k CHILL 250ml/320ml bất kỳ</text:p>
          </table:table-cell>
          <table:table-cell table:style-name="ce36" table:content-validation-name="val14" office:value-type="date" office:date-value="2025-11-28" calcext:value-type="date">
            <text:p>28-Nov-25</text:p>
          </table:table-cell>
          <table:table-cell table:style-name="ce36" table:content-validation-name="val14" office:value-type="date" office:date-value="2025-12-25" calcext:value-type="date">
            <text:p>25-Dec-25</text:p>
          </table:table-cell>
        </table:table-row>
        <table:table-row table:style-name="ro3">
          <table:table-cell office:value-type="float" office:value="232267" calcext:value-type="float">
            <text:p>232267</text:p>
          </table:table-cell>
          <table:table-cell office:value-type="float" office:value="8801048921003" calcext:value-type="float">
            <text:p>8801048921003</text:p>
          </table:table-cell>
          <table:table-cell table:style-name="ce23" office:value-type="string" calcext:value-type="string">
            <text:p>JINRO Ruou Soju Vi Buoi 13% Do Con 360ml/1 Chai</text:p>
          </table:table-cell>
          <table:table-cell table:style-name="ce27" office:value-type="string" calcext:value-type="string">
            <text:p>Combo</text:p>
          </table:table-cell>
          <table:table-cell table:style-name="ce31" office:value-type="string" calcext:value-type="string">
            <text:p>Tiết kiệm 40k khi mua 2 sản phẩm JINRO</text:p>
          </table:table-cell>
          <table:table-cell table:style-name="ce36" table:content-validation-name="val14" office:value-type="date" office:date-value="2025-11-28" calcext:value-type="date">
            <text:p>28-Nov-25</text:p>
          </table:table-cell>
          <table:table-cell table:style-name="ce36" table:content-validation-name="val14" office:value-type="date" office:date-value="2025-12-25" calcext:value-type="date">
            <text:p>25-Dec-25</text:p>
          </table:table-cell>
        </table:table-row>
        <table:table-row table:style-name="ro3">
          <table:table-cell office:value-type="float" office:value="232275" calcext:value-type="float">
            <text:p>232275</text:p>
          </table:table-cell>
          <table:table-cell office:value-type="float" office:value="8801048921102" calcext:value-type="float">
            <text:p>8801048921102</text:p>
          </table:table-cell>
          <table:table-cell table:style-name="ce23" office:value-type="string" calcext:value-type="string">
            <text:p>JINRO Ruou Soju Vi Nho 13% Do Con 360ml/1 Chai</text:p>
          </table:table-cell>
          <table:table-cell table:style-name="ce27" office:value-type="string" calcext:value-type="string">
            <text:p>Combo</text:p>
          </table:table-cell>
          <table:table-cell table:style-name="ce31" office:value-type="string" calcext:value-type="string">
            <text:p>Tiết kiệm 40k khi mua 2 sản phẩm JINRO</text:p>
          </table:table-cell>
          <table:table-cell table:style-name="ce36" table:content-validation-name="val14" office:value-type="date" office:date-value="2025-11-28" calcext:value-type="date">
            <text:p>28-Nov-25</text:p>
          </table:table-cell>
          <table:table-cell table:style-name="ce36" table:content-validation-name="val14" office:value-type="date" office:date-value="2025-12-25" calcext:value-type="date">
            <text:p>25-Dec-25</text:p>
          </table:table-cell>
        </table:table-row>
        <table:table-row table:style-name="ro3">
          <table:table-cell office:value-type="float" office:value="232283" calcext:value-type="float">
            <text:p>232283</text:p>
          </table:table-cell>
          <table:table-cell office:value-type="float" office:value="8801048178308" calcext:value-type="float">
            <text:p>8801048178308</text:p>
          </table:table-cell>
          <table:table-cell table:style-name="ce23" office:value-type="string" calcext:value-type="string">
            <text:p>JINRO Ruou Soju Vi Man 13% Do Con <text:s/>360ml/1 Chai</text:p>
          </table:table-cell>
          <table:table-cell table:style-name="ce27" office:value-type="string" calcext:value-type="string">
            <text:p>Combo</text:p>
          </table:table-cell>
          <table:table-cell table:style-name="ce31" office:value-type="string" calcext:value-type="string">
            <text:p>Tiết kiệm 40k khi mua 2 sản phẩm JINRO</text:p>
          </table:table-cell>
          <table:table-cell table:style-name="ce36" table:content-validation-name="val14" office:value-type="date" office:date-value="2025-11-28" calcext:value-type="date">
            <text:p>28-Nov-25</text:p>
          </table:table-cell>
          <table:table-cell table:style-name="ce36" table:content-validation-name="val14" office:value-type="date" office:date-value="2025-12-25" calcext:value-type="date">
            <text:p>25-Dec-25</text:p>
          </table:table-cell>
        </table:table-row>
        <table:table-row table:style-name="ro3">
          <table:table-cell office:value-type="float" office:value="302935" calcext:value-type="float">
            <text:p>302935</text:p>
          </table:table-cell>
          <table:table-cell office:value-type="float" office:value="8801048181292" calcext:value-type="float">
            <text:p>8801048181292</text:p>
          </table:table-cell>
          <table:table-cell table:style-name="ce23" office:value-type="string" calcext:value-type="string">
            <text:p>JINRO Ruou Soju Vi Dao 360ml/1 Chai</text:p>
          </table:table-cell>
          <table:table-cell table:style-name="ce27" office:value-type="string" calcext:value-type="string">
            <text:p>Combo</text:p>
          </table:table-cell>
          <table:table-cell table:style-name="ce31" office:value-type="string" calcext:value-type="string">
            <text:p>Tiết kiệm 40k khi mua 2 sản phẩm JINRO</text:p>
          </table:table-cell>
          <table:table-cell table:style-name="ce36" table:content-validation-name="val14" office:value-type="date" office:date-value="2025-11-28" calcext:value-type="date">
            <text:p>28-Nov-25</text:p>
          </table:table-cell>
          <table:table-cell table:style-name="ce36" table:content-validation-name="val14" office:value-type="date" office:date-value="2025-12-25" calcext:value-type="date">
            <text:p>25-Dec-25</text:p>
          </table:table-cell>
        </table:table-row>
        <table:table-row table:style-name="ro3">
          <table:table-cell office:value-type="float" office:value="307102" calcext:value-type="float">
            <text:p>307102</text:p>
          </table:table-cell>
          <table:table-cell office:value-type="float" office:value="8801048181421" calcext:value-type="float">
            <text:p>8801048181421</text:p>
          </table:table-cell>
          <table:table-cell table:style-name="ce23" office:value-type="string" calcext:value-type="string">
            <text:p>JINRO Ruou Soju Vi Chanh 13% 360ml/1 Chai</text:p>
          </table:table-cell>
          <table:table-cell table:style-name="ce27" office:value-type="string" calcext:value-type="string">
            <text:p>Combo</text:p>
          </table:table-cell>
          <table:table-cell table:style-name="ce31" office:value-type="string" calcext:value-type="string">
            <text:p>Tiết kiệm 40k khi mua 2 sản phẩm JINRO</text:p>
          </table:table-cell>
          <table:table-cell table:style-name="ce36" table:content-validation-name="val14" office:value-type="date" office:date-value="2025-11-28" calcext:value-type="date">
            <text:p>28-Nov-25</text:p>
          </table:table-cell>
          <table:table-cell table:style-name="ce36" table:content-validation-name="val14" office:value-type="date" office:date-value="2025-12-25" calcext:value-type="date">
            <text:p>25-Dec-25</text:p>
          </table:table-cell>
        </table:table-row>
        <table:table-row table:style-name="ro3">
          <table:table-cell office:value-type="float" office:value="271423" calcext:value-type="float">
            <text:p>271423</text:p>
          </table:table-cell>
          <table:table-cell office:value-type="float" office:value="8935049501503" calcext:value-type="float">
            <text:p>8935049501503</text:p>
          </table:table-cell>
          <table:table-cell table:style-name="ce23" office:value-type="string" calcext:value-type="string">
            <text:p>COCA COLA Lon Cao 320ml/1 Lon</text:p>
          </table:table-cell>
          <table:table-cell table:style-name="ce27" table:content-validation-name="val4" office:value-type="string" calcext:value-type="string">
            <text:p>Combo</text:p>
          </table:table-cell>
          <table:table-cell table:style-name="ce31" office:value-type="string" calcext:value-type="string">
            <text:p>Mua 2 bất kỳ giá 20k</text:p>
          </table:table-cell>
          <table:table-cell table:style-name="ce36" office:value-type="date" office:date-value="2025-11-28" calcext:value-type="date">
            <text:p>28-Nov-25</text:p>
          </table:table-cell>
          <table:table-cell table:style-name="ce36" office:value-type="date" office:date-value="2025-12-25" calcext:value-type="date">
            <text:p>25-Dec-25</text:p>
          </table:table-cell>
        </table:table-row>
        <table:table-row table:style-name="ro3">
          <table:table-cell office:value-type="float" office:value="273069" calcext:value-type="float">
            <text:p>273069</text:p>
          </table:table-cell>
          <table:table-cell office:value-type="float" office:value="8935049501527" calcext:value-type="float">
            <text:p>8935049501527</text:p>
          </table:table-cell>
          <table:table-cell table:style-name="ce23" office:value-type="string" calcext:value-type="string">
            <text:p>COCA COLA LIGHT Nuoc Ngot Co Ga Lon Cao 320ml/1 Lon</text:p>
          </table:table-cell>
          <table:table-cell table:style-name="ce27" table:content-validation-name="val4" office:value-type="string" calcext:value-type="string">
            <text:p>Combo</text:p>
          </table:table-cell>
          <table:table-cell table:style-name="ce31" office:value-type="string" calcext:value-type="string">
            <text:p>Mua 2 bất kỳ giá 20k</text:p>
          </table:table-cell>
          <table:table-cell table:style-name="ce36" office:value-type="date" office:date-value="2025-11-28" calcext:value-type="date">
            <text:p>28-Nov-25</text:p>
          </table:table-cell>
          <table:table-cell table:style-name="ce36" office:value-type="date" office:date-value="2025-12-25" calcext:value-type="date">
            <text:p>25-Dec-25</text:p>
          </table:table-cell>
        </table:table-row>
        <table:table-row table:style-name="ro3">
          <table:table-cell office:value-type="float" office:value="273085" calcext:value-type="float">
            <text:p>273085</text:p>
          </table:table-cell>
          <table:table-cell office:value-type="float" office:value="8935049501534" calcext:value-type="float">
            <text:p>8935049501534</text:p>
          </table:table-cell>
          <table:table-cell table:style-name="ce23" office:value-type="string" calcext:value-type="string">
            <text:p>COCA COLA ZERO Nuoc Ngot Co Ga Lon Cao 320ml/1 Lon</text:p>
          </table:table-cell>
          <table:table-cell table:style-name="ce27" table:content-validation-name="val4" office:value-type="string" calcext:value-type="string">
            <text:p>Combo</text:p>
          </table:table-cell>
          <table:table-cell table:style-name="ce31" office:value-type="string" calcext:value-type="string">
            <text:p>Mua 2 bất kỳ giá 20k</text:p>
          </table:table-cell>
          <table:table-cell table:style-name="ce36" office:value-type="date" office:date-value="2025-11-28" calcext:value-type="date">
            <text:p>28-Nov-25</text:p>
          </table:table-cell>
          <table:table-cell table:style-name="ce36" office:value-type="date" office:date-value="2025-12-25" calcext:value-type="date">
            <text:p>25-Dec-25</text:p>
          </table:table-cell>
        </table:table-row>
        <table:table-row table:style-name="ro3">
          <table:table-cell office:value-type="string" calcext:value-type="string">
            <text:p>307834</text:p>
          </table:table-cell>
          <table:table-cell office:value-type="float" office:value="8935049501763" calcext:value-type="float">
            <text:p>8935049501763</text:p>
          </table:table-cell>
          <table:table-cell table:style-name="ce23" office:value-type="string" calcext:value-type="string">
            <text:p>COCA COLA Nuoc Ngot Khong Calo Huong Vani 320ml/1 Lon</text:p>
          </table:table-cell>
          <table:table-cell table:style-name="ce27" table:content-validation-name="val4" office:value-type="string" calcext:value-type="string">
            <text:p>Combo</text:p>
          </table:table-cell>
          <table:table-cell table:style-name="ce31" office:value-type="string" calcext:value-type="string">
            <text:p>Mua 2 bất kỳ giá 20k</text:p>
          </table:table-cell>
          <table:table-cell table:style-name="ce36" office:value-type="date" office:date-value="2025-11-28" calcext:value-type="date">
            <text:p>28-Nov-25</text:p>
          </table:table-cell>
          <table:table-cell table:style-name="ce36" office:value-type="date" office:date-value="2025-12-25" calcext:value-type="date">
            <text:p>25-Dec-25</text:p>
          </table:table-cell>
        </table:table-row>
        <table:table-row table:style-name="ro3">
          <table:table-cell office:value-type="float" office:value="300760" calcext:value-type="float">
            <text:p>300760</text:p>
          </table:table-cell>
          <table:table-cell office:value-type="float" office:value="8935049500155" calcext:value-type="float">
            <text:p>8935049500155</text:p>
          </table:table-cell>
          <table:table-cell table:style-name="ce23" office:value-type="string" calcext:value-type="string">
            <text:p>COCA COLA ZERO Nuoc Ngot Co Ga Khong Duong 600ml/1 Chai</text:p>
          </table:table-cell>
          <table:table-cell table:style-name="ce27" table:content-validation-name="val4" office:value-type="string" calcext:value-type="string">
            <text:p>Combo</text:p>
          </table:table-cell>
          <table:table-cell table:style-name="ce31" office:value-type="string" calcext:value-type="string">
            <text:p>Mua 2 bất kỳ giá 16k</text:p>
          </table:table-cell>
          <table:table-cell table:style-name="ce36" office:value-type="date" office:date-value="2025-11-28" calcext:value-type="date">
            <text:p>28-Nov-25</text:p>
          </table:table-cell>
          <table:table-cell table:style-name="ce36" office:value-type="date" office:date-value="2025-12-25" calcext:value-type="date">
            <text:p>25-Dec-25</text:p>
          </table:table-cell>
        </table:table-row>
        <table:table-row table:style-name="ro3">
          <table:table-cell office:value-type="float" office:value="301973" calcext:value-type="float">
            <text:p>301973</text:p>
          </table:table-cell>
          <table:table-cell office:value-type="float" office:value="8935049501374" calcext:value-type="float">
            <text:p>8935049501374</text:p>
          </table:table-cell>
          <table:table-cell table:style-name="ce23" office:value-type="string" calcext:value-type="string">
            <text:p>COCA COLA Nuoc Ngot Giam Duong 600ml/1 Chai</text:p>
          </table:table-cell>
          <table:table-cell table:style-name="ce27" table:content-validation-name="val4" office:value-type="string" calcext:value-type="string">
            <text:p>Combo</text:p>
          </table:table-cell>
          <table:table-cell table:style-name="ce31" office:value-type="string" calcext:value-type="string">
            <text:p>Mua 2 bất kỳ giá 16k</text:p>
          </table:table-cell>
          <table:table-cell table:style-name="ce36" office:value-type="date" office:date-value="2025-11-28" calcext:value-type="date">
            <text:p>28-Nov-25</text:p>
          </table:table-cell>
          <table:table-cell table:style-name="ce36" office:value-type="date" office:date-value="2025-12-25" calcext:value-type="date">
            <text:p>25-Dec-25</text:p>
          </table:table-cell>
        </table:table-row>
        <table:table-row table:style-name="ro3">
          <table:table-cell office:value-type="float" office:value="267343" calcext:value-type="float">
            <text:p>267343</text:p>
          </table:table-cell>
          <table:table-cell office:value-type="float" office:value="8935049501381" calcext:value-type="float">
            <text:p>8935049501381</text:p>
          </table:table-cell>
          <table:table-cell table:style-name="ce23" office:value-type="string" calcext:value-type="string">
            <text:p>COCA COLA Nuoc Ngot Giam Duong 1.5L/1 Chai</text:p>
          </table:table-cell>
          <table:table-cell table:style-name="ce27" table:content-validation-name="val4" office:value-type="string" calcext:value-type="string">
            <text:p>Combo</text:p>
          </table:table-cell>
          <table:table-cell table:style-name="ce31" office:value-type="string" calcext:value-type="string">
            <text:p>Mua 2 bất kỳ giá 35k</text:p>
          </table:table-cell>
          <table:table-cell table:style-name="ce36" office:value-type="date" office:date-value="2025-11-28" calcext:value-type="date">
            <text:p>28-Nov-25</text:p>
          </table:table-cell>
          <table:table-cell table:style-name="ce36" office:value-type="date" office:date-value="2025-12-25" calcext:value-type="date">
            <text:p>25-Dec-25</text:p>
          </table:table-cell>
        </table:table-row>
        <table:table-row table:style-name="ro3">
          <table:table-cell office:value-type="float" office:value="301337" calcext:value-type="float">
            <text:p>301337</text:p>
          </table:table-cell>
          <table:table-cell office:value-type="float" office:value="8935049510147" calcext:value-type="float">
            <text:p>8935049510147</text:p>
          </table:table-cell>
          <table:table-cell table:style-name="ce23" office:value-type="string" calcext:value-type="string">
            <text:p>COCA COLA ZERO Nuoc Ngot Co Ga Khong Duong 1.5L/1 Chai</text:p>
          </table:table-cell>
          <table:table-cell table:style-name="ce27" table:content-validation-name="val4" office:value-type="string" calcext:value-type="string">
            <text:p>Combo</text:p>
          </table:table-cell>
          <table:table-cell table:style-name="ce31" office:value-type="string" calcext:value-type="string">
            <text:p>Mua 2 bất kỳ giá 35k</text:p>
          </table:table-cell>
          <table:table-cell table:style-name="ce36" office:value-type="date" office:date-value="2025-11-28" calcext:value-type="date">
            <text:p>28-Nov-25</text:p>
          </table:table-cell>
          <table:table-cell table:style-name="ce36" office:value-type="date" office:date-value="2025-12-25" calcext:value-type="date">
            <text:p>25-Dec-25</text:p>
          </table:table-cell>
        </table:table-row>
        <table:table-row table:style-name="ro3">
          <table:table-cell office:value-type="float" office:value="300943" calcext:value-type="float">
            <text:p>300943</text:p>
          </table:table-cell>
          <table:table-cell office:value-type="float" office:value="8935049501633" calcext:value-type="float">
            <text:p>8935049501633</text:p>
          </table:table-cell>
          <table:table-cell table:style-name="ce23" office:value-type="string" calcext:value-type="string">
            <text:p>FUZE TEA Tra Chanh Sa 1L/1 Chai</text:p>
          </table:table-cell>
          <table:table-cell table:style-name="ce27" table:content-validation-name="val4" office:value-type="string" calcext:value-type="string">
            <text:p>Combo</text:p>
          </table:table-cell>
          <table:table-cell table:style-name="ce31" office:value-type="string" calcext:value-type="string">
            <text:p>Mua sp t2 giá 1k</text:p>
          </table:table-cell>
          <table:table-cell table:style-name="ce36" office:value-type="date" office:date-value="2025-11-28" calcext:value-type="date">
            <text:p>28-Nov-25</text:p>
          </table:table-cell>
          <table:table-cell table:style-name="ce36" office:value-type="date" office:date-value="2025-12-25" calcext:value-type="date">
            <text:p>25-Dec-25</text:p>
          </table:table-cell>
        </table:table-row>
        <table:table-row table:style-name="ro3">
          <table:table-cell office:value-type="float" office:value="304245" calcext:value-type="float">
            <text:p>304245</text:p>
          </table:table-cell>
          <table:table-cell office:value-type="float" office:value="8935049501701" calcext:value-type="float">
            <text:p>8935049501701</text:p>
          </table:table-cell>
          <table:table-cell table:style-name="ce23" office:value-type="string" calcext:value-type="string">
            <text:p>FUZE TEA Tra Dao Hat Chia 1L/1 Chai</text:p>
          </table:table-cell>
          <table:table-cell table:style-name="ce27" table:content-validation-name="val4" office:value-type="string" calcext:value-type="string">
            <text:p>Combo</text:p>
          </table:table-cell>
          <table:table-cell table:style-name="ce31" office:value-type="string" calcext:value-type="string">
            <text:p>Mua sp t2 giá 1k</text:p>
          </table:table-cell>
          <table:table-cell table:style-name="ce36" office:value-type="date" office:date-value="2025-11-28" calcext:value-type="date">
            <text:p>28-Nov-25</text:p>
          </table:table-cell>
          <table:table-cell table:style-name="ce36" office:value-type="date" office:date-value="2025-12-25" calcext:value-type="date">
            <text:p>25-Dec-25</text:p>
          </table:table-cell>
        </table:table-row>
        <table:table-row table:style-name="ro3">
          <table:table-cell office:value-type="float" office:value="213417" calcext:value-type="float">
            <text:p>213417</text:p>
          </table:table-cell>
          <table:table-cell office:value-type="float" office:value="8935049500698" calcext:value-type="float">
            <text:p>8935049500698</text:p>
          </table:table-cell>
          <table:table-cell table:style-name="ce23" office:value-type="string" calcext:value-type="string">
            <text:p>FUZE TEA Tra Dao Hat Chia 450ml/1 Chai</text:p>
          </table:table-cell>
          <table:table-cell table:style-name="ce27" table:content-validation-name="val4" office:value-type="string" calcext:value-type="string">
            <text:p>Free gift</text:p>
          </table:table-cell>
          <table:table-cell table:style-name="ce31" office:value-type="string" calcext:value-type="string">
            <text:p>Mua 3 FUZE TEA 450ml bất kỳ tặng 1 con gấu Xmas</text:p>
          </table:table-cell>
          <table:table-cell table:style-name="ce36" office:value-type="date" office:date-value="2025-11-28" calcext:value-type="date">
            <text:p>28-Nov-25</text:p>
          </table:table-cell>
          <table:table-cell table:style-name="ce36" office:value-type="date" office:date-value="2025-12-25" calcext:value-type="date">
            <text:p>25-Dec-25</text:p>
          </table:table-cell>
        </table:table-row>
        <table:table-row table:style-name="ro3">
          <table:table-cell office:value-type="float" office:value="213425" calcext:value-type="float">
            <text:p>213425</text:p>
          </table:table-cell>
          <table:table-cell office:value-type="float" office:value="8935049500711" calcext:value-type="float">
            <text:p>8935049500711</text:p>
          </table:table-cell>
          <table:table-cell table:style-name="ce23" office:value-type="string" calcext:value-type="string">
            <text:p>FUZE TEA Tra Chanh Day Hat Chia 450ml/1 Chai</text:p>
          </table:table-cell>
          <table:table-cell table:style-name="ce27" table:content-validation-name="val4" office:value-type="string" calcext:value-type="string">
            <text:p>Free gift</text:p>
          </table:table-cell>
          <table:table-cell table:style-name="ce31" office:value-type="string" calcext:value-type="string">
            <text:p>Mua 3 FUZE TEA 450ml bất kỳ tặng 1 con gấu Xmas</text:p>
          </table:table-cell>
          <table:table-cell table:style-name="ce36" office:value-type="date" office:date-value="2025-11-28" calcext:value-type="date">
            <text:p>28-Nov-25</text:p>
          </table:table-cell>
          <table:table-cell table:style-name="ce36" office:value-type="date" office:date-value="2025-12-25" calcext:value-type="date">
            <text:p>25-Dec-25</text:p>
          </table:table-cell>
        </table:table-row>
        <table:table-row table:style-name="ro3">
          <table:table-cell office:value-type="float" office:value="245197" calcext:value-type="float">
            <text:p>245197</text:p>
          </table:table-cell>
          <table:table-cell office:value-type="float" office:value="8935049501190" calcext:value-type="float">
            <text:p>8935049501190</text:p>
          </table:table-cell>
          <table:table-cell table:style-name="ce23" office:value-type="string" calcext:value-type="string">
            <text:p>FUZE TEA Tra Chanh Sa 450ml/1 Chai</text:p>
          </table:table-cell>
          <table:table-cell table:style-name="ce27" table:content-validation-name="val4" office:value-type="string" calcext:value-type="string">
            <text:p>Free gift</text:p>
          </table:table-cell>
          <table:table-cell table:style-name="ce31" office:value-type="string" calcext:value-type="string">
            <text:p>Mua 3 FUZE TEA 450ml bất kỳ tặng 1 con gấu Xmas</text:p>
          </table:table-cell>
          <table:table-cell table:style-name="ce36" office:value-type="date" office:date-value="2025-11-28" calcext:value-type="date">
            <text:p>28-Nov-25</text:p>
          </table:table-cell>
          <table:table-cell table:style-name="ce36" office:value-type="date" office:date-value="2025-12-25" calcext:value-type="date">
            <text:p>25-Dec-25</text:p>
          </table:table-cell>
        </table:table-row>
        <table:table-row table:style-name="ro3">
          <table:table-cell office:value-type="float" office:value="307755" calcext:value-type="float">
            <text:p>307755</text:p>
          </table:table-cell>
          <table:table-cell office:value-type="float" office:value="8935049502043" calcext:value-type="float">
            <text:p>8935049502043</text:p>
          </table:table-cell>
          <table:table-cell table:style-name="ce23" office:value-type="string" calcext:value-type="string">
            <text:p>FUZE TEA Tra Bi Dao La Han Qua 450ml/1 Chai</text:p>
          </table:table-cell>
          <table:table-cell table:style-name="ce27" table:content-validation-name="val4" office:value-type="string" calcext:value-type="string">
            <text:p>Free gift</text:p>
          </table:table-cell>
          <table:table-cell table:style-name="ce31" office:value-type="string" calcext:value-type="string">
            <text:p>Mua 3 FUZE TEA 450ml bất kỳ tặng 1 con gấu Xmas</text:p>
          </table:table-cell>
          <table:table-cell table:style-name="ce36" office:value-type="date" office:date-value="2025-11-28" calcext:value-type="date">
            <text:p>28-Nov-25</text:p>
          </table:table-cell>
          <table:table-cell table:style-name="ce36" office:value-type="date" office:date-value="2025-12-25" calcext:value-type="date">
            <text:p>25-Dec-25</text:p>
          </table:table-cell>
        </table:table-row>
        <table:table-row table:style-name="ro3">
          <table:table-cell office:value-type="float" office:value="307888" calcext:value-type="float">
            <text:p>307888</text:p>
          </table:table-cell>
          <table:table-cell office:value-type="float" office:value="8938560010080" calcext:value-type="float">
            <text:p>8938560010080</text:p>
          </table:table-cell>
          <table:table-cell table:style-name="ce23" office:value-type="string" calcext:value-type="string">
            <text:p>FUZE TEA Gau Xmas T12.25/1 Cai</text:p>
          </table:table-cell>
          <table:table-cell table:style-name="ce27" table:content-validation-name="val4" office:value-type="string" calcext:value-type="string">
            <text:p>Free gift</text:p>
          </table:table-cell>
          <table:table-cell table:style-name="ce31" office:value-type="string" calcext:value-type="string">
            <text:p>Mua 3 FUZE TEA 450ml bất kỳ tặng 1 con gấu Xmas</text:p>
          </table:table-cell>
          <table:table-cell table:style-name="ce36" office:value-type="date" office:date-value="2025-11-28" calcext:value-type="date">
            <text:p>28-Nov-25</text:p>
          </table:table-cell>
          <table:table-cell table:style-name="ce36" office:value-type="date" office:date-value="2025-12-25" calcext:value-type="date">
            <text:p>25-Dec-25</text:p>
          </table:table-cell>
        </table:table-row>
        <table:table-row table:style-name="ro3">
          <table:table-cell office:value-type="float" office:value="305218" calcext:value-type="float">
            <text:p>305218</text:p>
          </table:table-cell>
          <table:table-cell office:value-type="float" office:value="8934588763557" calcext:value-type="float">
            <text:p>8934588763557</text:p>
          </table:table-cell>
          <table:table-cell table:style-name="ce23" office:value-type="string" calcext:value-type="string">
            <text:p>TEA+ Tra O Long Xanh 450ml/1 Chai</text:p>
          </table:table-cell>
          <table:table-cell table:style-name="ce27" table:content-validation-name="val4" office:value-type="string" calcext:value-type="string">
            <text:p>Combo</text:p>
          </table:table-cell>
          <table:table-cell table:style-name="ce31" office:value-type="string" calcext:value-type="string">
            <text:p>Mua 2 TEA+ 450ml bất kỳ giá 18k (Áp dụng cho Xanh, Đào, Táo)</text:p>
          </table:table-cell>
          <table:table-cell table:style-name="ce36" office:value-type="date" office:date-value="2025-11-28" calcext:value-type="date">
            <text:p>28-Nov-25</text:p>
          </table:table-cell>
          <table:table-cell table:style-name="ce36" office:value-type="date" office:date-value="2025-12-25" calcext:value-type="date">
            <text:p>25-Dec-25</text:p>
          </table:table-cell>
        </table:table-row>
        <table:table-row table:style-name="ro3">
          <table:table-cell office:value-type="float" office:value="305871" calcext:value-type="float">
            <text:p>305871</text:p>
          </table:table-cell>
          <table:table-cell office:value-type="float" office:value="8934588793554" calcext:value-type="float">
            <text:p>8934588793554</text:p>
          </table:table-cell>
          <table:table-cell table:style-name="ce23" office:value-type="string" calcext:value-type="string">
            <text:p>TEA+ Tra O Long Dao 450ml/1 Chai</text:p>
          </table:table-cell>
          <table:table-cell table:style-name="ce27" table:content-validation-name="val4" office:value-type="string" calcext:value-type="string">
            <text:p>Combo</text:p>
          </table:table-cell>
          <table:table-cell table:style-name="ce31" office:value-type="string" calcext:value-type="string">
            <text:p>Mua 2 TEA+ 450ml bất kỳ giá 18k (Áp dụng cho Xanh, Đào, Táo)</text:p>
          </table:table-cell>
          <table:table-cell table:style-name="ce36" office:value-type="date" office:date-value="2025-11-28" calcext:value-type="date">
            <text:p>28-Nov-25</text:p>
          </table:table-cell>
          <table:table-cell table:style-name="ce36" office:value-type="date" office:date-value="2025-12-25" calcext:value-type="date">
            <text:p>25-Dec-25</text:p>
          </table:table-cell>
        </table:table-row>
        <table:table-row table:style-name="ro3">
          <table:table-cell office:value-type="float" office:value="307754" calcext:value-type="float">
            <text:p>307754</text:p>
          </table:table-cell>
          <table:table-cell office:value-type="float" office:value="8934588443558" calcext:value-type="float">
            <text:p>8934588443558</text:p>
          </table:table-cell>
          <table:table-cell table:style-name="ce23" office:value-type="string" calcext:value-type="string">
            <text:p>TEA+ Tra O Long Tao 450ml/1 Chai</text:p>
          </table:table-cell>
          <table:table-cell table:style-name="ce27" table:content-validation-name="val4" office:value-type="string" calcext:value-type="string">
            <text:p>Combo</text:p>
          </table:table-cell>
          <table:table-cell table:style-name="ce31" office:value-type="string" calcext:value-type="string">
            <text:p>Mua 2 TEA+ 450ml bất kỳ giá 18k (Áp dụng cho Xanh, Đào, Táo)</text:p>
          </table:table-cell>
          <table:table-cell table:style-name="ce36" office:value-type="date" office:date-value="2025-11-28" calcext:value-type="date">
            <text:p>28-Nov-25</text:p>
          </table:table-cell>
          <table:table-cell table:style-name="ce36" office:value-type="date" office:date-value="2025-12-25" calcext:value-type="date">
            <text:p>25-Dec-25</text:p>
          </table:table-cell>
        </table:table-row>
        <table:table-row table:style-name="ro3">
          <table:table-cell office:value-type="float" office:value="307411" calcext:value-type="float">
            <text:p>307411</text:p>
          </table:table-cell>
          <table:table-cell office:value-type="float" office:value="8934588793103" calcext:value-type="float">
            <text:p>8934588793103</text:p>
          </table:table-cell>
          <table:table-cell table:style-name="ce23" office:value-type="string" calcext:value-type="string">
            <text:p>TEA+ Tra O Long Dao 1L/1 Chai</text:p>
          </table:table-cell>
          <table:table-cell table:style-name="ce27" table:content-validation-name="val4" office:value-type="string" calcext:value-type="string">
            <text:p>Combo</text:p>
          </table:table-cell>
          <table:table-cell table:style-name="ce31" office:value-type="string" calcext:value-type="string">
            <text:p>Mua 2 bất kỳ giá 33k</text:p>
          </table:table-cell>
          <table:table-cell table:style-name="ce36" office:value-type="date" office:date-value="2025-11-28" calcext:value-type="date">
            <text:p>28-Nov-25</text:p>
          </table:table-cell>
          <table:table-cell table:style-name="ce36" office:value-type="date" office:date-value="2025-12-25" calcext:value-type="date">
            <text:p>25-Dec-25</text:p>
          </table:table-cell>
        </table:table-row>
        <table:table-row table:style-name="ro3">
          <table:table-cell office:value-type="float" office:value="307412" calcext:value-type="float">
            <text:p>307412</text:p>
          </table:table-cell>
          <table:table-cell office:value-type="float" office:value="8934588763106" calcext:value-type="float">
            <text:p>8934588763106</text:p>
          </table:table-cell>
          <table:table-cell table:style-name="ce23" office:value-type="string" calcext:value-type="string">
            <text:p>TEA+ Tra O Long Xanh 1L/1 Chai</text:p>
          </table:table-cell>
          <table:table-cell table:style-name="ce27" table:content-validation-name="val4" office:value-type="string" calcext:value-type="string">
            <text:p>Combo</text:p>
          </table:table-cell>
          <table:table-cell table:style-name="ce31" office:value-type="string" calcext:value-type="string">
            <text:p>Mua 2 bất kỳ giá 33k</text:p>
          </table:table-cell>
          <table:table-cell table:style-name="ce36" office:value-type="date" office:date-value="2025-11-28" calcext:value-type="date">
            <text:p>28-Nov-25</text:p>
          </table:table-cell>
          <table:table-cell table:style-name="ce36" office:value-type="date" office:date-value="2025-12-25" calcext:value-type="date">
            <text:p>25-Dec-25</text:p>
          </table:table-cell>
        </table:table-row>
        <table:table-row table:style-name="ro3">
          <table:table-cell office:value-type="float" office:value="301685" calcext:value-type="float">
            <text:p>301685</text:p>
          </table:table-cell>
          <table:table-cell office:value-type="float" office:value="8934588012112" calcext:value-type="float">
            <text:p>8934588012112</text:p>
          </table:table-cell>
          <table:table-cell table:style-name="ce23" office:value-type="string" calcext:value-type="string">
            <text:p>PEPSI Nuoc Ngot 320ml/1 Lon</text:p>
          </table:table-cell>
          <table:table-cell table:style-name="ce27" table:content-validation-name="val4" office:value-type="string" calcext:value-type="string">
            <text:p>Free gift</text:p>
          </table:table-cell>
          <table:table-cell table:style-name="ce31" office:value-type="string" calcext:value-type="string">
            <text:p>Mua bill 29k các sp PEPSI/7UP 320ml tặng 1 quà Xmas</text:p>
          </table:table-cell>
          <table:table-cell table:style-name="ce36" office:value-type="date" office:date-value="2025-11-28" calcext:value-type="date">
            <text:p>28-Nov-25</text:p>
          </table:table-cell>
          <table:table-cell table:style-name="ce36" office:value-type="date" office:date-value="2025-12-25" calcext:value-type="date">
            <text:p>25-Dec-25</text:p>
          </table:table-cell>
        </table:table-row>
        <table:table-row table:style-name="ro3">
          <table:table-cell office:value-type="float" office:value="301686" calcext:value-type="float">
            <text:p>301686</text:p>
          </table:table-cell>
          <table:table-cell office:value-type="float" office:value="8934588662119" calcext:value-type="float">
            <text:p>8934588662119</text:p>
          </table:table-cell>
          <table:table-cell table:style-name="ce23" office:value-type="string" calcext:value-type="string">
            <text:p>PEPSI BLACK Nuoc Ngot 320ml/1 Lon</text:p>
          </table:table-cell>
          <table:table-cell table:style-name="ce27" table:content-validation-name="val4" office:value-type="string" calcext:value-type="string">
            <text:p>Free gift</text:p>
          </table:table-cell>
          <table:table-cell table:style-name="ce31" office:value-type="string" calcext:value-type="string">
            <text:p>Mua bill 29k các sp PEPSI/7UP 320ml tặng 1 quà Xmas</text:p>
          </table:table-cell>
          <table:table-cell table:style-name="ce36" office:value-type="date" office:date-value="2025-11-28" calcext:value-type="date">
            <text:p>28-Nov-25</text:p>
          </table:table-cell>
          <table:table-cell table:style-name="ce36" office:value-type="date" office:date-value="2025-12-25" calcext:value-type="date">
            <text:p>25-Dec-25</text:p>
          </table:table-cell>
        </table:table-row>
        <table:table-row table:style-name="ro3">
          <table:table-cell office:value-type="float" office:value="301687" calcext:value-type="float">
            <text:p>301687</text:p>
          </table:table-cell>
          <table:table-cell office:value-type="float" office:value="8934588672118" calcext:value-type="float">
            <text:p>8934588672118</text:p>
          </table:table-cell>
          <table:table-cell table:style-name="ce23" office:value-type="string" calcext:value-type="string">
            <text:p>PEPSI Khong Calo Vi Chanh 320ml/1 Lon</text:p>
          </table:table-cell>
          <table:table-cell table:style-name="ce27" table:content-validation-name="val4" office:value-type="string" calcext:value-type="string">
            <text:p>Free gift</text:p>
          </table:table-cell>
          <table:table-cell table:style-name="ce31" office:value-type="string" calcext:value-type="string">
            <text:p>Mua bill 29k các sp PEPSI/7UP 320ml tặng 1 quà Xmas</text:p>
          </table:table-cell>
          <table:table-cell table:style-name="ce36" office:value-type="date" office:date-value="2025-11-28" calcext:value-type="date">
            <text:p>28-Nov-25</text:p>
          </table:table-cell>
          <table:table-cell table:style-name="ce36" office:value-type="date" office:date-value="2025-12-25" calcext:value-type="date">
            <text:p>25-Dec-25</text:p>
          </table:table-cell>
        </table:table-row>
        <table:table-row table:style-name="ro3">
          <table:table-cell office:value-type="float" office:value="306843" calcext:value-type="float">
            <text:p>306843</text:p>
          </table:table-cell>
          <table:table-cell office:value-type="float" office:value="8934588462115" calcext:value-type="float">
            <text:p>8934588462115</text:p>
          </table:table-cell>
          <table:table-cell table:style-name="ce23" office:value-type="string" calcext:value-type="string">
            <text:p>PEPSI Khong Calo Vi Phuc Bon Tu 320ml/1 Lon</text:p>
          </table:table-cell>
          <table:table-cell table:style-name="ce27" table:content-validation-name="val4" office:value-type="string" calcext:value-type="string">
            <text:p>Free gift</text:p>
          </table:table-cell>
          <table:table-cell table:style-name="ce31" office:value-type="string" calcext:value-type="string">
            <text:p>Mua bill 29k các sp PEPSI/7UP 320ml tặng 1 quà Xmas</text:p>
          </table:table-cell>
          <table:table-cell table:style-name="ce36" office:value-type="date" office:date-value="2025-11-28" calcext:value-type="date">
            <text:p>28-Nov-25</text:p>
          </table:table-cell>
          <table:table-cell table:style-name="ce36" office:value-type="date" office:date-value="2025-12-25" calcext:value-type="date">
            <text:p>25-Dec-25</text:p>
          </table:table-cell>
        </table:table-row>
        <table:table-row table:style-name="ro3">
          <table:table-cell office:value-type="float" office:value="301684" calcext:value-type="float">
            <text:p>301684</text:p>
          </table:table-cell>
          <table:table-cell office:value-type="float" office:value="8934588022111" calcext:value-type="float">
            <text:p>8934588022111</text:p>
          </table:table-cell>
          <table:table-cell table:style-name="ce23" office:value-type="string" calcext:value-type="string">
            <text:p>7UP Nuoc Ngot Huong Chanh 320ml/1 Lon</text:p>
          </table:table-cell>
          <table:table-cell table:style-name="ce27" table:content-validation-name="val4" office:value-type="string" calcext:value-type="string">
            <text:p>Free gift</text:p>
          </table:table-cell>
          <table:table-cell table:style-name="ce31" office:value-type="string" calcext:value-type="string">
            <text:p>Mua bill 29k các sp PEPSI/7UP 320ml tặng 1 quà Xmas</text:p>
          </table:table-cell>
          <table:table-cell table:style-name="ce36" office:value-type="date" office:date-value="2025-11-28" calcext:value-type="date">
            <text:p>28-Nov-25</text:p>
          </table:table-cell>
          <table:table-cell table:style-name="ce36" office:value-type="date" office:date-value="2025-12-25" calcext:value-type="date">
            <text:p>25-Dec-25</text:p>
          </table:table-cell>
        </table:table-row>
        <table:table-row table:style-name="ro3">
          <table:table-cell office:value-type="float" office:value="304246" calcext:value-type="float">
            <text:p>304246</text:p>
          </table:table-cell>
          <table:table-cell office:value-type="float" office:value="8934588752117" calcext:value-type="float">
            <text:p>8934588752117</text:p>
          </table:table-cell>
          <table:table-cell table:style-name="ce23" office:value-type="string" calcext:value-type="string">
            <text:p>7UP Soda Chanh 320ml/1 Lon</text:p>
          </table:table-cell>
          <table:table-cell table:style-name="ce27" table:content-validation-name="val4" office:value-type="string" calcext:value-type="string">
            <text:p>Free gift</text:p>
          </table:table-cell>
          <table:table-cell table:style-name="ce31" office:value-type="string" calcext:value-type="string">
            <text:p>Mua bill 29k các sp PEPSI/7UP 320ml tặng 1 quà Xmas</text:p>
          </table:table-cell>
          <table:table-cell table:style-name="ce36" office:value-type="date" office:date-value="2025-11-28" calcext:value-type="date">
            <text:p>28-Nov-25</text:p>
          </table:table-cell>
          <table:table-cell table:style-name="ce36" office:value-type="date" office:date-value="2025-12-25" calcext:value-type="date">
            <text:p>25-Dec-25</text:p>
          </table:table-cell>
        </table:table-row>
        <table:table-row table:style-name="ro3">
          <table:table-cell office:value-type="float" office:value="307887" calcext:value-type="float">
            <text:p>307887</text:p>
          </table:table-cell>
          <table:table-cell office:value-type="float" office:value="8936228450964" calcext:value-type="float">
            <text:p>8936228450964</text:p>
          </table:table-cell>
          <table:table-cell table:style-name="ce23" office:value-type="string" calcext:value-type="string">
            <text:p>PEPSI Qua Xmas T12.25/1 Cai</text:p>
          </table:table-cell>
          <table:table-cell table:style-name="ce27" table:content-validation-name="val4" office:value-type="string" calcext:value-type="string">
            <text:p>Free gift</text:p>
          </table:table-cell>
          <table:table-cell table:style-name="ce31" office:value-type="string" calcext:value-type="string">
            <text:p>Mua bill 29k các sp PEPSI/7UP 320ml tặng 1 quà Xmas</text:p>
          </table:table-cell>
          <table:table-cell table:style-name="ce36" office:value-type="date" office:date-value="2025-11-28" calcext:value-type="date">
            <text:p>28-Nov-25</text:p>
          </table:table-cell>
          <table:table-cell table:style-name="ce36" office:value-type="date" office:date-value="2025-12-25" calcext:value-type="date">
            <text:p>25-Dec-25</text:p>
          </table:table-cell>
        </table:table-row>
        <table:table-row table:style-name="ro3">
          <table:table-cell office:value-type="float" office:value="105070" calcext:value-type="float">
            <text:p>105070</text:p>
          </table:table-cell>
          <table:table-cell office:value-type="float" office:value="8934588013065" calcext:value-type="float">
            <text:p>8934588013065</text:p>
          </table:table-cell>
          <table:table-cell table:style-name="ce23" office:value-type="string" calcext:value-type="string">
            <text:p>PEPSI Nuoc Ngot Huong Cola 1.5L/1 Chai</text:p>
          </table:table-cell>
          <table:table-cell table:style-name="ce27" table:content-validation-name="val4" office:value-type="string" calcext:value-type="string">
            <text:p>Combo</text:p>
          </table:table-cell>
          <table:table-cell table:style-name="ce31" office:value-type="string" calcext:value-type="string">
            <text:p>Mua 2 bất kỳ giá 36k</text:p>
          </table:table-cell>
          <table:table-cell table:style-name="ce36" office:value-type="date" office:date-value="2025-11-28" calcext:value-type="date">
            <text:p>28-Nov-25</text:p>
          </table:table-cell>
          <table:table-cell table:style-name="ce36" office:value-type="date" office:date-value="2025-12-25" calcext:value-type="date">
            <text:p>25-Dec-25</text:p>
          </table:table-cell>
        </table:table-row>
        <table:table-row table:style-name="ro3">
          <table:table-cell office:value-type="float" office:value="304346" calcext:value-type="float">
            <text:p>304346</text:p>
          </table:table-cell>
          <table:table-cell office:value-type="float" office:value="8934588673061" calcext:value-type="float">
            <text:p>8934588673061</text:p>
          </table:table-cell>
          <table:table-cell table:style-name="ce23" office:value-type="string" calcext:value-type="string">
            <text:p>PEPSI Khong Calo Vi Chanh 1.5L/1 Chai</text:p>
          </table:table-cell>
          <table:table-cell table:style-name="ce27" table:content-validation-name="val4" office:value-type="string" calcext:value-type="string">
            <text:p>Combo</text:p>
          </table:table-cell>
          <table:table-cell table:style-name="ce31" office:value-type="string" calcext:value-type="string">
            <text:p>Mua 2 bất kỳ giá 36k</text:p>
          </table:table-cell>
          <table:table-cell table:style-name="ce36" office:value-type="date" office:date-value="2025-11-28" calcext:value-type="date">
            <text:p>28-Nov-25</text:p>
          </table:table-cell>
          <table:table-cell table:style-name="ce36" office:value-type="date" office:date-value="2025-12-25" calcext:value-type="date">
            <text:p>25-Dec-25</text:p>
          </table:table-cell>
        </table:table-row>
        <table:table-row table:style-name="ro3">
          <table:table-cell office:value-type="float" office:value="239170" calcext:value-type="float">
            <text:p>239170</text:p>
          </table:table-cell>
          <table:table-cell office:value-type="float" office:value="8934564600692" calcext:value-type="float">
            <text:p>8934564600692</text:p>
          </table:table-cell>
          <table:table-cell table:style-name="ce23" office:value-type="string" calcext:value-type="string">
            <text:p>C2 Hong Tra Dao 455ml/1 Chai</text:p>
          </table:table-cell>
          <table:table-cell table:style-name="ce27" table:content-validation-name="val4" office:value-type="string" calcext:value-type="string">
            <text:p>Combo</text:p>
          </table:table-cell>
          <table:table-cell table:style-name="ce31" office:value-type="string" calcext:value-type="string">
            <text:p>Mua 2 giá 16k (áp dụng cho đào, vải, ổi hồng, trà xanh)</text:p>
          </table:table-cell>
          <table:table-cell table:style-name="ce36" office:value-type="date" office:date-value="2025-11-28" calcext:value-type="date">
            <text:p>28-Nov-25</text:p>
          </table:table-cell>
          <table:table-cell table:style-name="ce36" office:value-type="date" office:date-value="2025-12-25" calcext:value-type="date">
            <text:p>25-Dec-25</text:p>
          </table:table-cell>
        </table:table-row>
        <table:table-row table:style-name="ro3">
          <table:table-cell office:value-type="float" office:value="300596" calcext:value-type="float">
            <text:p>300596</text:p>
          </table:table-cell>
          <table:table-cell office:value-type="float" office:value="8934564600807" calcext:value-type="float">
            <text:p>8934564600807</text:p>
          </table:table-cell>
          <table:table-cell table:style-name="ce23" office:value-type="string" calcext:value-type="string">
            <text:p>C2 Tra Vai Thanh Lai 455ml/1 Chai</text:p>
          </table:table-cell>
          <table:table-cell table:style-name="ce27" table:content-validation-name="val4" office:value-type="string" calcext:value-type="string">
            <text:p>Combo</text:p>
          </table:table-cell>
          <table:table-cell table:style-name="ce31" office:value-type="string" calcext:value-type="string">
            <text:p>Mua 2 giá 16k (áp dụng cho đào, vải, ổi hồng, trà xanh)</text:p>
          </table:table-cell>
          <table:table-cell table:style-name="ce36" office:value-type="date" office:date-value="2025-11-28" calcext:value-type="date">
            <text:p>28-Nov-25</text:p>
          </table:table-cell>
          <table:table-cell table:style-name="ce36" office:value-type="date" office:date-value="2025-12-25" calcext:value-type="date">
            <text:p>25-Dec-25</text:p>
          </table:table-cell>
        </table:table-row>
        <table:table-row table:style-name="ro3">
          <table:table-cell office:value-type="float" office:value="304918" calcext:value-type="float">
            <text:p>304918</text:p>
          </table:table-cell>
          <table:table-cell office:value-type="float" office:value="8934564600944" calcext:value-type="float">
            <text:p>8934564600944</text:p>
          </table:table-cell>
          <table:table-cell table:style-name="ce23" office:value-type="string" calcext:value-type="string">
            <text:p>C2 Tra Xanh Oi Hong Chanh Day 455ml/1 Chai</text:p>
          </table:table-cell>
          <table:table-cell table:style-name="ce27" table:content-validation-name="val4" office:value-type="string" calcext:value-type="string">
            <text:p>Combo</text:p>
          </table:table-cell>
          <table:table-cell table:style-name="ce31" office:value-type="string" calcext:value-type="string">
            <text:p>Mua 2 giá 16k (áp dụng cho đào, vải, ổi hồng, trà xanh)</text:p>
          </table:table-cell>
          <table:table-cell table:style-name="ce36" office:value-type="date" office:date-value="2025-11-28" calcext:value-type="date">
            <text:p>28-Nov-25</text:p>
          </table:table-cell>
          <table:table-cell table:style-name="ce36" office:value-type="date" office:date-value="2025-12-25" calcext:value-type="date">
            <text:p>25-Dec-25</text:p>
          </table:table-cell>
        </table:table-row>
        <table:table-row table:style-name="ro3">
          <table:table-cell office:value-type="float" office:value="307575" calcext:value-type="float">
            <text:p>307575</text:p>
          </table:table-cell>
          <table:table-cell office:value-type="float" office:value="8934564601071" calcext:value-type="float">
            <text:p>8934564601071</text:p>
          </table:table-cell>
          <table:table-cell table:style-name="ce23" office:value-type="string" calcext:value-type="string">
            <text:p>C2 Tra Xanh 455ml/1 Chai</text:p>
          </table:table-cell>
          <table:table-cell table:style-name="ce27" table:content-validation-name="val4" office:value-type="string" calcext:value-type="string">
            <text:p>Combo</text:p>
          </table:table-cell>
          <table:table-cell table:style-name="ce31" office:value-type="string" calcext:value-type="string">
            <text:p>Mua 2 giá 16k (áp dụng cho đào, vải, ổi hồng, trà xanh)</text:p>
          </table:table-cell>
          <table:table-cell table:style-name="ce36" office:value-type="date" office:date-value="2025-11-28" calcext:value-type="date">
            <text:p>28-Nov-25</text:p>
          </table:table-cell>
          <table:table-cell table:style-name="ce36" office:value-type="date" office:date-value="2025-12-25" calcext:value-type="date">
            <text:p>25-Dec-25</text:p>
          </table:table-cell>
        </table:table-row>
        <table:table-row table:style-name="ro3">
          <table:table-cell office:value-type="float" office:value="304309" calcext:value-type="float">
            <text:p>304309</text:p>
          </table:table-cell>
          <table:table-cell office:value-type="float" office:value="8850228007617" calcext:value-type="float">
            <text:p>8850228007617</text:p>
          </table:table-cell>
          <table:table-cell table:style-name="ce23" office:value-type="string" calcext:value-type="string">
            <text:p>RED BULL Nuoc Tang Luc Extra 250ml/1 Lon</text:p>
          </table:table-cell>
          <table:table-cell table:style-name="ce27" table:content-validation-name="val4" office:value-type="string" calcext:value-type="string">
            <text:p>Combo</text:p>
          </table:table-cell>
          <table:table-cell table:style-name="ce31" office:value-type="string" calcext:value-type="string">
            <text:p>Mua 2 giá 22k</text:p>
          </table:table-cell>
          <table:table-cell table:style-name="ce36" office:value-type="date" office:date-value="2025-11-28" calcext:value-type="date">
            <text:p>28-Nov-25</text:p>
          </table:table-cell>
          <table:table-cell table:style-name="ce36" office:value-type="date" office:date-value="2025-12-25" calcext:value-type="date">
            <text:p>25-Dec-25</text:p>
          </table:table-cell>
        </table:table-row>
        <table:table-row table:style-name="ro3">
          <table:table-cell office:value-type="float" office:value="104521" calcext:value-type="float">
            <text:p>104521</text:p>
          </table:table-cell>
          <table:table-cell office:value-type="float" office:value="8935001282310" calcext:value-type="float">
            <text:p>8935001282310</text:p>
          </table:table-cell>
          <table:table-cell table:style-name="ce23" office:value-type="string" calcext:value-type="string">
            <text:p>ICE+ Nuoc Vi Dao 490ml/1 Chai</text:p>
          </table:table-cell>
          <table:table-cell table:style-name="ce27" table:content-validation-name="val4" office:value-type="string" calcext:value-type="string">
            <text:p>Combo</text:p>
          </table:table-cell>
          <table:table-cell table:style-name="ce31" office:value-type="string" calcext:value-type="string">
            <text:p>Giảm 50% sp thứ 2</text:p>
          </table:table-cell>
          <table:table-cell table:style-name="ce36" office:value-type="date" office:date-value="2025-11-28" calcext:value-type="date">
            <text:p>28-Nov-25</text:p>
          </table:table-cell>
          <table:table-cell table:style-name="ce36" office:value-type="date" office:date-value="2025-12-25" calcext:value-type="date">
            <text:p>25-Dec-25</text:p>
          </table:table-cell>
        </table:table-row>
        <table:table-row table:style-name="ro3">
          <table:table-cell office:value-type="float" office:value="104533" calcext:value-type="float">
            <text:p>104533</text:p>
          </table:table-cell>
          <table:table-cell office:value-type="float" office:value="8935001282327" calcext:value-type="float">
            <text:p>8935001282327</text:p>
          </table:table-cell>
          <table:table-cell table:style-name="ce23" office:value-type="string" calcext:value-type="string">
            <text:p>ICE+ Nuoc Vi Nho Xanh 490ml/1 Chai</text:p>
          </table:table-cell>
          <table:table-cell table:style-name="ce27" table:content-validation-name="val4" office:value-type="string" calcext:value-type="string">
            <text:p>Combo</text:p>
          </table:table-cell>
          <table:table-cell table:style-name="ce31" office:value-type="string" calcext:value-type="string">
            <text:p>Giảm 50% sp thứ 2</text:p>
          </table:table-cell>
          <table:table-cell table:style-name="ce36" office:value-type="date" office:date-value="2025-11-28" calcext:value-type="date">
            <text:p>28-Nov-25</text:p>
          </table:table-cell>
          <table:table-cell table:style-name="ce36" office:value-type="date" office:date-value="2025-12-25" calcext:value-type="date">
            <text:p>25-Dec-25</text:p>
          </table:table-cell>
        </table:table-row>
        <table:table-row table:style-name="ro3">
          <table:table-cell office:value-type="float" office:value="305986" calcext:value-type="float">
            <text:p>305986</text:p>
          </table:table-cell>
          <table:table-cell office:value-type="float" office:value="8935001282693" calcext:value-type="float">
            <text:p>8935001282693</text:p>
          </table:table-cell>
          <table:table-cell table:style-name="ce23" office:value-type="string" calcext:value-type="string">
            <text:p>ICE+ Nuoc Vi Dua Luoi 490ml/1 Chai</text:p>
          </table:table-cell>
          <table:table-cell table:style-name="ce27" table:content-validation-name="val4" office:value-type="string" calcext:value-type="string">
            <text:p>Combo</text:p>
          </table:table-cell>
          <table:table-cell table:style-name="ce31" office:value-type="string" calcext:value-type="string">
            <text:p>Giảm 50% sp thứ 2</text:p>
          </table:table-cell>
          <table:table-cell table:style-name="ce36" office:value-type="date" office:date-value="2025-11-28" calcext:value-type="date">
            <text:p>28-Nov-25</text:p>
          </table:table-cell>
          <table:table-cell table:style-name="ce36" office:value-type="date" office:date-value="2025-12-25" calcext:value-type="date">
            <text:p>25-Dec-25</text:p>
          </table:table-cell>
        </table:table-row>
        <table:table-row table:style-name="ro3">
          <table:table-cell office:value-type="float" office:value="256059" calcext:value-type="float">
            <text:p>256059</text:p>
          </table:table-cell>
          <table:table-cell office:value-type="float" office:value="8936122200207" calcext:value-type="float">
            <text:p>8936122200207</text:p>
          </table:table-cell>
          <table:table-cell table:style-name="ce23" office:value-type="string" calcext:value-type="string">
            <text:p>MR.BROWN Tra Sua 320ml/1 Lon</text:p>
          </table:table-cell>
          <table:table-cell table:style-name="ce27" table:content-validation-name="val4" office:value-type="string" calcext:value-type="string">
            <text:p>Combo</text:p>
          </table:table-cell>
          <table:table-cell table:style-name="ce31" office:value-type="string" calcext:value-type="string">
            <text:p>Chỉ 1k cho sp thứ 2 cùng loại</text:p>
          </table:table-cell>
          <table:table-cell table:style-name="ce36" office:value-type="date" office:date-value="2025-11-28" calcext:value-type="date">
            <text:p>28-Nov-25</text:p>
          </table:table-cell>
          <table:table-cell table:style-name="ce36" office:value-type="date" office:date-value="2025-12-25" calcext:value-type="date">
            <text:p>25-Dec-25</text:p>
          </table:table-cell>
        </table:table-row>
        <table:table-row table:style-name="ro3">
          <table:table-cell office:value-type="float" office:value="304282" calcext:value-type="float">
            <text:p>304282</text:p>
          </table:table-cell>
          <table:table-cell office:value-type="float" office:value="8936122200290" calcext:value-type="float">
            <text:p>8936122200290</text:p>
          </table:table-cell>
          <table:table-cell table:style-name="ce23" office:value-type="string" calcext:value-type="string">
            <text:p>MR.BROWN Ca Phe Sua Da 240ml/1 Lon</text:p>
          </table:table-cell>
          <table:table-cell table:style-name="ce27" table:content-validation-name="val4" office:value-type="string" calcext:value-type="string">
            <text:p>Combo</text:p>
          </table:table-cell>
          <table:table-cell table:style-name="ce31" office:value-type="string" calcext:value-type="string">
            <text:p>Chỉ 1k cho sp thứ 2 cùng loại</text:p>
          </table:table-cell>
          <table:table-cell table:style-name="ce36" office:value-type="date" office:date-value="2025-11-28" calcext:value-type="date">
            <text:p>28-Nov-25</text:p>
          </table:table-cell>
          <table:table-cell table:style-name="ce36" office:value-type="date" office:date-value="2025-12-25" calcext:value-type="date">
            <text:p>25-Dec-25</text:p>
          </table:table-cell>
        </table:table-row>
        <table:table-row table:style-name="ro3">
          <table:table-cell office:value-type="float" office:value="302527" calcext:value-type="float">
            <text:p>302527</text:p>
          </table:table-cell>
          <table:table-cell office:value-type="string" calcext:value-type="string">
            <text:p>8936185350130</text:p>
          </table:table-cell>
          <table:table-cell table:style-name="ce23" office:value-type="string" calcext:value-type="string">
            <text:p>STAR KOMBUCHA Vi Cam Dao 250ml/1 Lon</text:p>
          </table:table-cell>
          <table:table-cell table:style-name="ce27" table:content-validation-name="val4" office:value-type="string" calcext:value-type="string">
            <text:p>Combo</text:p>
          </table:table-cell>
          <table:table-cell table:style-name="ce31" office:value-type="string" calcext:value-type="string">
            <text:p>Giảm 50% sp thứ 2 bất kỳ</text:p>
          </table:table-cell>
          <table:table-cell table:style-name="ce36" office:value-type="date" office:date-value="2025-11-28" calcext:value-type="date">
            <text:p>28-Nov-25</text:p>
          </table:table-cell>
          <table:table-cell table:style-name="ce36" office:value-type="date" office:date-value="2025-12-25" calcext:value-type="date">
            <text:p>25-Dec-25</text:p>
          </table:table-cell>
        </table:table-row>
        <table:table-row table:style-name="ro3">
          <table:table-cell office:value-type="float" office:value="302528" calcext:value-type="float">
            <text:p>302528</text:p>
          </table:table-cell>
          <table:table-cell office:value-type="string" calcext:value-type="string">
            <text:p>8936185350185</text:p>
          </table:table-cell>
          <table:table-cell table:style-name="ce23" office:value-type="string" calcext:value-type="string">
            <text:p>STAR KOMBUCHA Vi Dau 250ml/1 Lon</text:p>
          </table:table-cell>
          <table:table-cell table:style-name="ce27" table:content-validation-name="val4" office:value-type="string" calcext:value-type="string">
            <text:p>Combo</text:p>
          </table:table-cell>
          <table:table-cell table:style-name="ce31" office:value-type="string" calcext:value-type="string">
            <text:p>Giảm 50% sp thứ 2 bất kỳ</text:p>
          </table:table-cell>
          <table:table-cell table:style-name="ce36" office:value-type="date" office:date-value="2025-11-28" calcext:value-type="date">
            <text:p>28-Nov-25</text:p>
          </table:table-cell>
          <table:table-cell table:style-name="ce36" office:value-type="date" office:date-value="2025-12-25" calcext:value-type="date">
            <text:p>25-Dec-25</text:p>
          </table:table-cell>
        </table:table-row>
        <table:table-row table:style-name="ro3">
          <table:table-cell office:value-type="float" office:value="302529" calcext:value-type="float">
            <text:p>302529</text:p>
          </table:table-cell>
          <table:table-cell office:value-type="string" calcext:value-type="string">
            <text:p>8936185351175</text:p>
          </table:table-cell>
          <table:table-cell table:style-name="ce23" office:value-type="string" calcext:value-type="string">
            <text:p>STAR KOMBUCHA Vi Vai Kiwi 250ml/1 Lon</text:p>
          </table:table-cell>
          <table:table-cell table:style-name="ce27" table:content-validation-name="val4" office:value-type="string" calcext:value-type="string">
            <text:p>Combo</text:p>
          </table:table-cell>
          <table:table-cell table:style-name="ce31" office:value-type="string" calcext:value-type="string">
            <text:p>Giảm 50% sp thứ 2 bất kỳ</text:p>
          </table:table-cell>
          <table:table-cell table:style-name="ce36" office:value-type="date" office:date-value="2025-11-28" calcext:value-type="date">
            <text:p>28-Nov-25</text:p>
          </table:table-cell>
          <table:table-cell table:style-name="ce36" office:value-type="date" office:date-value="2025-12-25" calcext:value-type="date">
            <text:p>25-Dec-25</text:p>
          </table:table-cell>
        </table:table-row>
        <table:table-row table:style-name="ro3">
          <table:table-cell office:value-type="float" office:value="305421" calcext:value-type="float">
            <text:p>305421</text:p>
          </table:table-cell>
          <table:table-cell office:value-type="string" calcext:value-type="string">
            <text:p>8936185350215</text:p>
          </table:table-cell>
          <table:table-cell table:style-name="ce23" office:value-type="string" calcext:value-type="string">
            <text:p>STAR KOMBUCHA Vi Oi Hong 250ml/1 Lon</text:p>
          </table:table-cell>
          <table:table-cell table:style-name="ce27" table:content-validation-name="val4" office:value-type="string" calcext:value-type="string">
            <text:p>Combo</text:p>
          </table:table-cell>
          <table:table-cell table:style-name="ce31" office:value-type="string" calcext:value-type="string">
            <text:p>Giảm 50% sp thứ 2 bất kỳ</text:p>
          </table:table-cell>
          <table:table-cell table:style-name="ce36" office:value-type="date" office:date-value="2025-11-28" calcext:value-type="date">
            <text:p>28-Nov-25</text:p>
          </table:table-cell>
          <table:table-cell table:style-name="ce36" office:value-type="date" office:date-value="2025-12-25" calcext:value-type="date">
            <text:p>25-Dec-25</text:p>
          </table:table-cell>
        </table:table-row>
        <table:table-row table:style-name="ro3">
          <table:table-cell office:value-type="float" office:value="232526" calcext:value-type="float">
            <text:p>232526</text:p>
          </table:table-cell>
          <table:table-cell office:value-type="float" office:value="2100012325264" calcext:value-type="float">
            <text:p>2100012325264</text:p>
          </table:table-cell>
          <table:table-cell table:style-name="ce23" office:value-type="string" calcext:value-type="string">
            <text:p>MILO Lua Mach L/1 Ly</text:p>
          </table:table-cell>
          <table:table-cell table:style-name="ce27" office:value-type="string" calcext:value-type="string">
            <text:p>Mix Combo</text:p>
          </table:table-cell>
          <table:table-cell table:style-name="ce31" office:value-type="string" calcext:value-type="string">
            <text:p>Giảm giá 25% 1 bánh bao trứng cút/ Bánh bao trứng muối khi mua cùng 1 milo lúa mạch L</text:p>
          </table:table-cell>
          <table:table-cell table:style-name="ce36" office:value-type="date" office:date-value="2025-11-28" calcext:value-type="date">
            <text:p>28-Nov-25</text:p>
          </table:table-cell>
          <table:table-cell table:style-name="ce36" office:value-type="date" office:date-value="2025-12-11" calcext:value-type="date">
            <text:p>11-Dec-25</text:p>
          </table:table-cell>
        </table:table-row>
        <table:table-row table:style-name="ro3">
          <table:table-cell office:value-type="float" office:value="151782" calcext:value-type="float">
            <text:p>151782</text:p>
          </table:table-cell>
          <table:table-cell office:value-type="float" office:value="8931106001016" calcext:value-type="float">
            <text:p>8931106001016</text:p>
          </table:table-cell>
          <table:table-cell table:style-name="ce23" office:value-type="string" calcext:value-type="string">
            <text:p>TP Banh Bao Trung Cut 150g/1 Cai</text:p>
          </table:table-cell>
          <table:table-cell table:style-name="ce27" office:value-type="string" calcext:value-type="string">
            <text:p>Mix Combo</text:p>
          </table:table-cell>
          <table:table-cell table:style-name="ce31" office:value-type="string" calcext:value-type="string">
            <text:p>Giảm giá 25% 1 bánh bao trứng cút/ Bánh bao trứng muối khi mua cùng 1 milo lúa mạch L</text:p>
          </table:table-cell>
          <table:table-cell table:style-name="ce36" office:value-type="date" office:date-value="2025-11-28" calcext:value-type="date">
            <text:p>28-Nov-25</text:p>
          </table:table-cell>
          <table:table-cell table:style-name="ce36" office:value-type="date" office:date-value="2025-12-11" calcext:value-type="date">
            <text:p>11-Dec-25</text:p>
          </table:table-cell>
        </table:table-row>
        <table:table-row table:style-name="ro3">
          <table:table-cell office:value-type="float" office:value="151794" calcext:value-type="float">
            <text:p>151794</text:p>
          </table:table-cell>
          <table:table-cell office:value-type="float" office:value="8931106001009" calcext:value-type="float">
            <text:p>8931106001009</text:p>
          </table:table-cell>
          <table:table-cell table:style-name="ce23" office:value-type="string" calcext:value-type="string">
            <text:p>TP Banh Bao Trung Muoi &amp; Cut 170g/1 Cai</text:p>
          </table:table-cell>
          <table:table-cell table:style-name="ce27" office:value-type="string" calcext:value-type="string">
            <text:p>Mix Combo</text:p>
          </table:table-cell>
          <table:table-cell table:style-name="ce31" office:value-type="string" calcext:value-type="string">
            <text:p>Giảm giá 25% 1 bánh bao trứng cút/ Bánh bao trứng muối khi mua cùng 1 milo lúa mạch L</text:p>
          </table:table-cell>
          <table:table-cell table:style-name="ce36" office:value-type="date" office:date-value="2025-11-28" calcext:value-type="date">
            <text:p>28-Nov-25</text:p>
          </table:table-cell>
          <table:table-cell table:style-name="ce36" office:value-type="date" office:date-value="2025-12-11" calcext:value-type="date">
            <text:p>11-Dec-25</text:p>
          </table:table-cell>
        </table:table-row>
        <table:table-row table:style-name="ro3">
          <table:table-cell office:value-type="float" office:value="303564" calcext:value-type="float">
            <text:p>303564</text:p>
          </table:table-cell>
          <table:table-cell office:value-type="float" office:value="2100013035643" calcext:value-type="float">
            <text:p>2100013035643</text:p>
          </table:table-cell>
          <table:table-cell table:style-name="ce23" office:value-type="string" calcext:value-type="string">
            <text:p>PhaTea Tra Vai Lai M/1 Ly</text:p>
          </table:table-cell>
          <table:table-cell table:style-name="ce27" office:value-type="string" calcext:value-type="string">
            <text:p>Combo</text:p>
          </table:table-cell>
          <table:table-cell table:style-name="ce31" office:value-type="string" calcext:value-type="string">
            <text:p>Chỉ 1k phần trân châu trắng khi mua PhaTea Trà Vải Lài size bất kỳ</text:p>
          </table:table-cell>
          <table:table-cell table:style-name="ce36" office:value-type="date" office:date-value="2025-11-28" calcext:value-type="date">
            <text:p>28-Nov-25</text:p>
          </table:table-cell>
          <table:table-cell table:style-name="ce36" office:value-type="date" office:date-value="2025-12-11" calcext:value-type="date">
            <text:p>11-Dec-25</text:p>
          </table:table-cell>
        </table:table-row>
        <table:table-row table:style-name="ro3">
          <table:table-cell office:value-type="float" office:value="303565" calcext:value-type="float">
            <text:p>303565</text:p>
          </table:table-cell>
          <table:table-cell office:value-type="float" office:value="2100013035650" calcext:value-type="float">
            <text:p>2100013035650</text:p>
          </table:table-cell>
          <table:table-cell table:style-name="ce23" office:value-type="string" calcext:value-type="string">
            <text:p>PhaTea Tra Vai Lai L/1 Ly</text:p>
          </table:table-cell>
          <table:table-cell table:style-name="ce27" office:value-type="string" calcext:value-type="string">
            <text:p>Combo</text:p>
          </table:table-cell>
          <table:table-cell table:style-name="ce31" office:value-type="string" calcext:value-type="string">
            <text:p>Chỉ 1k phần trân châu trắng khi mua PhaTea Trà Vải Lài size bất kỳ</text:p>
          </table:table-cell>
          <table:table-cell table:style-name="ce36" office:value-type="date" office:date-value="2025-11-28" calcext:value-type="date">
            <text:p>28-Nov-25</text:p>
          </table:table-cell>
          <table:table-cell table:style-name="ce36" office:value-type="date" office:date-value="2025-12-11" calcext:value-type="date">
            <text:p>11-Dec-25</text:p>
          </table:table-cell>
        </table:table-row>
        <table:table-row table:style-name="ro3">
          <table:table-cell office:value-type="float" office:value="303566" calcext:value-type="float">
            <text:p>303566</text:p>
          </table:table-cell>
          <table:table-cell office:value-type="float" office:value="2100013035667" calcext:value-type="float">
            <text:p>2100013035667</text:p>
          </table:table-cell>
          <table:table-cell table:style-name="ce23" office:value-type="string" calcext:value-type="string">
            <text:p>PhaTea Tra Vai Lai XL/1 Ly</text:p>
          </table:table-cell>
          <table:table-cell table:style-name="ce27" office:value-type="string" calcext:value-type="string">
            <text:p>Combo</text:p>
          </table:table-cell>
          <table:table-cell table:style-name="ce31" office:value-type="string" calcext:value-type="string">
            <text:p>Chỉ 1k phần trân châu trắng khi mua PhaTea Trà Vải Lài size bất kỳ</text:p>
          </table:table-cell>
          <table:table-cell table:style-name="ce36" office:value-type="date" office:date-value="2025-11-28" calcext:value-type="date">
            <text:p>28-Nov-25</text:p>
          </table:table-cell>
          <table:table-cell table:style-name="ce36" office:value-type="date" office:date-value="2025-12-11" calcext:value-type="date">
            <text:p>11-Dec-25</text:p>
          </table:table-cell>
        </table:table-row>
        <table:table-row table:style-name="ro3">
          <table:table-cell table:style-name="ce4" table:content-validation-name="val1" office:value-type="float" office:value="302741" calcext:value-type="float">
            <text:p>302741</text:p>
          </table:table-cell>
          <table:table-cell office:value-type="float" office:value="2100013027419" calcext:value-type="float">
            <text:p>2100013027419</text:p>
          </table:table-cell>
          <table:table-cell table:style-name="ce23" office:value-type="string" calcext:value-type="string">
            <text:p>CK Tran Chau Trang 50g/1 Phan</text:p>
          </table:table-cell>
          <table:table-cell table:style-name="ce27" office:value-type="string" calcext:value-type="string">
            <text:p>Combo</text:p>
          </table:table-cell>
          <table:table-cell table:style-name="ce31" office:value-type="string" calcext:value-type="string">
            <text:p>Chỉ 1k phần trân châu trắng khi mua PhaTea Trà Vải Lài size bất kỳ</text:p>
          </table:table-cell>
          <table:table-cell table:style-name="ce36" office:value-type="date" office:date-value="2025-11-28" calcext:value-type="date">
            <text:p>28-Nov-25</text:p>
          </table:table-cell>
          <table:table-cell table:style-name="ce36" office:value-type="date" office:date-value="2025-12-11" calcext:value-type="date">
            <text:p>11-Dec-25</text:p>
          </table:table-cell>
        </table:table-row>
        <table:table-row table:style-name="ro3">
          <table:table-cell office:value-type="float" office:value="234112" calcext:value-type="float">
            <text:p>234112</text:p>
          </table:table-cell>
          <table:table-cell office:value-type="float" office:value="2100012341127" calcext:value-type="float">
            <text:p>2100012341127</text:p>
          </table:table-cell>
          <table:table-cell table:style-name="ce23" office:value-type="string" calcext:value-type="string">
            <text:p>CK Mi Tron Indomie/ 1 Phan</text:p>
          </table:table-cell>
          <table:table-cell table:style-name="ce27" office:value-type="string" calcext:value-type="string">
            <text:p>Mix Combo</text:p>
          </table:table-cell>
          <table:table-cell table:style-name="ce31" office:value-type="string" calcext:value-type="string">
            <text:p>Giảm 50% CHả lụa que nguyên bản/ớt xiêm xanh G khi mua mì trộn Indomie/Indomie Jumbo</text:p>
          </table:table-cell>
          <table:table-cell table:style-name="ce36" office:value-type="date" office:date-value="2025-12-12" calcext:value-type="date">
            <text:p>12-Dec-25</text:p>
          </table:table-cell>
          <table:table-cell table:style-name="ce36" office:value-type="date" office:date-value="2025-12-25" calcext:value-type="date">
            <text:p>25-Dec-25</text:p>
          </table:table-cell>
        </table:table-row>
        <table:table-row table:style-name="ro3">
          <table:table-cell office:value-type="float" office:value="307618" calcext:value-type="float">
            <text:p>307618</text:p>
          </table:table-cell>
          <table:table-cell office:value-type="float" office:value="2100013076189" calcext:value-type="float">
            <text:p>2100013076189</text:p>
          </table:table-cell>
          <table:table-cell table:style-name="ce23" office:value-type="string" calcext:value-type="string">
            <text:p>CK Mi Tron Indomie Jumbo/ 1 Phan</text:p>
          </table:table-cell>
          <table:table-cell table:style-name="ce27" office:value-type="string" calcext:value-type="string">
            <text:p>Mix Combo</text:p>
          </table:table-cell>
          <table:table-cell table:style-name="ce31" office:value-type="string" calcext:value-type="string">
            <text:p>Giảm 50% CHả lụa que nguyên bản/ớt xiêm xanh G khi mua mì trộn Indomie/Indomie Jumbo</text:p>
          </table:table-cell>
          <table:table-cell table:style-name="ce36" office:value-type="date" office:date-value="2025-12-12" calcext:value-type="date">
            <text:p>12-Dec-25</text:p>
          </table:table-cell>
          <table:table-cell table:style-name="ce36" office:value-type="date" office:date-value="2025-12-25" calcext:value-type="date">
            <text:p>25-Dec-25</text:p>
          </table:table-cell>
        </table:table-row>
        <table:table-row table:style-name="ro3">
          <table:table-cell office:value-type="float" office:value="304662" calcext:value-type="float">
            <text:p>304662</text:p>
          </table:table-cell>
          <table:table-cell office:value-type="float" office:value="8936146446469" calcext:value-type="float">
            <text:p>8936146446469</text:p>
          </table:table-cell>
          <table:table-cell table:style-name="ce23" office:value-type="string" calcext:value-type="string">
            <text:p>G Cha Lua Que 50g/1 Goi</text:p>
          </table:table-cell>
          <table:table-cell table:style-name="ce27" office:value-type="string" calcext:value-type="string">
            <text:p>Mix Combo</text:p>
          </table:table-cell>
          <table:table-cell table:style-name="ce31" office:value-type="string" calcext:value-type="string">
            <text:p>Giảm 50% CHả lụa que nguyên bản/ớt xiêm xanh G khi mua mì trộn Indomie/Indomie Jumbo</text:p>
          </table:table-cell>
          <table:table-cell table:style-name="ce36" office:value-type="date" office:date-value="2025-12-12" calcext:value-type="date">
            <text:p>12-Dec-25</text:p>
          </table:table-cell>
          <table:table-cell table:style-name="ce36" office:value-type="date" office:date-value="2025-12-25" calcext:value-type="date">
            <text:p>25-Dec-25</text:p>
          </table:table-cell>
        </table:table-row>
        <table:table-row table:style-name="ro3">
          <table:table-cell office:value-type="float" office:value="273166" calcext:value-type="float">
            <text:p>273166</text:p>
          </table:table-cell>
          <table:table-cell office:value-type="float" office:value="8936146442249" calcext:value-type="float">
            <text:p>8936146442249</text:p>
          </table:table-cell>
          <table:table-cell table:style-name="ce23" office:value-type="string" calcext:value-type="string">
            <text:p>G Cha Lua Que Ot Xiem Xanh 50g/1 Goi</text:p>
          </table:table-cell>
          <table:table-cell table:style-name="ce27" office:value-type="string" calcext:value-type="string">
            <text:p>Mix Combo</text:p>
          </table:table-cell>
          <table:table-cell table:style-name="ce31" office:value-type="string" calcext:value-type="string">
            <text:p>Giảm 50% CHả lụa que nguyên bản/ớt xiêm xanh G khi mua mì trộn Indomie/Indomie Jumbo</text:p>
          </table:table-cell>
          <table:table-cell table:style-name="ce36" office:value-type="date" office:date-value="2025-12-12" calcext:value-type="date">
            <text:p>12-Dec-25</text:p>
          </table:table-cell>
          <table:table-cell table:style-name="ce36" office:value-type="date" office:date-value="2025-12-25" calcext:value-type="date">
            <text:p>25-Dec-25</text:p>
          </table:table-cell>
        </table:table-row>
        <table:table-row table:style-name="ro3">
          <table:table-cell office:value-type="float" office:value="307026" calcext:value-type="float">
            <text:p>307026</text:p>
          </table:table-cell>
          <table:table-cell office:value-type="float" office:value="2100013070262" calcext:value-type="float">
            <text:p>2100013070262</text:p>
          </table:table-cell>
          <table:table-cell table:style-name="ce23" office:value-type="string" calcext:value-type="string">
            <text:p>PhaTea Tra Sua Matcha Olong L/1 Ly</text:p>
          </table:table-cell>
          <table:table-cell table:style-name="ce27" table:content-validation-name="val5" office:value-type="string" calcext:value-type="string">
            <text:p>Combo</text:p>
          </table:table-cell>
          <table:table-cell table:style-name="ce31" office:value-type="string" calcext:value-type="string">
            <text:p>Chỉ 1k phần trân châu trắng khi mua PhaTea Tra Sua Matcha Olong L</text:p>
          </table:table-cell>
          <table:table-cell table:style-name="ce36" office:value-type="date" office:date-value="2025-12-12" calcext:value-type="date">
            <text:p>12-Dec-25</text:p>
          </table:table-cell>
          <table:table-cell table:style-name="ce36" office:value-type="date" office:date-value="2025-12-25" calcext:value-type="date">
            <text:p>25-Dec-25</text:p>
          </table:table-cell>
        </table:table-row>
        <table:table-row table:style-name="ro3">
          <table:table-cell table:style-name="ce4" table:content-validation-name="val1" office:value-type="float" office:value="302741" calcext:value-type="float">
            <text:p>302741</text:p>
          </table:table-cell>
          <table:table-cell office:value-type="float" office:value="2100013027419" calcext:value-type="float">
            <text:p>2100013027419</text:p>
          </table:table-cell>
          <table:table-cell table:style-name="ce23" office:value-type="string" calcext:value-type="string">
            <text:p>CK Tran Chau Trang 50g/1 Phan</text:p>
          </table:table-cell>
          <table:table-cell table:style-name="ce27" office:value-type="string" calcext:value-type="string">
            <text:p>Combo</text:p>
          </table:table-cell>
          <table:table-cell table:style-name="ce31" office:value-type="string" calcext:value-type="string">
            <text:p>Chỉ 1k phần trân châu trắng khi mua PhaTea Tra Sua Matcha Olong L</text:p>
          </table:table-cell>
          <table:table-cell table:style-name="ce36" office:value-type="date" office:date-value="2025-12-12" calcext:value-type="date">
            <text:p>12-Dec-25</text:p>
          </table:table-cell>
          <table:table-cell table:style-name="ce36" office:value-type="date" office:date-value="2025-12-25" calcext:value-type="date">
            <text:p>25-Dec-25</text:p>
          </table:table-cell>
        </table:table-row>
        <table:table-row table:style-name="ro2">
          <table:table-cell table:style-name="ce5" office:value-type="string" calcext:value-type="string">
            <text:p>105044</text:p>
          </table:table-cell>
          <table:table-cell table:style-name="ce16" office:value-type="string" calcext:value-type="string">
            <text:p>8935049511021</text:p>
          </table:table-cell>
          <table:table-cell office:value-type="string" calcext:value-type="string">
            <text:p>NUTRI BOOST Sua Cam 297ml/1 Chai</text:p>
          </table:table-cell>
          <table:table-cell office:value-type="string" calcext:value-type="string">
            <text:p>Buy 2 get 1 free</text:p>
          </table:table-cell>
          <table:table-cell office:value-type="string" calcext:value-type="string">
            <text:p>Mua 2 tặng 1 bất kỳ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2">
          <table:table-cell table:style-name="ce6" office:value-type="string" calcext:value-type="string">
            <text:p>105056</text:p>
          </table:table-cell>
          <table:table-cell table:style-name="ce16" office:value-type="string" calcext:value-type="string">
            <text:p>8935049500131</text:p>
          </table:table-cell>
          <table:table-cell office:value-type="string" calcext:value-type="string">
            <text:p>NUTRI BOOST Sua Dau 297ml/1 Chai</text:p>
          </table:table-cell>
          <table:table-cell office:value-type="string" calcext:value-type="string">
            <text:p>Buy 2 get 1 free</text:p>
          </table:table-cell>
          <table:table-cell office:value-type="string" calcext:value-type="string">
            <text:p>Mua 2 tặng 1 bất kỳ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3">
          <table:table-cell table:style-name="ce6" office:value-type="string" calcext:value-type="string">
            <text:p>303248</text:p>
          </table:table-cell>
          <table:table-cell table:style-name="ce16" office:value-type="string" calcext:value-type="string">
            <text:p>8936127794206</text:p>
          </table:table-cell>
          <table:table-cell office:value-type="string" calcext:value-type="string">
            <text:p>TH Sua Trai Cay Viet Quat 300ml/1 Chai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Chỉ 5k sản phẩm thứ 2 bất kỳ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3">
          <table:table-cell table:style-name="ce6" office:value-type="string" calcext:value-type="string">
            <text:p>271805</text:p>
          </table:table-cell>
          <table:table-cell table:style-name="ce16" office:value-type="string" calcext:value-type="string">
            <text:p>8936127794107</text:p>
          </table:table-cell>
          <table:table-cell office:value-type="string" calcext:value-type="string">
            <text:p>TH Sua Trai Cay Dau 300ml/1 Chai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Chỉ 5k sản phẩm thứ 2 bất kỳ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3">
          <table:table-cell table:style-name="ce6" office:value-type="string" calcext:value-type="string">
            <text:p>304719</text:p>
          </table:table-cell>
          <table:table-cell table:style-name="ce16" office:value-type="string" calcext:value-type="string">
            <text:p>8801104940467</text:p>
          </table:table-cell>
          <table:table-cell office:value-type="string" calcext:value-type="string">
            <text:p>BINGGRAE Sua Tiet Trung Chuoi It Duong 200ml/1 Hop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Giảm 50% sản phẩm thứ 2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2">
          <table:table-cell table:style-name="ce6" office:value-type="string" calcext:value-type="string">
            <text:p>306990</text:p>
          </table:table-cell>
          <table:table-cell table:style-name="ce16" office:value-type="string" calcext:value-type="string">
            <text:p>8850125007000</text:p>
          </table:table-cell>
          <table:table-cell office:value-type="string" calcext:value-type="string">
            <text:p>MILO Kem So Co La Lua Mach Dam Vi 64g/1 Cay</text:p>
          </table:table-cell>
          <table:table-cell office:value-type="string" calcext:value-type="string">
            <text:p>Buy 1 get 1 free</text:p>
          </table:table-cell>
          <table:table-cell office:value-type="string" calcext:value-type="string">
            <text:p>Mua 1 tặng 1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3">
          <table:table-cell table:style-name="ce6" office:value-type="string" calcext:value-type="string">
            <text:p>307672</text:p>
          </table:table-cell>
          <table:table-cell table:style-name="ce16" office:value-type="float" office:value="4902705096639" calcext:value-type="float">
            <text:p>4902705096639</text:p>
          </table:table-cell>
          <table:table-cell office:value-type="string" calcext:value-type="string">
            <text:p>MEIJI Kem Tra Xanh Cao Cap 200ml/1 Hop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Tiết kiệm 33% cho combo 2 sản phẩm cùng loại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3">
          <table:table-cell table:style-name="ce6" office:value-type="string" calcext:value-type="string">
            <text:p>307673</text:p>
          </table:table-cell>
          <table:table-cell table:style-name="ce16" office:value-type="float" office:value="4902705030985" calcext:value-type="float">
            <text:p>4902705030985</text:p>
          </table:table-cell>
          <table:table-cell office:value-type="string" calcext:value-type="string">
            <text:p>MEIJI Kem Vani Essel Cao Cap 200ml/1 Hop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Tiết kiệm 33% cho combo 2 sản phẩm cùng loại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3">
          <table:table-cell table:style-name="ce6" office:value-type="float" office:value="307251" calcext:value-type="float">
            <text:p>307251</text:p>
          </table:table-cell>
          <table:table-cell table:style-name="ce16" office:value-type="string" calcext:value-type="string">
            <text:p>8936221048281</text:p>
          </table:table-cell>
          <table:table-cell office:value-type="string" calcext:value-type="string">
            <text:p>KOKOMI DAI Mi Tom Chua Cay 90g/1 Ly</text:p>
          </table:table-cell>
          <table:table-cell office:value-type="string" calcext:value-type="string">
            <text:p>Mix Combo</text:p>
          </table:table-cell>
          <table:table-cell office:value-type="string" calcext:value-type="string">
            <text:p>Mua 1 Wakeup247 cà phê latte 237ml tặng 1 Kokomi Đại 90g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3">
          <table:table-cell table:style-name="ce6" office:value-type="string" calcext:value-type="string">
            <text:p>307339</text:p>
          </table:table-cell>
          <table:table-cell table:style-name="ce16" office:value-type="string" calcext:value-type="string">
            <text:p>8936221043965</text:p>
          </table:table-cell>
          <table:table-cell office:value-type="string" calcext:value-type="string">
            <text:p>WAKEUP 247 Nuoc Tang Luc Vi Latte 237ml/1 Chai</text:p>
          </table:table-cell>
          <table:table-cell office:value-type="string" calcext:value-type="string">
            <text:p>Mix Combo</text:p>
          </table:table-cell>
          <table:table-cell office:value-type="string" calcext:value-type="string">
            <text:p>Mua 1 Wakeup247 cà phê latte 237ml tặng 1 Kokomi Đại 90g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3">
          <table:table-cell table:style-name="ce6" office:value-type="float" office:value="307750" calcext:value-type="float">
            <text:p>307750</text:p>
          </table:table-cell>
          <table:table-cell table:style-name="ce16" office:value-type="float" office:value="8801073211063" calcext:value-type="float">
            <text:p>8801073211063</text:p>
          </table:table-cell>
          <table:table-cell office:value-type="string" calcext:value-type="string">
            <text:p>SAMYANG Mi Ga Cay 120g/1 To</text:p>
          </table:table-cell>
          <table:table-cell office:value-type="string" calcext:value-type="string">
            <text:p>Mix Combo</text:p>
          </table:table-cell>
          <table:table-cell office:value-type="string" calcext:value-type="string">
            <text:p>Mua 1 Samyang mì gà 105g/120g tặng 1 Chubby xúc xích 82g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3">
          <table:table-cell table:style-name="ce6" office:value-type="float" office:value="307751" calcext:value-type="float">
            <text:p>307751</text:p>
          </table:table-cell>
          <table:table-cell table:style-name="ce16" office:value-type="float" office:value="8801073210363" calcext:value-type="float">
            <text:p>8801073210363</text:p>
          </table:table-cell>
          <table:table-cell office:value-type="string" calcext:value-type="string">
            <text:p>SAMYANG Mi Kho Ga Cay 105g/1 To</text:p>
          </table:table-cell>
          <table:table-cell office:value-type="string" calcext:value-type="string">
            <text:p>Mix Combo</text:p>
          </table:table-cell>
          <table:table-cell office:value-type="string" calcext:value-type="string">
            <text:p>Mua 1 Samyang mì gà 105g/120g tặng 1 Chubby xúc xích 82g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3">
          <table:table-cell table:style-name="ce6" office:value-type="string" calcext:value-type="string">
            <text:p>307696</text:p>
          </table:table-cell>
          <table:table-cell table:style-name="ce16" office:value-type="float" office:value="8938545500230" calcext:value-type="float">
            <text:p>8938545500230</text:p>
          </table:table-cell>
          <table:table-cell office:value-type="string" calcext:value-type="string">
            <text:p>CHUBBY Xuc Xich Vi Mala 82g/1 Goi</text:p>
          </table:table-cell>
          <table:table-cell office:value-type="string" calcext:value-type="string">
            <text:p>Mix Combo</text:p>
          </table:table-cell>
          <table:table-cell office:value-type="string" calcext:value-type="string">
            <text:p>Mua 1 Samyang mì gà 105g/120g tặng 1 Chubby xúc xích 82g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3">
          <table:table-cell table:style-name="ce6" office:value-type="string" calcext:value-type="string">
            <text:p>307697</text:p>
          </table:table-cell>
          <table:table-cell table:style-name="ce16" office:value-type="float" office:value="8938545500223" calcext:value-type="float">
            <text:p>8938545500223</text:p>
          </table:table-cell>
          <table:table-cell office:value-type="string" calcext:value-type="string">
            <text:p>CHUBBY Xuc Xich Vi Bap 82g/1 Goi</text:p>
          </table:table-cell>
          <table:table-cell office:value-type="string" calcext:value-type="string">
            <text:p>Mix Combo</text:p>
          </table:table-cell>
          <table:table-cell office:value-type="string" calcext:value-type="string">
            <text:p>Mua 1 Samyang mì gà 105g/120g tặng 1 Chubby xúc xích 82g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2">
          <table:table-cell table:style-name="ce6" office:value-type="string" calcext:value-type="string">
            <text:p>307603</text:p>
          </table:table-cell>
          <table:table-cell table:style-name="ce16" office:value-type="string" calcext:value-type="string">
            <text:p>8934673200776</text:p>
          </table:table-cell>
          <table:table-cell office:value-type="string" calcext:value-type="string">
            <text:p>ONG THO Sua Dac Matcha 165g/1 Tuyp</text:p>
          </table:table-cell>
          <table:table-cell office:value-type="string" calcext:value-type="string">
            <text:p>Buy 1 get 1 free</text:p>
          </table:table-cell>
          <table:table-cell office:value-type="string" calcext:value-type="string">
            <text:p>Mua 1 tặng 1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2">
          <table:table-cell table:style-name="ce6" office:value-type="float" office:value="256025" calcext:value-type="float">
            <text:p>256025</text:p>
          </table:table-cell>
          <table:table-cell table:style-name="ce16" office:value-type="string" calcext:value-type="string">
            <text:p>8936221043897</text:p>
          </table:table-cell>
          <table:table-cell office:value-type="string" calcext:value-type="string">
            <text:p>OMACHI Mi Xot Tom Pho Mai Trung Muoi 105g/1 To</text:p>
          </table:table-cell>
          <table:table-cell office:value-type="string" calcext:value-type="string">
            <text:p>Buy 2 get 1 free</text:p>
          </table:table-cell>
          <table:table-cell office:value-type="string" calcext:value-type="string">
            <text:p>Mua 2 tặng 1 bất kỳ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2">
          <table:table-cell table:style-name="ce6" office:value-type="float" office:value="256033" calcext:value-type="float">
            <text:p>256033</text:p>
          </table:table-cell>
          <table:table-cell table:style-name="ce16" office:value-type="string" calcext:value-type="string">
            <text:p>8936136164403</text:p>
          </table:table-cell>
          <table:table-cell office:value-type="string" calcext:value-type="string">
            <text:p>OMACHI Mi Xot Spaghetti 105g/1 To</text:p>
          </table:table-cell>
          <table:table-cell office:value-type="string" calcext:value-type="string">
            <text:p>Buy 2 get 1 free</text:p>
          </table:table-cell>
          <table:table-cell office:value-type="string" calcext:value-type="string">
            <text:p>Mua 2 tặng 1 bất kỳ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2">
          <table:table-cell table:style-name="ce6" office:value-type="float" office:value="306972" calcext:value-type="float">
            <text:p>306972</text:p>
          </table:table-cell>
          <table:table-cell table:style-name="ce16" office:value-type="string" calcext:value-type="string">
            <text:p>8936221042470</text:p>
          </table:table-cell>
          <table:table-cell office:value-type="string" calcext:value-type="string">
            <text:p>OMACHI Mi Tron Thit Xien Nuong 104g/1 To</text:p>
          </table:table-cell>
          <table:table-cell office:value-type="string" calcext:value-type="string">
            <text:p>Buy 2 get 1 free</text:p>
          </table:table-cell>
          <table:table-cell office:value-type="string" calcext:value-type="string">
            <text:p>Mua 2 tặng 1 bất kỳ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3">
          <table:table-cell table:style-name="ce6" office:value-type="float" office:value="204751" calcext:value-type="float">
            <text:p>204751</text:p>
          </table:table-cell>
          <table:table-cell table:style-name="ce16" office:value-type="string" calcext:value-type="string">
            <text:p>8801073110502</text:p>
          </table:table-cell>
          <table:table-cell office:value-type="string" calcext:value-type="string">
            <text:p>SAMYANG Mi Kho Ga Cay 140g/1 Goi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Tiết kiệm 15K - 2 gói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3">
          <table:table-cell table:style-name="ce6" office:value-type="float" office:value="200024" calcext:value-type="float">
            <text:p>200024</text:p>
          </table:table-cell>
          <table:table-cell table:style-name="ce16" office:value-type="string" calcext:value-type="string">
            <text:p>8934563651138</text:p>
          </table:table-cell>
          <table:table-cell office:value-type="string" calcext:value-type="string">
            <text:p>HAO HAO Mi Tom Chua Cay 67g/1 Ly</text:p>
          </table:table-cell>
          <table:table-cell office:value-type="string" calcext:value-type="string">
            <text:p>Mix Combo</text:p>
          </table:table-cell>
          <table:table-cell office:value-type="string" calcext:value-type="string">
            <text:p>Combo 21K: 1 Hao Hao Mì 66g/67g + 1 Highland cà phê 235ml</text:p>
          </table:table-cell>
          <table:table-cell table:content-validation-name="val15" office:value-type="date" office:date-value="2025-11-28" calcext:value-type="date">
            <text:p>28-Nov-25</text:p>
          </table:table-cell>
          <table:table-cell table:content-validation-name="val15" office:value-type="date" office:date-value="2025-12-25" calcext:value-type="date">
            <text:p>25-Dec-25</text:p>
          </table:table-cell>
        </table:table-row>
        <table:table-row table:style-name="ro3">
          <table:table-cell table:style-name="ce6" office:value-type="string" calcext:value-type="string">
            <text:p>104507</text:p>
          </table:table-cell>
          <table:table-cell table:style-name="ce16" office:value-type="string" calcext:value-type="string">
            <text:p>8936079140014</text:p>
          </table:table-cell>
          <table:table-cell office:value-type="string" calcext:value-type="string">
            <text:p>HIGHLANDS Ca Phe Sua Da 235ml /1 Lon</text:p>
          </table:table-cell>
          <table:table-cell office:value-type="string" calcext:value-type="string">
            <text:p>Mix Combo</text:p>
          </table:table-cell>
          <table:table-cell office:value-type="string" calcext:value-type="string">
            <text:p>Combo 21K: 1 Hao Hao Mì 66g/67g + 1 Highland cà phê 235ml</text:p>
          </table:table-cell>
          <table:table-cell table:content-validation-name="val15" office:value-type="date" office:date-value="2025-11-28" calcext:value-type="date">
            <text:p>28-Nov-25</text:p>
          </table:table-cell>
          <table:table-cell table:content-validation-name="val15" office:value-type="date" office:date-value="2025-12-25" calcext:value-type="date">
            <text:p>25-Dec-25</text:p>
          </table:table-cell>
        </table:table-row>
        <table:table-row table:style-name="ro3">
          <table:table-cell table:style-name="ce6" office:value-type="float" office:value="116237" calcext:value-type="float">
            <text:p>116237</text:p>
          </table:table-cell>
          <table:table-cell table:style-name="ce16" office:value-type="string" calcext:value-type="string">
            <text:p>8934563138165</text:p>
          </table:table-cell>
          <table:table-cell office:value-type="string" calcext:value-type="string">
            <text:p>HAO HAO Mi Tom Chua Cay 75g/1 Goi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Mua 2 giá 10K</text:p>
          </table:table-cell>
          <table:table-cell table:content-validation-name="val15" office:value-type="date" office:date-value="2025-11-28" calcext:value-type="date">
            <text:p>28-Nov-25</text:p>
          </table:table-cell>
          <table:table-cell table:content-validation-name="val15" office:value-type="date" office:date-value="2025-12-25" calcext:value-type="date">
            <text:p>25-Dec-25</text:p>
          </table:table-cell>
        </table:table-row>
        <table:table-row table:style-name="ro3">
          <table:table-cell table:style-name="ce6" office:value-type="float" office:value="223048" calcext:value-type="float">
            <text:p>223048</text:p>
          </table:table-cell>
          <table:table-cell table:style-name="ce16" office:value-type="string" calcext:value-type="string">
            <text:p>8934563151157</text:p>
          </table:table-cell>
          <table:table-cell office:value-type="string" calcext:value-type="string">
            <text:p>HAO HAO Mi Tom Xao Chua Ngot 75g/1 Goi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Mua 2 giá 10K</text:p>
          </table:table-cell>
          <table:table-cell table:content-validation-name="val15" office:value-type="date" office:date-value="2025-11-28" calcext:value-type="date">
            <text:p>28-Nov-25</text:p>
          </table:table-cell>
          <table:table-cell table:content-validation-name="val15" office:value-type="date" office:date-value="2025-12-25" calcext:value-type="date">
            <text:p>25-Dec-25</text:p>
          </table:table-cell>
        </table:table-row>
        <table:table-row table:style-name="ro3">
          <table:table-cell table:style-name="ce6" office:value-type="float" office:value="303901" calcext:value-type="float">
            <text:p>303901</text:p>
          </table:table-cell>
          <table:table-cell table:style-name="ce16" office:value-type="string" calcext:value-type="string">
            <text:p>8934563106140</text:p>
          </table:table-cell>
          <table:table-cell office:value-type="string" calcext:value-type="string">
            <text:p>HAO HAO Mi Xao Hai San 72g/1 Goi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Mua 2 giá 10K</text:p>
          </table:table-cell>
          <table:table-cell table:content-validation-name="val15" office:value-type="date" office:date-value="2025-11-28" calcext:value-type="date">
            <text:p>28-Nov-25</text:p>
          </table:table-cell>
          <table:table-cell table:content-validation-name="val15" office:value-type="date" office:date-value="2025-12-25" calcext:value-type="date">
            <text:p>25-Dec-25</text:p>
          </table:table-cell>
        </table:table-row>
        <table:table-row table:style-name="ro3">
          <table:table-cell table:style-name="ce6" office:value-type="float" office:value="307600" calcext:value-type="float">
            <text:p>307600</text:p>
          </table:table-cell>
          <table:table-cell table:style-name="ce16" office:value-type="string" calcext:value-type="string">
            <text:p>8936221044726</text:p>
          </table:table-cell>
          <table:table-cell office:value-type="string" calcext:value-type="string">
            <text:p>OMACHI Mi Tomyum Bangkok 96g/1 Hop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Giảm 50% spt2</text:p>
          </table:table-cell>
          <table:table-cell table:content-validation-name="val15" office:value-type="date" office:date-value="2025-11-28" calcext:value-type="date">
            <text:p>28-Nov-25</text:p>
          </table:table-cell>
          <table:table-cell table:content-validation-name="val15" office:value-type="date" office:date-value="2025-12-25" calcext:value-type="date">
            <text:p>25-Dec-25</text:p>
          </table:table-cell>
        </table:table-row>
        <table:table-row table:style-name="ro3">
          <table:table-cell table:style-name="ce6" office:value-type="string" calcext:value-type="string">
            <text:p>307842</text:p>
          </table:table-cell>
          <table:table-cell table:style-name="ce16" office:value-type="float" office:value="8936221044719" calcext:value-type="float">
            <text:p>8936221044719</text:p>
          </table:table-cell>
          <table:table-cell office:value-type="string" calcext:value-type="string">
            <text:p>OMACHI Mi Bo Dai Loan 95g/1 Hop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Giảm 50% spt2</text:p>
          </table:table-cell>
          <table:table-cell table:content-validation-name="val15" office:value-type="date" office:date-value="2025-11-28" calcext:value-type="date">
            <text:p>28-Nov-25</text:p>
          </table:table-cell>
          <table:table-cell table:content-validation-name="val15" office:value-type="date" office:date-value="2025-12-25" calcext:value-type="date">
            <text:p>25-Dec-25</text:p>
          </table:table-cell>
        </table:table-row>
        <table:table-row table:style-name="ro3">
          <table:table-cell table:style-name="ce6" office:value-type="float" office:value="204735" calcext:value-type="float">
            <text:p>204735</text:p>
          </table:table-cell>
          <table:table-cell table:style-name="ce16" office:value-type="string" calcext:value-type="string">
            <text:p>031146254903</text:p>
          </table:table-cell>
          <table:table-cell office:value-type="string" calcext:value-type="string">
            <text:p>SHIN Mi Cay 114g/1 To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Giảm 50% spt2</text:p>
          </table:table-cell>
          <table:table-cell table:content-validation-name="val15" office:value-type="date" office:date-value="2025-11-28" calcext:value-type="date">
            <text:p>28-Nov-25</text:p>
          </table:table-cell>
          <table:table-cell table:content-validation-name="val15" office:value-type="date" office:date-value="2025-12-25" calcext:value-type="date">
            <text:p>25-Dec-25</text:p>
          </table:table-cell>
        </table:table-row>
        <table:table-row table:style-name="ro3">
          <table:table-cell table:style-name="ce6" office:value-type="string" calcext:value-type="string">
            <text:p>307844</text:p>
          </table:table-cell>
          <table:table-cell table:style-name="ce16" office:value-type="string" calcext:value-type="string">
            <text:p>8801043070973</text:p>
          </table:table-cell>
          <table:table-cell office:value-type="string" calcext:value-type="string">
            <text:p>SHIN Mi Tomyum 117g/1 To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Giảm 50% spt2</text:p>
          </table:table-cell>
          <table:table-cell table:content-validation-name="val15" office:value-type="date" office:date-value="2025-11-28" calcext:value-type="date">
            <text:p>28-Nov-25</text:p>
          </table:table-cell>
          <table:table-cell table:content-validation-name="val15" office:value-type="date" office:date-value="2025-12-25" calcext:value-type="date">
            <text:p>25-Dec-25</text:p>
          </table:table-cell>
        </table:table-row>
        <table:table-row table:style-name="ro3">
          <table:table-cell table:style-name="ce6" office:value-type="string" calcext:value-type="string">
            <text:p>307845</text:p>
          </table:table-cell>
          <table:table-cell table:style-name="ce16" office:value-type="string" calcext:value-type="string">
            <text:p>8801043070997</text:p>
          </table:table-cell>
          <table:table-cell office:value-type="string" calcext:value-type="string">
            <text:p>SHIN Mi Tron Tomyum 113g/1 To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Giảm 50% spt2</text:p>
          </table:table-cell>
          <table:table-cell table:content-validation-name="val15" office:value-type="date" office:date-value="2025-11-28" calcext:value-type="date">
            <text:p>28-Nov-25</text:p>
          </table:table-cell>
          <table:table-cell table:content-validation-name="val15" office:value-type="date" office:date-value="2025-12-25" calcext:value-type="date">
            <text:p>25-Dec-25</text:p>
          </table:table-cell>
        </table:table-row>
        <table:table-row table:style-name="ro2">
          <table:table-cell table:style-name="ce6" office:value-type="float" office:value="197750" calcext:value-type="float">
            <text:p>197750</text:p>
          </table:table-cell>
          <table:table-cell table:style-name="ce16" office:value-type="string" calcext:value-type="string">
            <text:p>8938531758218</text:p>
          </table:table-cell>
          <table:table-cell office:value-type="string" calcext:value-type="string">
            <text:p>JOMI Bong Tay Trang 80pcs/1 Goi</text:p>
          </table:table-cell>
          <table:table-cell office:value-type="string" calcext:value-type="string">
            <text:p>Buy 2 get 1 free</text:p>
          </table:table-cell>
          <table:table-cell office:value-type="string" calcext:value-type="string">
            <text:p>Mua 2 tặng 1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2">
          <table:table-cell table:style-name="ce6" office:value-type="float" office:value="163997" calcext:value-type="float">
            <text:p>163997</text:p>
          </table:table-cell>
          <table:table-cell table:style-name="ce16" office:value-type="string" calcext:value-type="string">
            <text:p>8935107200324</text:p>
          </table:table-cell>
          <table:table-cell office:value-type="string" calcext:value-type="string">
            <text:p>KOTEX BVS Sieu Ban Dem 28cm 4pc/1 Goi</text:p>
          </table:table-cell>
          <table:table-cell office:value-type="string" calcext:value-type="string">
            <text:p>Buy 2 get 1 free</text:p>
          </table:table-cell>
          <table:table-cell office:value-type="string" calcext:value-type="string">
            <text:p>Mua 2 tặng 1 (cùng loại)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3">
          <table:table-cell table:style-name="ce6" office:value-type="float" office:value="248763" calcext:value-type="float">
            <text:p>248763</text:p>
          </table:table-cell>
          <table:table-cell table:style-name="ce16" office:value-type="float" office:value="8935107201192" calcext:value-type="float">
            <text:p>8935107201192</text:p>
          </table:table-cell>
          <table:table-cell office:value-type="string" calcext:value-type="string">
            <text:p>KOTEX Bang Ve Sinh Max Cool 8pcs/1 Goi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Mua sản phẩm thứ 2 giá 1K (cùng loại)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3">
          <table:table-cell table:style-name="ce6" office:value-type="float" office:value="307399" calcext:value-type="float">
            <text:p>307399</text:p>
          </table:table-cell>
          <table:table-cell table:style-name="ce16" office:value-type="string" calcext:value-type="string">
            <text:p>6923589486512</text:p>
          </table:table-cell>
          <table:table-cell office:value-type="string" calcext:value-type="string">
            <text:p>KOTEX BVS Cicada Sieu Mong Canh 7pcs/1 Goi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Mua sản phẩm thứ 2 giá 1K (cùng loại)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3">
          <table:table-cell table:style-name="ce6" office:value-type="float" office:value="302298" calcext:value-type="float">
            <text:p>302298</text:p>
          </table:table-cell>
          <table:table-cell table:style-name="ce16" office:value-type="string" calcext:value-type="string">
            <text:p>8934755010439</text:p>
          </table:table-cell>
          <table:table-cell office:value-type="string" calcext:value-type="string">
            <text:p>DIANA SENSI Bang Ve Sinh Sieu Mong Canh Cool Fresh 23cm 20pcs/1 Goi</text:p>
          </table:table-cell>
          <table:table-cell office:value-type="string" calcext:value-type="string">
            <text:p>Free gift</text:p>
          </table:table-cell>
          <table:table-cell office:value-type="string" calcext:value-type="string">
            <text:p>Tặng 1 gói BVS Diana Sensi cool fresh mát dịu 8pcs khi mua 1 BVS Diana Sensi cool fresh 20pcs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3">
          <table:table-cell table:style-name="ce6" office:value-type="float" office:value="302192" calcext:value-type="float">
            <text:p>302192</text:p>
          </table:table-cell>
          <table:table-cell table:style-name="ce16" office:value-type="string" calcext:value-type="string">
            <text:p>8934755020100</text:p>
          </table:table-cell>
          <table:table-cell office:value-type="string" calcext:value-type="string">
            <text:p>DIANA SENSI Bang Ve Sinh Sieu Mong Canh Cool Fresh Mat Diu 23cm 8pcs/1 Goi</text:p>
          </table:table-cell>
          <table:table-cell office:value-type="string" calcext:value-type="string">
            <text:p>Free gift</text:p>
          </table:table-cell>
          <table:table-cell office:value-type="string" calcext:value-type="string">
            <text:p>Hàng tặng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3">
          <table:table-cell table:style-name="ce6" office:value-type="float" office:value="169820" calcext:value-type="float">
            <text:p>169820</text:p>
          </table:table-cell>
          <table:table-cell table:style-name="ce16" office:value-type="string" calcext:value-type="string">
            <text:p>8851818707962</text:p>
          </table:table-cell>
          <table:table-cell office:value-type="string" calcext:value-type="string">
            <text:p>LAURIER Bang Ve Sinh Slimguard 10Sheets /1Goi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Giảm 50% SPT2 (áp dụng cùng loại)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3">
          <table:table-cell table:style-name="ce6" office:value-type="float" office:value="247416" calcext:value-type="float">
            <text:p>247416</text:p>
          </table:table-cell>
          <table:table-cell table:style-name="ce16" office:value-type="string" calcext:value-type="string">
            <text:p>8851818205772</text:p>
          </table:table-cell>
          <table:table-cell office:value-type="string" calcext:value-type="string">
            <text:p>LAURIER Bang Ve Sinh SS Cool 22.5cm 8pcs/1Goi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Giảm 50% SPT2 (áp dụng cùng loại)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3">
          <table:table-cell table:style-name="ce6" office:value-type="float" office:value="303539" calcext:value-type="float">
            <text:p>303539</text:p>
          </table:table-cell>
          <table:table-cell table:style-name="ce16" office:value-type="string" calcext:value-type="string">
            <text:p>8710908371509</text:p>
          </table:table-cell>
          <table:table-cell office:value-type="string" calcext:value-type="string">
            <text:p>SIMPLE Nuoc Tay Trang 400ml/1 Chai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Giảm 50% gel rửa mặt Simple khi mua chung 1 chai Nước tẩy trang Simple 400ml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3">
          <table:table-cell table:style-name="ce6" office:value-type="float" office:value="302661" calcext:value-type="float">
            <text:p>302661</text:p>
          </table:table-cell>
          <table:table-cell table:style-name="ce16" office:value-type="string" calcext:value-type="string">
            <text:p>8934868177630</text:p>
          </table:table-cell>
          <table:table-cell office:value-type="string" calcext:value-type="string">
            <text:p>SIMPLE Sua Rua Mat Sach Thoang 150ml/1 Tuyp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Giảm 50% gel rửa mặt Simple khi mua chung 1 chai Nước tẩy trang Simple 400ml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3">
          <table:table-cell table:style-name="ce6" office:value-type="float" office:value="306159" calcext:value-type="float">
            <text:p>306159</text:p>
          </table:table-cell>
          <table:table-cell table:style-name="ce16" office:value-type="string" calcext:value-type="string">
            <text:p>8936217700216</text:p>
          </table:table-cell>
          <table:table-cell office:value-type="string" calcext:value-type="string">
            <text:p>COCOON Nuoc Tay Trang Bi Dao 140ml/1 Chai</text:p>
          </table:table-cell>
          <table:table-cell table:content-validation-name="val6" office:value-type="string" calcext:value-type="string">
            <text:p>Free gift</text:p>
          </table:table-cell>
          <table:table-cell office:value-type="string" calcext:value-type="string">
            <text:p>Tặng 1 cà phê Dak Lak làm sạch da chết body Cocoon khi mua 1 cà phê Dak Lak làm sạch da mặt/ nước tẩy trang bí đao Cocoon bất kỳ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3">
          <table:table-cell table:style-name="ce6" office:value-type="float" office:value="304782" calcext:value-type="float">
            <text:p>304782</text:p>
          </table:table-cell>
          <table:table-cell table:style-name="ce16" office:value-type="string" calcext:value-type="string">
            <text:p>8936217700018</text:p>
          </table:table-cell>
          <table:table-cell office:value-type="string" calcext:value-type="string">
            <text:p>COCOON Ca Phe Dak Lak Lam Sach Da Mat 150ml/1 Tuyp</text:p>
          </table:table-cell>
          <table:table-cell table:content-validation-name="val6" office:value-type="string" calcext:value-type="string">
            <text:p>Free gift</text:p>
          </table:table-cell>
          <table:table-cell office:value-type="string" calcext:value-type="string">
            <text:p>Tặng 1 cà phê Dak Lak làm sạch da chết body Cocoon khi mua 1 cà phê Dak Lak làm sạch da mặt/ nước tẩy trang bí đao Cocoon bất kỳ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3">
          <table:table-cell table:style-name="ce6" office:value-type="float" office:value="304781" calcext:value-type="float">
            <text:p>304781</text:p>
          </table:table-cell>
          <table:table-cell table:style-name="ce16" office:value-type="string" calcext:value-type="string">
            <text:p>8936217700032</text:p>
          </table:table-cell>
          <table:table-cell office:value-type="string" calcext:value-type="string">
            <text:p>COCOON Ca Phe Dak Lak Lam Sach Da Co The 200ml/1 Hop</text:p>
          </table:table-cell>
          <table:table-cell table:content-validation-name="val6" office:value-type="string" calcext:value-type="string">
            <text:p>Free gift</text:p>
          </table:table-cell>
          <table:table-cell office:value-type="string" calcext:value-type="string">
            <text:p>Hàng tặng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3">
          <table:table-cell table:style-name="ce6" office:value-type="float" office:value="215825" calcext:value-type="float">
            <text:p>215825</text:p>
          </table:table-cell>
          <table:table-cell table:style-name="ce16" office:value-type="string" calcext:value-type="string">
            <text:p>305210231597</text:p>
          </table:table-cell>
          <table:table-cell office:value-type="string" calcext:value-type="string">
            <text:p>VASELINE Son Duong Hong 7g/1 Hu</text:p>
          </table:table-cell>
          <table:table-cell table:content-validation-name="val6" office:value-type="string" calcext:value-type="string">
            <text:p>On sale</text:p>
          </table:table-cell>
          <table:table-cell office:value-type="string" calcext:value-type="string">
            <text:p>Tiết kiệm 24K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2">
          <table:table-cell table:style-name="ce6" office:value-type="float" office:value="305736" calcext:value-type="float">
            <text:p>305736</text:p>
          </table:table-cell>
          <table:table-cell table:style-name="ce16" office:value-type="string" calcext:value-type="string">
            <text:p>8904280103296</text:p>
          </table:table-cell>
          <table:table-cell office:value-type="string" calcext:value-type="string">
            <text:p>ORAL CLEAN Tam Chi Denta Fresh 50pcs/1 Hop</text:p>
          </table:table-cell>
          <table:table-cell table:content-validation-name="val6" office:value-type="string" calcext:value-type="string">
            <text:p>Buy 2 get 1 free</text:p>
          </table:table-cell>
          <table:table-cell office:value-type="string" calcext:value-type="string">
            <text:p>Mua 2 tặng 1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3">
          <table:table-cell table:style-name="ce6" office:value-type="float" office:value="304395" calcext:value-type="float">
            <text:p>304395</text:p>
          </table:table-cell>
          <table:table-cell table:style-name="ce16" office:value-type="string" calcext:value-type="string">
            <text:p>8904280103814</text:p>
          </table:table-cell>
          <table:table-cell office:value-type="string" calcext:value-type="string">
            <text:p>ORAZE Dao Cao Rau Sleek 2 5pcs/1 Goi</text:p>
          </table:table-cell>
          <table:table-cell table:content-validation-name="val6" office:value-type="string" calcext:value-type="string">
            <text:p>On Sale</text:p>
          </table:table-cell>
          <table:table-cell office:value-type="string" calcext:value-type="string">
            <text:p>Tiết kiệm 13K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2">
          <table:table-cell table:style-name="ce6" office:value-type="float" office:value="301672" calcext:value-type="float">
            <text:p>301672</text:p>
          </table:table-cell>
          <table:table-cell table:style-name="ce16" office:value-type="string" calcext:value-type="string">
            <text:p>8938503008341</text:p>
          </table:table-cell>
          <table:table-cell office:value-type="string" calcext:value-type="string">
            <text:p>SAKURA Tam Bong Dau Chuan 200 que/1 Hop</text:p>
          </table:table-cell>
          <table:table-cell table:content-validation-name="val6" office:value-type="string" calcext:value-type="string">
            <text:p>Buy 2 get 1 free</text:p>
          </table:table-cell>
          <table:table-cell office:value-type="string" calcext:value-type="string">
            <text:p>Mua 2 tặng 1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3">
          <table:table-cell table:style-name="ce6" office:value-type="float" office:value="306892" calcext:value-type="float">
            <text:p>306892</text:p>
          </table:table-cell>
          <table:table-cell table:style-name="ce16" office:value-type="string" calcext:value-type="string">
            <text:p>8936231780058</text:p>
          </table:table-cell>
          <table:table-cell office:value-type="string" calcext:value-type="string">
            <text:p>COLORKEY Xit Thom Toan Than 100ml/1 Chai</text:p>
          </table:table-cell>
          <table:table-cell table:content-validation-name="val6" office:value-type="string" calcext:value-type="string">
            <text:p>On Sale</text:p>
          </table:table-cell>
          <table:table-cell office:value-type="string" calcext:value-type="string">
            <text:p>Chỉ 99K khi mua chai xịt thơm toàn thân Colorkey Rose Crush 100ml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3">
          <table:table-cell table:style-name="ce6" office:value-type="float" office:value="307242" calcext:value-type="float">
            <text:p>307242</text:p>
          </table:table-cell>
          <table:table-cell table:style-name="ce16" office:value-type="string" calcext:value-type="string">
            <text:p>8935136867048</text:p>
          </table:table-cell>
          <table:table-cell office:value-type="string" calcext:value-type="string">
            <text:p>X-MEN Sap Ngan Mui For Boss Intense Xanh 80g/1 Chai</text:p>
          </table:table-cell>
          <table:table-cell table:content-validation-name="val6" office:value-type="string" calcext:value-type="string">
            <text:p>On Sale</text:p>
          </table:table-cell>
          <table:table-cell office:value-type="string" calcext:value-type="string">
            <text:p>Chỉ 99K khi mua chai sáp ngăn mùi Xmen for boss intense xanh 80g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3">
          <table:table-cell table:style-name="ce6" office:value-type="float" office:value="303168" calcext:value-type="float">
            <text:p>303168</text:p>
          </table:table-cell>
          <table:table-cell table:style-name="ce16" office:value-type="string" calcext:value-type="string">
            <text:p>8809301766613</text:p>
          </table:table-cell>
          <table:table-cell office:value-type="string" calcext:value-type="string">
            <text:p>SMOOTH&amp;PURE Nuoc Tay Trang Duong Am 100ml/1 Chai</text:p>
          </table:table-cell>
          <table:table-cell table:content-validation-name="val6" office:value-type="string" calcext:value-type="string">
            <text:p>Combo</text:p>
          </table:table-cell>
          <table:table-cell office:value-type="string" calcext:value-type="string">
            <text:p>Chỉ 29K sản phẩm thứ 2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3">
          <table:table-cell table:style-name="ce6" office:value-type="float" office:value="195091" calcext:value-type="float">
            <text:p>195091</text:p>
          </table:table-cell>
          <table:table-cell table:style-name="ce16" office:value-type="string" calcext:value-type="string">
            <text:p>8936061260218</text:p>
          </table:table-cell>
          <table:table-cell office:value-type="string" calcext:value-type="string">
            <text:p>SAPPORO Bia Cao Cap 330ml/1 Lon</text:p>
          </table:table-cell>
          <table:table-cell table:content-validation-name="val7" office:value-type="string" calcext:value-type="string">
            <text:p>Combo</text:p>
          </table:table-cell>
          <table:table-cell office:value-type="string" calcext:value-type="string">
            <text:p>Mua 2 tiết kiệm 10K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3">
          <table:table-cell table:style-name="ce6" office:value-type="float" office:value="211554" calcext:value-type="float">
            <text:p>211554</text:p>
          </table:table-cell>
          <table:table-cell table:style-name="ce16" office:value-type="string" calcext:value-type="string">
            <text:p>8936094291302</text:p>
          </table:table-cell>
          <table:table-cell office:value-type="string" calcext:value-type="string">
            <text:p>BUDWEISER Bia 500ml/1 Lon</text:p>
          </table:table-cell>
          <table:table-cell table:content-validation-name="val7" office:value-type="string" calcext:value-type="string">
            <text:p>Combo</text:p>
          </table:table-cell>
          <table:table-cell office:value-type="string" calcext:value-type="string">
            <text:p>Mua 2 tiết kiệm 12K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3">
          <table:table-cell table:style-name="ce6" office:value-type="float" office:value="266282" calcext:value-type="float">
            <text:p>266282</text:p>
          </table:table-cell>
          <table:table-cell table:style-name="ce16" office:value-type="string" calcext:value-type="string">
            <text:p>8938551741115</text:p>
          </table:table-cell>
          <table:table-cell office:value-type="string" calcext:value-type="string">
            <text:p>EAST WEST Bia Pale Ale 330ml/1 Lon</text:p>
          </table:table-cell>
          <table:table-cell table:content-validation-name="val7" office:value-type="string" calcext:value-type="string">
            <text:p>On sale</text:p>
          </table:table-cell>
          <table:table-cell office:value-type="string" calcext:value-type="string">
            <text:p>Tiết kiệm 9K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3">
          <table:table-cell table:style-name="ce6" office:value-type="float" office:value="305021" calcext:value-type="float">
            <text:p>305021</text:p>
          </table:table-cell>
          <table:table-cell table:style-name="ce16" office:value-type="string" calcext:value-type="string">
            <text:p>8938551741146</text:p>
          </table:table-cell>
          <table:table-cell office:value-type="string" calcext:value-type="string">
            <text:p>EAST WEST Bia Rose 330ml/1 Lon</text:p>
          </table:table-cell>
          <table:table-cell table:content-validation-name="val7" office:value-type="string" calcext:value-type="string">
            <text:p>On sale</text:p>
          </table:table-cell>
          <table:table-cell office:value-type="string" calcext:value-type="string">
            <text:p>Tiết kiệm 9K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2">
          <table:table-cell table:style-name="ce6" office:value-type="float" office:value="184210" calcext:value-type="float">
            <text:p>184210</text:p>
          </table:table-cell>
          <table:table-cell table:style-name="ce16" office:value-type="string" calcext:value-type="string">
            <text:p>8934822801335</text:p>
          </table:table-cell>
          <table:table-cell office:value-type="string" calcext:value-type="string">
            <text:p>TIGER Bia Crystal 330ml/1 Lon</text:p>
          </table:table-cell>
          <table:table-cell table:content-validation-name="val7" office:value-type="string" calcext:value-type="string">
            <text:p>Buy 5 get 1 free</text:p>
          </table:table-cell>
          <table:table-cell office:value-type="string" calcext:value-type="string">
            <text:p>Mua 5 tặng 1</text:p>
          </table:table-cell>
          <table:table-cell table:content-validation-name="val15" office:value-type="date" office:date-value="2025-11-28" calcext:value-type="date">
            <text:p>28-Nov-25</text:p>
          </table:table-cell>
          <table:table-cell table:content-validation-name="val15" office:value-type="date" office:date-value="2025-12-25" calcext:value-type="date">
            <text:p>25-Dec-25</text:p>
          </table:table-cell>
        </table:table-row>
        <table:table-row table:style-name="ro3">
          <table:table-cell table:style-name="ce6" office:value-type="float" office:value="302964" calcext:value-type="float">
            <text:p>302964</text:p>
          </table:table-cell>
          <table:table-cell table:style-name="ce16" office:value-type="string" calcext:value-type="string">
            <text:p>8934692090020</text:p>
          </table:table-cell>
          <table:table-cell office:value-type="string" calcext:value-type="string">
            <text:p>BLANC 1664 Bia 330ml/1 Lon</text:p>
          </table:table-cell>
          <table:table-cell table:content-validation-name="val7" office:value-type="string" calcext:value-type="string">
            <text:p>Combo</text:p>
          </table:table-cell>
          <table:table-cell office:value-type="string" calcext:value-type="string">
            <text:p>Mua 3 tiết kiệm 10K</text:p>
          </table:table-cell>
          <table:table-cell table:content-validation-name="val15" office:value-type="date" office:date-value="2025-11-28" calcext:value-type="date">
            <text:p>28-Nov-25</text:p>
          </table:table-cell>
          <table:table-cell table:content-validation-name="val15" office:value-type="date" office:date-value="2025-12-25" calcext:value-type="date">
            <text:p>25-Dec-25</text:p>
          </table:table-cell>
        </table:table-row>
        <table:table-row table:style-name="ro2">
          <table:table-cell table:style-name="ce6" office:value-type="string" calcext:value-type="string">
            <text:p>307825</text:p>
          </table:table-cell>
          <table:table-cell table:style-name="ce16" office:value-type="string" calcext:value-type="string">
            <text:p>8859578608253</text:p>
          </table:table-cell>
          <table:table-cell office:value-type="string" calcext:value-type="string">
            <text:p>PLAY MORE Kẹo Chua Không Đường Vị Dưa Hấu 16g/1 Gói</text:p>
          </table:table-cell>
          <table:table-cell table:content-validation-name="val7" office:value-type="string" calcext:value-type="string">
            <text:p>Buy 2 get 1 free</text:p>
          </table:table-cell>
          <table:table-cell office:value-type="string" calcext:value-type="string">
            <text:p>Mua 2 tặng 1 bất kì</text:p>
          </table:table-cell>
          <table:table-cell table:content-validation-name="val15" office:value-type="date" office:date-value="2025-11-28" calcext:value-type="date">
            <text:p>28-Nov-25</text:p>
          </table:table-cell>
          <table:table-cell table:content-validation-name="val15" office:value-type="date" office:date-value="2025-12-25" calcext:value-type="date">
            <text:p>25-Dec-25</text:p>
          </table:table-cell>
        </table:table-row>
        <table:table-row table:style-name="ro2">
          <table:table-cell table:style-name="ce6" office:value-type="string" calcext:value-type="string">
            <text:p>307826</text:p>
          </table:table-cell>
          <table:table-cell table:style-name="ce16" office:value-type="string" calcext:value-type="string">
            <text:p>8859578608284</text:p>
          </table:table-cell>
          <table:table-cell office:value-type="string" calcext:value-type="string">
            <text:p>PLAY MORE Kẹo Chua Không Đường Vị Nho 16g/1 Gói</text:p>
          </table:table-cell>
          <table:table-cell table:content-validation-name="val7" office:value-type="string" calcext:value-type="string">
            <text:p>Buy 2 get 1 free</text:p>
          </table:table-cell>
          <table:table-cell office:value-type="string" calcext:value-type="string">
            <text:p>Mua 2 tặng 1 bất kì</text:p>
          </table:table-cell>
          <table:table-cell table:content-validation-name="val15" office:value-type="date" office:date-value="2025-11-28" calcext:value-type="date">
            <text:p>28-Nov-25</text:p>
          </table:table-cell>
          <table:table-cell table:content-validation-name="val15" office:value-type="date" office:date-value="2025-12-25" calcext:value-type="date">
            <text:p>25-Dec-25</text:p>
          </table:table-cell>
        </table:table-row>
        <table:table-row table:style-name="ro3">
          <table:table-cell table:style-name="ce6" office:value-type="string" calcext:value-type="string">
            <text:p>215891</text:p>
          </table:table-cell>
          <table:table-cell table:style-name="ce16" office:value-type="string" calcext:value-type="string">
            <text:p>7610700607046</text:p>
          </table:table-cell>
          <table:table-cell office:value-type="string" calcext:value-type="string">
            <text:p>RICOLA Kẹo Ngậm Chanh 40g/1 Hộp</text:p>
          </table:table-cell>
          <table:table-cell table:content-validation-name="val7" office:value-type="string" calcext:value-type="string">
            <text:p>Free gift</text:p>
          </table:table-cell>
          <table:table-cell office:value-type="string" calcext:value-type="string">
            <text:p>Mua 3 hộp Kẹo Ngậm Ricola 40g bất kì tặng 1 ba lô</text:p>
          </table:table-cell>
          <table:table-cell table:content-validation-name="val15" office:value-type="date" office:date-value="2025-11-28" calcext:value-type="date">
            <text:p>28-Nov-25</text:p>
          </table:table-cell>
          <table:table-cell table:content-validation-name="val15" office:value-type="date" office:date-value="2025-12-25" calcext:value-type="date">
            <text:p>25-Dec-25</text:p>
          </table:table-cell>
        </table:table-row>
        <table:table-row table:style-name="ro3">
          <table:table-cell table:style-name="ce6" office:value-type="string" calcext:value-type="string">
            <text:p>242107</text:p>
          </table:table-cell>
          <table:table-cell table:style-name="ce16" office:value-type="string" calcext:value-type="string">
            <text:p>7610700607008</text:p>
          </table:table-cell>
          <table:table-cell office:value-type="string" calcext:value-type="string">
            <text:p>RICOLA Keo Thảo Mộc Tự Nhiên 40g/1 Hộp</text:p>
          </table:table-cell>
          <table:table-cell table:content-validation-name="val7" office:value-type="string" calcext:value-type="string">
            <text:p>Free gift</text:p>
          </table:table-cell>
          <table:table-cell office:value-type="string" calcext:value-type="string">
            <text:p>Mua 3 hộp Kẹo Ngậm Ricola 40g bất kì tặng 1 ba lô</text:p>
          </table:table-cell>
          <table:table-cell table:content-validation-name="val15" office:value-type="date" office:date-value="2025-11-28" calcext:value-type="date">
            <text:p>28-Nov-25</text:p>
          </table:table-cell>
          <table:table-cell table:content-validation-name="val15" office:value-type="date" office:date-value="2025-12-25" calcext:value-type="date">
            <text:p>25-Dec-25</text:p>
          </table:table-cell>
        </table:table-row>
        <table:table-row table:style-name="ro3">
          <table:table-cell table:style-name="ce6" office:value-type="string" calcext:value-type="string">
            <text:p>215906</text:p>
          </table:table-cell>
          <table:table-cell table:style-name="ce16" office:value-type="string" calcext:value-type="string">
            <text:p>7610700614914</text:p>
          </table:table-cell>
          <table:table-cell office:value-type="string" calcext:value-type="string">
            <text:p>RICOLA Kẹo Ngậm Nam Việt Quất 40g/1 Hộp</text:p>
          </table:table-cell>
          <table:table-cell table:content-validation-name="val7" office:value-type="string" calcext:value-type="string">
            <text:p>Free gift</text:p>
          </table:table-cell>
          <table:table-cell office:value-type="string" calcext:value-type="string">
            <text:p>Mua 3 hộp Kẹo Ngậm Ricola 40g bất kì tặng 1 ba lô</text:p>
          </table:table-cell>
          <table:table-cell table:content-validation-name="val15" office:value-type="date" office:date-value="2025-11-28" calcext:value-type="date">
            <text:p>28-Nov-25</text:p>
          </table:table-cell>
          <table:table-cell table:content-validation-name="val15" office:value-type="date" office:date-value="2025-12-25" calcext:value-type="date">
            <text:p>25-Dec-25</text:p>
          </table:table-cell>
        </table:table-row>
        <table:table-row table:style-name="ro3">
          <table:table-cell table:style-name="ce6" office:value-type="string" calcext:value-type="string">
            <text:p>307841</text:p>
          </table:table-cell>
          <table:table-cell table:style-name="ce16" office:value-type="float" office:value="8936043424331" calcext:value-type="float">
            <text:p>8936043424331</text:p>
          </table:table-cell>
          <table:table-cell office:value-type="string" calcext:value-type="string">
            <text:p>RICOLA Ba Lô/ 1 Cái</text:p>
          </table:table-cell>
          <table:table-cell table:content-validation-name="val7" office:value-type="string" calcext:value-type="string">
            <text:p>Free gift</text:p>
          </table:table-cell>
          <table:table-cell office:value-type="string" calcext:value-type="string">
            <text:p>Hàng tặng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2">
          <table:table-cell table:style-name="ce6" office:value-type="string" calcext:value-type="string">
            <text:p>101921</text:p>
          </table:table-cell>
          <table:table-cell table:style-name="ce16" office:value-type="string" calcext:value-type="string">
            <text:p>9556001198839</text:p>
          </table:table-cell>
          <table:table-cell office:value-type="string" calcext:value-type="string">
            <text:p>KITKAT Sô Cô La Chunky Bánh Xốp 38g/1 Thanh</text:p>
          </table:table-cell>
          <table:table-cell table:content-validation-name="val7" office:value-type="string" calcext:value-type="string">
            <text:p>Buy 2 get 1 free</text:p>
          </table:table-cell>
          <table:table-cell office:value-type="string" calcext:value-type="string">
            <text:p>Mua 2 tặng 1 bất kì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2">
          <table:table-cell table:style-name="ce6" office:value-type="string" calcext:value-type="string">
            <text:p>211431</text:p>
          </table:table-cell>
          <table:table-cell table:style-name="ce16" office:value-type="string" calcext:value-type="string">
            <text:p>9556001216144</text:p>
          </table:table-cell>
          <table:table-cell office:value-type="string" calcext:value-type="string">
            <text:p>KITKAT Sô Cô La Chunky Bánh Quy &amp; Kem 38g/1 Thanh</text:p>
          </table:table-cell>
          <table:table-cell table:content-validation-name="val7" office:value-type="string" calcext:value-type="string">
            <text:p>Buy 2 get 1 free</text:p>
          </table:table-cell>
          <table:table-cell office:value-type="string" calcext:value-type="string">
            <text:p>Mua 2 tặng 1 bất kì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2">
          <table:table-cell table:style-name="ce6" office:value-type="float" office:value="305223" calcext:value-type="float">
            <text:p>305223</text:p>
          </table:table-cell>
          <table:table-cell table:style-name="ce16" office:value-type="float" office:value="8938511021325" calcext:value-type="float">
            <text:p>8938511021325</text:p>
          </table:table-cell>
          <table:table-cell office:value-type="string" calcext:value-type="string">
            <text:p>MINI Khan Uot <text:s/>8 To/1 Goi</text:p>
          </table:table-cell>
          <table:table-cell table:content-validation-name="val7" office:value-type="string" calcext:value-type="string">
            <text:p>Buy 1 get 1 free</text:p>
          </table:table-cell>
          <table:table-cell office:value-type="string" calcext:value-type="string">
            <text:p>Mua 1 tặng 1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2">
          <table:table-cell table:style-name="ce6" office:value-type="float" office:value="304149" calcext:value-type="float">
            <text:p>304149</text:p>
          </table:table-cell>
          <table:table-cell table:style-name="ce16" office:value-type="float" office:value="8934964120608" calcext:value-type="float">
            <text:p>8934964120608</text:p>
          </table:table-cell>
          <table:table-cell office:value-type="string" calcext:value-type="string">
            <text:p>BLESS YOU Khan Giay Disney 120pcs/ 1 Goi</text:p>
          </table:table-cell>
          <table:table-cell table:content-validation-name="val7" office:value-type="string" calcext:value-type="string">
            <text:p>Buy 2 get 1 free</text:p>
          </table:table-cell>
          <table:table-cell office:value-type="string" calcext:value-type="string">
            <text:p>Mua 2 tặng 1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2">
          <table:table-cell table:style-name="ce6" office:value-type="float" office:value="177352" calcext:value-type="float">
            <text:p>177352</text:p>
          </table:table-cell>
          <table:table-cell table:style-name="ce16" office:value-type="float" office:value="8934755035180" calcext:value-type="float">
            <text:p>8934755035180</text:p>
          </table:table-cell>
          <table:table-cell office:value-type="string" calcext:value-type="string">
            <text:p>FRESSI CARE Khan Uot Cham Soc Da 20pcs/1 Goi</text:p>
          </table:table-cell>
          <table:table-cell table:content-validation-name="val7" office:value-type="string" calcext:value-type="string">
            <text:p>Buy 2 get 1 free</text:p>
          </table:table-cell>
          <table:table-cell office:value-type="string" calcext:value-type="string">
            <text:p>Mua 2 tặng 1 bất kỳ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2">
          <table:table-cell table:style-name="ce6" office:value-type="float" office:value="303173" calcext:value-type="float">
            <text:p>303173</text:p>
          </table:table-cell>
          <table:table-cell table:style-name="ce16" office:value-type="float" office:value="8934755035326" calcext:value-type="float">
            <text:p>8934755035326</text:p>
          </table:table-cell>
          <table:table-cell office:value-type="string" calcext:value-type="string">
            <text:p>FRESSI Khan Giay Uot Mat Lanh 20pcs/1 Goi</text:p>
          </table:table-cell>
          <table:table-cell table:content-validation-name="val7" office:value-type="string" calcext:value-type="string">
            <text:p>Buy 2 get 1 free</text:p>
          </table:table-cell>
          <table:table-cell office:value-type="string" calcext:value-type="string">
            <text:p>Mua 2 tặng 1 bất kỳ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3">
          <table:table-cell table:style-name="ce6" office:value-type="float" office:value="268307" calcext:value-type="float">
            <text:p>268307</text:p>
          </table:table-cell>
          <table:table-cell table:style-name="ce16" office:value-type="float" office:value="8938503932028" calcext:value-type="float">
            <text:p>8938503932028</text:p>
          </table:table-cell>
          <table:table-cell office:value-type="string" calcext:value-type="string">
            <text:p>YUNIKU Khan Giay Uot Hoa 90pcs/1 Goi</text:p>
          </table:table-cell>
          <table:table-cell table:content-validation-name="val7" office:value-type="string" calcext:value-type="string">
            <text:p>On Sale</text:p>
          </table:table-cell>
          <table:table-cell office:value-type="string" calcext:value-type="string">
            <text:p>Tiết kiệm 14K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3">
          <table:table-cell table:style-name="ce6" office:value-type="float" office:value="305150" calcext:value-type="float">
            <text:p>305150</text:p>
          </table:table-cell>
          <table:table-cell table:style-name="ce16" office:value-type="float" office:value="8993053121032" calcext:value-type="float">
            <text:p>8993053121032</text:p>
          </table:table-cell>
          <table:table-cell office:value-type="string" calcext:value-type="string">
            <text:p>PASEO Khan Giay Lua 220 To/1 Goi</text:p>
          </table:table-cell>
          <table:table-cell table:content-validation-name="val7" office:value-type="string" calcext:value-type="string">
            <text:p>On Sale</text:p>
          </table:table-cell>
          <table:table-cell office:value-type="string" calcext:value-type="string">
            <text:p>Tiết kiệm 10K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3">
          <table:table-cell table:style-name="ce6" office:value-type="float" office:value="266795" calcext:value-type="float">
            <text:p>266795</text:p>
          </table:table-cell>
          <table:table-cell table:style-name="ce16" office:value-type="float" office:value="8938511172935" calcext:value-type="float">
            <text:p>8938511172935</text:p>
          </table:table-cell>
          <table:table-cell office:value-type="string" calcext:value-type="string">
            <text:p>DR.MASK Khau Trang Carbon 10pcs/1 Goi</text:p>
          </table:table-cell>
          <table:table-cell table:content-validation-name="val7" office:value-type="string" calcext:value-type="string">
            <text:p>Combo</text:p>
          </table:table-cell>
          <table:table-cell office:value-type="string" calcext:value-type="string">
            <text:p>Giảm 50% cho sản phẩm thứ 2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2">
          <table:table-cell table:style-name="ce6" office:value-type="string" calcext:value-type="string">
            <text:p>104064</text:p>
          </table:table-cell>
          <table:table-cell table:style-name="ce16" office:value-type="string" calcext:value-type="string">
            <text:p>8934588063053</text:p>
          </table:table-cell>
          <table:table-cell office:value-type="string" calcext:value-type="string">
            <text:p>AQUAFINA Nuoc Suoi Tinh Khiet 500ml/1 Chai</text:p>
          </table:table-cell>
          <table:table-cell table:content-validation-name="val8" office:value-type="string" calcext:value-type="string">
            <text:p>Buy 2 get 1 free</text:p>
          </table:table-cell>
          <table:table-cell office:value-type="string" calcext:value-type="string">
            <text:p>Mua 2 tặng 1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2">
          <table:table-cell table:style-name="ce6" office:value-type="string" calcext:value-type="string">
            <text:p>104313</text:p>
          </table:table-cell>
          <table:table-cell table:style-name="ce16" office:value-type="string" calcext:value-type="string">
            <text:p>8935049510857</text:p>
          </table:table-cell>
          <table:table-cell office:value-type="string" calcext:value-type="string">
            <text:p>DASANI Nuoc Suoi Tinh Khiet 1.5L/1 Chai</text:p>
          </table:table-cell>
          <table:table-cell table:content-validation-name="val8" office:value-type="string" calcext:value-type="string">
            <text:p>Buy 2 get 1 free</text:p>
          </table:table-cell>
          <table:table-cell office:value-type="string" calcext:value-type="string">
            <text:p>Mua 2 tặng 1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3">
          <table:table-cell table:style-name="ce6" office:value-type="string" calcext:value-type="string">
            <text:p>105290</text:p>
          </table:table-cell>
          <table:table-cell table:style-name="ce16" office:value-type="string" calcext:value-type="string">
            <text:p>8888196170712</text:p>
          </table:table-cell>
          <table:table-cell office:value-type="string" calcext:value-type="string">
            <text:p>POKKA Tra O Long 500ml/1 Chai</text:p>
          </table:table-cell>
          <table:table-cell table:content-validation-name="val8" office:value-type="string" calcext:value-type="string">
            <text:p>Combo</text:p>
          </table:table-cell>
          <table:table-cell office:value-type="string" calcext:value-type="string">
            <text:p>Mua 2 giá 28k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3">
          <table:table-cell table:style-name="ce6" office:value-type="string" calcext:value-type="string">
            <text:p>301694</text:p>
          </table:table-cell>
          <table:table-cell table:style-name="ce16" office:value-type="string" calcext:value-type="string">
            <text:p>8934588172113</text:p>
          </table:table-cell>
          <table:table-cell office:value-type="string" calcext:value-type="string">
            <text:p>STING Nuoc Tang Luc Nhan Sam 320ml/1 Lon</text:p>
          </table:table-cell>
          <table:table-cell table:content-validation-name="val8" office:value-type="string" calcext:value-type="string">
            <text:p>Combo</text:p>
          </table:table-cell>
          <table:table-cell office:value-type="string" calcext:value-type="string">
            <text:p>Mua 2 bất kỳ giá 20k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3">
          <table:table-cell table:style-name="ce6" office:value-type="string" calcext:value-type="string">
            <text:p>301695</text:p>
          </table:table-cell>
          <table:table-cell table:style-name="ce16" office:value-type="string" calcext:value-type="string">
            <text:p>8934588232114</text:p>
          </table:table-cell>
          <table:table-cell office:value-type="string" calcext:value-type="string">
            <text:p>STING Nuoc Tang Luc Vi Dau 320ml/1 Lon</text:p>
          </table:table-cell>
          <table:table-cell table:content-validation-name="val8" office:value-type="string" calcext:value-type="string">
            <text:p>Combo</text:p>
          </table:table-cell>
          <table:table-cell office:value-type="string" calcext:value-type="string">
            <text:p>Mua 2 bất kỳ giá 20k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3">
          <table:table-cell table:style-name="ce6" office:value-type="string" calcext:value-type="string">
            <text:p>306724</text:p>
          </table:table-cell>
          <table:table-cell table:style-name="ce16" office:value-type="string" calcext:value-type="string">
            <text:p>8934588452116</text:p>
          </table:table-cell>
          <table:table-cell office:value-type="string" calcext:value-type="string">
            <text:p>STING Nuoc Tang Luc Viet Quat 320ml/1 Lon</text:p>
          </table:table-cell>
          <table:table-cell table:content-validation-name="val8" office:value-type="string" calcext:value-type="string">
            <text:p>Combo</text:p>
          </table:table-cell>
          <table:table-cell office:value-type="string" calcext:value-type="string">
            <text:p>Mua 2 bất kỳ giá 20k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2">
          <table:table-cell table:style-name="ce6" office:value-type="string" calcext:value-type="string">
            <text:p>303256</text:p>
          </table:table-cell>
          <table:table-cell table:style-name="ce16" office:value-type="string" calcext:value-type="string">
            <text:p>8934588193552</text:p>
          </table:table-cell>
          <table:table-cell office:value-type="string" calcext:value-type="string">
            <text:p>TWISTER Nuoc Ep Cam 450ml/1 Chai</text:p>
          </table:table-cell>
          <table:table-cell table:content-validation-name="val8" office:value-type="string" calcext:value-type="string">
            <text:p>Buy 2 get 1 free</text:p>
          </table:table-cell>
          <table:table-cell office:value-type="string" calcext:value-type="string">
            <text:p>Mua 2 tặng 1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3">
          <table:table-cell table:style-name="ce6" office:value-type="string" calcext:value-type="string">
            <text:p>204044</text:p>
          </table:table-cell>
          <table:table-cell table:style-name="ce16" office:value-type="string" calcext:value-type="string">
            <text:p>8938507849018</text:p>
          </table:table-cell>
          <table:table-cell office:value-type="string" calcext:value-type="string">
            <text:p>COCOXIM Dua Xiem Xanh 330ml/1 Hop</text:p>
          </table:table-cell>
          <table:table-cell table:content-validation-name="val8" office:value-type="string" calcext:value-type="string">
            <text:p>Combo</text:p>
          </table:table-cell>
          <table:table-cell office:value-type="string" calcext:value-type="string">
            <text:p>Mua 2 giá 35k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3">
          <table:table-cell table:style-name="ce6" office:value-type="string" calcext:value-type="string">
            <text:p>302834</text:p>
          </table:table-cell>
          <table:table-cell table:style-name="ce16" office:value-type="string" calcext:value-type="string">
            <text:p>8997035601321</text:p>
          </table:table-cell>
          <table:table-cell office:value-type="string" calcext:value-type="string">
            <text:p>POCARI SWEAT Nuoc Uong Bo Sung I-on 900ml/1 Chai</text:p>
          </table:table-cell>
          <table:table-cell table:content-validation-name="val8" office:value-type="string" calcext:value-type="string">
            <text:p>Combo</text:p>
          </table:table-cell>
          <table:table-cell office:value-type="string" calcext:value-type="string">
            <text:p>Mua 2 giá 47k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2">
          <table:table-cell table:style-name="ce6" office:value-type="string" calcext:value-type="string">
            <text:p>165595</text:p>
          </table:table-cell>
          <table:table-cell table:style-name="ce16" office:value-type="string" calcext:value-type="string">
            <text:p>8935049510871</text:p>
          </table:table-cell>
          <table:table-cell office:value-type="string" calcext:value-type="string">
            <text:p>AQUARIUS Nuoc Uong The Thao 390ml/1 Chai</text:p>
          </table:table-cell>
          <table:table-cell table:content-validation-name="val8" office:value-type="string" calcext:value-type="string">
            <text:p>Buy 2 get 1 free</text:p>
          </table:table-cell>
          <table:table-cell office:value-type="string" calcext:value-type="string">
            <text:p>Mua 2 tặng 1 bất kỳ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2">
          <table:table-cell table:style-name="ce6" office:value-type="string" calcext:value-type="string">
            <text:p>253394</text:p>
          </table:table-cell>
          <table:table-cell table:style-name="ce16" office:value-type="string" calcext:value-type="string">
            <text:p>8935049501244</text:p>
          </table:table-cell>
          <table:table-cell office:value-type="string" calcext:value-type="string">
            <text:p>AQUARIUS Nuoc Uong The Thao Zezo 390ml/1 Chai</text:p>
          </table:table-cell>
          <table:table-cell table:content-validation-name="val8" office:value-type="string" calcext:value-type="string">
            <text:p>Buy 2 get 1 free</text:p>
          </table:table-cell>
          <table:table-cell office:value-type="string" calcext:value-type="string">
            <text:p>Mua 2 tặng 1 bất kỳ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3">
          <table:table-cell table:style-name="ce6" office:value-type="float" office:value="302257" calcext:value-type="float">
            <text:p>302257</text:p>
          </table:table-cell>
          <table:table-cell table:style-name="ce16" office:value-type="string" calcext:value-type="string">
            <text:p>8934588712081</text:p>
          </table:table-cell>
          <table:table-cell office:value-type="string" calcext:value-type="string">
            <text:p>ROCKSTAR <text:s/>Nuoc Tang Luc 250ml/1 Lon</text:p>
          </table:table-cell>
          <table:table-cell table:content-validation-name="val8" office:value-type="string" calcext:value-type="string">
            <text:p>Combo</text:p>
          </table:table-cell>
          <table:table-cell office:value-type="string" calcext:value-type="string">
            <text:p>Mua 2 giá 20k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3">
          <table:table-cell table:style-name="ce6" office:value-type="string" calcext:value-type="string">
            <text:p>307846</text:p>
          </table:table-cell>
          <table:table-cell table:style-name="ce16" office:value-type="string" calcext:value-type="string">
            <text:p>8936029424997</text:p>
          </table:table-cell>
          <table:table-cell office:value-type="string" calcext:value-type="string">
            <text:p>BỐNG BANG Banh Ca Mochi Com Dau Do 145g/1 Goi</text:p>
          </table:table-cell>
          <table:table-cell office:value-type="string" calcext:value-type="string">
            <text:p>On Sale</text:p>
          </table:table-cell>
          <table:table-cell office:value-type="string" calcext:value-type="string">
            <text:p>Giá dùng thử 24k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3">
          <table:table-cell table:style-name="ce6" office:value-type="string" calcext:value-type="string">
            <text:p>120575</text:p>
          </table:table-cell>
          <table:table-cell table:style-name="ce16" office:value-type="string" calcext:value-type="string">
            <text:p>8934572194183</text:p>
          </table:table-cell>
          <table:table-cell office:value-type="string" calcext:value-type="string">
            <text:p>VISSAN Xuc Xich Bo 70g/1 Cay</text:p>
          </table:table-cell>
          <table:table-cell office:value-type="string" calcext:value-type="string">
            <text:p>On Sale</text:p>
          </table:table-cell>
          <table:table-cell office:value-type="string" calcext:value-type="string">
            <text:p>UP1 UP2 Tiết kiệm 3k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3">
          <table:table-cell table:style-name="ce6" office:value-type="string" calcext:value-type="string">
            <text:p>120587</text:p>
          </table:table-cell>
          <table:table-cell table:style-name="ce16" office:value-type="string" calcext:value-type="string">
            <text:p>8934572174185</text:p>
          </table:table-cell>
          <table:table-cell office:value-type="string" calcext:value-type="string">
            <text:p>VISSAN Xuc Xich Heo 70g/1 Cay</text:p>
          </table:table-cell>
          <table:table-cell office:value-type="string" calcext:value-type="string">
            <text:p>On Sale</text:p>
          </table:table-cell>
          <table:table-cell office:value-type="string" calcext:value-type="string">
            <text:p>UP1 UP2 Tiết kiệm 3k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3">
          <table:table-cell table:style-name="ce6" office:value-type="float" office:value="228894" calcext:value-type="float">
            <text:p>228894</text:p>
          </table:table-cell>
          <table:table-cell table:style-name="ce16" office:value-type="string" calcext:value-type="string">
            <text:p>6924743926547</text:p>
          </table:table-cell>
          <table:table-cell office:value-type="string" calcext:value-type="string">
            <text:p>DORITOS Snack Bap Vi Pho Mai 65g/1 Goi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Giảm 16 khi mua 2 gói DORITOS 65G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3">
          <table:table-cell table:style-name="ce6" office:value-type="float" office:value="228886" calcext:value-type="float">
            <text:p>228886</text:p>
          </table:table-cell>
          <table:table-cell table:style-name="ce16" office:value-type="string" calcext:value-type="string">
            <text:p>6924743926530</text:p>
          </table:table-cell>
          <table:table-cell office:value-type="string" calcext:value-type="string">
            <text:p>DORITOS Snack Bap Vi Taco 65g/ 1 Goi 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Giảm 16 khi mua 2 gói DORITOS 65G</text:p>
          </table:table-cell>
          <table:table-cell table:content-validation-name="val15" office:value-type="date" office:date-value="2025-11-28" calcext:value-type="date">
            <text:p>28-Nov-25</text:p>
          </table:table-cell>
          <table:table-cell table:content-validation-name="val15" office:value-type="date" office:date-value="2025-12-25" calcext:value-type="date">
            <text:p>25-Dec-25</text:p>
          </table:table-cell>
        </table:table-row>
        <table:table-row table:style-name="ro2">
          <table:table-cell table:style-name="ce6" office:value-type="float" office:value="307497" calcext:value-type="float">
            <text:p>307497</text:p>
          </table:table-cell>
          <table:table-cell table:style-name="ce16" office:value-type="string" calcext:value-type="string">
            <text:p>8935342401074</text:p>
          </table:table-cell>
          <table:table-cell office:value-type="string" calcext:value-type="string">
            <text:p>BENTO Snack Muc Vi Cay Diu 22g/1 Goi</text:p>
          </table:table-cell>
          <table:table-cell office:value-type="string" calcext:value-type="string">
            <text:p>Buy 2 get 1 free</text:p>
          </table:table-cell>
          <table:table-cell office:value-type="string" calcext:value-type="string">
            <text:p>Mua 2 tặng 1 bất kỳ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2">
          <table:table-cell table:style-name="ce6" office:value-type="float" office:value="200804" calcext:value-type="float">
            <text:p>200804</text:p>
          </table:table-cell>
          <table:table-cell table:style-name="ce16" office:value-type="string" calcext:value-type="string">
            <text:p>8935342400510</text:p>
          </table:table-cell>
          <table:table-cell office:value-type="string" calcext:value-type="string">
            <text:p>BENTO Muc Tam Gia Vi Cay 22g/ 1 Goi</text:p>
          </table:table-cell>
          <table:table-cell office:value-type="string" calcext:value-type="string">
            <text:p>Buy 2 get 1 free</text:p>
          </table:table-cell>
          <table:table-cell office:value-type="string" calcext:value-type="string">
            <text:p>Mua 2 tặng 1 bất kỳ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2">
          <table:table-cell table:style-name="ce6" office:value-type="float" office:value="182658" calcext:value-type="float">
            <text:p>182658</text:p>
          </table:table-cell>
          <table:table-cell table:style-name="ce16" office:value-type="string" calcext:value-type="string">
            <text:p>8935342400480</text:p>
          </table:table-cell>
          <table:table-cell office:value-type="string" calcext:value-type="string">
            <text:p>BENTO Muc Tam Gia Vi Cay Ngot 22g/1 Goi</text:p>
          </table:table-cell>
          <table:table-cell office:value-type="string" calcext:value-type="string">
            <text:p>Buy 2 get 1 free</text:p>
          </table:table-cell>
          <table:table-cell office:value-type="string" calcext:value-type="string">
            <text:p>Mua 2 tặng 1 bất kỳ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2">
          <table:table-cell table:style-name="ce6" office:value-type="string" calcext:value-type="string">
            <text:p>307700</text:p>
          </table:table-cell>
          <table:table-cell table:style-name="ce16" office:value-type="string" calcext:value-type="string">
            <text:p>8934572926296</text:p>
          </table:table-cell>
          <table:table-cell office:value-type="string" calcext:value-type="string">
            <text:p>VISSAN Hotdog Wow 28g/1 Goi</text:p>
          </table:table-cell>
          <table:table-cell office:value-type="string" calcext:value-type="string">
            <text:p>Buy 2 get 1 free</text:p>
          </table:table-cell>
          <table:table-cell office:value-type="string" calcext:value-type="string">
            <text:p>Mua 2 tặng 1 bất kỳ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2">
          <table:table-cell table:style-name="ce6" office:value-type="string" calcext:value-type="string">
            <text:p>307701</text:p>
          </table:table-cell>
          <table:table-cell table:style-name="ce16" office:value-type="string" calcext:value-type="string">
            <text:p>8934572927293</text:p>
          </table:table-cell>
          <table:table-cell office:value-type="string" calcext:value-type="string">
            <text:p>VISSAN Hotdog Wow Vi Cay 28g/1 Goi</text:p>
          </table:table-cell>
          <table:table-cell office:value-type="string" calcext:value-type="string">
            <text:p>Buy 2 get 1 free</text:p>
          </table:table-cell>
          <table:table-cell office:value-type="string" calcext:value-type="string">
            <text:p>Mua 2 tặng 1 bất kỳ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3">
          <table:table-cell table:style-name="ce6" office:value-type="float" office:value="305748" calcext:value-type="float">
            <text:p>305748</text:p>
          </table:table-cell>
          <table:table-cell table:style-name="ce16" office:value-type="string" calcext:value-type="string">
            <text:p>8934803071221</text:p>
          </table:table-cell>
          <table:table-cell office:value-type="string" calcext:value-type="string">
            <text:p>FRESH CUTS Khoai Tay Chien Vi Tu Nhien 108g/1 Goi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Giảm 50% cho sản phẩm thứ 2</text:p>
          </table:table-cell>
          <table:table-cell table:content-validation-name="val15" office:value-type="date" office:date-value="2025-11-28" calcext:value-type="date">
            <text:p>28-Nov-25</text:p>
          </table:table-cell>
          <table:table-cell table:content-validation-name="val15" office:value-type="date" office:date-value="2025-12-25" calcext:value-type="date">
            <text:p>25-Dec-25</text:p>
          </table:table-cell>
        </table:table-row>
        <table:table-row table:style-name="ro3">
          <table:table-cell table:style-name="ce6" office:value-type="float" office:value="305745" calcext:value-type="float">
            <text:p>305745</text:p>
          </table:table-cell>
          <table:table-cell table:style-name="ce16" office:value-type="string" calcext:value-type="string">
            <text:p>8934803071245</text:p>
          </table:table-cell>
          <table:table-cell office:value-type="string" calcext:value-type="string">
            <text:p>FRESH CUTS Khoai Tay Chien Vi Sot Gach Cua 108g/1 Goi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Giảm 50% cho sản phẩm thứ 2</text:p>
          </table:table-cell>
          <table:table-cell table:content-validation-name="val15" office:value-type="date" office:date-value="2025-11-28" calcext:value-type="date">
            <text:p>28-Nov-25</text:p>
          </table:table-cell>
          <table:table-cell table:content-validation-name="val15" office:value-type="date" office:date-value="2025-12-25" calcext:value-type="date">
            <text:p>25-Dec-25</text:p>
          </table:table-cell>
        </table:table-row>
        <table:table-row table:style-name="ro3">
          <table:table-cell table:style-name="ce6" office:value-type="float" office:value="305744" calcext:value-type="float">
            <text:p>305744</text:p>
          </table:table-cell>
          <table:table-cell table:style-name="ce16" office:value-type="string" calcext:value-type="string">
            <text:p>8934803071238</text:p>
          </table:table-cell>
          <table:table-cell office:value-type="string" calcext:value-type="string">
            <text:p>FRESH CUTS Khoai Tay Chien Vi Rong Bien 108g/1 Goi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Giảm 50% cho sản phẩm thứ 2</text:p>
          </table:table-cell>
          <table:table-cell table:content-validation-name="val15" office:value-type="date" office:date-value="2025-11-28" calcext:value-type="date">
            <text:p>28-Nov-25</text:p>
          </table:table-cell>
          <table:table-cell table:content-validation-name="val15" office:value-type="date" office:date-value="2025-12-25" calcext:value-type="date">
            <text:p>25-Dec-25</text:p>
          </table:table-cell>
        </table:table-row>
        <table:table-row table:style-name="ro2">
          <table:table-cell table:style-name="ce6" office:value-type="float" office:value="306748" calcext:value-type="float">
            <text:p>306748</text:p>
          </table:table-cell>
          <table:table-cell table:style-name="ce16" office:value-type="string" calcext:value-type="string">
            <text:p>8935297104488</text:p>
          </table:table-cell>
          <table:table-cell office:value-type="string" calcext:value-type="string">
            <text:p>BIBIGO Rong Bien Vi Cua Rang Muoi Ot 25g/1 Goi</text:p>
          </table:table-cell>
          <table:table-cell office:value-type="string" calcext:value-type="string">
            <text:p>Buy 2 get 1 free</text:p>
          </table:table-cell>
          <table:table-cell office:value-type="string" calcext:value-type="string">
            <text:p>Mua 2 tặng 1 bất kỳ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2">
          <table:table-cell table:style-name="ce6" office:value-type="float" office:value="204191" calcext:value-type="float">
            <text:p>204191</text:p>
          </table:table-cell>
          <table:table-cell table:style-name="ce16" office:value-type="string" calcext:value-type="string">
            <text:p>8938508547388</text:p>
          </table:table-cell>
          <table:table-cell office:value-type="string" calcext:value-type="string">
            <text:p>BIBIGO Snack Rong Bien Truyen Thong 25g/1 Goi</text:p>
          </table:table-cell>
          <table:table-cell office:value-type="string" calcext:value-type="string">
            <text:p>Buy 2 get 1 free</text:p>
          </table:table-cell>
          <table:table-cell office:value-type="string" calcext:value-type="string">
            <text:p>Mua 2 tặng 1 bất kỳ</text:p>
          </table:table-cell>
          <table:table-cell table:content-validation-name="val15" office:value-type="date" office:date-value="2025-11-28" calcext:value-type="date">
            <text:p>28-Nov-25</text:p>
          </table:table-cell>
          <table:table-cell table:content-validation-name="val15" office:value-type="date" office:date-value="2025-12-25" calcext:value-type="date">
            <text:p>25-Dec-25</text:p>
          </table:table-cell>
        </table:table-row>
        <table:table-row table:style-name="ro2">
          <table:table-cell table:style-name="ce6" office:value-type="float" office:value="304324" calcext:value-type="float">
            <text:p>304324</text:p>
          </table:table-cell>
          <table:table-cell table:style-name="ce16" office:value-type="string" calcext:value-type="string">
            <text:p>8936036029826</text:p>
          </table:table-cell>
          <table:table-cell office:value-type="string" calcext:value-type="string">
            <text:p>TAYO!X Snack Khoai Tay Tao Ngot 60g/1 Goi</text:p>
          </table:table-cell>
          <table:table-cell office:value-type="string" calcext:value-type="string">
            <text:p>Buy 2 get 1 free</text:p>
          </table:table-cell>
          <table:table-cell office:value-type="string" calcext:value-type="string">
            <text:p>Mua 2 tặng 1 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2">
          <table:table-cell table:style-name="ce6" office:value-type="float" office:value="303001" calcext:value-type="float">
            <text:p>303001</text:p>
          </table:table-cell>
          <table:table-cell table:style-name="ce16" office:value-type="string" calcext:value-type="string">
            <text:p>8936036028751</text:p>
          </table:table-cell>
          <table:table-cell office:value-type="string" calcext:value-type="string">
            <text:p>TAYO!X Snack Tokbokki Pho Mai Cay 60g/1 Goi</text:p>
          </table:table-cell>
          <table:table-cell office:value-type="string" calcext:value-type="string">
            <text:p>Buy 2 get 1 free</text:p>
          </table:table-cell>
          <table:table-cell office:value-type="string" calcext:value-type="string">
            <text:p>Mua 2 tặng 1 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2">
          <table:table-cell table:style-name="ce6" office:value-type="float" office:value="302598" calcext:value-type="float">
            <text:p>302598</text:p>
          </table:table-cell>
          <table:table-cell table:style-name="ce16" office:value-type="string" calcext:value-type="string">
            <text:p>8936036028133</text:p>
          </table:table-cell>
          <table:table-cell office:value-type="string" calcext:value-type="string">
            <text:p>TOONIES Snack Pho Mai 60g/1 Goi</text:p>
          </table:table-cell>
          <table:table-cell office:value-type="string" calcext:value-type="string">
            <text:p>Buy 2 get 1 free</text:p>
          </table:table-cell>
          <table:table-cell office:value-type="string" calcext:value-type="string">
            <text:p>Mua 2 tặng 1 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3">
          <table:table-cell table:style-name="ce6" office:value-type="float" office:value="302897" calcext:value-type="float">
            <text:p>302897</text:p>
          </table:table-cell>
          <table:table-cell table:style-name="ce16" office:value-type="string" calcext:value-type="string">
            <text:p>8934588673139</text:p>
          </table:table-cell>
          <table:table-cell office:value-type="string" calcext:value-type="string">
            <text:p>PEPSI Khong Calo Vi Chanh 390ml/1 Chai</text:p>
          </table:table-cell>
          <table:table-cell table:content-validation-name="val8" office:value-type="string" calcext:value-type="string">
            <text:p>Mix Combo</text:p>
          </table:table-cell>
          <table:table-cell office:value-type="string" calcext:value-type="string">
            <text:p>Mua 1 LAY'S 150g bất kỳ tặng 1 PEPSI Lime 390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3">
          <table:table-cell table:style-name="ce6" office:value-type="float" office:value="301241" calcext:value-type="float">
            <text:p>301241</text:p>
          </table:table-cell>
          <table:table-cell table:style-name="ce16" office:value-type="string" calcext:value-type="string">
            <text:p>8936079121839</text:p>
          </table:table-cell>
          <table:table-cell office:value-type="string" calcext:value-type="string">
            <text:p>LAY'S Khoai Tay Chien Tu Nhien 150g/1 Goi</text:p>
          </table:table-cell>
          <table:table-cell table:content-validation-name="val8" office:value-type="string" calcext:value-type="string">
            <text:p>Mix Combo</text:p>
          </table:table-cell>
          <table:table-cell office:value-type="string" calcext:value-type="string">
            <text:p>Mua 1 LAY'S 150g bất kỳ tặng 1 PEPSI Lime 390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3">
          <table:table-cell table:style-name="ce6" office:value-type="float" office:value="301242" calcext:value-type="float">
            <text:p>301242</text:p>
          </table:table-cell>
          <table:table-cell table:style-name="ce16" office:value-type="string" calcext:value-type="string">
            <text:p>8936079121822</text:p>
          </table:table-cell>
          <table:table-cell office:value-type="string" calcext:value-type="string">
            <text:p>LAY'S Khoai Tay Chien Rong Bien 150g/1 Goi</text:p>
          </table:table-cell>
          <table:table-cell table:content-validation-name="val8" office:value-type="string" calcext:value-type="string">
            <text:p>Mix Combo</text:p>
          </table:table-cell>
          <table:table-cell office:value-type="string" calcext:value-type="string">
            <text:p>Mua 1 LAY'S 150g bất kỳ tặng 1 PEPSI Lime 390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3">
          <table:table-cell table:style-name="ce6" office:value-type="float" office:value="301243" calcext:value-type="float">
            <text:p>301243</text:p>
          </table:table-cell>
          <table:table-cell table:style-name="ce16" office:value-type="string" calcext:value-type="string">
            <text:p>8936079121815</text:p>
          </table:table-cell>
          <table:table-cell office:value-type="string" calcext:value-type="string">
            <text:p>LAY'S Khoai Tay Chien Bo Texas 150g/1 Goi</text:p>
          </table:table-cell>
          <table:table-cell table:content-validation-name="val8" office:value-type="string" calcext:value-type="string">
            <text:p>Mix Combo</text:p>
          </table:table-cell>
          <table:table-cell office:value-type="string" calcext:value-type="string">
            <text:p>Mua 1 LAY'S 150g bất kỳ tặng 1 PEPSI Lime 390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3">
          <table:table-cell table:style-name="ce6" office:value-type="float" office:value="307718" calcext:value-type="float">
            <text:p>307718</text:p>
          </table:table-cell>
          <table:table-cell table:style-name="ce16" office:value-type="string" calcext:value-type="string">
            <text:p>8809640030796</text:p>
          </table:table-cell>
          <table:table-cell office:value-type="string" calcext:value-type="string">
            <text:p>HIM Soju Quyt <text:s/>12% 360ml/Chai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Tiết kiệm 20k khi mua 2 chai</text:p>
          </table:table-cell>
          <table:table-cell table:content-validation-name="val15" office:value-type="date" office:date-value="2025-11-28" calcext:value-type="date">
            <text:p>28-Nov-25</text:p>
          </table:table-cell>
          <table:table-cell table:content-validation-name="val15" office:value-type="date" office:date-value="2025-12-25" calcext:value-type="date">
            <text:p>25-Dec-25</text:p>
          </table:table-cell>
        </table:table-row>
        <table:table-row table:style-name="ro3">
          <table:table-cell table:style-name="ce7" office:value-type="string" calcext:value-type="string">
            <text:p>104545</text:p>
          </table:table-cell>
          <table:table-cell table:style-name="ce17" office:value-type="string" calcext:value-type="string">
            <text:p>8938503000024</text:p>
          </table:table-cell>
          <table:table-cell office:value-type="string" calcext:value-type="string">
            <text:p>I-ON LIFE Nuoc I-on Kiem 1.25L/1 Chai</text:p>
          </table:table-cell>
          <table:table-cell table:content-validation-name="val9" office:value-type="string" calcext:value-type="string">
            <text:p>Combo</text:p>
          </table:table-cell>
          <table:table-cell office:value-type="string" calcext:value-type="string">
            <text:p>Mua 2 giá 27k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11" calcext:value-type="date">
            <text:p>11-Dec-25</text:p>
          </table:table-cell>
        </table:table-row>
        <table:table-row table:style-name="ro3">
          <table:table-cell table:style-name="ce7" office:value-type="string" calcext:value-type="string">
            <text:p>104002</text:p>
          </table:table-cell>
          <table:table-cell table:style-name="ce18" office:value-type="string" calcext:value-type="string">
            <text:p>8934588843051</text:p>
          </table:table-cell>
          <table:table-cell office:value-type="string" calcext:value-type="string">
            <text:p>7UP REVIVE Nuoc Uong The Thao 500ml/1 Chai</text:p>
          </table:table-cell>
          <table:table-cell table:content-validation-name="val9" office:value-type="string" calcext:value-type="string">
            <text:p>On sale</text:p>
          </table:table-cell>
          <table:table-cell office:value-type="string" calcext:value-type="string">
            <text:p>UP1: Tiết kiệm 5k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11" calcext:value-type="date">
            <text:p>11-Dec-25</text:p>
          </table:table-cell>
        </table:table-row>
        <table:table-row table:style-name="ro3">
          <table:table-cell table:style-name="ce7" office:value-type="string" calcext:value-type="string">
            <text:p>307569</text:p>
          </table:table-cell>
          <table:table-cell table:style-name="ce18" office:value-type="string" calcext:value-type="string">
            <text:p>8934588743559</text:p>
          </table:table-cell>
          <table:table-cell office:value-type="string" calcext:value-type="string">
            <text:p>7UP REVIVE Nuoc Uong Dien Giai Khong Calo 450ml/1 Chai</text:p>
          </table:table-cell>
          <table:table-cell table:content-validation-name="val9" office:value-type="string" calcext:value-type="string">
            <text:p>On sale</text:p>
          </table:table-cell>
          <table:table-cell office:value-type="string" calcext:value-type="string">
            <text:p>UP1: Tiết kiệm 5k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11" calcext:value-type="date">
            <text:p>11-Dec-25</text:p>
          </table:table-cell>
        </table:table-row>
        <table:table-row table:style-name="ro3">
          <table:table-cell table:style-name="ce7" office:value-type="string" calcext:value-type="string">
            <text:p>307779</text:p>
          </table:table-cell>
          <table:table-cell table:style-name="ce18" office:value-type="float" office:value="8934588543555" calcext:value-type="float">
            <text:p>8934588543555</text:p>
          </table:table-cell>
          <table:table-cell office:value-type="string" calcext:value-type="string">
            <text:p>7UP REVIVE Nuoc Uong Dien Giai Active Pro 450ml/1 Chai</text:p>
          </table:table-cell>
          <table:table-cell table:content-validation-name="val9" office:value-type="string" calcext:value-type="string">
            <text:p>On sale</text:p>
          </table:table-cell>
          <table:table-cell office:value-type="string" calcext:value-type="string">
            <text:p>UP1: Tiết kiệm 5k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11" calcext:value-type="date">
            <text:p>11-Dec-25</text:p>
          </table:table-cell>
        </table:table-row>
        <table:table-row table:style-name="ro2">
          <table:table-cell table:style-name="ce7" office:value-type="float" office:value="234730" calcext:value-type="float">
            <text:p>234730</text:p>
          </table:table-cell>
          <table:table-cell table:style-name="ce18" office:value-type="string" calcext:value-type="string">
            <text:p>8938512632032</text:p>
          </table:table-cell>
          <table:table-cell office:value-type="string" calcext:value-type="string">
            <text:p>SATORI Nuoc Tinh Khiet 1.5L/1 Chai</text:p>
          </table:table-cell>
          <table:table-cell table:content-validation-name="val9" office:value-type="string" calcext:value-type="string">
            <text:p>Buy 2 get 1 free</text:p>
          </table:table-cell>
          <table:table-cell office:value-type="string" calcext:value-type="string">
            <text:p>Mua 2 tặng 1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11" calcext:value-type="date">
            <text:p>11-Dec-25</text:p>
          </table:table-cell>
        </table:table-row>
        <table:table-row table:style-name="ro2">
          <table:table-cell table:style-name="ce7" office:value-type="float" office:value="234722" calcext:value-type="float">
            <text:p>234722</text:p>
          </table:table-cell>
          <table:table-cell table:style-name="ce18" office:value-type="string" calcext:value-type="string">
            <text:p>8938512632025</text:p>
          </table:table-cell>
          <table:table-cell office:value-type="string" calcext:value-type="string">
            <text:p>SATORI Nuoc Tinh Khiet 500ml/1 Chai</text:p>
          </table:table-cell>
          <table:table-cell table:content-validation-name="val9" office:value-type="string" calcext:value-type="string">
            <text:p>Buy 2 get 1 free</text:p>
          </table:table-cell>
          <table:table-cell office:value-type="string" calcext:value-type="string">
            <text:p>Mua 2 tặng 1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11" calcext:value-type="date">
            <text:p>11-Dec-25</text:p>
          </table:table-cell>
        </table:table-row>
        <table:table-row table:style-name="ro2">
          <table:table-cell table:style-name="ce7" office:value-type="float" office:value="305979" calcext:value-type="float">
            <text:p>305979</text:p>
          </table:table-cell>
          <table:table-cell table:style-name="ce18" office:value-type="string" calcext:value-type="string">
            <text:p>6971533425209</text:p>
          </table:table-cell>
          <table:table-cell office:value-type="string" calcext:value-type="string">
            <text:p><text:s/>GOBLIM Banh Cuon Kem Trung Muoi 26g/1 Goi </text:p>
          </table:table-cell>
          <table:table-cell office:value-type="string" calcext:value-type="string">
            <text:p>Buy 1 get 1 free</text:p>
          </table:table-cell>
          <table:table-cell office:value-type="string" calcext:value-type="string">
            <text:p>Mua 1 tặng 1 bất kỳ</text:p>
          </table:table-cell>
          <table:table-cell table:content-validation-name="val16" office:value-type="date" office:date-value="2025-11-28" calcext:value-type="date">
            <text:p>28-Nov-25</text:p>
          </table:table-cell>
          <table:table-cell table:content-validation-name="val16" office:value-type="date" office:date-value="2025-12-11" calcext:value-type="date">
            <text:p>11-Dec-25</text:p>
          </table:table-cell>
        </table:table-row>
        <table:table-row table:style-name="ro2">
          <table:table-cell table:style-name="ce7" office:value-type="float" office:value="305980" calcext:value-type="float">
            <text:p>305980</text:p>
          </table:table-cell>
          <table:table-cell table:style-name="ce18" office:value-type="string" calcext:value-type="string">
            <text:p>6971533422376</text:p>
          </table:table-cell>
          <table:table-cell office:value-type="string" calcext:value-type="string">
            <text:p>GOBLIM Banh Cuon Kem Pho Mai 26g/1 Goi</text:p>
          </table:table-cell>
          <table:table-cell office:value-type="string" calcext:value-type="string">
            <text:p>Buy 1 get 1 free</text:p>
          </table:table-cell>
          <table:table-cell office:value-type="string" calcext:value-type="string">
            <text:p>Mua 1 tặng 1 bất kỳ</text:p>
          </table:table-cell>
          <table:table-cell table:content-validation-name="val16" office:value-type="date" office:date-value="2025-11-28" calcext:value-type="date">
            <text:p>28-Nov-25</text:p>
          </table:table-cell>
          <table:table-cell table:content-validation-name="val16" office:value-type="date" office:date-value="2025-12-11" calcext:value-type="date">
            <text:p>11-Dec-25</text:p>
          </table:table-cell>
        </table:table-row>
        <table:table-row table:style-name="ro2">
          <table:table-cell table:style-name="ce7" office:value-type="float" office:value="307010" calcext:value-type="float">
            <text:p>307010</text:p>
          </table:table-cell>
          <table:table-cell table:style-name="ce18" office:value-type="string" calcext:value-type="string">
            <text:p>6971533425322</text:p>
          </table:table-cell>
          <table:table-cell office:value-type="string" calcext:value-type="string">
            <text:p>GOBLIM Banh Cuon Kem So Co La 26g/1 Goi</text:p>
          </table:table-cell>
          <table:table-cell office:value-type="string" calcext:value-type="string">
            <text:p>Buy 1 get 1 free</text:p>
          </table:table-cell>
          <table:table-cell office:value-type="string" calcext:value-type="string">
            <text:p>Mua 1 tặng 1 bất kỳ</text:p>
          </table:table-cell>
          <table:table-cell table:content-validation-name="val16" office:value-type="date" office:date-value="2025-11-28" calcext:value-type="date">
            <text:p>28-Nov-25</text:p>
          </table:table-cell>
          <table:table-cell table:content-validation-name="val16" office:value-type="date" office:date-value="2025-12-11" calcext:value-type="date">
            <text:p>11-Dec-25</text:p>
          </table:table-cell>
        </table:table-row>
        <table:table-row table:style-name="ro3">
          <table:table-cell table:style-name="ce8" office:value-type="string" calcext:value-type="string">
            <text:p>190766</text:p>
          </table:table-cell>
          <table:table-cell table:style-name="ce18" office:value-type="string" calcext:value-type="string">
            <text:p>8993175535878</text:p>
          </table:table-cell>
          <table:table-cell office:value-type="string" calcext:value-type="string">
            <text:p>NABATI Banh Xop Pho Mai 50g/1 Goi</text:p>
          </table:table-cell>
          <table:table-cell office:value-type="string" calcext:value-type="string">
            <text:p>On Sale</text:p>
          </table:table-cell>
          <table:table-cell office:value-type="string" calcext:value-type="string">
            <text:p>UP1 Tiết kiệm 3k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11" calcext:value-type="date">
            <text:p>11-Dec-25</text:p>
          </table:table-cell>
        </table:table-row>
        <table:table-row table:style-name="ro3">
          <table:table-cell table:style-name="ce8" office:value-type="string" calcext:value-type="string">
            <text:p>197506</text:p>
          </table:table-cell>
          <table:table-cell table:style-name="ce18" office:value-type="string" calcext:value-type="string">
            <text:p>8993175535885</text:p>
          </table:table-cell>
          <table:table-cell office:value-type="string" calcext:value-type="string">
            <text:p>NABATI Banh Xop So Co La 50g/1 Goi</text:p>
          </table:table-cell>
          <table:table-cell office:value-type="string" calcext:value-type="string">
            <text:p>On Sale</text:p>
          </table:table-cell>
          <table:table-cell office:value-type="string" calcext:value-type="string">
            <text:p>UP1 Tiết kiệm 3k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11" calcext:value-type="date">
            <text:p>11-Dec-25</text:p>
          </table:table-cell>
        </table:table-row>
        <table:table-row table:style-name="ro3">
          <table:table-cell table:style-name="ce8" office:value-type="string" calcext:value-type="string">
            <text:p>307178</text:p>
          </table:table-cell>
          <table:table-cell table:style-name="ce18" office:value-type="string" calcext:value-type="string">
            <text:p>8993175564892</text:p>
          </table:table-cell>
          <table:table-cell office:value-type="string" calcext:value-type="string">
            <text:p>NABATI Banh Xop Pho Mai Dau 50g/1 Goi</text:p>
          </table:table-cell>
          <table:table-cell office:value-type="string" calcext:value-type="string">
            <text:p>On Sale</text:p>
          </table:table-cell>
          <table:table-cell office:value-type="string" calcext:value-type="string">
            <text:p>UP1 Tiết kiệm 3k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11" calcext:value-type="date">
            <text:p>11-Dec-25</text:p>
          </table:table-cell>
        </table:table-row>
        <table:table-row table:style-name="ro2">
          <table:table-cell table:style-name="ce9" office:value-type="float" office:value="307910" calcext:value-type="float">
            <text:p>307910</text:p>
          </table:table-cell>
          <table:table-cell table:style-name="ce18" office:value-type="string" calcext:value-type="string">
            <text:p>8858223026961</text:p>
          </table:table-cell>
          <table:table-cell office:value-type="string" calcext:value-type="string">
            <text:p>VBIITE Banh Que Vi Ga Cay Han Quoc 40g/1 Goi</text:p>
          </table:table-cell>
          <table:table-cell table:content-validation-name="val9" office:value-type="string" calcext:value-type="string">
            <text:p>Buy 2 get 1 free</text:p>
          </table:table-cell>
          <table:table-cell office:value-type="string" calcext:value-type="string">
            <text:p>Mua 2 tặng 1 bất kỳ</text:p>
          </table:table-cell>
          <table:table-cell table:content-validation-name="val16" office:value-type="date" office:date-value="2025-11-28" calcext:value-type="date">
            <text:p>28-Nov-25</text:p>
          </table:table-cell>
          <table:table-cell table:content-validation-name="val16" office:value-type="date" office:date-value="2025-12-11" calcext:value-type="date">
            <text:p>11-Dec-25</text:p>
          </table:table-cell>
        </table:table-row>
        <table:table-row table:style-name="ro2">
          <table:table-cell table:style-name="ce7" office:value-type="string" calcext:value-type="string">
            <text:p>307852</text:p>
          </table:table-cell>
          <table:table-cell table:style-name="ce18" office:value-type="string" calcext:value-type="string">
            <text:p>8858223026985</text:p>
          </table:table-cell>
          <table:table-cell office:value-type="string" calcext:value-type="string">
            <text:p>VBIITE Banh Que Vi Pho Mai 40g/1 Goi</text:p>
          </table:table-cell>
          <table:table-cell table:content-validation-name="val9" office:value-type="string" calcext:value-type="string">
            <text:p>Buy 2 get 1 free</text:p>
          </table:table-cell>
          <table:table-cell office:value-type="string" calcext:value-type="string">
            <text:p>Mua 2 tặng 1 bất kỳ</text:p>
          </table:table-cell>
          <table:table-cell table:content-validation-name="val16" office:value-type="date" office:date-value="2025-11-28" calcext:value-type="date">
            <text:p>28-Nov-25</text:p>
          </table:table-cell>
          <table:table-cell table:content-validation-name="val16" office:value-type="date" office:date-value="2025-12-11" calcext:value-type="date">
            <text:p>11-Dec-25</text:p>
          </table:table-cell>
        </table:table-row>
        <table:table-row table:style-name="ro2">
          <table:table-cell table:style-name="ce7" office:value-type="float" office:value="305981" calcext:value-type="float">
            <text:p>305981</text:p>
          </table:table-cell>
          <table:table-cell table:style-name="ce18" office:value-type="string" calcext:value-type="string">
            <text:p>9556023331597</text:p>
          </table:table-cell>
          <table:table-cell office:value-type="string" calcext:value-type="string">
            <text:p>SUPER RING Banh Vong Vi Pho Mai 60g/1 Goi</text:p>
          </table:table-cell>
          <table:table-cell table:content-validation-name="val9" office:value-type="string" calcext:value-type="string">
            <text:p>Buy 2 get 1 free</text:p>
          </table:table-cell>
          <table:table-cell office:value-type="string" calcext:value-type="string">
            <text:p>Mua 2 tặng 1 bất kỳ</text:p>
          </table:table-cell>
          <table:table-cell table:content-validation-name="val16" office:value-type="date" office:date-value="2025-11-28" calcext:value-type="date">
            <text:p>28-Nov-25</text:p>
          </table:table-cell>
          <table:table-cell table:content-validation-name="val16" office:value-type="date" office:date-value="2025-12-11" calcext:value-type="date">
            <text:p>11-Dec-25</text:p>
          </table:table-cell>
        </table:table-row>
        <table:table-row table:style-name="ro2">
          <table:table-cell table:style-name="ce7" office:value-type="string" calcext:value-type="string">
            <text:p>307523</text:p>
          </table:table-cell>
          <table:table-cell table:style-name="ce18" office:value-type="float" office:value="8936029422122" calcext:value-type="float">
            <text:p>8936029422122</text:p>
          </table:table-cell>
          <table:table-cell office:value-type="string" calcext:value-type="string">
            <text:p>ORION BOOM Kẹo Dẻo Hỗn Hợp 90g/1 Gói</text:p>
          </table:table-cell>
          <table:table-cell table:content-validation-name="val9" office:value-type="string" calcext:value-type="string">
            <text:p>Buy 2 get 1 free</text:p>
          </table:table-cell>
          <table:table-cell office:value-type="string" calcext:value-type="string">
            <text:p>Mua 2 tặng 1 bất kì</text:p>
          </table:table-cell>
          <table:table-cell table:content-validation-name="val16" office:value-type="date" office:date-value="2025-11-28" calcext:value-type="date">
            <text:p>28-Nov-25</text:p>
          </table:table-cell>
          <table:table-cell table:content-validation-name="val16" office:value-type="date" office:date-value="2025-12-11" calcext:value-type="date">
            <text:p>11-Dec-25</text:p>
          </table:table-cell>
        </table:table-row>
        <table:table-row table:style-name="ro2">
          <table:table-cell table:style-name="ce7" office:value-type="string" calcext:value-type="string">
            <text:p>307522</text:p>
          </table:table-cell>
          <table:table-cell table:style-name="ce18" office:value-type="string" calcext:value-type="string">
            <text:p>8936029423495</text:p>
          </table:table-cell>
          <table:table-cell office:value-type="string" calcext:value-type="string">
            <text:p>ORION Kẹo Dẻo Hải Tặc Hương Hỗn Hợp 92g/1 Gói</text:p>
          </table:table-cell>
          <table:table-cell table:content-validation-name="val9" office:value-type="string" calcext:value-type="string">
            <text:p>Buy 2 get 1 free</text:p>
          </table:table-cell>
          <table:table-cell office:value-type="string" calcext:value-type="string">
            <text:p>Mua 2 tặng 1 bất kì</text:p>
          </table:table-cell>
          <table:table-cell table:content-validation-name="val16" office:value-type="date" office:date-value="2025-11-28" calcext:value-type="date">
            <text:p>28-Nov-25</text:p>
          </table:table-cell>
          <table:table-cell table:content-validation-name="val16" office:value-type="date" office:date-value="2025-12-11" calcext:value-type="date">
            <text:p>11-Dec-25</text:p>
          </table:table-cell>
        </table:table-row>
        <table:table-row table:style-name="ro3">
          <table:table-cell table:style-name="ce7" office:value-type="string" calcext:value-type="string">
            <text:p>152815</text:p>
          </table:table-cell>
          <table:table-cell table:style-name="ce18" office:value-type="string" calcext:value-type="string">
            <text:p>8992741941303</text:p>
          </table:table-cell>
          <table:table-cell office:value-type="string" calcext:value-type="string">
            <text:p>YUPI Kẹo Dẻo Mini Burger 84g/1 Gói</text:p>
          </table:table-cell>
          <table:table-cell table:content-validation-name="val9" office:value-type="string" calcext:value-type="string">
            <text:p>Combo</text:p>
          </table:table-cell>
          <table:table-cell office:value-type="string" calcext:value-type="string">
            <text:p>Tiết kiệm 50% cho sản phẩm thứ 2</text:p>
          </table:table-cell>
          <table:table-cell table:content-validation-name="val16" office:value-type="date" office:date-value="2025-11-28" calcext:value-type="date">
            <text:p>28-Nov-25</text:p>
          </table:table-cell>
          <table:table-cell table:content-validation-name="val16" office:value-type="date" office:date-value="2025-12-11" calcext:value-type="date">
            <text:p>11-Dec-25</text:p>
          </table:table-cell>
        </table:table-row>
        <table:table-row table:style-name="ro2">
          <table:table-cell table:style-name="ce9" office:value-type="float" office:value="307896" calcext:value-type="float">
            <text:p>307896</text:p>
          </table:table-cell>
          <table:table-cell table:style-name="ce19" office:value-type="float" office:value="8936079125721" calcext:value-type="float">
            <text:p>8936079125721</text:p>
          </table:table-cell>
          <table:table-cell office:value-type="string" calcext:value-type="string">
            <text:p>POCA snack shrimp stick 60g/ pak</text:p>
          </table:table-cell>
          <table:table-cell office:value-type="string" calcext:value-type="string">
            <text:p>Buy 2 get 1 free</text:p>
          </table:table-cell>
          <table:table-cell office:value-type="string" calcext:value-type="string">
            <text:p>Mua 2 tặng 1 bất kỳ</text:p>
          </table:table-cell>
          <table:table-cell table:content-validation-name="val16" office:value-type="date" office:date-value="2025-11-28" calcext:value-type="date">
            <text:p>28-Nov-25</text:p>
          </table:table-cell>
          <table:table-cell table:content-validation-name="val16" office:value-type="date" office:date-value="2025-12-11" calcext:value-type="date">
            <text:p>11-Dec-25</text:p>
          </table:table-cell>
        </table:table-row>
        <table:table-row table:style-name="ro2">
          <table:table-cell table:style-name="ce7" office:value-type="float" office:value="304090" calcext:value-type="float">
            <text:p>304090</text:p>
          </table:table-cell>
          <table:table-cell table:style-name="ce18" office:value-type="string" calcext:value-type="string">
            <text:p>8938545001058</text:p>
          </table:table-cell>
          <table:table-cell office:value-type="string" calcext:value-type="string">
            <text:p>HEY YO Chan Ga Rut Xuong 32g/ 1 Goi </text:p>
          </table:table-cell>
          <table:table-cell office:value-type="string" calcext:value-type="string">
            <text:p>Buy 2 get 1 free</text:p>
          </table:table-cell>
          <table:table-cell office:value-type="string" calcext:value-type="string">
            <text:p>Mua 2 tặng 1 bất kỳ</text:p>
          </table:table-cell>
          <table:table-cell table:content-validation-name="val16" office:value-type="date" office:date-value="2025-11-28" calcext:value-type="date">
            <text:p>28-Nov-25</text:p>
          </table:table-cell>
          <table:table-cell table:content-validation-name="val16" office:value-type="date" office:date-value="2025-12-11" calcext:value-type="date">
            <text:p>11-Dec-25</text:p>
          </table:table-cell>
        </table:table-row>
        <table:table-row table:style-name="ro2">
          <table:table-cell table:style-name="ce7" office:value-type="float" office:value="305940" calcext:value-type="float">
            <text:p>305940</text:p>
          </table:table-cell>
          <table:table-cell table:style-name="ce18" office:value-type="string" calcext:value-type="string">
            <text:p>8938545324096</text:p>
          </table:table-cell>
          <table:table-cell office:value-type="string" calcext:value-type="string">
            <text:p>TAP Chan Ga Rut Xuong Ngu Vi 29g/1 Goi</text:p>
          </table:table-cell>
          <table:table-cell office:value-type="string" calcext:value-type="string">
            <text:p>Buy 2 get 1 free</text:p>
          </table:table-cell>
          <table:table-cell office:value-type="string" calcext:value-type="string">
            <text:p>Mua 2 tặng 1 bất kỳ</text:p>
          </table:table-cell>
          <table:table-cell table:content-validation-name="val16" office:value-type="date" office:date-value="2025-11-28" calcext:value-type="date">
            <text:p>28-Nov-25</text:p>
          </table:table-cell>
          <table:table-cell table:content-validation-name="val16" office:value-type="date" office:date-value="2025-12-11" calcext:value-type="date">
            <text:p>11-Dec-25</text:p>
          </table:table-cell>
        </table:table-row>
        <table:table-row table:style-name="ro2">
          <table:table-cell table:style-name="ce7" office:value-type="float" office:value="305939" calcext:value-type="float">
            <text:p>305939</text:p>
          </table:table-cell>
          <table:table-cell table:style-name="ce18" office:value-type="string" calcext:value-type="string">
            <text:p>8938545324041</text:p>
          </table:table-cell>
          <table:table-cell office:value-type="string" calcext:value-type="string">
            <text:p>TAP Chan Ga Ngu Vi 40g/1 Goi</text:p>
          </table:table-cell>
          <table:table-cell office:value-type="string" calcext:value-type="string">
            <text:p>Buy 2 get 1 free</text:p>
          </table:table-cell>
          <table:table-cell office:value-type="string" calcext:value-type="string">
            <text:p>Mua 2 tặng 1 bất kỳ</text:p>
          </table:table-cell>
          <table:table-cell table:content-validation-name="val16" office:value-type="date" office:date-value="2025-11-28" calcext:value-type="date">
            <text:p>28-Nov-25</text:p>
          </table:table-cell>
          <table:table-cell table:content-validation-name="val16" office:value-type="date" office:date-value="2025-12-11" calcext:value-type="date">
            <text:p>11-Dec-25</text:p>
          </table:table-cell>
        </table:table-row>
        <table:table-row table:style-name="ro2">
          <table:table-cell table:style-name="ce7" office:value-type="float" office:value="307462" calcext:value-type="float">
            <text:p>307462</text:p>
          </table:table-cell>
          <table:table-cell table:style-name="ce18" office:value-type="string" calcext:value-type="string">
            <text:p>8938555050237</text:p>
          </table:table-cell>
          <table:table-cell office:value-type="string" calcext:value-type="string">
            <text:p>OCI Hot Dog Sun Ga Cay 43g/1 Goi</text:p>
          </table:table-cell>
          <table:table-cell office:value-type="string" calcext:value-type="string">
            <text:p>Buy 2 get 1 free</text:p>
          </table:table-cell>
          <table:table-cell office:value-type="string" calcext:value-type="string">
            <text:p>Mua 2 tặng 1 bất kỳ</text:p>
          </table:table-cell>
          <table:table-cell table:content-validation-name="val16" office:value-type="date" office:date-value="2025-11-28" calcext:value-type="date">
            <text:p>28-Nov-25</text:p>
          </table:table-cell>
          <table:table-cell table:content-validation-name="val16" office:value-type="date" office:date-value="2025-12-11" calcext:value-type="date">
            <text:p>11-Dec-25</text:p>
          </table:table-cell>
        </table:table-row>
        <table:table-row table:style-name="ro2">
          <table:table-cell table:style-name="ce7" office:value-type="float" office:value="306518" calcext:value-type="float">
            <text:p>306518</text:p>
          </table:table-cell>
          <table:table-cell table:style-name="ce18" office:value-type="string" calcext:value-type="string">
            <text:p>6973113801885</text:p>
          </table:table-cell>
          <table:table-cell office:value-type="string" calcext:value-type="string">
            <text:p>CHEERTALK Huong Duong Vi Dua 100g/1 Goi</text:p>
          </table:table-cell>
          <table:table-cell office:value-type="string" calcext:value-type="string">
            <text:p>Buy 2 get 1 free</text:p>
          </table:table-cell>
          <table:table-cell office:value-type="string" calcext:value-type="string">
            <text:p>Mua 2 tặng 1 bất kỳ</text:p>
          </table:table-cell>
          <table:table-cell table:content-validation-name="val16" office:value-type="date" office:date-value="2025-11-28" calcext:value-type="date">
            <text:p>28-Nov-25</text:p>
          </table:table-cell>
          <table:table-cell table:content-validation-name="val16" office:value-type="date" office:date-value="2025-12-11" calcext:value-type="date">
            <text:p>11-Dec-25</text:p>
          </table:table-cell>
        </table:table-row>
        <table:table-row table:style-name="ro2">
          <table:table-cell table:style-name="ce7" office:value-type="float" office:value="306519" calcext:value-type="float">
            <text:p>306519</text:p>
          </table:table-cell>
          <table:table-cell table:style-name="ce18" office:value-type="string" calcext:value-type="string">
            <text:p>6973113801908</text:p>
          </table:table-cell>
          <table:table-cell office:value-type="string" calcext:value-type="string">
            <text:p>CHEERTALK Huong Duong Vi Ho Dao 100g/1 Goi</text:p>
          </table:table-cell>
          <table:table-cell office:value-type="string" calcext:value-type="string">
            <text:p>Buy 2 get 1 free</text:p>
          </table:table-cell>
          <table:table-cell office:value-type="string" calcext:value-type="string">
            <text:p>Mua 2 tặng 1 bất kỳ</text:p>
          </table:table-cell>
          <table:table-cell table:content-validation-name="val16" office:value-type="date" office:date-value="2025-11-28" calcext:value-type="date">
            <text:p>28-Nov-25</text:p>
          </table:table-cell>
          <table:table-cell table:content-validation-name="val16" office:value-type="date" office:date-value="2025-12-11" calcext:value-type="date">
            <text:p>11-Dec-25</text:p>
          </table:table-cell>
        </table:table-row>
        <table:table-row table:style-name="ro2">
          <table:table-cell table:style-name="ce7" office:value-type="float" office:value="307307" calcext:value-type="float">
            <text:p>307307</text:p>
          </table:table-cell>
          <table:table-cell table:style-name="ce18" office:value-type="string" calcext:value-type="string">
            <text:p>6973113801861</text:p>
          </table:table-cell>
          <table:table-cell office:value-type="string" calcext:value-type="string">
            <text:p>CHEERTALK Hat Huong Duong Nguyen Vi 100g/1 tui</text:p>
          </table:table-cell>
          <table:table-cell office:value-type="string" calcext:value-type="string">
            <text:p>Buy 2 get 1 free</text:p>
          </table:table-cell>
          <table:table-cell office:value-type="string" calcext:value-type="string">
            <text:p>Mua 2 tặng 1 bất kỳ</text:p>
          </table:table-cell>
          <table:table-cell table:content-validation-name="val16" office:value-type="date" office:date-value="2025-11-28" calcext:value-type="date">
            <text:p>28-Nov-25</text:p>
          </table:table-cell>
          <table:table-cell table:content-validation-name="val16" office:value-type="date" office:date-value="2025-12-11" calcext:value-type="date">
            <text:p>11-Dec-25</text:p>
          </table:table-cell>
        </table:table-row>
        <table:table-row table:style-name="ro3">
          <table:table-cell table:style-name="ce7" office:value-type="float" office:value="302689" calcext:value-type="float">
            <text:p>302689</text:p>
          </table:table-cell>
          <table:table-cell table:style-name="ce18" office:value-type="string" calcext:value-type="string">
            <text:p>8936036028225</text:p>
          </table:table-cell>
          <table:table-cell office:value-type="string" calcext:value-type="string">
            <text:p>O'STAR Khoai Tay Chien Vi Kim Chi 152g/1 Goi</text:p>
          </table:table-cell>
          <table:table-cell table:content-validation-name="val9" office:value-type="string" calcext:value-type="string">
            <text:p>Free gift</text:p>
          </table:table-cell>
          <table:table-cell office:value-type="string" calcext:value-type="string">
            <text:p>Tặng ngay 1 King Marine Boy khi mua gói O'star kimchi/rong biển 152g</text:p>
          </table:table-cell>
          <table:table-cell table:content-validation-name="val16" office:value-type="date" office:date-value="2025-11-28" calcext:value-type="date">
            <text:p>28-Nov-25</text:p>
          </table:table-cell>
          <table:table-cell table:content-validation-name="val16" office:value-type="date" office:date-value="2025-12-11" calcext:value-type="date">
            <text:p>11-Dec-25</text:p>
          </table:table-cell>
        </table:table-row>
        <table:table-row table:style-name="ro3">
          <table:table-cell table:style-name="ce7" office:value-type="float" office:value="302690" calcext:value-type="float">
            <text:p>302690</text:p>
          </table:table-cell>
          <table:table-cell table:style-name="ce18" office:value-type="string" calcext:value-type="string">
            <text:p>8936036028409</text:p>
          </table:table-cell>
          <table:table-cell office:value-type="string" calcext:value-type="string">
            <text:p>O'STAR Khoai Tay Chien Vi Rong Bien 152g/1 Goi</text:p>
          </table:table-cell>
          <table:table-cell table:content-validation-name="val9" office:value-type="string" calcext:value-type="string">
            <text:p>Free gift</text:p>
          </table:table-cell>
          <table:table-cell office:value-type="string" calcext:value-type="string">
            <text:p>Tặng ngay 1 King Marine Boy khi mua gói O'star kimchi/rong biển 152g</text:p>
          </table:table-cell>
          <table:table-cell table:content-validation-name="val16" office:value-type="date" office:date-value="2025-11-28" calcext:value-type="date">
            <text:p>28-Nov-25</text:p>
          </table:table-cell>
          <table:table-cell table:content-validation-name="val16" office:value-type="date" office:date-value="2025-12-11" calcext:value-type="date">
            <text:p>11-Dec-25</text:p>
          </table:table-cell>
        </table:table-row>
        <table:table-row table:style-name="ro3">
          <table:table-cell table:style-name="ce7" office:value-type="float" office:value="303253" calcext:value-type="float">
            <text:p>303253</text:p>
          </table:table-cell>
          <table:table-cell table:style-name="ce18" office:value-type="string" calcext:value-type="string">
            <text:p>8936036029031</text:p>
          </table:table-cell>
          <table:table-cell office:value-type="string" calcext:value-type="string">
            <text:p>KING MARINE BOY Snack Ca 56g/1 Goi</text:p>
          </table:table-cell>
          <table:table-cell table:content-validation-name="val9" office:value-type="string" calcext:value-type="string">
            <text:p>Free gift</text:p>
          </table:table-cell>
          <table:table-cell office:value-type="string" calcext:value-type="string">
            <text:p>Tặng ngay 1 King Marine Boy khi mua gói O'star kimchi/rong biển 152g</text:p>
          </table:table-cell>
          <table:table-cell table:content-validation-name="val16" office:value-type="date" office:date-value="2025-11-28" calcext:value-type="date">
            <text:p>28-Nov-25</text:p>
          </table:table-cell>
          <table:table-cell table:content-validation-name="val16" office:value-type="date" office:date-value="2025-12-11" calcext:value-type="date">
            <text:p>11-Dec-25</text:p>
          </table:table-cell>
        </table:table-row>
        <table:table-row table:style-name="ro3">
          <table:table-cell table:style-name="ce7" office:value-type="float" office:value="307303" calcext:value-type="float">
            <text:p>307303</text:p>
          </table:table-cell>
          <table:table-cell table:style-name="ce18" office:value-type="string" calcext:value-type="string">
            <text:p>8936029424003</text:p>
          </table:table-cell>
          <table:table-cell office:value-type="string" calcext:value-type="string">
            <text:p>KING MARINEBOY Vi Pizza 50g/1 Goi</text:p>
          </table:table-cell>
          <table:table-cell table:content-validation-name="val9" office:value-type="string" calcext:value-type="string">
            <text:p>Free gift</text:p>
          </table:table-cell>
          <table:table-cell office:value-type="string" calcext:value-type="string">
            <text:p>Tặng ngay 1 King Marine Boy khi mua gói O'star kimchi/rong biển 152g</text:p>
          </table:table-cell>
          <table:table-cell table:content-validation-name="val16" office:value-type="date" office:date-value="2025-11-28" calcext:value-type="date">
            <text:p>28-Nov-25</text:p>
          </table:table-cell>
          <table:table-cell table:content-validation-name="val16" office:value-type="date" office:date-value="2025-12-11" calcext:value-type="date">
            <text:p>11-Dec-25</text:p>
          </table:table-cell>
        </table:table-row>
        <table:table-row table:style-name="ro3">
          <table:table-cell table:style-name="ce7" office:value-type="float" office:value="304321" calcext:value-type="float">
            <text:p>304321</text:p>
          </table:table-cell>
          <table:table-cell table:style-name="ce18" office:value-type="string" calcext:value-type="string">
            <text:p>8936204410265</text:p>
          </table:table-cell>
          <table:table-cell office:value-type="string" calcext:value-type="string">
            <text:p>OHAYO Chan Ga Rut Xuong Hong Kong Vi Sot Thai 60g/1 Goi</text:p>
          </table:table-cell>
          <table:table-cell table:content-validation-name="val9" office:value-type="string" calcext:value-type="string">
            <text:p>Free gift</text:p>
          </table:table-cell>
          <table:table-cell office:value-type="string" calcext:value-type="string">
            <text:p>Mua 1 chân gà rút xương HK/sốt thái OHAYO 60g tặng 1 xách bò/ Tai heo chay OHAYO 18g bất kì</text:p>
          </table:table-cell>
          <table:table-cell table:content-validation-name="val16" office:value-type="date" office:date-value="2025-11-28" calcext:value-type="date">
            <text:p>28-Nov-25</text:p>
          </table:table-cell>
          <table:table-cell table:content-validation-name="val16" office:value-type="date" office:date-value="2025-12-11" calcext:value-type="date">
            <text:p>11-Dec-25</text:p>
          </table:table-cell>
        </table:table-row>
        <table:table-row table:style-name="ro3">
          <table:table-cell table:style-name="ce7" office:value-type="float" office:value="303881" calcext:value-type="float">
            <text:p>303881</text:p>
          </table:table-cell>
          <table:table-cell table:style-name="ce18" office:value-type="string" calcext:value-type="string">
            <text:p>8936204410241</text:p>
          </table:table-cell>
          <table:table-cell office:value-type="string" calcext:value-type="string">
            <text:p>OHAYO Chan Ga Rut Xuong Hong Kong 60g/1 Goi</text:p>
          </table:table-cell>
          <table:table-cell table:content-validation-name="val9" office:value-type="string" calcext:value-type="string">
            <text:p>Free gift</text:p>
          </table:table-cell>
          <table:table-cell office:value-type="string" calcext:value-type="string">
            <text:p>Mua 1 chân gà rút xương HK/sốt thái OHAYO 60g tặng 1 xách bò/ Tai heo chay OHAYO 18g bất kì</text:p>
          </table:table-cell>
          <table:table-cell table:content-validation-name="val16" office:value-type="date" office:date-value="2025-11-28" calcext:value-type="date">
            <text:p>28-Nov-25</text:p>
          </table:table-cell>
          <table:table-cell table:content-validation-name="val16" office:value-type="date" office:date-value="2025-12-11" calcext:value-type="date">
            <text:p>11-Dec-25</text:p>
          </table:table-cell>
        </table:table-row>
        <table:table-row table:style-name="ro3">
          <table:table-cell table:style-name="ce7" office:value-type="float" office:value="306438" calcext:value-type="float">
            <text:p>306438</text:p>
          </table:table-cell>
          <table:table-cell table:style-name="ce18" office:value-type="string" calcext:value-type="string">
            <text:p>6956060535898</text:p>
          </table:table-cell>
          <table:table-cell office:value-type="string" calcext:value-type="string">
            <text:p>OHAYO Tai Heo Chay 18g/1 Goi</text:p>
          </table:table-cell>
          <table:table-cell table:content-validation-name="val9" office:value-type="string" calcext:value-type="string">
            <text:p>Free gift</text:p>
          </table:table-cell>
          <table:table-cell office:value-type="string" calcext:value-type="string">
            <text:p>Mua 1 chân gà rút xương HK/sốt thái OHAYO 60g tặng 1 xách bò/ Tai heo chay OHAYO 18g bất kì</text:p>
          </table:table-cell>
          <table:table-cell table:content-validation-name="val16" office:value-type="date" office:date-value="2025-11-28" calcext:value-type="date">
            <text:p>28-Nov-25</text:p>
          </table:table-cell>
          <table:table-cell table:content-validation-name="val16" office:value-type="date" office:date-value="2025-12-11" calcext:value-type="date">
            <text:p>11-Dec-25</text:p>
          </table:table-cell>
        </table:table-row>
        <table:table-row table:style-name="ro3">
          <table:table-cell table:style-name="ce7" office:value-type="float" office:value="306436" calcext:value-type="float">
            <text:p>306436</text:p>
          </table:table-cell>
          <table:table-cell table:style-name="ce18" office:value-type="string" calcext:value-type="string">
            <text:p>6956060530725</text:p>
          </table:table-cell>
          <table:table-cell office:value-type="string" calcext:value-type="string">
            <text:p>OHAYO Sach Bo Chay Cay 18g/1 Goi</text:p>
          </table:table-cell>
          <table:table-cell table:content-validation-name="val9" office:value-type="string" calcext:value-type="string">
            <text:p>Free gift</text:p>
          </table:table-cell>
          <table:table-cell office:value-type="string" calcext:value-type="string">
            <text:p>Mua 1 chân gà rút xương HK/sốt thái OHAYO 60g tặng 1 xách bò/ Tai heo chay OHAYO 18g bất kì</text:p>
          </table:table-cell>
          <table:table-cell table:content-validation-name="val16" office:value-type="date" office:date-value="2025-11-28" calcext:value-type="date">
            <text:p>28-Nov-25</text:p>
          </table:table-cell>
          <table:table-cell table:content-validation-name="val16" office:value-type="date" office:date-value="2025-12-11" calcext:value-type="date">
            <text:p>11-Dec-25</text:p>
          </table:table-cell>
        </table:table-row>
        <table:table-row table:style-name="ro2">
          <table:table-cell table:style-name="ce7" office:value-type="float" office:value="307632" calcext:value-type="float">
            <text:p>307632</text:p>
          </table:table-cell>
          <table:table-cell table:style-name="ce18" office:value-type="string" calcext:value-type="string">
            <text:p>8936000750589</text:p>
          </table:table-cell>
          <table:table-cell office:value-type="string" calcext:value-type="string">
            <text:p>BITEEZ Snack Muc Vi Cay 18g/1 Goi</text:p>
          </table:table-cell>
          <table:table-cell table:content-validation-name="val9" office:value-type="string" calcext:value-type="string">
            <text:p>Buy 1 get 1 free</text:p>
          </table:table-cell>
          <table:table-cell office:value-type="string" calcext:value-type="string">
            <text:p>Mua 1 tặng 1 bất kỳ</text:p>
          </table:table-cell>
          <table:table-cell table:content-validation-name="val16" office:value-type="date" office:date-value="2025-11-28" calcext:value-type="date">
            <text:p>28-Nov-25</text:p>
          </table:table-cell>
          <table:table-cell table:content-validation-name="val16" office:value-type="date" office:date-value="2025-12-11" calcext:value-type="date">
            <text:p>11-Dec-25</text:p>
          </table:table-cell>
        </table:table-row>
        <table:table-row table:style-name="ro2">
          <table:table-cell table:style-name="ce7" office:value-type="float" office:value="307631" calcext:value-type="float">
            <text:p>307631</text:p>
          </table:table-cell>
          <table:table-cell table:style-name="ce18" office:value-type="string" calcext:value-type="string">
            <text:p>8936000750602</text:p>
          </table:table-cell>
          <table:table-cell office:value-type="string" calcext:value-type="string">
            <text:p>BITEEZ Snack Muc Vi Cay Ngot 18g/1 Goi</text:p>
          </table:table-cell>
          <table:table-cell table:content-validation-name="val9" office:value-type="string" calcext:value-type="string">
            <text:p>Buy 1 get 1 free</text:p>
          </table:table-cell>
          <table:table-cell office:value-type="string" calcext:value-type="string">
            <text:p>Mua 1 tặng 1 bất kỳ</text:p>
          </table:table-cell>
          <table:table-cell table:content-validation-name="val16" office:value-type="date" office:date-value="2025-11-28" calcext:value-type="date">
            <text:p>28-Nov-25</text:p>
          </table:table-cell>
          <table:table-cell table:content-validation-name="val16" office:value-type="date" office:date-value="2025-12-11" calcext:value-type="date">
            <text:p>11-Dec-25</text:p>
          </table:table-cell>
        </table:table-row>
        <table:table-row table:style-name="ro2">
          <table:table-cell table:style-name="ce9" office:value-type="float" office:value="307893" calcext:value-type="float">
            <text:p>307893</text:p>
          </table:table-cell>
          <table:table-cell table:style-name="ce19" office:value-type="float" office:value="8936204410432" calcext:value-type="float">
            <text:p>8936204410432</text:p>
          </table:table-cell>
          <table:table-cell office:value-type="string" calcext:value-type="string">
            <text:p>OHAYO chan ga da ho 40g</text:p>
          </table:table-cell>
          <table:table-cell table:content-validation-name="val9" office:value-type="string" calcext:value-type="string">
            <text:p>Buy 1 get 1 free</text:p>
          </table:table-cell>
          <table:table-cell office:value-type="string" calcext:value-type="string">
            <text:p>Mua 1 tặng 1 </text:p>
          </table:table-cell>
          <table:table-cell table:content-validation-name="val16" office:value-type="date" office:date-value="2025-11-28" calcext:value-type="date">
            <text:p>28-Nov-25</text:p>
          </table:table-cell>
          <table:table-cell table:content-validation-name="val16" office:value-type="date" office:date-value="2025-12-11" calcext:value-type="date">
            <text:p>11-Dec-25</text:p>
          </table:table-cell>
        </table:table-row>
        <table:table-row table:style-name="ro2">
          <table:table-cell table:style-name="ce7" office:value-type="float" office:value="303821" calcext:value-type="float">
            <text:p>303821</text:p>
          </table:table-cell>
          <table:table-cell table:style-name="ce18" office:value-type="float" office:value="8936135440249" calcext:value-type="float">
            <text:p>8936135440249</text:p>
          </table:table-cell>
          <table:table-cell office:value-type="string" calcext:value-type="string">
            <text:p>KARAMUCHO Khoai Tay Chien Vi Cay Dac Biet 120g/ 1 Goi</text:p>
          </table:table-cell>
          <table:table-cell table:content-validation-name="val9" office:value-type="string" calcext:value-type="string">
            <text:p>Buy 1 get 1 free</text:p>
          </table:table-cell>
          <table:table-cell office:value-type="string" calcext:value-type="string">
            <text:p>Mua 1 tặng 1 bất kỳ</text:p>
          </table:table-cell>
          <table:table-cell table:content-validation-name="val16" office:value-type="date" office:date-value="2025-11-28" calcext:value-type="date">
            <text:p>28-Nov-25</text:p>
          </table:table-cell>
          <table:table-cell table:content-validation-name="val16" office:value-type="date" office:date-value="2025-12-11" calcext:value-type="date">
            <text:p>11-Dec-25</text:p>
          </table:table-cell>
        </table:table-row>
        <table:table-row table:style-name="ro2">
          <table:table-cell table:style-name="ce7" office:value-type="float" office:value="306334" calcext:value-type="float">
            <text:p>306334</text:p>
          </table:table-cell>
          <table:table-cell table:style-name="ce18" office:value-type="float" office:value="8936135440324" calcext:value-type="float">
            <text:p>8936135440324</text:p>
          </table:table-cell>
          <table:table-cell office:value-type="string" calcext:value-type="string">
            <text:p>KARAMUCHO Khoai Tay Chien Sot Han Quoc 117g/1 Goi</text:p>
          </table:table-cell>
          <table:table-cell table:content-validation-name="val9" office:value-type="string" calcext:value-type="string">
            <text:p>Buy 1 get 1 free</text:p>
          </table:table-cell>
          <table:table-cell office:value-type="string" calcext:value-type="string">
            <text:p>Mua 1 tặng 1 bất kỳ</text:p>
          </table:table-cell>
          <table:table-cell table:content-validation-name="val16" office:value-type="date" office:date-value="2025-11-28" calcext:value-type="date">
            <text:p>28-Nov-25</text:p>
          </table:table-cell>
          <table:table-cell table:content-validation-name="val16" office:value-type="date" office:date-value="2025-12-11" calcext:value-type="date">
            <text:p>11-Dec-25</text:p>
          </table:table-cell>
        </table:table-row>
        <table:table-row table:style-name="ro2">
          <table:table-cell table:style-name="ce7" office:value-type="float" office:value="303820" calcext:value-type="float">
            <text:p>303820</text:p>
          </table:table-cell>
          <table:table-cell table:style-name="ce18" office:value-type="string" calcext:value-type="string">
            <text:p>8936135440195</text:p>
          </table:table-cell>
          <table:table-cell office:value-type="string" calcext:value-type="string">
            <text:p>GOKOCHI Khoai Tay Chien Vi Muoi Nguyen Ban 115g/1 Goi</text:p>
          </table:table-cell>
          <table:table-cell table:content-validation-name="val9" office:value-type="string" calcext:value-type="string">
            <text:p>Buy 1 get 1 free</text:p>
          </table:table-cell>
          <table:table-cell office:value-type="string" calcext:value-type="string">
            <text:p>Mua 1 tặng 1 bất kỳ</text:p>
          </table:table-cell>
          <table:table-cell table:content-validation-name="val16" office:value-type="date" office:date-value="2025-11-28" calcext:value-type="date">
            <text:p>28-Nov-25</text:p>
          </table:table-cell>
          <table:table-cell table:content-validation-name="val16" office:value-type="date" office:date-value="2025-12-11" calcext:value-type="date">
            <text:p>11-Dec-25</text:p>
          </table:table-cell>
        </table:table-row>
        <table:table-row table:style-name="ro3">
          <table:table-cell table:style-name="ce7" office:value-type="string" calcext:value-type="string">
            <text:p>234112</text:p>
          </table:table-cell>
          <table:table-cell table:style-name="ce18" office:value-type="string" calcext:value-type="string">
            <text:p>2100012341127</text:p>
          </table:table-cell>
          <table:table-cell office:value-type="string" calcext:value-type="string">
            <text:p>CK Mi Tron Indomie/ 1 Phan</text:p>
          </table:table-cell>
          <table:table-cell table:content-validation-name="val9" office:value-type="string" calcext:value-type="string">
            <text:p>Combo</text:p>
          </table:table-cell>
          <table:table-cell office:value-type="string" calcext:value-type="string">
            <text:p>Giảm giá 30% 1 cây xúc xích bất kỳ khi mua kèm Mì trộn Indomie/Indomie Jumbo <text:s/>(không áp dụng xúc xích xông khói/Deli)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11" calcext:value-type="date">
            <text:p>11-Dec-25</text:p>
          </table:table-cell>
        </table:table-row>
        <table:table-row table:style-name="ro3">
          <table:table-cell table:style-name="ce7" office:value-type="string" calcext:value-type="string">
            <text:p>307618</text:p>
          </table:table-cell>
          <table:table-cell table:style-name="ce18" office:value-type="string" calcext:value-type="string">
            <text:p>2100013076189</text:p>
          </table:table-cell>
          <table:table-cell office:value-type="string" calcext:value-type="string">
            <text:p>CK Mi Tron Indomie Jumbo/ 1 Phan</text:p>
          </table:table-cell>
          <table:table-cell table:content-validation-name="val9" office:value-type="string" calcext:value-type="string">
            <text:p>Combo</text:p>
          </table:table-cell>
          <table:table-cell office:value-type="string" calcext:value-type="string">
            <text:p>Giảm giá 30% 1 cây xúc xích bất kỳ khi mua kèm Mì trộn Indomie/Indomie Jumbo <text:s/>(không áp dụng xúc xích xông khói/Deli)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11" calcext:value-type="date">
            <text:p>11-Dec-25</text:p>
          </table:table-cell>
        </table:table-row>
        <table:table-row table:style-name="ro3">
          <table:table-cell table:style-name="ce7" office:value-type="string" calcext:value-type="string">
            <text:p>301887</text:p>
          </table:table-cell>
          <table:table-cell table:style-name="ce18" office:value-type="string" calcext:value-type="string">
            <text:p>2100013018875</text:p>
          </table:table-cell>
          <table:table-cell office:value-type="string" calcext:value-type="string">
            <text:p>CK Xuc Xich Heo/1 Cay</text:p>
          </table:table-cell>
          <table:table-cell table:content-validation-name="val9" office:value-type="string" calcext:value-type="string">
            <text:p>Combo</text:p>
          </table:table-cell>
          <table:table-cell office:value-type="string" calcext:value-type="string">
            <text:p>Giảm giá 30% 1 cây xúc xích bất kỳ khi mua kèm Mì trộn Indomie/Indomie Jumbo <text:s/>(không áp dụng xúc xích xông khói/Deli)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11" calcext:value-type="date">
            <text:p>11-Dec-25</text:p>
          </table:table-cell>
        </table:table-row>
        <table:table-row table:style-name="ro3">
          <table:table-cell table:style-name="ce7" office:value-type="string" calcext:value-type="string">
            <text:p>307721</text:p>
          </table:table-cell>
          <table:table-cell table:style-name="ce18" office:value-type="float" office:value="2100013077216" calcext:value-type="float">
            <text:p>2100013077216</text:p>
          </table:table-cell>
          <table:table-cell office:value-type="string" calcext:value-type="string">
            <text:p>CK Xuc Xich Bo Ho Lo Pho Mai/1 Cay</text:p>
          </table:table-cell>
          <table:table-cell table:content-validation-name="val9" office:value-type="string" calcext:value-type="string">
            <text:p>Combo</text:p>
          </table:table-cell>
          <table:table-cell office:value-type="string" calcext:value-type="string">
            <text:p>Giảm giá 30% 1 cây xúc xích bất kỳ khi mua kèm Mì trộn Indomie/Indomie Jumbo <text:s/>(không áp dụng xúc xích xông khói/Deli)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11" calcext:value-type="date">
            <text:p>11-Dec-25</text:p>
          </table:table-cell>
        </table:table-row>
        <table:table-row table:style-name="ro3">
          <table:table-cell table:style-name="ce7" office:value-type="string" calcext:value-type="string">
            <text:p>301888</text:p>
          </table:table-cell>
          <table:table-cell table:style-name="ce18" office:value-type="float" office:value="2100013018882" calcext:value-type="float">
            <text:p>2100013018882</text:p>
          </table:table-cell>
          <table:table-cell office:value-type="string" calcext:value-type="string">
            <text:p>CK Xuc Xich Cay/1 Cay</text:p>
          </table:table-cell>
          <table:table-cell table:content-validation-name="val9" office:value-type="string" calcext:value-type="string">
            <text:p>Combo</text:p>
          </table:table-cell>
          <table:table-cell office:value-type="string" calcext:value-type="string">
            <text:p>Giảm giá 30% 1 cây xúc xích bất kỳ khi mua kèm Mì trộn Indomie/Indomie Jumbo <text:s/>(không áp dụng xúc xích xông khói/Deli)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11" calcext:value-type="date">
            <text:p>11-Dec-25</text:p>
          </table:table-cell>
        </table:table-row>
        <table:table-row table:style-name="ro3">
          <table:table-cell table:style-name="ce7" office:value-type="string" calcext:value-type="string">
            <text:p>301886</text:p>
          </table:table-cell>
          <table:table-cell table:style-name="ce18" office:value-type="float" office:value="2100013018868" calcext:value-type="float">
            <text:p>2100013018868</text:p>
          </table:table-cell>
          <table:table-cell office:value-type="string" calcext:value-type="string">
            <text:p>CK Xuc Xich Pho Mai/1 Cay</text:p>
          </table:table-cell>
          <table:table-cell table:content-validation-name="val9" office:value-type="string" calcext:value-type="string">
            <text:p>Combo</text:p>
          </table:table-cell>
          <table:table-cell office:value-type="string" calcext:value-type="string">
            <text:p>Giảm giá 30% 1 cây xúc xích bất kỳ khi mua kèm Mì trộn Indomie/Indomie Jumbo <text:s/>(không áp dụng xúc xích xông khói/Deli)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11" calcext:value-type="date">
            <text:p>11-Dec-25</text:p>
          </table:table-cell>
        </table:table-row>
        <table:table-row table:style-name="ro3">
          <table:table-cell table:style-name="ce7" office:value-type="float" office:value="306654" calcext:value-type="float">
            <text:p>306654</text:p>
          </table:table-cell>
          <table:table-cell table:style-name="ce18" office:value-type="string" calcext:value-type="string">
            <text:p>2100013066548</text:p>
          </table:table-cell>
          <table:table-cell office:value-type="string" calcext:value-type="string">
            <text:p>HD Com Nam Bo Nuong Pho Mai/1 Cai</text:p>
          </table:table-cell>
          <table:table-cell table:content-validation-name="val10" office:value-type="string" calcext:value-type="string">
            <text:p>Combo</text:p>
          </table:table-cell>
          <table:table-cell office:value-type="string" calcext:value-type="string">
            <text:p>Giảm 50% Cơm Nắm Bò Nướng Phô Mai khi mua cùng Cơm Nắm Kim Chi Xúc Xích Phô Mai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11" calcext:value-type="date">
            <text:p>11-Dec-25</text:p>
          </table:table-cell>
        </table:table-row>
        <table:table-row table:style-name="ro3">
          <table:table-cell table:style-name="ce7" office:value-type="float" office:value="307585" calcext:value-type="float">
            <text:p>307585</text:p>
          </table:table-cell>
          <table:table-cell table:style-name="ce18" office:value-type="string" calcext:value-type="string">
            <text:p>2100013075854</text:p>
          </table:table-cell>
          <table:table-cell office:value-type="string" calcext:value-type="string">
            <text:p>HD Com Nam Kim Chi Pho Mai Xuc Xich/1 Cai</text:p>
          </table:table-cell>
          <table:table-cell table:content-validation-name="val10" office:value-type="string" calcext:value-type="string">
            <text:p>Combo</text:p>
          </table:table-cell>
          <table:table-cell office:value-type="string" calcext:value-type="string">
            <text:p>Giảm 50% Cơm Nắm Bò Nướng Phô Mai khi mua cùng Cơm Nắm Kim Chi Xúc Xích Phô Mai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11" calcext:value-type="date">
            <text:p>11-Dec-25</text:p>
          </table:table-cell>
        </table:table-row>
        <table:table-row table:style-name="ro3">
          <table:table-cell table:style-name="ce7" office:value-type="float" office:value="307704" calcext:value-type="float">
            <text:p>307704</text:p>
          </table:table-cell>
          <table:table-cell table:style-name="ce18" office:value-type="string" calcext:value-type="string">
            <text:p>8935299653847</text:p>
          </table:table-cell>
          <table:table-cell office:value-type="string" calcext:value-type="string">
            <text:p>COBI Banh Mi Soboro Kem Bap 46g/1 Goi</text:p>
          </table:table-cell>
          <table:table-cell table:content-validation-name="val10" office:value-type="string" calcext:value-type="string">
            <text:p>On Sale</text:p>
          </table:table-cell>
          <table:table-cell office:value-type="string" calcext:value-type="string">
            <text:p>Tiết kiệm 5k khi mua 1 bánh Cobi Soboro bất kì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11" calcext:value-type="date">
            <text:p>11-Dec-25</text:p>
          </table:table-cell>
        </table:table-row>
        <table:table-row table:style-name="ro3">
          <table:table-cell table:style-name="ce7" office:value-type="float" office:value="307705" calcext:value-type="float">
            <text:p>307705</text:p>
          </table:table-cell>
          <table:table-cell table:style-name="ce18" office:value-type="string" calcext:value-type="string">
            <text:p>8935299653816</text:p>
          </table:table-cell>
          <table:table-cell office:value-type="string" calcext:value-type="string">
            <text:p>COBI Banh Mi Soboro Kem Tra Xanh 46g/1 Goi</text:p>
          </table:table-cell>
          <table:table-cell table:content-validation-name="val9" office:value-type="string" calcext:value-type="string">
            <text:p>On sale</text:p>
          </table:table-cell>
          <table:table-cell office:value-type="string" calcext:value-type="string">
            <text:p>Tiết kiệm 5k khi mua 1 bánh Cobi Soboro bất kì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11" calcext:value-type="date">
            <text:p>11-Dec-25</text:p>
          </table:table-cell>
        </table:table-row>
        <table:table-row table:style-name="ro3">
          <table:table-cell table:style-name="ce7" office:value-type="float" office:value="307706" calcext:value-type="float">
            <text:p>307706</text:p>
          </table:table-cell>
          <table:table-cell table:style-name="ce18" office:value-type="string" calcext:value-type="string">
            <text:p>8935299653830</text:p>
          </table:table-cell>
          <table:table-cell office:value-type="string" calcext:value-type="string">
            <text:p>COBI Banh Mi Soboro Kem Banh Quy 46g/1 Goi</text:p>
          </table:table-cell>
          <table:table-cell table:content-validation-name="val9" office:value-type="string" calcext:value-type="string">
            <text:p>On sale</text:p>
          </table:table-cell>
          <table:table-cell office:value-type="string" calcext:value-type="string">
            <text:p>Tiết kiệm 5k khi mua 1 bánh Cobi Soboro bất kì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11" calcext:value-type="date">
            <text:p>11-Dec-25</text:p>
          </table:table-cell>
        </table:table-row>
        <table:table-row table:style-name="ro3">
          <table:table-cell table:style-name="ce7" office:value-type="float" office:value="219675" calcext:value-type="float">
            <text:p>219675</text:p>
          </table:table-cell>
          <table:table-cell table:style-name="ce18" office:value-type="string" calcext:value-type="string">
            <text:p>8935006357044</text:p>
          </table:table-cell>
          <table:table-cell office:value-type="string" calcext:value-type="string">
            <text:p>OTTO BM Tuoi Bo Sua 55g/1 Goi</text:p>
          </table:table-cell>
          <table:table-cell table:content-validation-name="val10" office:value-type="string" calcext:value-type="string">
            <text:p>Combo</text:p>
          </table:table-cell>
          <table:table-cell office:value-type="string" calcext:value-type="string">
            <text:p>Giảm 50% khi mua sản phẩm thứ 2 <text:s/>OTTO BM Tuoi 55g bất kì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11" calcext:value-type="date">
            <text:p>11-Dec-25</text:p>
          </table:table-cell>
        </table:table-row>
        <table:table-row table:style-name="ro3">
          <table:table-cell table:style-name="ce7" office:value-type="float" office:value="222034" calcext:value-type="float">
            <text:p>222034</text:p>
          </table:table-cell>
          <table:table-cell table:style-name="ce18" office:value-type="string" calcext:value-type="string">
            <text:p>8935006357051</text:p>
          </table:table-cell>
          <table:table-cell office:value-type="string" calcext:value-type="string">
            <text:p>OTTO BM Tuoi SCL 55g/1 Goi</text:p>
          </table:table-cell>
          <table:table-cell table:content-validation-name="val10" office:value-type="string" calcext:value-type="string">
            <text:p>Combo</text:p>
          </table:table-cell>
          <table:table-cell office:value-type="string" calcext:value-type="string">
            <text:p>Giảm 50% khi mua sản phẩm thứ 2 <text:s/>OTTO BM Tuoi 55g bất kì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11" calcext:value-type="date">
            <text:p>11-Dec-25</text:p>
          </table:table-cell>
        </table:table-row>
        <table:table-row table:style-name="ro3">
          <table:table-cell table:style-name="ce7" office:value-type="string" calcext:value-type="string">
            <text:p>305881</text:p>
          </table:table-cell>
          <table:table-cell table:style-name="ce18" office:value-type="string" calcext:value-type="string">
            <text:p>2100013058819</text:p>
          </table:table-cell>
          <table:table-cell office:value-type="string" calcext:value-type="string">
            <text:p>HOTPOT Ca Vien/2 Cai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Set 30k Mì Ly Hotpot kèm 3 phần Topping giá 8k bất kỳ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11" calcext:value-type="date">
            <text:p>11-Dec-25</text:p>
          </table:table-cell>
        </table:table-row>
        <table:table-row table:style-name="ro3">
          <table:table-cell table:style-name="ce7" office:value-type="string" calcext:value-type="string">
            <text:p>305882</text:p>
          </table:table-cell>
          <table:table-cell table:style-name="ce18" office:value-type="string" calcext:value-type="string">
            <text:p>2100013058826</text:p>
          </table:table-cell>
          <table:table-cell office:value-type="string" calcext:value-type="string">
            <text:p>HOTPOT Ca Vien Loc Xoay/2 Cai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Set 30k Mì Ly Hotpot kèm 3 phần Topping giá 8k bất kỳ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11" calcext:value-type="date">
            <text:p>11-Dec-25</text:p>
          </table:table-cell>
        </table:table-row>
        <table:table-row table:style-name="ro3">
          <table:table-cell table:style-name="ce7" office:value-type="string" calcext:value-type="string">
            <text:p>305883</text:p>
          </table:table-cell>
          <table:table-cell table:style-name="ce18" office:value-type="string" calcext:value-type="string">
            <text:p>2100013058833</text:p>
          </table:table-cell>
          <table:table-cell office:value-type="string" calcext:value-type="string">
            <text:p>HOTPOT Dau Hu Hai San/2 Cai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Set 30k Mì Ly Hotpot kèm 3 phần Topping giá 8k bất kỳ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11" calcext:value-type="date">
            <text:p>11-Dec-25</text:p>
          </table:table-cell>
        </table:table-row>
        <table:table-row table:style-name="ro3">
          <table:table-cell table:style-name="ce7" office:value-type="string" calcext:value-type="string">
            <text:p>306400</text:p>
          </table:table-cell>
          <table:table-cell table:style-name="ce18" office:value-type="string" calcext:value-type="string">
            <text:p>2100013064001</text:p>
          </table:table-cell>
          <table:table-cell office:value-type="string" calcext:value-type="string">
            <text:p>HOTPOT Ca Vien Loc Xoay Pho Mai Wasabi/2 Vien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Set 30k Mì Ly Hotpot kèm 3 phần Topping giá 8k bất kỳ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11" calcext:value-type="date">
            <text:p>11-Dec-25</text:p>
          </table:table-cell>
        </table:table-row>
        <table:table-row table:style-name="ro3">
          <table:table-cell table:style-name="ce7" office:value-type="string" calcext:value-type="string">
            <text:p>306446</text:p>
          </table:table-cell>
          <table:table-cell table:style-name="ce18" office:value-type="string" calcext:value-type="string">
            <text:p>2100013064469</text:p>
          </table:table-cell>
          <table:table-cell office:value-type="string" calcext:value-type="string">
            <text:p>HOTPOT Dau Hu Ca Pho Mai/1 Vien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Set 30k Mì Ly Hotpot kèm 3 phần Topping giá 8k bất kỳ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11" calcext:value-type="date">
            <text:p>11-Dec-25</text:p>
          </table:table-cell>
        </table:table-row>
        <table:table-row table:style-name="ro3">
          <table:table-cell table:style-name="ce7" office:value-type="string" calcext:value-type="string">
            <text:p>307174</text:p>
          </table:table-cell>
          <table:table-cell table:style-name="ce18" office:value-type="string" calcext:value-type="string">
            <text:p>2100013071740</text:p>
          </table:table-cell>
          <table:table-cell office:value-type="string" calcext:value-type="string">
            <text:p>HOTPOT Thanh Cua/1 Phan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Set 30k Mì Ly Hotpot kèm 3 phần Topping giá 8k bất kỳ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11" calcext:value-type="date">
            <text:p>11-Dec-25</text:p>
          </table:table-cell>
        </table:table-row>
        <table:table-row table:style-name="ro3">
          <table:table-cell table:style-name="ce7" office:value-type="float" office:value="307832" calcext:value-type="float">
            <text:p>307832</text:p>
          </table:table-cell>
          <table:table-cell table:style-name="ce18" office:value-type="string" calcext:value-type="string">
            <text:p>2100013078329</text:p>
          </table:table-cell>
          <table:table-cell office:value-type="string" calcext:value-type="string">
            <text:p>HOTPOT Tau Hu Ky/1 Phan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Set 30k Mì Ly Hotpot kèm 3 phần Topping giá 8k bất kỳ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11" calcext:value-type="date">
            <text:p>11-Dec-25</text:p>
          </table:table-cell>
        </table:table-row>
        <table:table-row table:style-name="ro3">
          <table:table-cell table:style-name="ce7" office:value-type="string" calcext:value-type="string">
            <text:p>305795</text:p>
          </table:table-cell>
          <table:table-cell table:style-name="ce18" office:value-type="string" calcext:value-type="string">
            <text:p>8934563609085</text:p>
          </table:table-cell>
          <table:table-cell office:value-type="string" calcext:value-type="string">
            <text:p>ACECOOK Mi Ly HotPot 40g/1 Ly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Set 30k Mì Ly Hotpot kèm 3 phần Topping giá 8k bất kỳ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11" calcext:value-type="date">
            <text:p>11-Dec-25</text:p>
          </table:table-cell>
        </table:table-row>
        <table:table-row table:style-name="ro3">
          <table:table-cell table:style-name="ce7" office:value-type="string" calcext:value-type="string">
            <text:p>307833</text:p>
          </table:table-cell>
          <table:table-cell table:style-name="ce18" office:value-type="float" office:value="2100013078336" calcext:value-type="float">
            <text:p>2100013078336</text:p>
          </table:table-cell>
          <table:table-cell office:value-type="string" calcext:value-type="string">
            <text:p>CK Bo Vien Xien/ Cay</text:p>
          </table:table-cell>
          <table:table-cell office:value-type="string" calcext:value-type="string">
            <text:p>On Sale</text:p>
          </table:table-cell>
          <table:table-cell office:value-type="string" calcext:value-type="string">
            <text:p>Tiết kiệm 2k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11" calcext:value-type="date">
            <text:p>11-Dec-25</text:p>
          </table:table-cell>
        </table:table-row>
        <table:table-row table:style-name="ro3">
          <table:table-cell table:style-name="ce7" office:value-type="string" calcext:value-type="string">
            <text:p>307837</text:p>
          </table:table-cell>
          <table:table-cell table:style-name="ce18" office:value-type="string" calcext:value-type="string">
            <text:p>8935335402187</text:p>
          </table:table-cell>
          <table:table-cell office:value-type="string" calcext:value-type="string">
            <text:p>TP BB Xmas Nhan Socola/1 Cai</text:p>
          </table:table-cell>
          <table:table-cell office:value-type="string" calcext:value-type="string">
            <text:p>On Sale</text:p>
          </table:table-cell>
          <table:table-cell office:value-type="string" calcext:value-type="string">
            <text:p>Tiết kiệm 2k</text:p>
          </table:table-cell>
          <table:table-cell office:value-type="date" office:date-value="2025-11-28" calcext:value-type="date">
            <text:p>28-Nov-25</text:p>
          </table:table-cell>
          <table:table-cell office:value-type="date" office:date-value="2025-12-11" calcext:value-type="date">
            <text:p>11-Dec-25</text:p>
          </table:table-cell>
        </table:table-row>
        <table:table-row table:style-name="ro3">
          <table:table-cell table:style-name="ce10" office:value-type="float" office:value="305758" calcext:value-type="float">
            <text:p>305758</text:p>
          </table:table-cell>
          <table:table-cell table:style-name="ce20" office:value-type="string" calcext:value-type="string">
            <text:p>8997240600423</text:p>
          </table:table-cell>
          <table:table-cell office:value-type="string" calcext:value-type="string">
            <text:p>OATSIDE Sua Yen Mach Vi Nguyen Ban 180ml/ 1 Hop</text:p>
          </table:table-cell>
          <table:table-cell office:value-type="string" calcext:value-type="string">
            <text:p>On Sale</text:p>
          </table:table-cell>
          <table:table-cell office:value-type="string" calcext:value-type="string">
            <text:p>UP2 - Tiết kiệm 5k</text:p>
          </table:table-cell>
          <table:table-cell office:value-type="date" office:date-value="2025-12-12" calcext:value-type="date">
            <text:p>12-Dec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3">
          <table:table-cell table:style-name="ce11" office:value-type="string" calcext:value-type="string">
            <text:p>307597</text:p>
          </table:table-cell>
          <table:table-cell table:style-name="ce20" office:value-type="string" calcext:value-type="string">
            <text:p>8997240600942</text:p>
          </table:table-cell>
          <table:table-cell office:value-type="string" calcext:value-type="string">
            <text:p>OATSIDE Sua Yen Mach Vi Socola Lua Mach 180ml/ 1 Hop</text:p>
          </table:table-cell>
          <table:table-cell office:value-type="string" calcext:value-type="string">
            <text:p>On Sale</text:p>
          </table:table-cell>
          <table:table-cell office:value-type="string" calcext:value-type="string">
            <text:p>UP2 - Tiết kiệm 5k</text:p>
          </table:table-cell>
          <table:table-cell office:value-type="date" office:date-value="2025-12-12" calcext:value-type="date">
            <text:p>12-Dec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3">
          <table:table-cell table:style-name="ce11" office:value-type="string" calcext:value-type="string">
            <text:p><text:s/>307853</text:p>
          </table:table-cell>
          <table:table-cell table:style-name="ce20" office:value-type="string" calcext:value-type="string">
            <text:p>8997240603042</text:p>
          </table:table-cell>
          <table:table-cell office:value-type="string" calcext:value-type="string">
            <text:p>OATSIDE Sua Yen Mach Vi Dam Da 180ml/ 1 Hop</text:p>
          </table:table-cell>
          <table:table-cell office:value-type="string" calcext:value-type="string">
            <text:p>On Sale</text:p>
          </table:table-cell>
          <table:table-cell office:value-type="string" calcext:value-type="string">
            <text:p>UP2 - Tiết kiệm 5k</text:p>
          </table:table-cell>
          <table:table-cell office:value-type="date" office:date-value="2025-12-12" calcext:value-type="date">
            <text:p>12-Dec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2">
          <table:table-cell table:style-name="ce12" office:value-type="string" calcext:value-type="string">
            <text:p>119605</text:p>
          </table:table-cell>
          <table:table-cell table:style-name="ce20" office:value-type="string" calcext:value-type="string">
            <text:p>8934841901849</text:p>
          </table:table-cell>
          <table:table-cell office:value-type="string" calcext:value-type="string">
            <text:p>DUTCH LADY Sua Tiet Trung Khong Duong 180ml/1 Hop</text:p>
          </table:table-cell>
          <table:table-cell office:value-type="string" calcext:value-type="string">
            <text:p>Buy 2 get 1 free</text:p>
          </table:table-cell>
          <table:table-cell office:value-type="string" calcext:value-type="string">
            <text:p>Mua 2 tặng 1 bất kỳ</text:p>
          </table:table-cell>
          <table:table-cell office:value-type="date" office:date-value="2025-12-12" calcext:value-type="date">
            <text:p>12-Dec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2">
          <table:table-cell table:style-name="ce12" office:value-type="string" calcext:value-type="string">
            <text:p>119590</text:p>
          </table:table-cell>
          <table:table-cell table:style-name="ce20" office:value-type="string" calcext:value-type="string">
            <text:p>8934841901870</text:p>
          </table:table-cell>
          <table:table-cell office:value-type="string" calcext:value-type="string">
            <text:p>DUTCH LADY Sua Tiet Trung Socola 180ml/1 Hop</text:p>
          </table:table-cell>
          <table:table-cell office:value-type="string" calcext:value-type="string">
            <text:p>Buy 2 get 1 free</text:p>
          </table:table-cell>
          <table:table-cell office:value-type="string" calcext:value-type="string">
            <text:p>Mua 2 tặng 1 bất kỳ</text:p>
          </table:table-cell>
          <table:table-cell office:value-type="date" office:date-value="2025-12-12" calcext:value-type="date">
            <text:p>12-Dec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2">
          <table:table-cell table:style-name="ce12" office:value-type="string" calcext:value-type="string">
            <text:p>119629</text:p>
          </table:table-cell>
          <table:table-cell table:style-name="ce20" office:value-type="string" calcext:value-type="string">
            <text:p>8934841901863</text:p>
          </table:table-cell>
          <table:table-cell office:value-type="string" calcext:value-type="string">
            <text:p>DUTCH LADY Sua Tiet Trung Dau 180ml/1 Hop</text:p>
          </table:table-cell>
          <table:table-cell office:value-type="string" calcext:value-type="string">
            <text:p>Buy 2 get 1 free</text:p>
          </table:table-cell>
          <table:table-cell office:value-type="string" calcext:value-type="string">
            <text:p>Mua 2 tặng 1 bất kỳ</text:p>
          </table:table-cell>
          <table:table-cell office:value-type="date" office:date-value="2025-12-12" calcext:value-type="date">
            <text:p>12-Dec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2">
          <table:table-cell table:style-name="ce12" office:value-type="string" calcext:value-type="string">
            <text:p>119631</text:p>
          </table:table-cell>
          <table:table-cell table:style-name="ce20" office:value-type="string" calcext:value-type="string">
            <text:p>8934841901856</text:p>
          </table:table-cell>
          <table:table-cell office:value-type="string" calcext:value-type="string">
            <text:p>DUTCH LADY Sua Tiet Trung Co Duong 180ml/1 Hop</text:p>
          </table:table-cell>
          <table:table-cell office:value-type="string" calcext:value-type="string">
            <text:p>Buy 2 get 1 free</text:p>
          </table:table-cell>
          <table:table-cell office:value-type="string" calcext:value-type="string">
            <text:p>Mua 2 tặng 1 bất kỳ</text:p>
          </table:table-cell>
          <table:table-cell office:value-type="date" office:date-value="2025-12-12" calcext:value-type="date">
            <text:p>12-Dec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2">
          <table:table-cell table:style-name="ce12" office:value-type="string" calcext:value-type="string">
            <text:p>305632</text:p>
          </table:table-cell>
          <table:table-cell table:style-name="ce20" office:value-type="string" calcext:value-type="string">
            <text:p>8934841903539</text:p>
          </table:table-cell>
          <table:table-cell office:value-type="string" calcext:value-type="string">
            <text:p>DUTCH LADY Sua Tiet Trung It Duong 180ml/1 Hop</text:p>
          </table:table-cell>
          <table:table-cell office:value-type="string" calcext:value-type="string">
            <text:p>Buy 2 get 1 free</text:p>
          </table:table-cell>
          <table:table-cell office:value-type="string" calcext:value-type="string">
            <text:p>Mua 2 tặng 1 bất kỳ</text:p>
          </table:table-cell>
          <table:table-cell office:value-type="date" office:date-value="2025-12-12" calcext:value-type="date">
            <text:p>12-Dec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2">
          <table:table-cell table:style-name="ce12" office:value-type="float" office:value="306520" calcext:value-type="float">
            <text:p>306520</text:p>
          </table:table-cell>
          <table:table-cell table:style-name="ce20" office:value-type="string" calcext:value-type="string">
            <text:p>8936221043088</text:p>
          </table:table-cell>
          <table:table-cell office:value-type="string" calcext:value-type="string">
            <text:p>OMACHI Lau Cam Tay Tom Hum Pho Mai 81g/1 Ly</text:p>
          </table:table-cell>
          <table:table-cell office:value-type="string" calcext:value-type="string">
            <text:p>Buy 1 get 1 free</text:p>
          </table:table-cell>
          <table:table-cell office:value-type="string" calcext:value-type="string">
            <text:p>Mua 1 tặng 1 bất kỳ</text:p>
          </table:table-cell>
          <table:table-cell office:value-type="date" office:date-value="2025-12-12" calcext:value-type="date">
            <text:p>12-Dec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2">
          <table:table-cell table:style-name="ce12" office:value-type="float" office:value="306521" calcext:value-type="float">
            <text:p>306521</text:p>
          </table:table-cell>
          <table:table-cell table:style-name="ce20" office:value-type="string" calcext:value-type="string">
            <text:p>8936221043064</text:p>
          </table:table-cell>
          <table:table-cell office:value-type="string" calcext:value-type="string">
            <text:p>OMACHI Lau Cam Tay Tomyum Hai San 71g/1 Ly</text:p>
          </table:table-cell>
          <table:table-cell office:value-type="string" calcext:value-type="string">
            <text:p>Buy 1 get 1 free</text:p>
          </table:table-cell>
          <table:table-cell office:value-type="string" calcext:value-type="string">
            <text:p>Mua 1 tặng 1 bất kỳ</text:p>
          </table:table-cell>
          <table:table-cell office:value-type="date" office:date-value="2025-12-12" calcext:value-type="date">
            <text:p>12-Dec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2">
          <table:table-cell table:style-name="ce12" office:value-type="float" office:value="307121" calcext:value-type="float">
            <text:p>307121</text:p>
          </table:table-cell>
          <table:table-cell table:style-name="ce20" office:value-type="string" calcext:value-type="string">
            <text:p>8936221043071</text:p>
          </table:table-cell>
          <table:table-cell office:value-type="string" calcext:value-type="string">
            <text:p>OMACHI Lau Cam Tay Ngao Nam Rong Bien 63g/1 Ly</text:p>
          </table:table-cell>
          <table:table-cell office:value-type="string" calcext:value-type="string">
            <text:p>Buy 1 get 1 free</text:p>
          </table:table-cell>
          <table:table-cell office:value-type="string" calcext:value-type="string">
            <text:p>Mua 1 tặng 1 bất kỳ</text:p>
          </table:table-cell>
          <table:table-cell office:value-type="date" office:date-value="2025-12-12" calcext:value-type="date">
            <text:p>12-Dec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2">
          <table:table-cell table:style-name="ce12" office:value-type="float" office:value="200016" calcext:value-type="float">
            <text:p>200016</text:p>
          </table:table-cell>
          <table:table-cell table:style-name="ce20" office:value-type="string" calcext:value-type="string">
            <text:p>8936104380163</text:p>
          </table:table-cell>
          <table:table-cell office:value-type="string" calcext:value-type="string">
            <text:p>CUNG DINH Spaghetti Kool 105g/1 To</text:p>
          </table:table-cell>
          <table:table-cell office:value-type="string" calcext:value-type="string">
            <text:p>Buy 2 get 1 free</text:p>
          </table:table-cell>
          <table:table-cell office:value-type="string" calcext:value-type="string">
            <text:p>Mua 2 tặng 1 bất kỳ</text:p>
          </table:table-cell>
          <table:table-cell office:value-type="date" office:date-value="2025-12-12" calcext:value-type="date">
            <text:p>12-Dec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2">
          <table:table-cell table:style-name="ce12" office:value-type="float" office:value="256473" calcext:value-type="float">
            <text:p>256473</text:p>
          </table:table-cell>
          <table:table-cell table:style-name="ce20" office:value-type="string" calcext:value-type="string">
            <text:p>8936104380316</text:p>
          </table:table-cell>
          <table:table-cell office:value-type="string" calcext:value-type="string">
            <text:p>CUNG DINH Mi Kool Suon BBQ 105g/1 To</text:p>
          </table:table-cell>
          <table:table-cell office:value-type="string" calcext:value-type="string">
            <text:p>Buy 2 get 1 free</text:p>
          </table:table-cell>
          <table:table-cell office:value-type="string" calcext:value-type="string">
            <text:p>Mua 2 tặng 1 bất kỳ</text:p>
          </table:table-cell>
          <table:table-cell office:value-type="date" office:date-value="2025-12-12" calcext:value-type="date">
            <text:p>12-Dec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3">
          <table:table-cell table:style-name="ce12" office:value-type="string" calcext:value-type="string">
            <text:p>304574</text:p>
          </table:table-cell>
          <table:table-cell table:style-name="ce20" office:value-type="string" calcext:value-type="string">
            <text:p>8936204410296</text:p>
          </table:table-cell>
          <table:table-cell office:value-type="string" calcext:value-type="string">
            <text:p>OHAYO Kẹo Dẻo Noel 30g/1 Cái</text:p>
          </table:table-cell>
          <table:table-cell table:content-validation-name="val11" office:value-type="string" calcext:value-type="string">
            <text:p>On Sale</text:p>
          </table:table-cell>
          <table:table-cell office:value-type="string" calcext:value-type="string">
            <text:p>UP2 Tiết kiệm 10K</text:p>
          </table:table-cell>
          <table:table-cell office:value-type="date" office:date-value="2025-12-12" calcext:value-type="date">
            <text:p>12-Dec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3">
          <table:table-cell table:style-name="ce12" office:value-type="string" calcext:value-type="string">
            <text:p>273221</text:p>
          </table:table-cell>
          <table:table-cell table:style-name="ce20" office:value-type="string" calcext:value-type="string">
            <text:p>8935001714910</text:p>
          </table:table-cell>
          <table:table-cell office:value-type="string" calcext:value-type="string">
            <text:p>MENTOS Kẹo Ngậm Vị Bạc Hà 35g/1 Hộp</text:p>
          </table:table-cell>
          <table:table-cell table:content-validation-name="val12" office:value-type="string" calcext:value-type="string">
            <text:p>Free gift</text:p>
          </table:table-cell>
          <table:table-cell office:value-type="string" calcext:value-type="string">
            <text:p>Mua bill từ 79K bất kì các sản phẩm Mentos Kẹo ngậm 35g or Gum được tặng 1 Túi đựng quà bằng bông Mentos</text:p>
          </table:table-cell>
          <table:table-cell table:content-validation-name="val17" office:value-type="date" office:date-value="2025-12-12" calcext:value-type="date">
            <text:p>12-Dec-25</text:p>
          </table:table-cell>
          <table:table-cell table:content-validation-name="val17" office:value-type="date" office:date-value="2025-12-25" calcext:value-type="date">
            <text:p>25-Dec-25</text:p>
          </table:table-cell>
        </table:table-row>
        <table:table-row table:style-name="ro3">
          <table:table-cell table:style-name="ce12" office:value-type="string" calcext:value-type="string">
            <text:p>302467</text:p>
          </table:table-cell>
          <table:table-cell table:style-name="ce20" office:value-type="string" calcext:value-type="string">
            <text:p>8935001716235</text:p>
          </table:table-cell>
          <table:table-cell office:value-type="string" calcext:value-type="string">
            <text:p>MENTOS Kẹo Ngậm Đào Bạc Hà 35g/1 Hộp</text:p>
          </table:table-cell>
          <table:table-cell table:content-validation-name="val12" office:value-type="string" calcext:value-type="string">
            <text:p>Free gift</text:p>
          </table:table-cell>
          <table:table-cell office:value-type="string" calcext:value-type="string">
            <text:p>Mua bill từ 79K bất kì các sản phẩm Mentos Kẹo ngậm 35g or Gum được tặng 1 Túi đựng quà bằng bông Mentos</text:p>
          </table:table-cell>
          <table:table-cell table:content-validation-name="val17" office:value-type="date" office:date-value="2025-12-12" calcext:value-type="date">
            <text:p>12-Dec-25</text:p>
          </table:table-cell>
          <table:table-cell table:content-validation-name="val17" office:value-type="date" office:date-value="2025-12-25" calcext:value-type="date">
            <text:p>25-Dec-25</text:p>
          </table:table-cell>
        </table:table-row>
        <table:table-row table:style-name="ro3">
          <table:table-cell table:style-name="ce12" office:value-type="string" calcext:value-type="string">
            <text:p>174354</text:p>
          </table:table-cell>
          <table:table-cell table:style-name="ce20" office:value-type="string" calcext:value-type="string">
            <text:p>8935001712282</text:p>
          </table:table-cell>
          <table:table-cell office:value-type="string" calcext:value-type="string">
            <text:p>MENTOS Kẹo Ngậm Không Đường Bạc Hà 35g/1 Hộp</text:p>
          </table:table-cell>
          <table:table-cell table:content-validation-name="val12" office:value-type="string" calcext:value-type="string">
            <text:p>Free gift</text:p>
          </table:table-cell>
          <table:table-cell office:value-type="string" calcext:value-type="string">
            <text:p>Mua bill từ 79K bất kì các sản phẩm Mentos Kẹo ngậm 35g or Gum được tặng 1 Túi đựng quà bằng bông Mentos</text:p>
          </table:table-cell>
          <table:table-cell table:content-validation-name="val17" office:value-type="date" office:date-value="2025-12-12" calcext:value-type="date">
            <text:p>12-Dec-25</text:p>
          </table:table-cell>
          <table:table-cell table:content-validation-name="val17" office:value-type="date" office:date-value="2025-12-25" calcext:value-type="date">
            <text:p>25-Dec-25</text:p>
          </table:table-cell>
        </table:table-row>
        <table:table-row table:style-name="ro3">
          <table:table-cell table:style-name="ce12" office:value-type="string" calcext:value-type="string">
            <text:p>174346</text:p>
          </table:table-cell>
          <table:table-cell table:style-name="ce20" office:value-type="string" calcext:value-type="string">
            <text:p>8935001712305</text:p>
          </table:table-cell>
          <table:table-cell office:value-type="string" calcext:value-type="string">
            <text:p>MENTOS Kẹo Không Đường Bạc Hà TrXanh 35g/1 Hộp</text:p>
          </table:table-cell>
          <table:table-cell table:content-validation-name="val12" office:value-type="string" calcext:value-type="string">
            <text:p>Free gift</text:p>
          </table:table-cell>
          <table:table-cell office:value-type="string" calcext:value-type="string">
            <text:p>Mua bill từ 79K bất kì các sản phẩm Mentos Kẹo ngậm 35g or Gum được tặng 1 Túi đựng quà bằng bông Mentos</text:p>
          </table:table-cell>
          <table:table-cell table:content-validation-name="val17" office:value-type="date" office:date-value="2025-12-12" calcext:value-type="date">
            <text:p>12-Dec-25</text:p>
          </table:table-cell>
          <table:table-cell table:content-validation-name="val17" office:value-type="date" office:date-value="2025-12-25" calcext:value-type="date">
            <text:p>25-Dec-25</text:p>
          </table:table-cell>
        </table:table-row>
        <table:table-row table:style-name="ro3">
          <table:table-cell table:style-name="ce12" office:value-type="string" calcext:value-type="string">
            <text:p>273247</text:p>
          </table:table-cell>
          <table:table-cell table:style-name="ce20" office:value-type="string" calcext:value-type="string">
            <text:p>8935001714934</text:p>
          </table:table-cell>
          <table:table-cell office:value-type="string" calcext:value-type="string">
            <text:p>MENTOS Kẹo Ngậm Vị Chanh Bạc Hà 35g/1 Hộp</text:p>
          </table:table-cell>
          <table:table-cell table:content-validation-name="val12" office:value-type="string" calcext:value-type="string">
            <text:p>Free gift</text:p>
          </table:table-cell>
          <table:table-cell office:value-type="string" calcext:value-type="string">
            <text:p>Mua bill từ 79K bất kì các sản phẩm Mentos Kẹo ngậm 35g or Gum được tặng 1 Túi đựng quà bằng bông Mentos</text:p>
          </table:table-cell>
          <table:table-cell table:content-validation-name="val17" office:value-type="date" office:date-value="2025-12-12" calcext:value-type="date">
            <text:p>12-Dec-25</text:p>
          </table:table-cell>
          <table:table-cell table:content-validation-name="val17" office:value-type="date" office:date-value="2025-12-25" calcext:value-type="date">
            <text:p>25-Dec-25</text:p>
          </table:table-cell>
        </table:table-row>
        <table:table-row table:style-name="ro3">
          <table:table-cell table:style-name="ce12" office:value-type="string" calcext:value-type="string">
            <text:p>307277</text:p>
          </table:table-cell>
          <table:table-cell table:style-name="ce20" office:value-type="string" calcext:value-type="string">
            <text:p>8935001717676</text:p>
          </table:table-cell>
          <table:table-cell office:value-type="string" calcext:value-type="string">
            <text:p>MENTOS Gum Không Đường Hương Dưa Hấu 61.25g/1 Hũ</text:p>
          </table:table-cell>
          <table:table-cell table:content-validation-name="val12" office:value-type="string" calcext:value-type="string">
            <text:p>Free gift</text:p>
          </table:table-cell>
          <table:table-cell office:value-type="string" calcext:value-type="string">
            <text:p>Mua bill từ 79K bất kì các sản phẩm Mentos Kẹo ngậm 35g or Gum được tặng 1 Túi đựng quà bằng bông Mentos</text:p>
          </table:table-cell>
          <table:table-cell table:content-validation-name="val17" office:value-type="date" office:date-value="2025-12-12" calcext:value-type="date">
            <text:p>12-Dec-25</text:p>
          </table:table-cell>
          <table:table-cell table:content-validation-name="val17" office:value-type="date" office:date-value="2025-12-25" calcext:value-type="date">
            <text:p>25-Dec-25</text:p>
          </table:table-cell>
        </table:table-row>
        <table:table-row table:style-name="ro3">
          <table:table-cell table:style-name="ce12" office:value-type="string" calcext:value-type="string">
            <text:p>162381</text:p>
          </table:table-cell>
          <table:table-cell table:style-name="ce20" office:value-type="string" calcext:value-type="string">
            <text:p>8935001711575</text:p>
          </table:table-cell>
          <table:table-cell office:value-type="string" calcext:value-type="string">
            <text:p>MENTOS Gum Bạc Hà Fresh Action 56g/1 Hũ</text:p>
          </table:table-cell>
          <table:table-cell table:content-validation-name="val12" office:value-type="string" calcext:value-type="string">
            <text:p>Free gift</text:p>
          </table:table-cell>
          <table:table-cell office:value-type="string" calcext:value-type="string">
            <text:p>Mua bill từ 79K bất kì các sản phẩm Mentos Kẹo ngậm 35g or Gum được tặng 1 Túi đựng quà bằng bông Mentos</text:p>
          </table:table-cell>
          <table:table-cell table:content-validation-name="val17" office:value-type="date" office:date-value="2025-12-12" calcext:value-type="date">
            <text:p>12-Dec-25</text:p>
          </table:table-cell>
          <table:table-cell table:content-validation-name="val17" office:value-type="date" office:date-value="2025-12-25" calcext:value-type="date">
            <text:p>25-Dec-25</text:p>
          </table:table-cell>
        </table:table-row>
        <table:table-row table:style-name="ro3">
          <table:table-cell table:style-name="ce13" office:value-type="float" office:value="307873" calcext:value-type="float">
            <text:p>307873</text:p>
          </table:table-cell>
          <table:table-cell table:style-name="ce21" office:value-type="float" office:value="8938534408110" calcext:value-type="float">
            <text:p>8938534408110</text:p>
          </table:table-cell>
          <table:table-cell office:value-type="string" calcext:value-type="string">
            <text:p>MENTOS Túi đựng quà X'mas/ 1 Cái</text:p>
          </table:table-cell>
          <table:table-cell table:content-validation-name="val12" office:value-type="string" calcext:value-type="string">
            <text:p>Free gift</text:p>
          </table:table-cell>
          <table:table-cell office:value-type="string" calcext:value-type="string">
            <text:p>Hàng tặng</text:p>
          </table:table-cell>
          <table:table-cell table:content-validation-name="val17" office:value-type="date" office:date-value="2025-12-12" calcext:value-type="date">
            <text:p>12-Dec-25</text:p>
          </table:table-cell>
          <table:table-cell table:content-validation-name="val17" office:value-type="date" office:date-value="2025-12-25" calcext:value-type="date">
            <text:p>25-Dec-25</text:p>
          </table:table-cell>
        </table:table-row>
        <table:table-row table:style-name="ro2">
          <table:table-cell table:style-name="ce13" office:value-type="float" office:value="307880" calcext:value-type="float">
            <text:p>307880</text:p>
          </table:table-cell>
          <table:table-cell table:style-name="ce20" office:value-type="string" calcext:value-type="string">
            <text:p>5200701001558</text:p>
          </table:table-cell>
          <table:table-cell office:value-type="string" calcext:value-type="string">
            <text:p>RELKON Kẹo Xốp X'Mas 45g/ 1 Cây</text:p>
          </table:table-cell>
          <table:table-cell table:content-validation-name="val12" office:value-type="string" calcext:value-type="string">
            <text:p>Buy 1 get 1 free</text:p>
          </table:table-cell>
          <table:table-cell office:value-type="string" calcext:value-type="string">
            <text:p>Mua 1 tặng 1</text:p>
          </table:table-cell>
          <table:table-cell table:content-validation-name="val17" office:value-type="date" office:date-value="2025-12-12" calcext:value-type="date">
            <text:p>12-Dec-25</text:p>
          </table:table-cell>
          <table:table-cell table:content-validation-name="val17" office:value-type="date" office:date-value="2025-12-25" calcext:value-type="date">
            <text:p>25-Dec-25</text:p>
          </table:table-cell>
        </table:table-row>
        <table:table-row table:style-name="ro3">
          <table:table-cell table:style-name="ce12" office:value-type="string" calcext:value-type="string">
            <text:p>191584</text:p>
          </table:table-cell>
          <table:table-cell table:style-name="ce20" office:value-type="string" calcext:value-type="string">
            <text:p>80974482</text:p>
          </table:table-cell>
          <table:table-cell office:value-type="string" calcext:value-type="string">
            <text:p>KINDER JOY Sô Co La Trứng Bế Trai 20g/1 CAI</text:p>
          </table:table-cell>
          <table:table-cell table:content-validation-name="val12" office:value-type="string" calcext:value-type="string">
            <text:p>On Sale</text:p>
          </table:table-cell>
          <table:table-cell office:value-type="string" calcext:value-type="string">
            <text:p>Tiết kiệm 4K</text:p>
          </table:table-cell>
          <table:table-cell table:content-validation-name="val17" office:value-type="date" office:date-value="2025-12-12" calcext:value-type="date">
            <text:p>12-Dec-25</text:p>
          </table:table-cell>
          <table:table-cell table:content-validation-name="val17" office:value-type="date" office:date-value="2025-12-25" calcext:value-type="date">
            <text:p>25-Dec-25</text:p>
          </table:table-cell>
        </table:table-row>
        <table:table-row table:style-name="ro3">
          <table:table-cell table:style-name="ce12" office:value-type="string" calcext:value-type="string">
            <text:p>191576</text:p>
          </table:table-cell>
          <table:table-cell table:style-name="ce20" office:value-type="string" calcext:value-type="string">
            <text:p>80768258</text:p>
          </table:table-cell>
          <table:table-cell office:value-type="string" calcext:value-type="string">
            <text:p>KINDER JOY Sô Cô La Trứng Bé Gái 20g/1 CAI</text:p>
          </table:table-cell>
          <table:table-cell table:content-validation-name="val12" office:value-type="string" calcext:value-type="string">
            <text:p>On Sale</text:p>
          </table:table-cell>
          <table:table-cell office:value-type="string" calcext:value-type="string">
            <text:p>Tiết kiệm 4K</text:p>
          </table:table-cell>
          <table:table-cell table:content-validation-name="val17" office:value-type="date" office:date-value="2025-12-12" calcext:value-type="date">
            <text:p>12-Dec-25</text:p>
          </table:table-cell>
          <table:table-cell table:content-validation-name="val17" office:value-type="date" office:date-value="2025-12-25" calcext:value-type="date">
            <text:p>25-Dec-25</text:p>
          </table:table-cell>
        </table:table-row>
        <table:table-row table:style-name="ro3">
          <table:table-cell table:style-name="ce12" office:value-type="float" office:value="302787" calcext:value-type="float">
            <text:p>302787</text:p>
          </table:table-cell>
          <table:table-cell table:style-name="ce20" office:value-type="string" calcext:value-type="string">
            <text:p>8935012443304</text:p>
          </table:table-cell>
          <table:table-cell office:value-type="string" calcext:value-type="string">
            <text:p>SAIGON Bia Dac Biet Lon Cao 330ml/1 Lon</text:p>
          </table:table-cell>
          <table:table-cell table:content-validation-name="val12" office:value-type="string" calcext:value-type="string">
            <text:p>Combo</text:p>
          </table:table-cell>
          <table:table-cell office:value-type="string" calcext:value-type="string">
            <text:p>Mua 6 tiết kiệm 15K</text:p>
          </table:table-cell>
          <table:table-cell table:content-validation-name="val17" office:value-type="date" office:date-value="2025-12-12" calcext:value-type="date">
            <text:p>12-Dec-25</text:p>
          </table:table-cell>
          <table:table-cell table:content-validation-name="val17" office:value-type="date" office:date-value="2025-12-25" calcext:value-type="date">
            <text:p>25-Dec-25</text:p>
          </table:table-cell>
        </table:table-row>
        <table:table-row table:style-name="ro3">
          <table:table-cell table:style-name="ce12" office:value-type="float" office:value="304102" calcext:value-type="float">
            <text:p>304102</text:p>
          </table:table-cell>
          <table:table-cell table:style-name="ce20" office:value-type="string" calcext:value-type="string">
            <text:p>8935012443342</text:p>
          </table:table-cell>
          <table:table-cell office:value-type="string" calcext:value-type="string">
            <text:p>SAIGON Bia Export Premium 330ml/1 Lon</text:p>
          </table:table-cell>
          <table:table-cell table:content-validation-name="val12" office:value-type="string" calcext:value-type="string">
            <text:p>Combo</text:p>
          </table:table-cell>
          <table:table-cell office:value-type="string" calcext:value-type="string">
            <text:p>Mua 6 tiết kiệm 15K</text:p>
          </table:table-cell>
          <table:table-cell table:content-validation-name="val17" office:value-type="date" office:date-value="2025-12-12" calcext:value-type="date">
            <text:p>12-Dec-25</text:p>
          </table:table-cell>
          <table:table-cell table:content-validation-name="val17" office:value-type="date" office:date-value="2025-12-25" calcext:value-type="date">
            <text:p>25-Dec-25</text:p>
          </table:table-cell>
        </table:table-row>
        <table:table-row table:style-name="ro2">
          <table:table-cell table:style-name="ce12" office:value-type="string" calcext:value-type="string">
            <text:p>213768</text:p>
          </table:table-cell>
          <table:table-cell table:style-name="ce20" office:value-type="string" calcext:value-type="string">
            <text:p>8935005800015</text:p>
          </table:table-cell>
          <table:table-cell office:value-type="string" calcext:value-type="string">
            <text:p>LAVIE Nuoc Khoang 750ml/1 Chai</text:p>
          </table:table-cell>
          <table:table-cell table:content-validation-name="val12" office:value-type="string" calcext:value-type="string">
            <text:p>Buy 2 get 1 free</text:p>
          </table:table-cell>
          <table:table-cell office:value-type="string" calcext:value-type="string">
            <text:p>Mua 2 tặng 1</text:p>
          </table:table-cell>
          <table:table-cell office:value-type="date" office:date-value="2025-12-12" calcext:value-type="date">
            <text:p>12-Dec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2">
          <table:table-cell table:style-name="ce12" office:value-type="string" calcext:value-type="string">
            <text:p>304861</text:p>
          </table:table-cell>
          <table:table-cell table:style-name="ce20" office:value-type="string" calcext:value-type="string">
            <text:p>8935339200024</text:p>
          </table:table-cell>
          <table:table-cell office:value-type="string" calcext:value-type="string">
            <text:p>OCANY Nuoc I-on Kiem 600ml/1 Chai</text:p>
          </table:table-cell>
          <table:table-cell table:content-validation-name="val12" office:value-type="string" calcext:value-type="string">
            <text:p>Buy 2 get 1 free</text:p>
          </table:table-cell>
          <table:table-cell office:value-type="string" calcext:value-type="string">
            <text:p>Mua 2 tặng 1</text:p>
          </table:table-cell>
          <table:table-cell office:value-type="date" office:date-value="2025-12-12" calcext:value-type="date">
            <text:p>12-Dec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2">
          <table:table-cell table:style-name="ce12" office:value-type="string" calcext:value-type="string">
            <text:p>104648</text:p>
          </table:table-cell>
          <table:table-cell table:style-name="ce20" office:value-type="string" calcext:value-type="string">
            <text:p>8935005801012</text:p>
          </table:table-cell>
          <table:table-cell office:value-type="string" calcext:value-type="string">
            <text:p>LAVIE Nuoc Khoang 1.5L/1 Chai</text:p>
          </table:table-cell>
          <table:table-cell table:content-validation-name="val12" office:value-type="string" calcext:value-type="string">
            <text:p>Buy 2 get 1 free</text:p>
          </table:table-cell>
          <table:table-cell office:value-type="string" calcext:value-type="string">
            <text:p>Mua 2 tặng 1</text:p>
          </table:table-cell>
          <table:table-cell office:value-type="date" office:date-value="2025-12-12" calcext:value-type="date">
            <text:p>12-Dec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3">
          <table:table-cell table:style-name="ce12" office:value-type="string" calcext:value-type="string">
            <text:p>260781</text:p>
          </table:table-cell>
          <table:table-cell table:style-name="ce20" office:value-type="string" calcext:value-type="string">
            <text:p>8938507849094</text:p>
          </table:table-cell>
          <table:table-cell office:value-type="string" calcext:value-type="string">
            <text:p>COCOXIM Nuoc Dua Xiem Xanh 1L/1 Hop</text:p>
          </table:table-cell>
          <table:table-cell table:content-validation-name="val12" office:value-type="string" calcext:value-type="string">
            <text:p>Combo</text:p>
          </table:table-cell>
          <table:table-cell office:value-type="string" calcext:value-type="string">
            <text:p>Mua 2 bất kỳ giá 66k</text:p>
          </table:table-cell>
          <table:table-cell office:value-type="date" office:date-value="2025-12-12" calcext:value-type="date">
            <text:p>12-Dec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3">
          <table:table-cell table:style-name="ce12" office:value-type="string" calcext:value-type="string">
            <text:p>302989</text:p>
          </table:table-cell>
          <table:table-cell table:style-name="ce20" office:value-type="string" calcext:value-type="string">
            <text:p>8938507849339</text:p>
          </table:table-cell>
          <table:table-cell office:value-type="string" calcext:value-type="string">
            <text:p>COCOXIM Dua Xiem Sen 1L/1 Hop</text:p>
          </table:table-cell>
          <table:table-cell table:content-validation-name="val12" office:value-type="string" calcext:value-type="string">
            <text:p>Combo</text:p>
          </table:table-cell>
          <table:table-cell office:value-type="string" calcext:value-type="string">
            <text:p>Mua 2 bất kỳ giá 66k</text:p>
          </table:table-cell>
          <table:table-cell office:value-type="date" office:date-value="2025-12-12" calcext:value-type="date">
            <text:p>12-Dec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2">
          <table:table-cell table:style-name="ce12" office:value-type="float" office:value="306539" calcext:value-type="float">
            <text:p>306539</text:p>
          </table:table-cell>
          <table:table-cell table:style-name="ce20" office:value-type="string" calcext:value-type="string">
            <text:p>8936085162079</text:p>
          </table:table-cell>
          <table:table-cell office:value-type="string" calcext:value-type="string">
            <text:p>FOY Nuoc Khoang I-on Kiem 520ml/1 Chai</text:p>
          </table:table-cell>
          <table:table-cell table:content-validation-name="val12" office:value-type="string" calcext:value-type="string">
            <text:p>Buy 1 get 1 free</text:p>
          </table:table-cell>
          <table:table-cell office:value-type="string" calcext:value-type="string">
            <text:p>Mua 1 tặng 1</text:p>
          </table:table-cell>
          <table:table-cell office:value-type="date" office:date-value="2025-12-12" calcext:value-type="date">
            <text:p>12-Dec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2">
          <table:table-cell table:style-name="ce12" office:value-type="float" office:value="304425" calcext:value-type="float">
            <text:p>304425</text:p>
          </table:table-cell>
          <table:table-cell table:style-name="ce20" office:value-type="string" calcext:value-type="string">
            <text:p>8934588243110</text:p>
          </table:table-cell>
          <table:table-cell office:value-type="string" calcext:value-type="string">
            <text:p>TWISTER Nuoc Trai Cay Sua Vi Dau 320ml/1 Chai</text:p>
          </table:table-cell>
          <table:table-cell table:content-validation-name="val12" office:value-type="string" calcext:value-type="string">
            <text:p>Buy 1 get 1 free</text:p>
          </table:table-cell>
          <table:table-cell office:value-type="string" calcext:value-type="string">
            <text:p>Mua 1 tặng 1 bất kỳ</text:p>
          </table:table-cell>
          <table:table-cell office:value-type="date" office:date-value="2025-12-12" calcext:value-type="date">
            <text:p>12-Dec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2">
          <table:table-cell table:style-name="ce12" office:value-type="float" office:value="304426" calcext:value-type="float">
            <text:p>304426</text:p>
          </table:table-cell>
          <table:table-cell table:style-name="ce20" office:value-type="string" calcext:value-type="string">
            <text:p>8934588253119</text:p>
          </table:table-cell>
          <table:table-cell office:value-type="string" calcext:value-type="string">
            <text:p>TWISTER Nuoc Trai Cay Sua Vi Cam 320ml/1 Chai</text:p>
          </table:table-cell>
          <table:table-cell table:content-validation-name="val12" office:value-type="string" calcext:value-type="string">
            <text:p>Buy 1 get 1 free</text:p>
          </table:table-cell>
          <table:table-cell office:value-type="string" calcext:value-type="string">
            <text:p>Mua 1 tặng 1 bất kỳ</text:p>
          </table:table-cell>
          <table:table-cell office:value-type="date" office:date-value="2025-12-12" calcext:value-type="date">
            <text:p>12-Dec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2">
          <table:table-cell table:style-name="ce12" office:value-type="float" office:value="250168" calcext:value-type="float">
            <text:p>250168</text:p>
          </table:table-cell>
          <table:table-cell table:style-name="ce20" office:value-type="string" calcext:value-type="string">
            <text:p>8850228005446</text:p>
          </table:table-cell>
          <table:table-cell office:value-type="string" calcext:value-type="string">
            <text:p>WARRIOR Nuoc Tang Luc Nho 330ml/1 Chai</text:p>
          </table:table-cell>
          <table:table-cell table:content-validation-name="val12" office:value-type="string" calcext:value-type="string">
            <text:p>Buy 2 get 1 free</text:p>
          </table:table-cell>
          <table:table-cell office:value-type="string" calcext:value-type="string">
            <text:p>Mua 2 tặng 1 bất kỳ</text:p>
          </table:table-cell>
          <table:table-cell office:value-type="date" office:date-value="2025-12-12" calcext:value-type="date">
            <text:p>12-Dec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2">
          <table:table-cell table:style-name="ce12" office:value-type="float" office:value="250150" calcext:value-type="float">
            <text:p>250150</text:p>
          </table:table-cell>
          <table:table-cell table:style-name="ce20" office:value-type="string" calcext:value-type="string">
            <text:p>8850228003541</text:p>
          </table:table-cell>
          <table:table-cell office:value-type="string" calcext:value-type="string">
            <text:p>WARRIOR Nuoc Tang Luc Dau 330ml/1 Chai</text:p>
          </table:table-cell>
          <table:table-cell table:content-validation-name="val12" office:value-type="string" calcext:value-type="string">
            <text:p>Buy 2 get 1 free</text:p>
          </table:table-cell>
          <table:table-cell office:value-type="string" calcext:value-type="string">
            <text:p>Mua 2 tặng 1 bất kỳ</text:p>
          </table:table-cell>
          <table:table-cell office:value-type="date" office:date-value="2025-12-12" calcext:value-type="date">
            <text:p>12-Dec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2">
          <table:table-cell table:style-name="ce12" office:value-type="float" office:value="305981" calcext:value-type="float">
            <text:p>305981</text:p>
          </table:table-cell>
          <table:table-cell table:style-name="ce20" office:value-type="string" calcext:value-type="string">
            <text:p>9556023331597</text:p>
          </table:table-cell>
          <table:table-cell office:value-type="string" calcext:value-type="string">
            <text:p>SUPER RING Banh Vong Vi Pho Mai 60g/1 Goi</text:p>
          </table:table-cell>
          <table:table-cell table:content-validation-name="val12" office:value-type="string" calcext:value-type="string">
            <text:p>Buy 2 get 1 free</text:p>
          </table:table-cell>
          <table:table-cell office:value-type="string" calcext:value-type="string">
            <text:p>Mua 2 tặng 1 bất kỳ</text:p>
          </table:table-cell>
          <table:table-cell table:content-validation-name="val17" office:value-type="date" office:date-value="2025-12-12" calcext:value-type="date">
            <text:p>12-Dec-25</text:p>
          </table:table-cell>
          <table:table-cell table:content-validation-name="val17" office:value-type="date" office:date-value="2025-12-25" calcext:value-type="date">
            <text:p>25-Dec-25</text:p>
          </table:table-cell>
        </table:table-row>
        <table:table-row table:style-name="ro2">
          <table:table-cell table:style-name="ce13" office:value-type="float" office:value="307910" calcext:value-type="float">
            <text:p>307910</text:p>
          </table:table-cell>
          <table:table-cell table:style-name="ce20" office:value-type="string" calcext:value-type="string">
            <text:p>8858223026961</text:p>
          </table:table-cell>
          <table:table-cell office:value-type="string" calcext:value-type="string">
            <text:p>VBIITE Banh Que Vi Ga Cay Han Quoc 40g/1 Goi</text:p>
          </table:table-cell>
          <table:table-cell table:content-validation-name="val12" office:value-type="string" calcext:value-type="string">
            <text:p>Buy 2 get 1 free</text:p>
          </table:table-cell>
          <table:table-cell office:value-type="string" calcext:value-type="string">
            <text:p>Mua 2 tặng 1 bất kỳ</text:p>
          </table:table-cell>
          <table:table-cell table:content-validation-name="val17" office:value-type="date" office:date-value="2025-12-12" calcext:value-type="date">
            <text:p>12-Dec-25</text:p>
          </table:table-cell>
          <table:table-cell table:content-validation-name="val17" office:value-type="date" office:date-value="2025-12-25" calcext:value-type="date">
            <text:p>25-Dec-25</text:p>
          </table:table-cell>
        </table:table-row>
        <table:table-row table:style-name="ro2">
          <table:table-cell table:style-name="ce12" office:value-type="string" calcext:value-type="string">
            <text:p>307852</text:p>
          </table:table-cell>
          <table:table-cell table:style-name="ce20" office:value-type="string" calcext:value-type="string">
            <text:p>8858223026985</text:p>
          </table:table-cell>
          <table:table-cell office:value-type="string" calcext:value-type="string">
            <text:p>VBIITE Banh Que Vi Pho Mai 40g/1 Goi</text:p>
          </table:table-cell>
          <table:table-cell table:content-validation-name="val12" office:value-type="string" calcext:value-type="string">
            <text:p>Buy 2 get 1 free</text:p>
          </table:table-cell>
          <table:table-cell office:value-type="string" calcext:value-type="string">
            <text:p>Mua 2 tặng 1 bất kỳ</text:p>
          </table:table-cell>
          <table:table-cell table:content-validation-name="val17" office:value-type="date" office:date-value="2025-12-12" calcext:value-type="date">
            <text:p>12-Dec-25</text:p>
          </table:table-cell>
          <table:table-cell table:content-validation-name="val17" office:value-type="date" office:date-value="2025-12-25" calcext:value-type="date">
            <text:p>25-Dec-25</text:p>
          </table:table-cell>
        </table:table-row>
        <table:table-row table:style-name="ro3">
          <table:table-cell table:style-name="ce12" office:value-type="float" office:value="305789" calcext:value-type="float">
            <text:p>305789</text:p>
          </table:table-cell>
          <table:table-cell table:style-name="ce20" office:value-type="string" calcext:value-type="string">
            <text:p>8934803071313</text:p>
          </table:table-cell>
          <table:table-cell office:value-type="string" calcext:value-type="string">
            <text:p>PINATTSU Dau Phong Vi Gach Cua Cay Mala 85g/ 1 Goi </text:p>
          </table:table-cell>
          <table:table-cell table:content-validation-name="val12" office:value-type="string" calcext:value-type="string">
            <text:p>Mix Combo</text:p>
          </table:table-cell>
          <table:table-cell office:value-type="string" calcext:value-type="string">
            <text:p>Mua 2 PINATTSU bất kỳ tặng 1 COKE 390ml</text:p>
          </table:table-cell>
          <table:table-cell table:content-validation-name="val17" office:value-type="date" office:date-value="2025-12-12" calcext:value-type="date">
            <text:p>12-Dec-25</text:p>
          </table:table-cell>
          <table:table-cell table:content-validation-name="val17" office:value-type="date" office:date-value="2025-12-25" calcext:value-type="date">
            <text:p>25-Dec-25</text:p>
          </table:table-cell>
        </table:table-row>
        <table:table-row table:style-name="ro3">
          <table:table-cell table:style-name="ce12" office:value-type="float" office:value="216033" calcext:value-type="float">
            <text:p>216033</text:p>
          </table:table-cell>
          <table:table-cell table:style-name="ce20" office:value-type="string" calcext:value-type="string">
            <text:p>8934803044881</text:p>
          </table:table-cell>
          <table:table-cell office:value-type="string" calcext:value-type="string">
            <text:p>PINATTSU Dau Phong Vi Hai San Cay 80g/1 Goi</text:p>
          </table:table-cell>
          <table:table-cell table:content-validation-name="val12" office:value-type="string" calcext:value-type="string">
            <text:p>Mix Combo</text:p>
          </table:table-cell>
          <table:table-cell office:value-type="string" calcext:value-type="string">
            <text:p>Mua 2 PINATTSU bất kỳ tặng 1 COKE 390ml</text:p>
          </table:table-cell>
          <table:table-cell table:content-validation-name="val17" office:value-type="date" office:date-value="2025-12-12" calcext:value-type="date">
            <text:p>12-Dec-25</text:p>
          </table:table-cell>
          <table:table-cell table:content-validation-name="val17" office:value-type="date" office:date-value="2025-12-25" calcext:value-type="date">
            <text:p>25-Dec-25</text:p>
          </table:table-cell>
        </table:table-row>
        <table:table-row table:style-name="ro3">
          <table:table-cell table:style-name="ce12" office:value-type="float" office:value="182569" calcext:value-type="float">
            <text:p>182569</text:p>
          </table:table-cell>
          <table:table-cell table:style-name="ce20" office:value-type="string" calcext:value-type="string">
            <text:p>8934803043730</text:p>
          </table:table-cell>
          <table:table-cell office:value-type="string" calcext:value-type="string">
            <text:p>PINATTSU Dau Phong Cot Dua 80g/1 Goi</text:p>
          </table:table-cell>
          <table:table-cell table:content-validation-name="val12" office:value-type="string" calcext:value-type="string">
            <text:p>Mix Combo</text:p>
          </table:table-cell>
          <table:table-cell office:value-type="string" calcext:value-type="string">
            <text:p>Mua 2 PINATTSU bất kỳ tặng 1 COKE 390ml</text:p>
          </table:table-cell>
          <table:table-cell table:content-validation-name="val17" office:value-type="date" office:date-value="2025-12-12" calcext:value-type="date">
            <text:p>12-Dec-25</text:p>
          </table:table-cell>
          <table:table-cell table:content-validation-name="val17" office:value-type="date" office:date-value="2025-12-25" calcext:value-type="date">
            <text:p>25-Dec-25</text:p>
          </table:table-cell>
        </table:table-row>
        <table:table-row table:style-name="ro3">
          <table:table-cell table:style-name="ce12" office:value-type="float" office:value="182551" calcext:value-type="float">
            <text:p>182551</text:p>
          </table:table-cell>
          <table:table-cell table:style-name="ce20" office:value-type="string" calcext:value-type="string">
            <text:p>8934803044027</text:p>
          </table:table-cell>
          <table:table-cell office:value-type="string" calcext:value-type="string">
            <text:p>PINATTSU Dau Phong Vi Muc 80g/1 Goi</text:p>
          </table:table-cell>
          <table:table-cell table:content-validation-name="val12" office:value-type="string" calcext:value-type="string">
            <text:p>Mix Combo</text:p>
          </table:table-cell>
          <table:table-cell office:value-type="string" calcext:value-type="string">
            <text:p>Mua 2 PINATTSU bất kỳ tặng 1 COKE 390ml</text:p>
          </table:table-cell>
          <table:table-cell table:content-validation-name="val17" office:value-type="date" office:date-value="2025-12-12" calcext:value-type="date">
            <text:p>12-Dec-25</text:p>
          </table:table-cell>
          <table:table-cell table:content-validation-name="val17" office:value-type="date" office:date-value="2025-12-25" calcext:value-type="date">
            <text:p>25-Dec-25</text:p>
          </table:table-cell>
        </table:table-row>
        <table:table-row table:style-name="ro3">
          <table:table-cell table:style-name="ce12" office:value-type="float" office:value="303679" calcext:value-type="float">
            <text:p>303679</text:p>
          </table:table-cell>
          <table:table-cell table:style-name="ce20" office:value-type="string" calcext:value-type="string">
            <text:p>8934803071023</text:p>
          </table:table-cell>
          <table:table-cell office:value-type="string" calcext:value-type="string">
            <text:p>PINATSU Dau Phong Toi Ot 80g/1 Goi</text:p>
          </table:table-cell>
          <table:table-cell table:content-validation-name="val12" office:value-type="string" calcext:value-type="string">
            <text:p>Mix Combo</text:p>
          </table:table-cell>
          <table:table-cell office:value-type="string" calcext:value-type="string">
            <text:p>Mua 2 PINATTSU bất kỳ tặng 1 COKE 390ml</text:p>
          </table:table-cell>
          <table:table-cell table:content-validation-name="val17" office:value-type="date" office:date-value="2025-12-12" calcext:value-type="date">
            <text:p>12-Dec-25</text:p>
          </table:table-cell>
          <table:table-cell table:content-validation-name="val17" office:value-type="date" office:date-value="2025-12-25" calcext:value-type="date">
            <text:p>25-Dec-25</text:p>
          </table:table-cell>
        </table:table-row>
        <table:table-row table:style-name="ro3">
          <table:table-cell table:style-name="ce12" office:value-type="float" office:value="104284" calcext:value-type="float">
            <text:p>104284</text:p>
          </table:table-cell>
          <table:table-cell table:style-name="ce20" office:value-type="string" calcext:value-type="string">
            <text:p>8935049510673</text:p>
          </table:table-cell>
          <table:table-cell office:value-type="string" calcext:value-type="string">
            <text:p>COCA COLA Nuoc Ngot Co Ga 390ml/1 Chai</text:p>
          </table:table-cell>
          <table:table-cell table:content-validation-name="val12" office:value-type="string" calcext:value-type="string">
            <text:p>Mix Combo</text:p>
          </table:table-cell>
          <table:table-cell office:value-type="string" calcext:value-type="string">
            <text:p>Mua 2 PINATTSU bất kỳ tặng 1 COKE 390ml</text:p>
          </table:table-cell>
          <table:table-cell table:content-validation-name="val17" office:value-type="date" office:date-value="2025-12-12" calcext:value-type="date">
            <text:p>12-Dec-25</text:p>
          </table:table-cell>
          <table:table-cell table:content-validation-name="val17" office:value-type="date" office:date-value="2025-12-25" calcext:value-type="date">
            <text:p>25-Dec-25</text:p>
          </table:table-cell>
        </table:table-row>
        <table:table-row table:style-name="ro3">
          <table:table-cell table:style-name="ce12" office:value-type="float" office:value="225058" calcext:value-type="float">
            <text:p>225058</text:p>
          </table:table-cell>
          <table:table-cell table:style-name="ce20" office:value-type="string" calcext:value-type="string">
            <text:p>8802340112168</text:p>
          </table:table-cell>
          <table:table-cell office:value-type="string" calcext:value-type="string">
            <text:p>CHUM CHURUM Ruou Soju Vi Dao 12% Do Con 360ml/1 Chai</text:p>
          </table:table-cell>
          <table:table-cell table:content-validation-name="val12" office:value-type="string" calcext:value-type="string">
            <text:p>Mix Combo</text:p>
          </table:table-cell>
          <table:table-cell office:value-type="string" calcext:value-type="string">
            <text:p>Mua 1 CHUM CHURUM tặng 1 da heo BBQ/ Tóp Mỡ DOSI 30g</text:p>
          </table:table-cell>
          <table:table-cell table:content-validation-name="val17" office:value-type="date" office:date-value="2025-12-12" calcext:value-type="date">
            <text:p>12-Dec-25</text:p>
          </table:table-cell>
          <table:table-cell table:content-validation-name="val17" office:value-type="date" office:date-value="2025-12-25" calcext:value-type="date">
            <text:p>25-Dec-25</text:p>
          </table:table-cell>
        </table:table-row>
        <table:table-row table:style-name="ro3">
          <table:table-cell table:style-name="ce12" office:value-type="float" office:value="241680" calcext:value-type="float">
            <text:p>241680</text:p>
          </table:table-cell>
          <table:table-cell table:style-name="ce20" office:value-type="string" calcext:value-type="string">
            <text:p>8801030996484</text:p>
          </table:table-cell>
          <table:table-cell office:value-type="string" calcext:value-type="string">
            <text:p>CHUM CHURUM Ruou Soju Vi Nho Xanh 12% Do Con 360ml/1 Chai</text:p>
          </table:table-cell>
          <table:table-cell table:content-validation-name="val12" office:value-type="string" calcext:value-type="string">
            <text:p>Mix Combo</text:p>
          </table:table-cell>
          <table:table-cell office:value-type="string" calcext:value-type="string">
            <text:p>Mua 1 CHUM CHURUM tặng 1 da heo BBQ/ Tóp Mỡ DOSI 30g</text:p>
          </table:table-cell>
          <table:table-cell table:content-validation-name="val17" office:value-type="date" office:date-value="2025-12-12" calcext:value-type="date">
            <text:p>12-Dec-25</text:p>
          </table:table-cell>
          <table:table-cell table:content-validation-name="val17" office:value-type="date" office:date-value="2025-12-25" calcext:value-type="date">
            <text:p>25-Dec-25</text:p>
          </table:table-cell>
        </table:table-row>
        <table:table-row table:style-name="ro3">
          <table:table-cell table:style-name="ce12" office:value-type="float" office:value="271562" calcext:value-type="float">
            <text:p>271562</text:p>
          </table:table-cell>
          <table:table-cell table:style-name="ce20" office:value-type="string" calcext:value-type="string">
            <text:p>8801030000488</text:p>
          </table:table-cell>
          <table:table-cell office:value-type="string" calcext:value-type="string">
            <text:p>CHUM-CHURUM Soju Vi Viet Quat 360ml/1 Chai</text:p>
          </table:table-cell>
          <table:table-cell table:content-validation-name="val12" office:value-type="string" calcext:value-type="string">
            <text:p>Mix Combo</text:p>
          </table:table-cell>
          <table:table-cell office:value-type="string" calcext:value-type="string">
            <text:p>Mua 1 CHUM CHURUM tặng 1 da heo BBQ/ Tóp Mỡ DOSI 30g</text:p>
          </table:table-cell>
          <table:table-cell table:content-validation-name="val17" office:value-type="date" office:date-value="2025-12-12" calcext:value-type="date">
            <text:p>12-Dec-25</text:p>
          </table:table-cell>
          <table:table-cell table:content-validation-name="val17" office:value-type="date" office:date-value="2025-12-25" calcext:value-type="date">
            <text:p>25-Dec-25</text:p>
          </table:table-cell>
        </table:table-row>
        <table:table-row table:style-name="ro3">
          <table:table-cell table:style-name="ce12" office:value-type="float" office:value="302934" calcext:value-type="float">
            <text:p>302934</text:p>
          </table:table-cell>
          <table:table-cell table:style-name="ce20" office:value-type="string" calcext:value-type="string">
            <text:p>8802340112151</text:p>
          </table:table-cell>
          <table:table-cell office:value-type="string" calcext:value-type="string">
            <text:p>CHUM CHURUM Ruou Soju Vi Cam 12% Do Con 360ml/1 Chai</text:p>
          </table:table-cell>
          <table:table-cell table:content-validation-name="val12" office:value-type="string" calcext:value-type="string">
            <text:p>Mix Combo</text:p>
          </table:table-cell>
          <table:table-cell office:value-type="string" calcext:value-type="string">
            <text:p>Mua 1 CHUM CHURUM tặng 1 da heo BBQ/ Tóp Mỡ DOSI 30g</text:p>
          </table:table-cell>
          <table:table-cell table:content-validation-name="val17" office:value-type="date" office:date-value="2025-12-12" calcext:value-type="date">
            <text:p>12-Dec-25</text:p>
          </table:table-cell>
          <table:table-cell table:content-validation-name="val17" office:value-type="date" office:date-value="2025-12-25" calcext:value-type="date">
            <text:p>25-Dec-25</text:p>
          </table:table-cell>
        </table:table-row>
        <table:table-row table:style-name="ro3">
          <table:table-cell table:style-name="ce12" office:value-type="float" office:value="306405" calcext:value-type="float">
            <text:p>306405</text:p>
          </table:table-cell>
          <table:table-cell table:style-name="ce20" office:value-type="string" calcext:value-type="string">
            <text:p>8936218560222</text:p>
          </table:table-cell>
          <table:table-cell office:value-type="string" calcext:value-type="string">
            <text:p>DOSI Da Heo Vi BBQ 30g/1 Goi</text:p>
          </table:table-cell>
          <table:table-cell table:content-validation-name="val12" office:value-type="string" calcext:value-type="string">
            <text:p>Mix Combo</text:p>
          </table:table-cell>
          <table:table-cell office:value-type="string" calcext:value-type="string">
            <text:p>Mua 1 CHUM CHURUM tặng 1 da heo BBQ/ Tóp Mỡ DOSI 30g</text:p>
          </table:table-cell>
          <table:table-cell table:content-validation-name="val17" office:value-type="date" office:date-value="2025-12-12" calcext:value-type="date">
            <text:p>12-Dec-25</text:p>
          </table:table-cell>
          <table:table-cell table:content-validation-name="val17" office:value-type="date" office:date-value="2025-12-25" calcext:value-type="date">
            <text:p>25-Dec-25</text:p>
          </table:table-cell>
        </table:table-row>
        <table:table-row table:style-name="ro3">
          <table:table-cell table:style-name="ce12" office:value-type="float" office:value="306935" calcext:value-type="float">
            <text:p>306935</text:p>
          </table:table-cell>
          <table:table-cell table:style-name="ce20" office:value-type="string" calcext:value-type="string">
            <text:p>8936218560239</text:p>
          </table:table-cell>
          <table:table-cell office:value-type="string" calcext:value-type="string">
            <text:p>DOSI Top Mo Cuon 30g/1 Goi</text:p>
          </table:table-cell>
          <table:table-cell table:content-validation-name="val12" office:value-type="string" calcext:value-type="string">
            <text:p>Mix Combo</text:p>
          </table:table-cell>
          <table:table-cell office:value-type="string" calcext:value-type="string">
            <text:p>Mua 1 CHUM CHURUM tặng 1 da heo BBQ/ Tóp Mỡ DOSI 30g</text:p>
          </table:table-cell>
          <table:table-cell table:content-validation-name="val17" office:value-type="date" office:date-value="2025-12-12" calcext:value-type="date">
            <text:p>12-Dec-25</text:p>
          </table:table-cell>
          <table:table-cell table:content-validation-name="val17" office:value-type="date" office:date-value="2025-12-25" calcext:value-type="date">
            <text:p>25-Dec-25</text:p>
          </table:table-cell>
        </table:table-row>
        <table:table-row table:style-name="ro3">
          <table:table-cell table:style-name="ce12" office:value-type="float" office:value="300753" calcext:value-type="float">
            <text:p>300753</text:p>
          </table:table-cell>
          <table:table-cell table:style-name="ce20" office:value-type="string" calcext:value-type="string">
            <text:p>8801147123674</text:p>
          </table:table-cell>
          <table:table-cell office:value-type="string" calcext:value-type="string">
            <text:p>KORICE Ruou Soju Vi Tao Xanh12% 360ml/1Chai</text:p>
          </table:table-cell>
          <table:table-cell table:content-validation-name="val13" office:value-type="string" calcext:value-type="string">
            <text:p>Combo</text:p>
          </table:table-cell>
          <table:table-cell office:value-type="string" calcext:value-type="string">
            <text:p>Mua 1 chai Soju Korice 360ml bất kỳ tặng 1 Cây <text:s/>Xúc bất kỳ (Không áp dụng Xúc xích Deli/Xông khói)</text:p>
          </table:table-cell>
          <table:table-cell office:value-type="date" office:date-value="2025-12-12" calcext:value-type="date">
            <text:p>12-Dec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3">
          <table:table-cell table:style-name="ce12" office:value-type="float" office:value="301466" calcext:value-type="float">
            <text:p>301466</text:p>
          </table:table-cell>
          <table:table-cell table:style-name="ce20" office:value-type="string" calcext:value-type="string">
            <text:p>8801147123858</text:p>
          </table:table-cell>
          <table:table-cell office:value-type="string" calcext:value-type="string">
            <text:p>KORICE Soju Dua Luoi 12% 360ml/1 Chai</text:p>
          </table:table-cell>
          <table:table-cell table:content-validation-name="val13" office:value-type="string" calcext:value-type="string">
            <text:p>Combo</text:p>
          </table:table-cell>
          <table:table-cell office:value-type="string" calcext:value-type="string">
            <text:p>Mua 1 chai Soju Korice 360ml bất kỳ tặng 1 Cây <text:s/>Xúc bất kỳ (Không áp dụng Xúc xích Deli/Xông khói)</text:p>
          </table:table-cell>
          <table:table-cell office:value-type="date" office:date-value="2025-12-12" calcext:value-type="date">
            <text:p>12-Dec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3">
          <table:table-cell table:style-name="ce12" office:value-type="float" office:value="301467" calcext:value-type="float">
            <text:p>301467</text:p>
          </table:table-cell>
          <table:table-cell table:style-name="ce20" office:value-type="string" calcext:value-type="string">
            <text:p>8801147123865</text:p>
          </table:table-cell>
          <table:table-cell office:value-type="string" calcext:value-type="string">
            <text:p>KORICE Soju Phuc Bon Tu 12% 360ml/1 Chai</text:p>
          </table:table-cell>
          <table:table-cell table:content-validation-name="val13" office:value-type="string" calcext:value-type="string">
            <text:p>Combo</text:p>
          </table:table-cell>
          <table:table-cell office:value-type="string" calcext:value-type="string">
            <text:p>Mua 1 chai Soju Korice 360ml bất kỳ tặng 1 Cây <text:s/>Xúc bất kỳ (Không áp dụng Xúc xích Deli/Xông khói)</text:p>
          </table:table-cell>
          <table:table-cell office:value-type="date" office:date-value="2025-12-12" calcext:value-type="date">
            <text:p>12-Dec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3">
          <table:table-cell table:style-name="ce12" office:value-type="string" calcext:value-type="string">
            <text:p>301888</text:p>
          </table:table-cell>
          <table:table-cell table:style-name="ce20" office:value-type="string" calcext:value-type="string">
            <text:p>2100013018882</text:p>
          </table:table-cell>
          <table:table-cell office:value-type="string" calcext:value-type="string">
            <text:p>CK Xuc Xich Cay/1 Cay</text:p>
          </table:table-cell>
          <table:table-cell table:content-validation-name="val13" office:value-type="string" calcext:value-type="string">
            <text:p>Combo</text:p>
          </table:table-cell>
          <table:table-cell office:value-type="string" calcext:value-type="string">
            <text:p>Mua 1 chai Soju Korice 360ml bất kỳ tặng 1 Cây <text:s/>Xúc bất kỳ (Không áp dụng Xúc xích Deli/Xông khói)</text:p>
          </table:table-cell>
          <table:table-cell office:value-type="date" office:date-value="2025-12-12" calcext:value-type="date">
            <text:p>12-Dec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3">
          <table:table-cell table:style-name="ce12" office:value-type="string" calcext:value-type="string">
            <text:p>301887</text:p>
          </table:table-cell>
          <table:table-cell table:style-name="ce20" office:value-type="string" calcext:value-type="string">
            <text:p>2100013018875</text:p>
          </table:table-cell>
          <table:table-cell office:value-type="string" calcext:value-type="string">
            <text:p>CK Xuc Xich Heo/1 Cay</text:p>
          </table:table-cell>
          <table:table-cell table:content-validation-name="val13" office:value-type="string" calcext:value-type="string">
            <text:p>Combo</text:p>
          </table:table-cell>
          <table:table-cell office:value-type="string" calcext:value-type="string">
            <text:p>Mua 1 chai Soju Korice 360ml bất kỳ tặng 1 Cây <text:s/>Xúc bất kỳ (Không áp dụng Xúc xích Deli/Xông khói)</text:p>
          </table:table-cell>
          <table:table-cell office:value-type="date" office:date-value="2025-12-12" calcext:value-type="date">
            <text:p>12-Dec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3">
          <table:table-cell table:style-name="ce12" office:value-type="string" calcext:value-type="string">
            <text:p>307721<text:tab/></text:p>
          </table:table-cell>
          <table:table-cell table:style-name="ce20" office:value-type="float" office:value="2100013077216" calcext:value-type="float">
            <text:p>2100013077216</text:p>
          </table:table-cell>
          <table:table-cell office:value-type="string" calcext:value-type="string">
            <text:p>CK Xuc Xich Bo Ho Lo Pho Mai/ Cay</text:p>
          </table:table-cell>
          <table:table-cell table:content-validation-name="val13" office:value-type="string" calcext:value-type="string">
            <text:p>Combo</text:p>
          </table:table-cell>
          <table:table-cell office:value-type="string" calcext:value-type="string">
            <text:p>Mua 1 chai Soju Korice 360ml bất kỳ tặng 1 Cây <text:s/>Xúc bất kỳ (Không áp dụng Xúc xích Deli/Xông khói)</text:p>
          </table:table-cell>
          <table:table-cell office:value-type="date" office:date-value="2025-12-12" calcext:value-type="date">
            <text:p>12-Dec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3">
          <table:table-cell table:style-name="ce12" office:value-type="string" calcext:value-type="string">
            <text:p>301886</text:p>
          </table:table-cell>
          <table:table-cell table:style-name="ce20" office:value-type="string" calcext:value-type="string">
            <text:p>2100013018868</text:p>
          </table:table-cell>
          <table:table-cell office:value-type="string" calcext:value-type="string">
            <text:p>CK Xuc Xich Pho Mai/1 Cay</text:p>
          </table:table-cell>
          <table:table-cell table:content-validation-name="val13" office:value-type="string" calcext:value-type="string">
            <text:p>Combo</text:p>
          </table:table-cell>
          <table:table-cell office:value-type="string" calcext:value-type="string">
            <text:p>Mua 1 chai Soju Korice 360ml bất kỳ tặng 1 Cây <text:s/>Xúc bất kỳ (Không áp dụng Xúc xích Deli/Xông khói)</text:p>
          </table:table-cell>
          <table:table-cell office:value-type="date" office:date-value="2025-12-12" calcext:value-type="date">
            <text:p>12-Dec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3">
          <table:table-cell table:style-name="ce12" office:value-type="float" office:value="307669" calcext:value-type="float">
            <text:p>307669</text:p>
          </table:table-cell>
          <table:table-cell table:style-name="ce20" office:value-type="string" calcext:value-type="string">
            <text:p>8935299653632</text:p>
          </table:table-cell>
          <table:table-cell office:value-type="string" calcext:value-type="string">
            <text:p>COBI Banh Mi Nuong Bo Duong 68g/1 Goi</text:p>
          </table:table-cell>
          <table:table-cell office:value-type="string" calcext:value-type="string">
            <text:p>On Sale</text:p>
          </table:table-cell>
          <table:table-cell office:value-type="string" calcext:value-type="string">
            <text:p>Giảm 5k khi mua COBI Banh Mi Nuong 68g bất kì</text:p>
          </table:table-cell>
          <table:table-cell office:value-type="date" office:date-value="2025-12-12" calcext:value-type="date">
            <text:p>12-Dec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3">
          <table:table-cell table:style-name="ce12" office:value-type="float" office:value="307670" calcext:value-type="float">
            <text:p>307670</text:p>
          </table:table-cell>
          <table:table-cell table:style-name="ce20" office:value-type="string" calcext:value-type="string">
            <text:p>8935299653793</text:p>
          </table:table-cell>
          <table:table-cell office:value-type="string" calcext:value-type="string">
            <text:p>COBI Banh Mi Nuong Bo Toi 68g/1 Goi</text:p>
          </table:table-cell>
          <table:table-cell office:value-type="string" calcext:value-type="string">
            <text:p>On Sale</text:p>
          </table:table-cell>
          <table:table-cell office:value-type="string" calcext:value-type="string">
            <text:p>Giảm 5k khi mua COBI Banh Mi Nuong 68g bất kì</text:p>
          </table:table-cell>
          <table:table-cell office:value-type="date" office:date-value="2025-12-12" calcext:value-type="date">
            <text:p>12-Dec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3">
          <table:table-cell table:style-name="ce12" office:value-type="float" office:value="307276" calcext:value-type="float">
            <text:p>307276</text:p>
          </table:table-cell>
          <table:table-cell table:style-name="ce20" office:value-type="float" office:value="8934760213399" calcext:value-type="float">
            <text:p>8934760213399</text:p>
          </table:table-cell>
          <table:table-cell office:value-type="string" calcext:value-type="string">
            <text:p>STAFF Banh Mi Kep Kem Pho Mai 65g/ 1 Goi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Giảm 50% khi mua sản phẩm thứ 2 STAFF Banh Mi Kep Kem Pho Mai 65g</text:p>
          </table:table-cell>
          <table:table-cell office:value-type="date" office:date-value="2025-12-12" calcext:value-type="date">
            <text:p>12-Dec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3">
          <table:table-cell table:style-name="ce12" office:value-type="string" calcext:value-type="string">
            <text:p>307753</text:p>
          </table:table-cell>
          <table:table-cell table:style-name="ce20" office:value-type="string" calcext:value-type="string">
            <text:p>2100013077537</text:p>
          </table:table-cell>
          <table:table-cell office:value-type="string" calcext:value-type="string">
            <text:p>HOTPOT BO VIEN/2 Vien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Set Chỉ từ 29k Mì Ly Hotpot kèm 3 Sản phẩm Topping Mới bất kỳ
(Tàu hủ ky, Bò Viên, Chả Sụn Gà)</text:p>
          </table:table-cell>
          <table:table-cell office:value-type="date" office:date-value="2025-12-12" calcext:value-type="date">
            <text:p>12-Dec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3">
          <table:table-cell table:style-name="ce12" office:value-type="float" office:value="307832" calcext:value-type="float">
            <text:p>307832</text:p>
          </table:table-cell>
          <table:table-cell table:style-name="ce20" office:value-type="string" calcext:value-type="string">
            <text:p>2100013078329</text:p>
          </table:table-cell>
          <table:table-cell office:value-type="string" calcext:value-type="string">
            <text:p>HOTPOT Tau Hu Ky/1 Phan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Set Chỉ từ 29k Mì Ly Hotpot kèm 3 Sản phẩm Topping Mới bất kỳ
(Tàu hủ ky, Bò Viên, Chả Sụn Gà)</text:p>
          </table:table-cell>
          <table:table-cell office:value-type="date" office:date-value="2025-12-12" calcext:value-type="date">
            <text:p>12-Dec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3">
          <table:table-cell table:style-name="ce13" office:value-type="float" office:value="307905" calcext:value-type="float">
            <text:p>307905</text:p>
          </table:table-cell>
          <table:table-cell table:style-name="ce21" office:value-type="float" office:value="2100013079050" calcext:value-type="float">
            <text:p>2100013079050</text:p>
          </table:table-cell>
          <table:table-cell office:value-type="string" calcext:value-type="string">
            <text:p>HOTPOT Cha Sun Ga/1 Phan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Set Chỉ từ 29k Mì Ly Hotpot kèm 3 Sản phẩm Topping Mới bất kỳ
(Tàu hủ ky, Bò Viên, Chả Sụn Gà)</text:p>
          </table:table-cell>
          <table:table-cell office:value-type="date" office:date-value="2025-12-12" calcext:value-type="date">
            <text:p>12-Dec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3">
          <table:table-cell table:style-name="ce12" office:value-type="string" calcext:value-type="string">
            <text:p>305795</text:p>
          </table:table-cell>
          <table:table-cell table:style-name="ce20" office:value-type="string" calcext:value-type="string">
            <text:p>8934563609085</text:p>
          </table:table-cell>
          <table:table-cell office:value-type="string" calcext:value-type="string">
            <text:p>ACECOOK Mi Ly HotPot 40g/1 Ly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Set Chỉ từ 29k Mì Ly Hotpot kèm 3 Sản phẩm Topping Mới bất kỳ
(Tàu hủ ky, Bò Viên, Chả Sụn Gà)</text:p>
          </table:table-cell>
          <table:table-cell office:value-type="date" office:date-value="2025-12-12" calcext:value-type="date">
            <text:p>12-Dec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3">
          <table:table-cell table:style-name="ce13" office:value-type="float" office:value="307903" calcext:value-type="float">
            <text:p>307903</text:p>
          </table:table-cell>
          <table:table-cell table:style-name="ce21" office:value-type="float" office:value="2100013079036" calcext:value-type="float">
            <text:p>2100013079036</text:p>
          </table:table-cell>
          <table:table-cell office:value-type="string" calcext:value-type="string">
            <text:p>Bakery Banh Khoai Mon Mochi /Cai</text:p>
          </table:table-cell>
          <table:table-cell office:value-type="string" calcext:value-type="string">
            <text:p>On Sale</text:p>
          </table:table-cell>
          <table:table-cell office:value-type="string" calcext:value-type="string">
            <text:p>Tiết kiệm 2k</text:p>
          </table:table-cell>
          <table:table-cell office:value-type="date" office:date-value="2025-12-12" calcext:value-type="date">
            <text:p>12-Dec-25</text:p>
          </table:table-cell>
          <table:table-cell office:value-type="date" office:date-value="2025-12-25" calcext:value-type="date">
            <text:p>25-Dec-25</text:p>
          </table:table-cell>
        </table:table-row>
        <table:table-row table:style-name="ro3">
          <table:table-cell table:style-name="ce12" office:value-type="float" office:value="265773" calcext:value-type="float">
            <text:p>265773</text:p>
          </table:table-cell>
          <table:table-cell table:style-name="ce20" office:value-type="string" calcext:value-type="string">
            <text:p>2100012657730</text:p>
          </table:table-cell>
          <table:table-cell office:value-type="string" calcext:value-type="string">
            <text:p>MILO Thuc Uong Lua Mach XL 35oz/1 Ly</text:p>
          </table:table-cell>
          <table:table-cell table:content-validation-name="val12" office:value-type="string" calcext:value-type="string">
            <text:p>Free gift</text:p>
          </table:table-cell>
          <table:table-cell office:value-type="string" calcext:value-type="string">
            <text:p>Tặng 1 Rái Cá Nhồi Bông Giáng Sinh khi mua 2 ly Milo/ PhaTea Trà Chanh/ PhaTea Trà Vải Lài/ Sjora Xoài Đào bất kỳ size XL</text:p>
          </table:table-cell>
          <table:table-cell table:content-validation-name="val17" office:value-type="date" office:date-value="2025-12-12" calcext:value-type="date">
            <text:p>12-Dec-25</text:p>
          </table:table-cell>
          <table:table-cell table:content-validation-name="val17" office:value-type="date" office:date-value="2025-12-25" calcext:value-type="date">
            <text:p>25-Dec-25</text:p>
          </table:table-cell>
        </table:table-row>
        <table:table-row table:style-name="ro3">
          <table:table-cell table:style-name="ce12" office:value-type="float" office:value="265781" calcext:value-type="float">
            <text:p>265781</text:p>
          </table:table-cell>
          <table:table-cell table:style-name="ce20" office:value-type="string" calcext:value-type="string">
            <text:p>2100012657815</text:p>
          </table:table-cell>
          <table:table-cell office:value-type="string" calcext:value-type="string">
            <text:p>PhaTea Tra Chanh 35oz/1 Ly</text:p>
          </table:table-cell>
          <table:table-cell table:content-validation-name="val12" office:value-type="string" calcext:value-type="string">
            <text:p>Free gift</text:p>
          </table:table-cell>
          <table:table-cell office:value-type="string" calcext:value-type="string">
            <text:p>Tặng 1 Rái Cá Nhồi Bông Giáng Sinh khi mua 2 ly Milo/ PhaTea Trà Chanh/ PhaTea Trà Vải Lài/ Sjora Xoài Đào bất kỳ size XL</text:p>
          </table:table-cell>
          <table:table-cell table:content-validation-name="val17" office:value-type="date" office:date-value="2025-12-12" calcext:value-type="date">
            <text:p>12-Dec-25</text:p>
          </table:table-cell>
          <table:table-cell table:content-validation-name="val17" office:value-type="date" office:date-value="2025-12-25" calcext:value-type="date">
            <text:p>25-Dec-25</text:p>
          </table:table-cell>
        </table:table-row>
        <table:table-row table:style-name="ro3">
          <table:table-cell table:style-name="ce12" office:value-type="float" office:value="303566" calcext:value-type="float">
            <text:p>303566</text:p>
          </table:table-cell>
          <table:table-cell table:style-name="ce20" office:value-type="string" calcext:value-type="string">
            <text:p>2100013035667</text:p>
          </table:table-cell>
          <table:table-cell office:value-type="string" calcext:value-type="string">
            <text:p>PhaTea Tra Vai Lai 35oz/1 LY</text:p>
          </table:table-cell>
          <table:table-cell table:content-validation-name="val12" office:value-type="string" calcext:value-type="string">
            <text:p>Free gift</text:p>
          </table:table-cell>
          <table:table-cell office:value-type="string" calcext:value-type="string">
            <text:p>Tặng 1 Rái Cá Nhồi Bông Giáng Sinh khi mua 2 ly Milo/ PhaTea Trà Chanh/ PhaTea Trà Vải Lài/ Sjora Xoài Đào bất kỳ size XL</text:p>
          </table:table-cell>
          <table:table-cell table:content-validation-name="val17" office:value-type="date" office:date-value="2025-12-12" calcext:value-type="date">
            <text:p>12-Dec-25</text:p>
          </table:table-cell>
          <table:table-cell table:content-validation-name="val17" office:value-type="date" office:date-value="2025-12-25" calcext:value-type="date">
            <text:p>25-Dec-25</text:p>
          </table:table-cell>
        </table:table-row>
        <table:table-row table:style-name="ro3">
          <table:table-cell table:style-name="ce12" office:value-type="float" office:value="265804" calcext:value-type="float">
            <text:p>265804</text:p>
          </table:table-cell>
          <table:table-cell table:style-name="ce20" office:value-type="string" calcext:value-type="string">
            <text:p>2100012657041</text:p>
          </table:table-cell>
          <table:table-cell office:value-type="string" calcext:value-type="string">
            <text:p>SJORA Xoai Dao XL/1 Ly</text:p>
          </table:table-cell>
          <table:table-cell table:content-validation-name="val12" office:value-type="string" calcext:value-type="string">
            <text:p>Free gift</text:p>
          </table:table-cell>
          <table:table-cell office:value-type="string" calcext:value-type="string">
            <text:p>Tặng 1 Rái Cá Nhồi Bông Giáng Sinh khi mua 2 ly Milo/ PhaTea Trà Chanh/ PhaTea Trà Vải Lài/ Sjora Xoài Đào bất kỳ size XL</text:p>
          </table:table-cell>
          <table:table-cell table:content-validation-name="val17" office:value-type="date" office:date-value="2025-12-12" calcext:value-type="date">
            <text:p>12-Dec-25</text:p>
          </table:table-cell>
          <table:table-cell table:content-validation-name="val17" office:value-type="date" office:date-value="2025-12-25" calcext:value-type="date">
            <text:p>25-Dec-25</text:p>
          </table:table-cell>
        </table:table-row>
        <table:table-row table:style-name="ro3">
          <table:table-cell table:style-name="ce12" office:value-type="float" office:value="307872" calcext:value-type="float">
            <text:p>307872</text:p>
          </table:table-cell>
          <table:table-cell table:style-name="ce20" office:value-type="float" office:value="8936090023969" calcext:value-type="float">
            <text:p>8936090023969</text:p>
          </table:table-cell>
          <table:table-cell office:value-type="string" calcext:value-type="string">
            <text:p>NESTLE Rai Ca Nhoi Bong/1 Cai</text:p>
          </table:table-cell>
          <table:table-cell table:content-validation-name="val12" office:value-type="string" calcext:value-type="string">
            <text:p>Free gift</text:p>
          </table:table-cell>
          <table:table-cell office:value-type="string" calcext:value-type="string">
            <text:p>Tặng 1 Rái Cá Nhồi Bông Giáng Sinh khi mua 2 ly Milo/ PhaTea Trà Chanh/ PhaTea Trà Vải Lài/ Sjora Xoài Đào bất kỳ size XL</text:p>
          </table:table-cell>
          <table:table-cell table:content-validation-name="val17" office:value-type="date" office:date-value="2025-12-12" calcext:value-type="date">
            <text:p>12-Dec-25</text:p>
          </table:table-cell>
          <table:table-cell table:content-validation-name="val17" office:value-type="date" office:date-value="2025-12-25" calcext:value-type="date">
            <text:p>25-Dec-25</text:p>
          </table:table-cell>
        </table:table-row>
        <calcext:conditional-formats>
          <calcext:conditional-format calcext:target-range-address="Sheet1.A321:Sheet1.A391 Sheet1.A1:Sheet1.B151 Sheet1.A153:Sheet1.A256 Sheet1.B258:Sheet1.B319">
            <calcext:condition calcext:apply-style-name="ConditionalStyle_124" calcext:value="duplicate" calcext:base-cell-address="Sheet1.A1"/>
          </calcext:conditional-format>
          <calcext:conditional-format calcext:target-range-address="Sheet1.A152:Sheet1.B256">
            <calcext:condition calcext:apply-style-name="ConditionalStyle_102" calcext:value="duplicate" calcext:base-cell-address="Sheet1.A152"/>
          </calcext:conditional-format>
          <calcext:conditional-format calcext:target-range-address="Sheet1.A152:Sheet1.A256">
            <calcext:condition calcext:apply-style-name="ConditionalStyle_114" calcext:value="duplicate" calcext:base-cell-address="Sheet1.A152"/>
            <calcext:condition calcext:apply-style-name="ConditionalStyle_115" calcext:value="duplicate" calcext:base-cell-address="Sheet1.A152"/>
            <calcext:condition calcext:apply-style-name="ConditionalStyle_116" calcext:value="duplicate" calcext:base-cell-address="Sheet1.A152"/>
          </calcext:conditional-format>
          <calcext:conditional-format calcext:target-range-address="Sheet1.A257:Sheet1.B319">
            <calcext:condition calcext:apply-style-name="ConditionalStyle_70" calcext:value="duplicate" calcext:base-cell-address="Sheet1.A257"/>
          </calcext:conditional-format>
          <calcext:conditional-format calcext:target-range-address="Sheet1.A266:Sheet1.A268">
            <calcext:condition calcext:apply-style-name="ConditionalStyle_80" calcext:value="duplicate" calcext:base-cell-address="Sheet1.A266"/>
            <calcext:condition calcext:apply-style-name="ConditionalStyle_79" calcext:value="duplicate" calcext:base-cell-address="Sheet1.A266"/>
            <calcext:condition calcext:apply-style-name="ConditionalStyle_81" calcext:value="duplicate" calcext:base-cell-address="Sheet1.A266"/>
          </calcext:conditional-format>
          <calcext:conditional-format calcext:target-range-address="Sheet1.A257:Sheet1.A265 Sheet1.A269:Sheet1.A319">
            <calcext:condition calcext:apply-style-name="ConditionalStyle_74" calcext:value="duplicate" calcext:base-cell-address="Sheet1.A257"/>
            <calcext:condition calcext:apply-style-name="ConditionalStyle_75" calcext:value="duplicate" calcext:base-cell-address="Sheet1.A257"/>
            <calcext:condition calcext:apply-style-name="ConditionalStyle_76" calcext:value="duplicate" calcext:base-cell-address="Sheet1.A257"/>
            <calcext:condition calcext:apply-style-name="ConditionalStyle_73" calcext:value="duplicate" calcext:base-cell-address="Sheet1.A257"/>
          </calcext:conditional-format>
          <calcext:conditional-format calcext:target-range-address="Sheet1.A320:Sheet1.A322">
            <calcext:condition calcext:apply-style-name="ConditionalStyle_36" calcext:value="duplicate" calcext:base-cell-address="Sheet1.A320"/>
            <calcext:condition calcext:apply-style-name="ConditionalStyle_35" calcext:value="duplicate" calcext:base-cell-address="Sheet1.A320"/>
            <calcext:condition calcext:apply-style-name="ConditionalStyle_34" calcext:value="duplicate" calcext:base-cell-address="Sheet1.A320"/>
            <calcext:condition calcext:apply-style-name="ConditionalStyle_37" calcext:value="duplicate" calcext:base-cell-address="Sheet1.A320"/>
          </calcext:conditional-format>
          <calcext:conditional-format calcext:target-range-address="Sheet1.A323:Sheet1.A391">
            <calcext:condition calcext:apply-style-name="ConditionalStyle_41" calcext:value="duplicate" calcext:base-cell-address="Sheet1.A323"/>
            <calcext:condition calcext:apply-style-name="ConditionalStyle_42" calcext:value="duplicate" calcext:base-cell-address="Sheet1.A323"/>
            <calcext:condition calcext:apply-style-name="ConditionalStyle_40" calcext:value="duplicate" calcext:base-cell-address="Sheet1.A323"/>
          </calcext:conditional-format>
          <calcext:conditional-format calcext:target-range-address="Sheet1.A320:Sheet1.B391">
            <calcext:condition calcext:apply-style-name="ConditionalStyle_27" calcext:value="duplicate" calcext:base-cell-address="Sheet1.A32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" svg:font-family="Aptos" style:font-family-generic="swiss"/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2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2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2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2">
      <number:text loext:blank-width-char="("> </number:text>
      <number:text-content/>
      <number:text loext:blank-width-char=")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date-style style:name="N10129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29" number:language="en" number:country="US">
      <number:text-content/>
      <style:map style:condition="value()&lt;=1.7976931348623157E+308" style:apply-style-name="N10129P0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>
        <loext:char-complex-color loext:theme-type="dark1" loext:color-type="theme"/>
      </style:text-properties>
    </style:style>
    <style:style style:name="ConditionalStyle_5f_124" style:display-name="ConditionalStyle_124" style:family="table-cell" style:parent-style-name="Default">
      <style:table-cell-properties fo:background-color="#ffc7ce"/>
      <style:text-properties fo:color="#9c0006"/>
    </style:style>
    <style:style style:name="ConditionalStyle_5f_102" style:display-name="ConditionalStyle_102" style:family="table-cell" style:parent-style-name="Default">
      <style:table-cell-properties fo:background-color="#ffc7ce"/>
      <style:text-properties fo:color="#9c0006"/>
    </style:style>
    <style:style style:name="ConditionalStyle_5f_114" style:display-name="ConditionalStyle_114" style:family="table-cell" style:parent-style-name="Default">
      <style:table-cell-properties fo:background-color="#ffc7ce"/>
      <style:text-properties fo:color="#9c0006"/>
    </style:style>
    <style:style style:name="ConditionalStyle_5f_115" style:display-name="ConditionalStyle_115" style:family="table-cell" style:parent-style-name="Default">
      <style:table-cell-properties fo:background-color="#ffc7ce"/>
      <style:text-properties fo:color="#9c0006"/>
    </style:style>
    <style:style style:name="ConditionalStyle_5f_116" style:display-name="ConditionalStyle_116" style:family="table-cell" style:parent-style-name="Default">
      <style:table-cell-properties fo:background-color="#ffc7ce"/>
      <style:text-properties fo:color="#9c0006"/>
    </style:style>
    <style:style style:name="ConditionalStyle_5f_70" style:display-name="ConditionalStyle_70" style:family="table-cell" style:parent-style-name="Default">
      <style:table-cell-properties fo:background-color="#ffc7ce"/>
      <style:text-properties fo:color="#9c0006"/>
    </style:style>
    <style:style style:name="ConditionalStyle_5f_80" style:display-name="ConditionalStyle_80" style:family="table-cell" style:parent-style-name="Default">
      <style:table-cell-properties fo:background-color="#ffc7ce"/>
      <style:text-properties fo:color="#9c0006"/>
    </style:style>
    <style:style style:name="ConditionalStyle_5f_79" style:display-name="ConditionalStyle_79" style:family="table-cell" style:parent-style-name="Default">
      <style:table-cell-properties fo:background-color="#ffc7ce"/>
      <style:text-properties fo:color="#9c0006"/>
    </style:style>
    <style:style style:name="ConditionalStyle_5f_81" style:display-name="ConditionalStyle_81" style:family="table-cell" style:parent-style-name="Default">
      <style:table-cell-properties fo:background-color="#ffc7ce"/>
      <style:text-properties fo:color="#9c0006"/>
    </style:style>
    <style:style style:name="ConditionalStyle_5f_74" style:display-name="ConditionalStyle_74" style:family="table-cell" style:parent-style-name="Default">
      <style:table-cell-properties fo:background-color="#ffc7ce"/>
      <style:text-properties fo:color="#9c0006"/>
    </style:style>
    <style:style style:name="ConditionalStyle_5f_75" style:display-name="ConditionalStyle_75" style:family="table-cell" style:parent-style-name="Default">
      <style:table-cell-properties fo:background-color="#ffc7ce"/>
      <style:text-properties fo:color="#9c0006"/>
    </style:style>
    <style:style style:name="ConditionalStyle_5f_76" style:display-name="ConditionalStyle_76" style:family="table-cell" style:parent-style-name="Default">
      <style:table-cell-properties fo:background-color="#ffc7ce"/>
      <style:text-properties fo:color="#9c0006"/>
    </style:style>
    <style:style style:name="ConditionalStyle_5f_73" style:display-name="ConditionalStyle_73" style:family="table-cell" style:parent-style-name="Default">
      <style:table-cell-properties fo:background-color="#ffc7ce"/>
      <style:text-properties fo:color="#9c0006"/>
    </style:style>
    <style:style style:name="ConditionalStyle_5f_36" style:display-name="ConditionalStyle_36" style:family="table-cell" style:parent-style-name="Default">
      <style:table-cell-properties fo:background-color="#ffc7ce"/>
      <style:text-properties fo:color="#9c0006"/>
    </style:style>
    <style:style style:name="ConditionalStyle_5f_35" style:display-name="ConditionalStyle_35" style:family="table-cell" style:parent-style-name="Default">
      <style:table-cell-properties fo:background-color="#ffc7ce"/>
      <style:text-properties fo:color="#9c0006"/>
    </style:style>
    <style:style style:name="ConditionalStyle_5f_34" style:display-name="ConditionalStyle_34" style:family="table-cell" style:parent-style-name="Default">
      <style:table-cell-properties fo:background-color="#ffc7ce"/>
      <style:text-properties fo:color="#9c0006"/>
    </style:style>
    <style:style style:name="ConditionalStyle_5f_37" style:display-name="ConditionalStyle_37" style:family="table-cell" style:parent-style-name="Default">
      <style:table-cell-properties fo:background-color="#ffc7ce"/>
      <style:text-properties fo:color="#9c0006"/>
    </style:style>
    <style:style style:name="ConditionalStyle_5f_41" style:display-name="ConditionalStyle_41" style:family="table-cell" style:parent-style-name="Default">
      <style:table-cell-properties fo:background-color="#ffc7ce"/>
      <style:text-properties fo:color="#9c0006"/>
    </style:style>
    <style:style style:name="ConditionalStyle_5f_42" style:display-name="ConditionalStyle_42" style:family="table-cell" style:parent-style-name="Default">
      <style:table-cell-properties fo:background-color="#ffc7ce"/>
      <style:text-properties fo:color="#9c0006"/>
    </style:style>
    <style:style style:name="ConditionalStyle_5f_40" style:display-name="ConditionalStyle_40" style:family="table-cell" style:parent-style-name="Default">
      <style:table-cell-properties fo:background-color="#ffc7ce"/>
      <style:text-properties fo:color="#9c0006"/>
    </style:style>
    <style:style style:name="ConditionalStyle_5f_27" style:display-name="ConditionalStyle_27" style:family="table-cell" style:parent-style-name="Default">
      <style:table-cell-properties fo:background-color="#ffc7ce"/>
      <style:text-properties fo:color="#9c0006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8T08:46:56.512035700</meta:creation-date>
    <dc:date>2025-11-28T08:46:58.447430800</dc:date>
    <meta:editing-duration>PT2S</meta:editing-duration>
    <meta:editing-cycles>1</meta:editing-cycles>
    <meta:document-statistic meta:table-count="1" meta:cell-count="2737" meta:object-count="0"/>
    <meta:generator>LibreOffice/25.8.3.1$Windows_X86_64 LibreOffice_project/52ad9dd1c984050a9fb6932dbfb16e86a49e9758</meta:generator>
  </office:meta>
</office:document-meta>
</file>